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778in" fo:margin-left="-0.2007in" table:align="left" style:writing-mode="lr-tb"/>
    </style:style>
    <style:style style:name="Table1.A" style:family="table-column">
      <style:table-column-properties style:column-width="1.0833in"/>
    </style:style>
    <style:style style:name="Table1.B" style:family="table-column">
      <style:table-column-properties style:column-width="0.7875in"/>
    </style:style>
    <style:style style:name="Table1.C" style:family="table-column">
      <style:table-column-properties style:column-width="2.8549in"/>
    </style:style>
    <style:style style:name="Table1.D" style:family="table-column">
      <style:table-column-properties style:column-width="1.852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4.0493in" table:align="center" style:writing-mode="lr-tb"/>
    </style:style>
    <style:style style:name="Table2.A" style:family="table-column">
      <style:table-column-properties style:column-width="2.0396in"/>
    </style:style>
    <style:style style:name="Table2.B" style:family="table-column">
      <style:table-column-properties style:column-width="2.0097in"/>
    </style:style>
    <style:style style:name="Table2.1" style:family="table-row">
      <style:table-row-properties fo:keep-together="auto"/>
    </style:style>
    <style:style style:name="Table2.A1" style:family="table-cell">
      <style:table-cell-properties style:vertical-align="top" fo:background-color="#4f81bd"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2.B1" style:family="table-cell">
      <style:table-cell-properties style:vertical-align="top" fo:background-color="#4f81bd"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2.A2" style:family="table-cell">
      <style:table-cell-properties style:vertical-align="top" fo:background-color="#d3dfee" fo:padding-left="0.075in" fo:padding-right="0.075in" fo:padding-top="0in" fo:padding-bottom="0in" fo:border-left="1pt solid #c0c0c0" fo:border-right="none" fo:border-top="1pt solid #c0c0c0" fo:border-bottom="1pt solid #c0c0c0" style:writing-mode="lr-tb">
        <style:background-image/>
      </style:table-cell-properties>
    </style:style>
    <style:style style:name="Table2.B2" style:family="table-cell">
      <style:table-cell-properties style:vertical-align="top" fo:background-color="#d3dfee" fo:padding-left="0.075in" fo:padding-right="0.075in" fo:padding-top="0in" fo:padding-bottom="0in" fo:border-left="none" fo:border-right="1pt solid #c0c0c0" fo:border-top="1pt solid #c0c0c0" fo:border-bottom="1pt solid #c0c0c0" style:writing-mode="lr-tb">
        <style:background-image/>
      </style:table-cell-properties>
    </style:style>
    <style:style style:name="Table2.A3"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3"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5"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5"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7"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7"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9"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9"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11"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11"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13"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13"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15"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15"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17"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17"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19"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19"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21"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21"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23"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23"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25"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25"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27"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27"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29"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29"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31"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31"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33"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33"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35"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35"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37"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37"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39"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39"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41"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41"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43"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43"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45"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45"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47"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47"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49"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49"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51"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51"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Table2.A53" style:family="table-cell">
      <style:table-cell-properties style:vertical-align="top" fo:padding-left="0.075in" fo:padding-right="0.075in" fo:padding-top="0in" fo:padding-bottom="0in" fo:border-left="1pt solid #c0c0c0" fo:border-right="none" fo:border-top="1pt solid #c0c0c0" fo:border-bottom="1pt solid #c0c0c0" style:writing-mode="lr-tb"/>
    </style:style>
    <style:style style:name="Table2.B53" style:family="table-cell">
      <style:table-cell-properties style:vertical-align="top" fo:padding-left="0.075in" fo:padding-right="0.075in" fo:padding-top="0in" fo:padding-bottom="0in" fo:border-left="none" fo:border-right="1pt solid #c0c0c0" fo:border-top="1pt solid #c0c0c0" fo:border-bottom="1pt solid #c0c0c0" style:writing-mode="lr-tb"/>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paragraph-properties fo:margin-left="0in" fo:margin-right="0in" fo:text-indent="0in" style:auto-text-indent="false"/>
      <style:text-properties fo:font-size="11pt" fo:font-weight="bold" style:font-size-asian="11pt" style:font-weight-asian="bold" style:font-size-complex="11pt" style:language-complex="none" style:country-complex="non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5" style:family="paragraph" style:parent-style-name="Standard">
      <style:paragraph-properties fo:margin-top="0in" fo:margin-bottom="0in"/>
    </style:style>
    <style:style style:name="P6" style:family="paragraph" style:parent-style-name="Standard">
      <style:paragraph-properties fo:margin-left="0.2957in" fo:margin-right="0in" fo:text-indent="-0.2957in" style:auto-text-indent="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tyle="italic" style:font-style-asian="italic"/>
    </style:style>
    <style:style style:name="P9"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0" style:family="paragraph" style:parent-style-name="Standard">
      <style:text-properties fo:language="none" fo:country="none" style:language-asian="none" style:country-asian="none"/>
    </style:style>
    <style:style style:name="P11" style:family="paragraph" style:parent-style-name="Standard" style:list-style-name="WW8Num41"/>
    <style:style style:name="P12" style:family="paragraph" style:parent-style-name="Standard" style:list-style-name="WW8Num55"/>
    <style:style style:name="P13"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list-style-name="WW8Num22"/>
    <style:style style:name="P15" style:family="paragraph" style:parent-style-name="Standard" style:list-style-name="WW8Num45"/>
    <style:style style:name="P16" style:family="paragraph" style:parent-style-name="Standard" style:list-style-name="WW8Num49"/>
    <style:style style:name="P17" style:family="paragraph" style:parent-style-name="Standard" style:list-style-name="WW8Num21"/>
    <style:style style:name="P18" style:family="paragraph" style:parent-style-name="Standard" style:list-style-name="WW8Num16"/>
    <style:style style:name="P19" style:family="paragraph" style:parent-style-name="Standard" style:list-style-name="WW8Num48"/>
    <style:style style:name="P20" style:family="paragraph" style:parent-style-name="Standard" style:list-style-name="WW8Num32"/>
    <style:style style:name="P21" style:family="paragraph" style:parent-style-name="Standard">
      <style:text-properties fo:font-weight="bold" style:font-weight-asian="bold"/>
    </style:style>
    <style:style style:name="P22" style:family="paragraph" style:parent-style-name="Standard" style:list-style-name="WW8Num36"/>
    <style:style style:name="P23" style:family="paragraph" style:parent-style-name="Standard" style:list-style-name="WW8Num40"/>
    <style:style style:name="P24" style:family="paragraph" style:parent-style-name="Standard" style:list-style-name="WW8Num56"/>
    <style:style style:name="P25" style:family="paragraph" style:parent-style-name="Standard" style:list-style-name="WW8Num42"/>
    <style:style style:name="P26" style:family="paragraph" style:parent-style-name="Standard">
      <style:paragraph-properties>
        <style:tab-stops>
          <style:tab-stop style:position="0.5in"/>
        </style:tab-stops>
      </style:paragraph-properties>
    </style:style>
    <style:style style:name="P27" style:family="paragraph" style:parent-style-name="Standard" style:list-style-name="WW8Num53"/>
    <style:style style:name="P28" style:family="paragraph" style:parent-style-name="Standard">
      <style:text-properties text:display="none"/>
    </style:style>
    <style:style style:name="P29" style:family="paragraph" style:parent-style-name="Standard">
      <style:text-properties style:font-name="Trebuchet MS" style:font-name-complex="Trebuchet MS" text:display="none"/>
    </style:style>
    <style:style style:name="P30" style:family="paragraph" style:parent-style-name="Standard">
      <style:text-properties style:font-name="Trebuchet MS" fo:font-size="11pt" fo:font-weight="bold" style:font-size-asian="11pt" style:font-weight-asian="bold" style:font-name-complex="Trebuchet MS"/>
    </style:style>
    <style:style style:name="P31" style:family="paragraph" style:parent-style-name="Standard" style:list-style-name="WW8Num14">
      <style:text-properties style:font-name="Trebuchet MS" fo:font-size="11pt" style:font-size-asian="11pt" style:font-name-complex="Trebuchet MS"/>
    </style:style>
    <style:style style:name="P32" style:family="paragraph" style:parent-style-name="Standard" style:list-style-name="WW8Num28"/>
    <style:style style:name="P33" style:family="paragraph" style:parent-style-name="Standard" style:list-style-name="WW8Num44"/>
    <style:style style:name="P34" style:family="paragraph" style:parent-style-name="Standard" style:list-style-name="WW8Num25"/>
    <style:style style:name="P35" style:family="paragraph" style:parent-style-name="Standard" style:list-style-name="WW8Num14"/>
    <style:style style:name="P36" style:family="paragraph" style:parent-style-name="Standard">
      <style:paragraph-properties>
        <style:tab-stops>
          <style:tab-stop style:position="0.75in"/>
        </style:tab-stops>
      </style:paragraph-properties>
    </style:style>
    <style:style style:name="P37"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8"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9" style:family="paragraph" style:parent-style-name="Standard">
      <style:text-properties style:font-name-asian="Times New Roman"/>
    </style:style>
    <style:style style:name="P40" style:family="paragraph" style:parent-style-name="Standard" style:list-style-name="WW8Num34"/>
    <style:style style:name="P41" style:family="paragraph" style:parent-style-name="Standard">
      <style:text-properties fo:color="#993300" style:font-size-complex="12pt"/>
    </style:style>
    <style:style style:name="P42" style:family="paragraph" style:parent-style-name="Standard" style:list-style-name="WW8Num17"/>
    <style:style style:name="P43" style:family="paragraph" style:parent-style-name="Standard" style:list-style-name="WW8Num43"/>
    <style:style style:name="P44" style:family="paragraph" style:parent-style-name="Standard" style:list-style-name="WW8Num24"/>
    <style:style style:name="P45" style:family="paragraph" style:parent-style-name="Standard" style:list-style-name="WW8Num46"/>
    <style:style style:name="P46" style:family="paragraph" style:parent-style-name="Standard" style:list-style-name="WW8Num20"/>
    <style:style style:name="P47" style:family="paragraph" style:parent-style-name="Standard" style:list-style-name="WW8Num27"/>
    <style:style style:name="P48" style:family="paragraph" style:parent-style-name="Standard" style:list-style-name="WW8Num23"/>
    <style:style style:name="P49" style:family="paragraph" style:parent-style-name="Standard" style:list-style-name="WW8Num50"/>
    <style:style style:name="P50" style:family="paragraph" style:parent-style-name="Standard" style:list-style-name="WW8Num54"/>
    <style:style style:name="P51" style:family="paragraph" style:parent-style-name="Standard" style:list-style-name="WW8Num19"/>
    <style:style style:name="P52" style:family="paragraph" style:parent-style-name="Standard" style:list-style-name="WW8Num13"/>
    <style:style style:name="P53" style:family="paragraph" style:parent-style-name="Standard" style:list-style-name="WW8Num38"/>
    <style:style style:name="P54" style:family="paragraph" style:parent-style-name="Standard" style:list-style-name="WW8Num26"/>
    <style:style style:name="P55" style:family="paragraph" style:parent-style-name="Standard" style:list-style-name="WW8Num33"/>
    <style:style style:name="P56" style:family="paragraph" style:parent-style-name="Standard" style:list-style-name="WW8Num31"/>
    <style:style style:name="P57" style:family="paragraph" style:parent-style-name="Standard" style:list-style-name="WW8Num39"/>
    <style:style style:name="P58" style:family="paragraph" style:parent-style-name="Standard">
      <style:paragraph-properties fo:margin-left="0.248in" fo:margin-right="0in" fo:text-indent="0in" style:auto-text-indent="false"/>
    </style:style>
    <style:style style:name="P59" style:family="paragraph" style:parent-style-name="Standard">
      <style:paragraph-properties fo:margin-left="0.248in" fo:margin-right="0in" fo:text-indent="0in" style:auto-text-indent="false"/>
      <style:text-properties fo:font-weight="bold" style:font-weight-asian="bold"/>
    </style:style>
    <style:style style:name="P60" style:family="paragraph" style:parent-style-name="Standard">
      <style:paragraph-properties fo:margin-left="0in" fo:margin-right="0in" fo:text-indent="0in" style:auto-text-indent="false"/>
    </style:style>
    <style:style style:name="P61" style:family="paragraph" style:parent-style-name="Standard">
      <style:paragraph-properties fo:margin-left="0in" fo:margin-right="0in" fo:text-indent="0in" style:auto-text-indent="false"/>
      <style:text-properties fo:font-weight="bold" style:font-weight-asian="bold" style:font-weight-complex="bold"/>
    </style:style>
    <style:style style:name="P62" style:family="paragraph" style:parent-style-name="Standard">
      <style:paragraph-properties fo:margin-left="0in" fo:margin-right="0in" fo:text-indent="0in" style:auto-text-indent="false"/>
      <style:text-properties fo:font-size="11pt" fo:font-weight="bold" style:font-size-asian="11pt" style:font-weight-asian="bold" style:font-size-complex="11pt" style:language-complex="none" style:country-complex="none"/>
    </style:style>
    <style:style style:name="P63"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64" style:family="paragraph" style:parent-style-name="Standard">
      <style:paragraph-properties fo:margin-left="0in" fo:margin-right="0in" fo:text-indent="0in" style:auto-text-indent="false"/>
      <style:text-properties fo:color="#ffffff" fo:font-weight="bold" style:font-weight-asian="bold" style:font-weight-complex="bold"/>
    </style:style>
    <style:style style:name="P65" style:family="paragraph" style:parent-style-name="Standard">
      <style:paragraph-properties fo:margin-left="0in" fo:margin-right="0in" fo:text-align="start" style:justify-single-word="false" fo:text-indent="0in" style:auto-text-indent="false"/>
    </style:style>
    <style:style style:name="P66" style:family="paragraph" style:parent-style-name="Standard" style:list-style-name="WW8Num35">
      <style:paragraph-properties fo:margin-left="0.498in" fo:margin-right="0in" fo:text-indent="-0.25in" style:auto-text-indent="false"/>
    </style:style>
    <style:style style:name="P67" style:family="paragraph" style:parent-style-name="Standard">
      <style:paragraph-properties fo:margin-left="0.498in" fo:margin-right="0in" fo:text-indent="0in" style:auto-text-indent="false"/>
    </style:style>
    <style:style style:name="P68" style:family="paragraph" style:parent-style-name="Standard">
      <style:paragraph-properties fo:margin-top="0in" fo:margin-bottom="0in"/>
    </style:style>
    <style:style style:name="P69" style:family="paragraph" style:parent-style-name="Standard">
      <style:paragraph-properties fo:margin-top="0in" fo:margin-bottom="0in" fo:text-align="start" style:justify-single-word="false"/>
    </style:style>
    <style:style style:name="P70" style:family="paragraph" style:parent-style-name="Standard" style:list-style-name="WW8Num18">
      <style:paragraph-properties fo:margin-top="0in" fo:margin-bottom="0in" fo:text-align="start" style:justify-single-word="false" fo:orphans="0" fo:widows="0" style:text-autospace="none">
        <style:tab-stops>
          <style:tab-stop style:position="0.5in"/>
        </style:tab-stops>
      </style:paragraph-properties>
    </style:style>
    <style:style style:name="P71"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72"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73"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74"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75"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76"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7" style:family="paragraph" style:parent-style-name="Standard" style:list-style-name="WW8Num30">
      <style:paragraph-properties fo:margin-top="0in" fo:margin-bottom="0in" fo:text-align="start" style:justify-single-word="false" fo:orphans="0" fo:widows="0" style:text-autospace="none"/>
    </style:style>
    <style:style style:name="P78" style:family="paragraph" style:parent-style-name="Standard" style:list-style-name="WW8Num52">
      <style:paragraph-properties fo:margin-top="0in" fo:margin-bottom="0in" fo:text-align="start" style:justify-single-word="false" fo:orphans="0" fo:widows="0" style:text-autospace="none">
        <style:tab-stops>
          <style:tab-stop style:position="0.3in"/>
        </style:tab-stops>
      </style:paragraph-properties>
    </style:style>
    <style:style style:name="P79"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80" style:family="paragraph" style:parent-style-name="Standard" style:list-style-name="WW8Num8">
      <style:paragraph-properties fo:margin-top="0in" fo:margin-bottom="0in" fo:text-align="start" style:justify-single-word="false" fo:orphans="0" fo:widows="0" style:text-autospace="none"/>
    </style:style>
    <style:style style:name="P81" style:family="paragraph" style:parent-style-name="Standard" style:list-style-name="WW8Num29">
      <style:paragraph-properties fo:margin-top="0in" fo:margin-bottom="0in" fo:text-align="start" style:justify-single-word="false"/>
    </style:style>
    <style:style style:name="P82" style:family="paragraph" style:parent-style-name="Standard">
      <style:paragraph-properties fo:margin-top="0in" fo:margin-bottom="0in" fo:text-align="start" style:justify-single-word="false" style:snap-to-layout-grid="false"/>
    </style:style>
    <style:style style:name="P83" style:family="paragraph" style:parent-style-name="Standard" style:list-style-name="WW8Num29">
      <style:paragraph-properties fo:margin-top="0in" fo:margin-bottom="0in" fo:text-align="start" style:justify-single-word="false"/>
      <style:text-properties fo:color="#000000" style:font-name-asian="Times New Roman" style:font-size-complex="12pt"/>
    </style:style>
    <style:style style:name="P84" style:family="paragraph" style:parent-style-name="Standard">
      <style:paragraph-properties fo:margin-top="0in" fo:margin-bottom="0in"/>
      <style:text-properties fo:language="none" fo:country="none" style:language-asian="none" style:country-asian="none"/>
    </style:style>
    <style:style style:name="P85" style:family="paragraph" style:parent-style-name="Standard">
      <style:paragraph-properties fo:margin-left="0.2957in" fo:margin-right="0in" fo:text-indent="-0.2957in" style:auto-text-indent="false"/>
    </style:style>
    <style:style style:name="P86"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87" style:family="paragraph" style:parent-style-name="Standard" style:list-style-name="WW8Num28">
      <style:paragraph-properties fo:margin-left="1.2457in" fo:margin-right="0in" fo:text-indent="-0.25in" style:auto-text-indent="false">
        <style:tab-stops>
          <style:tab-stop style:position="1.2457in"/>
        </style:tab-stops>
      </style:paragraph-properties>
    </style:style>
    <style:style style:name="P88" style:family="paragraph" style:parent-style-name="Standard">
      <style:paragraph-properties fo:margin-left="0.748in" fo:margin-right="0in" fo:text-indent="0in" style:auto-text-indent="false"/>
    </style:style>
    <style:style style:name="P89"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90" style:family="paragraph" style:parent-style-name="Standard">
      <style:paragraph-properties fo:margin-top="0.0799in" fo:margin-bottom="0in"/>
    </style:style>
    <style:style style:name="P91" style:family="paragraph" style:parent-style-name="Standard" style:list-style-name="WW8Num8">
      <style:paragraph-properties fo:margin-top="0.0799in" fo:margin-bottom="0in" fo:text-align="start" style:justify-single-word="false" fo:orphans="0" fo:widows="0" style:text-autospace="none"/>
    </style:style>
    <style:style style:name="P92" style:family="paragraph" style:parent-style-name="Standard">
      <style:paragraph-properties fo:margin-left="1in" fo:margin-right="0in" fo:text-indent="-0.25in" style:auto-text-indent="false">
        <style:tab-stops>
          <style:tab-stop style:position="0.75in"/>
        </style:tab-stops>
      </style:paragraph-properties>
    </style:style>
    <style:style style:name="P93" style:family="paragraph" style:parent-style-name="Standard">
      <style:paragraph-properties fo:margin-left="0.5in" fo:margin-right="0in" fo:text-indent="-0.25in" style:auto-text-indent="false">
        <style:tab-stops>
          <style:tab-stop style:position="0.5in"/>
        </style:tab-stops>
      </style:paragraph-properties>
    </style:style>
    <style:style style:name="P94"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95"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96"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97" style:family="paragraph" style:parent-style-name="Standard">
      <style:paragraph-properties fo:margin-left="0.25in" fo:margin-right="0in" fo:text-indent="0in" style:auto-text-indent="false"/>
    </style:style>
    <style:style style:name="P98" style:family="paragraph" style:parent-style-name="Standard" style:list-style-name="WW8Num29">
      <style:paragraph-properties fo:margin-top="0.0417in" fo:margin-bottom="0in" fo:text-align="start" style:justify-single-word="false"/>
    </style:style>
    <style:style style:name="P99" style:family="paragraph" style:parent-style-name="Standard" style:list-style-name="WW8Num29">
      <style:paragraph-properties fo:margin-top="0in" fo:margin-bottom="0.1945in" fo:text-align="start" style:justify-single-word="false"/>
      <style:text-properties fo:color="#000000" style:font-name-asian="Times New Roman" style:font-size-complex="12pt"/>
    </style:style>
    <style:style style:name="P100" style:family="paragraph" style:parent-style-name="Standard" style:list-style-name="WW8Num17">
      <style:paragraph-properties fo:margin-left="1.498in" fo:margin-right="0in" fo:text-indent="-0.25in" style:auto-text-indent="false"/>
    </style:style>
    <style:style style:name="P101" style:family="paragraph" style:parent-style-name="Standard">
      <style:paragraph-properties fo:margin-left="0.7425in" fo:margin-right="0in" fo:text-indent="0in" style:auto-text-indent="false"/>
    </style:style>
    <style:style style:name="P102" style:family="paragraph" style:parent-style-name="Standard" style:list-style-name="WW8Num51">
      <style:paragraph-properties fo:margin-left="0.7874in" fo:margin-right="0in" fo:text-indent="-0.25in" style:auto-text-indent="false"/>
    </style:style>
    <style:style style:name="P103" style:family="paragraph" style:parent-style-name="Standard" style:list-style-name="WW8Num15">
      <style:paragraph-properties fo:margin-left="0.7874in" fo:margin-right="0in" fo:text-indent="-0.25in" style:auto-text-indent="false"/>
    </style:style>
    <style:style style:name="P104" style:family="paragraph" style:parent-style-name="Standard">
      <style:paragraph-properties fo:margin-left="1.5in" fo:margin-right="0in" fo:text-align="start" style:justify-single-word="false" fo:text-indent="0in" style:auto-text-indent="false"/>
    </style:style>
    <style:style style:name="P105" style:family="paragraph" style:parent-style-name="Standard">
      <style:paragraph-properties fo:margin-left="1.0835in" fo:margin-right="0in" fo:text-align="start" style:justify-single-word="false" fo:text-indent="0in" style:auto-text-indent="false"/>
    </style:style>
    <style:style style:name="P106" style:family="paragraph" style:parent-style-name="Standard" style:list-style-name="WW8Num51">
      <style:paragraph-properties fo:margin-left="0.7874in" fo:margin-right="0in" fo:text-indent="-0.2953in" style:auto-text-indent="false"/>
    </style:style>
    <style:style style:name="P107" style:family="paragraph" style:parent-style-name="Standard" style:list-style-name="WW8Num17">
      <style:paragraph-properties fo:margin-left="0.7874in" fo:margin-right="0in" fo:text-indent="-0.2953in" style:auto-text-indent="false"/>
    </style:style>
    <style:style style:name="P108" style:family="paragraph" style:parent-style-name="Standard">
      <style:paragraph-properties fo:margin-left="0.002in" fo:margin-right="0in" fo:text-indent="0in" style:auto-text-indent="false"/>
    </style:style>
    <style:style style:name="P109" style:family="paragraph" style:parent-style-name="Standard">
      <style:paragraph-properties fo:margin-left="0in" fo:margin-right="0in" fo:text-indent="0.2957in" style:auto-text-indent="false"/>
    </style:style>
    <style:style style:name="P110" style:family="paragraph" style:parent-style-name="Standard">
      <style:paragraph-properties fo:margin-left="0.002in" fo:margin-right="0in" fo:text-indent="0.2937in" style:auto-text-indent="false"/>
    </style:style>
    <style:style style:name="P111" style:family="paragraph" style:parent-style-name="Standard" style:list-style-name="WW8Num19">
      <style:paragraph-properties fo:margin-left="0.5in" fo:margin-right="0in" fo:text-indent="-0.252in" style:auto-text-indent="false"/>
    </style:style>
    <style:style style:name="P112" style:family="paragraph" style:parent-style-name="Heading_20_4">
      <style:paragraph-properties fo:margin-top="0.4134in" fo:margin-bottom="0.2047in" fo:padding="0in" fo:border-left="none" fo:border-right="none" fo:border-top="0.26pt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113" style:family="paragraph" style:parent-style-name="Heading_20_1">
      <style:text-properties fo:language="en" fo:country="GB"/>
    </style:style>
    <style:style style:name="P114" style:family="paragraph" style:parent-style-name="Heading_20_1" style:master-page-name="Convert_20_1">
      <style:paragraph-properties style:page-number="auto"/>
    </style:style>
    <style:style style:name="P115" style:family="paragraph" style:parent-style-name="title" style:master-page-name="Standard">
      <style:paragraph-properties style:page-number="auto"/>
    </style:style>
    <style:style style:name="P116"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117" style:family="paragraph" style:parent-style-name="Heading_20_1_20_no_20_TOC">
      <style:paragraph-properties fo:margin-left="0in" fo:margin-right="0in" fo:text-indent="0in" style:auto-text-indent="false"/>
    </style:style>
    <style:style style:name="P118" style:family="paragraph" style:parent-style-name="Citazione">
      <style:paragraph-properties fo:margin-left="0.7874in" fo:margin-right="0.7874in" fo:margin-top="0in" fo:margin-bottom="0in" fo:text-indent="0.248in" style:auto-text-indent="false"/>
      <style:text-properties fo:font-size="10pt" style:font-size-asian="10pt" style:font-size-complex="11pt"/>
    </style:style>
    <style:style style:name="P119" style:family="paragraph" style:parent-style-name="Citazione">
      <style:paragraph-properties fo:margin-left="0in" fo:margin-right="0.7874in" fo:margin-top="0in" fo:margin-bottom="0in" fo:text-indent="0in" style:auto-text-indent="false"/>
      <style:text-properties fo:font-size="10pt" style:font-size-asian="10pt" style:font-size-complex="11pt"/>
    </style:style>
    <style:style style:name="T1" style:family="text">
      <style:text-properties style:language-complex="none" style:country-complex="none"/>
    </style:style>
    <style:style style:name="T2" style:family="text"/>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language="none" fo:country="none" style:language-asian="none" style:country-asian="none"/>
    </style:style>
    <style:style style:name="T6" style:family="text">
      <style:text-properties fo:language="none" fo:country="none" fo:font-weight="bold" style:language-asian="none" style:country-asian="none" style:font-weight-asian="bold"/>
    </style:style>
    <style:style style:name="T7" style:family="text">
      <style:text-properties fo:language="none" fo:country="none" fo:font-weight="bold" style:font-name-asian="Times New Roman" style:language-asian="none" style:country-asian="none" style:font-weight-asian="bold"/>
    </style:style>
    <style:style style:name="T8" style:family="text">
      <style:text-properties fo:language="none" fo:country="none" style:font-name-asian="Times New Roman" style:language-asian="none" style:country-asian="none"/>
    </style:style>
    <style:style style:name="T9" style:family="text">
      <style:text-properties fo:font-size="10pt" style:font-size-asian="10pt"/>
    </style:style>
    <style:style style:name="T10" style:family="text">
      <style:text-properties fo:font-weight="bold" style:font-weight-asian="bold"/>
    </style:style>
    <style:style style:name="T11" style:family="text">
      <style:text-properties fo:font-style="italic" style:font-style-asian="italic"/>
    </style:style>
    <style:style style:name="T12" style:family="text">
      <style:text-properties fo:font-style="italic" fo:font-weight="bold" style:font-style-asian="italic" style:font-weight-asian="bold"/>
    </style:style>
    <style:style style:name="T13" style:family="text">
      <style:text-properties style:language-complex="none" style:country-complex="none"/>
    </style:style>
    <style:style style:name="T14" style:family="text">
      <style:text-properties style:font-name="Times New Roman" fo:font-size="12pt" style:font-size-asian="12pt" style:font-name-complex="Times New Roman"/>
    </style:style>
    <style:style style:name="T15" style:family="text">
      <style:text-properties style:font-name-asian="Times New Roman"/>
    </style:style>
    <style:style style:name="T16" style:family="text">
      <style:text-properties fo:font-size="9pt" style:font-size-asian="9pt"/>
    </style:style>
    <style:style style:name="T17" style:family="text">
      <style:text-properties style:text-position="super 58%"/>
    </style:style>
    <style:style style:name="T18" style:family="text">
      <style:text-properties style:font-name="Trebuchet MS" fo:font-size="11pt" fo:language="en" fo:country="GB" style:font-size-asian="11pt" style:font-name-complex="Trebuchet MS" style:font-size-complex="11pt"/>
    </style:style>
    <style:style style:name="T19" style:family="text">
      <style:text-properties style:font-name="Trebuchet MS" fo:font-size="11pt" fo:language="en" fo:country="GB" style:font-size-asian="11pt" style:font-size-complex="11pt"/>
    </style:style>
    <style:style style:name="T20" style:family="text">
      <style:text-properties style:font-name="Trebuchet MS" fo:font-size="11pt" fo:language="en" fo:country="GB" fo:font-weight="bold" style:font-size-asian="11pt" style:font-weight-asian="bold" style:font-name-complex="Trebuchet MS" style:font-size-complex="11pt"/>
    </style:style>
    <style:style style:name="T21" style:family="text">
      <style:text-properties fo:language="en" fo:country="GB" style:font-size-complex="11pt"/>
    </style:style>
    <style:style style:name="T22" style:family="text">
      <style:text-properties fo:color="#333333" style:font-name="Trebuchet MS" fo:font-size="11pt" fo:language="en" fo:country="GB" fo:font-style="italic" style:font-size-asian="11pt" style:font-style-asian="italic" style:font-name-complex="Trebuchet MS" style:font-size-complex="11pt"/>
    </style:style>
    <style:style style:name="T23" style:family="text">
      <style:text-properties fo:color="#333333" fo:language="en" fo:country="GB" fo:font-style="italic" style:font-style-asian="italic" style:font-size-complex="11pt"/>
    </style:style>
    <style:style style:name="T24" style:family="text">
      <style:text-properties style:text-position="40% 100%" style:font-name="Trebuchet MS" fo:font-size="11pt" fo:language="en" fo:country="GB" style:font-size-asian="11pt" style:font-size-complex="11pt"/>
    </style:style>
    <style:style style:name="T25" style:family="text">
      <style:text-properties fo:language="it" fo:country="IT"/>
    </style:style>
    <style:style style:name="T26" style:family="text">
      <style:text-properties fo:language="it" fo:country="IT" fo:font-style="italic" fo:font-weight="bold" style:font-style-asian="italic" style:font-weight-asian="bold" style:font-size-complex="12pt"/>
    </style:style>
    <style:style style:name="T27" style:family="text">
      <style:text-properties style:font-weight-complex="bold"/>
    </style:style>
    <style:style style:name="T28" style:family="text">
      <style:text-properties style:font-style-complex="italic"/>
    </style:style>
    <style:style style:name="T29" style:family="text">
      <style:text-properties style:font-size-complex="12pt"/>
    </style:style>
    <style:style style:name="T30" style:family="text">
      <style:text-properties fo:color="#000000" style:font-size-complex="12pt"/>
    </style:style>
    <style:style style:name="T31" style:family="text">
      <style:text-properties fo:color="#000000" fo:language="it" fo:country="IT" style:font-size-complex="12pt"/>
    </style:style>
    <style:style style:name="T32" style:family="text">
      <style:text-properties fo:color="#660099"/>
    </style:style>
    <style:style style:name="T33" style:family="text">
      <style:text-properties fo:color="#993300" fo:language="it" fo:country="IT" style:font-size-complex="12pt"/>
    </style:style>
    <style:style style:name="T34" style:family="text">
      <style:text-properties fo:color="#993300" style:font-size-complex="12pt"/>
    </style:style>
    <style:style style:name="T35" style:family="text">
      <style:text-properties style:font-name="Monaco" fo:font-size="10pt" fo:language="it" fo:country="IT" style:font-size-asian="10pt" style:font-name-complex="Monaco"/>
    </style:style>
    <style:style style:name="T36"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43139136" text:id="ct43139136">
          <text:deletion>
            <office:change-info>
              <dc:creator>Fabio Vitali</dc:creator>
              <dc:date>2014-03-31T16:41:00</dc:date>
            </office:change-info>
            <text:p text:style-name="P1">CSD08 </text:p>
          </text:deletion>
        </text:changed-region>
        <text:changed-region xml:id="ct43126448" text:id="ct43126448">
          <text:insertion>
            <office:change-info>
              <dc:creator>Fabio Vitali</dc:creator>
              <dc:date>2014-03-31T16:41:00</dc:date>
            </office:change-info>
          </text:insertion>
        </text:changed-region>
        <text:changed-region xml:id="ct42872752" text:id="ct42872752">
          <text:deletion>
            <office:change-info>
              <dc:creator>Fabio Vitali</dc:creator>
              <dc:date>2014-03-31T16:41:00</dc:date>
            </office:change-info>
            <text:p text:style-name="P1">16 January </text:p>
          </text:deletion>
        </text:changed-region>
        <text:changed-region xml:id="ct43115776" text:id="ct43115776">
          <text:insertion>
            <office:change-info>
              <dc:creator>Fabio Vitali</dc:creator>
              <dc:date>2014-03-31T16:41:00</dc:date>
            </office:change-info>
          </text:insertion>
        </text:changed-region>
        <text:changed-region xml:id="ct43128000" text:id="ct43128000">
          <text:deletion>
            <office:change-info>
              <dc:creator>Fabio Vitali</dc:creator>
              <dc:date>2014-03-31T22:42:00</dc:date>
            </office:change-info>
            <text:p text:style-name="Standard">it</text:p>
          </text:deletion>
        </text:changed-region>
        <text:changed-region xml:id="ct42366736" text:id="ct42366736">
          <text:insertion>
            <office:change-info>
              <dc:creator>Fabio Vitali</dc:creator>
              <dc:date>2014-03-31T22:42:00</dc:date>
            </office:change-info>
          </text:insertion>
        </text:changed-region>
        <text:changed-region xml:id="ct43124016" text:id="ct43124016">
          <text:insertion>
            <office:change-info>
              <dc:creator>Fabio Vitali</dc:creator>
              <dc:date>2014-03-31T22:49:00</dc:date>
            </office:change-info>
          </text:insertion>
        </text:changed-region>
        <text:changed-region xml:id="ct42174560" text:id="ct42174560">
          <text:deletion>
            <office:change-info>
              <dc:creator>Fabio Vitali</dc:creator>
              <dc:date>2014-03-31T22:49:00</dc:date>
            </office:change-info>
            <text:p text:style-name="Standard">it recommends </text:p>
          </text:deletion>
        </text:changed-region>
        <text:changed-region xml:id="ct43141264" text:id="ct43141264">
          <text:deletion>
            <office:change-info>
              <dc:creator>Fabio Vitali</dc:creator>
              <dc:date>2014-03-31T22:50:00</dc:date>
            </office:change-info>
            <text:p text:style-name="Standard">juxtaposing </text:p>
          </text:deletion>
        </text:changed-region>
        <text:changed-region xml:id="ct43141952" text:id="ct43141952">
          <text:deletion>
            <office:change-info>
              <dc:creator>Fabio Vitali</dc:creator>
              <dc:date>2014-03-31T22:50:00</dc:date>
            </office:change-info>
            <text:p text:style-name="Standard">of the </text:p>
          </text:deletion>
        </text:changed-region>
        <text:changed-region xml:id="ct42200544" text:id="ct42200544">
          <text:insertion>
            <office:change-info>
              <dc:creator>Fabio Vitali</dc:creator>
              <dc:date>2014-03-31T22:50:00</dc:date>
            </office:change-info>
          </text:insertion>
        </text:changed-region>
        <text:changed-region xml:id="ct42291344" text:id="ct42291344">
          <text:deletion>
            <office:change-info>
              <dc:creator>Fabio Vitali</dc:creator>
              <dc:date>2014-03-31T22:50:00</dc:date>
            </office:change-info>
            <text:p text:style-name="Standard">path needed to access them</text:p>
          </text:deletion>
        </text:changed-region>
        <text:changed-region xml:id="ct42176976" text:id="ct42176976">
          <text:insertion>
            <office:change-info>
              <dc:creator>Fabio Vitali</dc:creator>
              <dc:date>2014-03-31T22:50:00</dc:date>
            </office:change-info>
          </text:insertion>
        </text:changed-region>
        <text:changed-region xml:id="ct42315408" text:id="ct42315408">
          <text:insertion>
            <office:change-info>
              <dc:creator>Fabio Vitali</dc:creator>
              <dc:date>2014-03-31T22:50:00</dc:date>
            </office:change-info>
          </text:insertion>
        </text:changed-region>
        <text:changed-region xml:id="ct42188304" text:id="ct42188304">
          <text:deletion>
            <office:change-info>
              <dc:creator>Fabio Vitali</dc:creator>
              <dc:date>2014-03-31T22:50:00</dc:date>
            </office:change-info>
            <text:p text:style-name="Standard">character</text:p>
          </text:deletion>
        </text:changed-region>
        <text:changed-region xml:id="ct42206368" text:id="ct42206368">
          <text:insertion>
            <office:change-info>
              <dc:creator>Fabio Vitali</dc:creator>
              <dc:date>2014-03-31T22:50:00</dc:date>
            </office:change-info>
          </text:insertion>
        </text:changed-region>
        <text:changed-region xml:id="ct43129584" text:id="ct43129584">
          <text:insertion>
            <office:change-info>
              <dc:creator>Fabio Vitali</dc:creator>
              <dc:date>2014-03-31T22:51:00</dc:date>
            </office:change-info>
          </text:insertion>
        </text:changed-region>
        <text:changed-region xml:id="ct43122176" text:id="ct43122176">
          <text:deletion>
            <office:change-info>
              <dc:creator>Fabio Vitali</dc:creator>
              <dc:date>2014-03-31T22:51:00</dc:date>
            </office:change-info>
            <text:p text:style-name="Standard"><text:s/>of them</text:p>
          </text:deletion>
        </text:changed-region>
        <text:changed-region xml:id="ct42873904" text:id="ct42873904">
          <text:deletion>
            <office:change-info>
              <dc:creator>Fabio Vitali</dc:creator>
              <dc:date>2014-03-31T22:51:00</dc:date>
            </office:change-info>
            <text:p text:style-name="Standard">Each sub-value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ext:deletion>
        </text:changed-region>
        <text:changed-region xml:id="ct42108864" text:id="ct42108864">
          <text:deletion>
            <office:change-info>
              <dc:creator>Fabio Vitali</dc:creator>
              <dc:date>2014-03-31T22:51:00</dc:date>
            </office:change-info>
            <text:p text:style-name="P2">Element</text:p>
          </text:deletion>
        </text:changed-region>
        <text:changed-region xml:id="ct42109056" text:id="ct42109056">
          <text:deletion>
            <office:change-info>
              <dc:creator>Fabio Vitali</dc:creator>
              <dc:date>2014-03-31T22:51:00</dc:date>
            </office:change-info>
            <text:p text:style-name="P2">Identifier</text:p>
          </text:deletion>
        </text:changed-region>
        <text:changed-region xml:id="ct42109248" text:id="ct42109248">
          <text:deletion>
            <office:change-info>
              <dc:creator>Fabio Vitali</dc:creator>
              <dc:date>2014-03-31T22:51:00</dc:date>
            </office:change-info>
            <text:p text:style-name="P2">Example</text:p>
          </text:deletion>
        </text:changed-region>
        <text:changed-region xml:id="ct42109440" text:id="ct42109440">
          <text:deletion>
            <office:change-info>
              <dc:creator>Fabio Vitali</dc:creator>
              <dc:date>2014-03-31T22:51:00</dc:date>
            </office:change-info>
            <text:p text:style-name="P2">Identifier of example</text:p>
          </text:deletion>
        </text:changed-region>
        <text:changed-region xml:id="ct42106752" text:id="ct42106752">
          <text:deletion>
            <office:change-info>
              <dc:creator>Fabio Vitali</dc:creator>
              <dc:date>2014-03-31T22:51:00</dc:date>
            </office:change-info>
            <text:p text:style-name="P3"><text:span text:style-name="code"><text:span text:style-name="T1">&lt;book&gt;</text:span></text:span></text:p>
          </text:deletion>
        </text:changed-region>
        <text:changed-region xml:id="ct42106944" text:id="ct42106944">
          <text:deletion>
            <office:change-info>
              <dc:creator>Fabio Vitali</dc:creator>
              <dc:date>2014-03-31T22:51:00</dc:date>
            </office:change-info>
            <text:p text:style-name="P3"><text:span text:style-name="code"><text:span text:style-name="T1">secXX</text:span></text:span></text:p>
          </text:deletion>
        </text:changed-region>
        <text:changed-region xml:id="ct42106560" text:id="ct42106560">
          <text:deletion>
            <office:change-info>
              <dc:creator>Fabio Vitali</dc:creator>
              <dc:date>2014-03-31T22:51:00</dc:date>
            </office:change-info>
            <text:p text:style-name="P4">Book 2 of this act</text:p>
          </text:deletion>
        </text:changed-region>
        <text:changed-region xml:id="ct42107136" text:id="ct42107136">
          <text:deletion>
            <office:change-info>
              <dc:creator>Fabio Vitali</dc:creator>
              <dc:date>2014-03-31T22:51:00</dc:date>
            </office:change-info>
            <text:p text:style-name="P3"><text:span text:style-name="code"><text:span text:style-name="T1">Bck2</text:span></text:span></text:p>
          </text:deletion>
        </text:changed-region>
        <text:changed-region xml:id="ct42107520" text:id="ct42107520">
          <text:deletion>
            <office:change-info>
              <dc:creator>Fabio Vitali</dc:creator>
              <dc:date>2014-03-31T22:51:00</dc:date>
            </office:change-info>
            <text:p text:style-name="P3"><text:span text:style-name="code"><text:span text:style-name="T1">&lt;part&gt;</text:span></text:span></text:p>
          </text:deletion>
        </text:changed-region>
        <text:changed-region xml:id="ct42107712" text:id="ct42107712">
          <text:deletion>
            <office:change-info>
              <dc:creator>Fabio Vitali</dc:creator>
              <dc:date>2014-03-31T22:51:00</dc:date>
            </office:change-info>
            <text:p text:style-name="P3"><text:span text:style-name="code"><text:span text:style-name="T1">prtXX</text:span></text:span></text:p>
          </text:deletion>
        </text:changed-region>
        <text:changed-region xml:id="ct42107328" text:id="ct42107328">
          <text:deletion>
            <office:change-info>
              <dc:creator>Fabio Vitali</dc:creator>
              <dc:date>2014-03-31T22:51:00</dc:date>
            </office:change-info>
            <text:p text:style-name="P4">Part 1 of book 2 of this act</text:p>
          </text:deletion>
        </text:changed-region>
        <text:changed-region xml:id="ct42107904" text:id="ct42107904">
          <text:deletion>
            <office:change-info>
              <dc:creator>Fabio Vitali</dc:creator>
              <dc:date>2014-03-31T22:51:00</dc:date>
            </office:change-info>
            <text:p text:style-name="P3"><text:span text:style-name="code"><text:span text:style-name="T1">bck2_prt1</text:span></text:span></text:p>
          </text:deletion>
        </text:changed-region>
        <text:changed-region xml:id="ct42108288" text:id="ct42108288">
          <text:deletion>
            <office:change-info>
              <dc:creator>Fabio Vitali</dc:creator>
              <dc:date>2014-03-31T22:51:00</dc:date>
            </office:change-info>
            <text:p text:style-name="P3"><text:span text:style-name="code"><text:span text:style-name="T1">&lt;paragraph&gt;</text:span></text:span></text:p>
          </text:deletion>
        </text:changed-region>
        <text:changed-region xml:id="ct42108480" text:id="ct42108480">
          <text:deletion>
            <office:change-info>
              <dc:creator>Fabio Vitali</dc:creator>
              <dc:date>2014-03-31T22:51:00</dc:date>
            </office:change-info>
            <text:p text:style-name="P3"><text:span text:style-name="code"><text:span text:style-name="T1">parXX</text:span></text:span></text:p>
          </text:deletion>
        </text:changed-region>
        <text:changed-region xml:id="ct42108096" text:id="ct42108096">
          <text:deletion>
            <office:change-info>
              <dc:creator>Fabio Vitali</dc:creator>
              <dc:date>2014-03-31T22:51:00</dc:date>
            </office:change-info>
            <text:p text:style-name="P4">Paragraph 3 of part 1 of book 2 of this act</text:p>
          </text:deletion>
        </text:changed-region>
        <text:changed-region xml:id="ct41957360" text:id="ct41957360">
          <text:deletion>
            <office:change-info>
              <dc:creator>Fabio Vitali</dc:creator>
              <dc:date>2014-03-31T22:51:00</dc:date>
            </office:change-info>
            <text:p text:style-name="P3"><text:span text:style-name="code"><text:span text:style-name="T1">bck2_prt1_par3</text:span></text:span></text:p>
          </text:deletion>
        </text:changed-region>
        <text:changed-region xml:id="ct41957552" text:id="ct41957552">
          <text:deletion>
            <office:change-info>
              <dc:creator>Fabio Vitali</dc:creator>
              <dc:date>2014-03-31T22:51:00</dc:date>
            </office:change-info>
            <text:p text:style-name="P3"><text:span text:style-name="code"><text:span text:style-name="T1">&lt;chapter&gt;</text:span></text:span></text:p>
          </text:deletion>
        </text:changed-region>
        <text:changed-region xml:id="ct42110160" text:id="ct42110160">
          <text:deletion>
            <office:change-info>
              <dc:creator>Fabio Vitali</dc:creator>
              <dc:date>2014-03-31T22:51:00</dc:date>
            </office:change-info>
            <text:p text:style-name="P3"><text:span text:style-name="code"><text:span text:style-name="T1">chpXX</text:span></text:span></text:p>
          </text:deletion>
        </text:changed-region>
        <text:changed-region xml:id="ct42108672" text:id="ct42108672">
          <text:deletion>
            <office:change-info>
              <dc:creator>Fabio Vitali</dc:creator>
              <dc:date>2014-03-31T22:51:00</dc:date>
            </office:change-info>
            <text:p text:style-name="P4">Chapter 5 of paragraph 3 of part 1 of book 2 </text:p>
          </text:deletion>
        </text:changed-region>
        <text:changed-region xml:id="ct42110544" text:id="ct42110544">
          <text:deletion>
            <office:change-info>
              <dc:creator>Fabio Vitali</dc:creator>
              <dc:date>2014-03-31T22:51:00</dc:date>
            </office:change-info>
            <text:p text:style-name="P3"><text:span text:style-name="code"><text:span text:style-name="T1">bck2_prt1_par3_chp5</text:span></text:span></text:p>
          </text:deletion>
        </text:changed-region>
        <text:changed-region xml:id="ct42086560" text:id="ct42086560">
          <text:deletion>
            <office:change-info>
              <dc:creator>Fabio Vitali</dc:creator>
              <dc:date>2014-03-31T22:51:00</dc:date>
            </office:change-info>
            <text:p text:style-name="P3"><text:span text:style-name="code"><text:span text:style-name="T1">&lt;article&gt;</text:span></text:span></text:p>
          </text:deletion>
        </text:changed-region>
        <text:changed-region xml:id="ct42102144" text:id="ct42102144">
          <text:deletion>
            <office:change-info>
              <dc:creator>Fabio Vitali</dc:creator>
              <dc:date>2014-03-31T22:51:00</dc:date>
            </office:change-info>
            <text:p text:style-name="P3"><text:span text:style-name="code"><text:span text:style-name="T1">artXX</text:span></text:span></text:p>
          </text:deletion>
        </text:changed-region>
        <text:changed-region xml:id="ct42102576" text:id="ct42102576">
          <text:deletion>
            <office:change-info>
              <dc:creator>Fabio Vitali</dc:creator>
              <dc:date>2014-03-31T22:51:00</dc:date>
            </office:change-info>
            <text:p text:style-name="P4">Article 12</text:p>
          </text:deletion>
        </text:changed-region>
        <text:changed-region xml:id="ct42105376" text:id="ct42105376">
          <text:deletion>
            <office:change-info>
              <dc:creator>Fabio Vitali</dc:creator>
              <dc:date>2014-03-31T22:51:00</dc:date>
            </office:change-info>
            <text:p text:style-name="P3"><text:span text:style-name="code"><text:span text:style-name="T1">art12</text:span></text:span></text:p>
          </text:deletion>
        </text:changed-region>
        <text:changed-region xml:id="ct41947728" text:id="ct41947728">
          <text:deletion>
            <office:change-info>
              <dc:creator>Fabio Vitali</dc:creator>
              <dc:date>2014-03-31T22:51:00</dc:date>
            </office:change-info>
            <text:p text:style-name="P3"><text:span text:style-name="code"><text:span text:style-name="T1">&lt;clause&gt;</text:span></text:span></text:p>
          </text:deletion>
        </text:changed-region>
        <text:changed-region xml:id="ct41954960" text:id="ct41954960">
          <text:deletion>
            <office:change-info>
              <dc:creator>Fabio Vitali</dc:creator>
              <dc:date>2014-03-31T22:51:00</dc:date>
            </office:change-info>
            <text:p text:style-name="P3"><text:span text:style-name="code"><text:span text:style-name="T1">claXX</text:span></text:span></text:p>
          </text:deletion>
        </text:changed-region>
        <text:changed-region xml:id="ct41947488" text:id="ct41947488">
          <text:deletion>
            <office:change-info>
              <dc:creator>Fabio Vitali</dc:creator>
              <dc:date>2014-03-31T22:51:00</dc:date>
            </office:change-info>
            <text:p text:style-name="P4">Clause 3 of article 12</text:p>
          </text:deletion>
        </text:changed-region>
        <text:changed-region xml:id="ct41955200" text:id="ct41955200">
          <text:deletion>
            <office:change-info>
              <dc:creator>Fabio Vitali</dc:creator>
              <dc:date>2014-03-31T22:51:00</dc:date>
            </office:change-info>
            <text:p text:style-name="P3"><text:span text:style-name="code"><text:span text:style-name="T1">art12_cla3</text:span></text:span></text:p>
          </text:deletion>
        </text:changed-region>
        <text:changed-region xml:id="ct41955680" text:id="ct41955680">
          <text:deletion>
            <office:change-info>
              <dc:creator>Fabio Vitali</dc:creator>
              <dc:date>2014-03-31T22:51:00</dc:date>
            </office:change-info>
            <text:p text:style-name="P3"><text:span text:style-name="code"><text:span text:style-name="T1">&lt;li&gt;</text:span></text:span></text:p>
          </text:deletion>
        </text:changed-region>
        <text:changed-region xml:id="ct41955920" text:id="ct41955920">
          <text:deletion>
            <office:change-info>
              <dc:creator>Fabio Vitali</dc:creator>
              <dc:date>2014-03-31T22:51:00</dc:date>
            </office:change-info>
            <text:p text:style-name="P3"><text:span text:style-name="code"><text:span text:style-name="T1">itmXX</text:span></text:span></text:p>
          </text:deletion>
        </text:changed-region>
        <text:changed-region xml:id="ct41955440" text:id="ct41955440">
          <text:deletion>
            <office:change-info>
              <dc:creator>Fabio Vitali</dc:creator>
              <dc:date>2014-03-31T22:51:00</dc:date>
            </office:change-info>
            <text:p text:style-name="P4">item “c” of clause 3 of article 12</text:p>
          </text:deletion>
        </text:changed-region>
        <text:changed-region xml:id="ct42104528" text:id="ct42104528">
          <text:deletion>
            <office:change-info>
              <dc:creator>Fabio Vitali</dc:creator>
              <dc:date>2014-03-31T22:51:00</dc:date>
            </office:change-info>
            <text:p text:style-name="P3"><text:span text:style-name="code"><text:span text:style-name="T1">art12_cla3_itm3</text:span></text:span></text:p>
          </text:deletion>
        </text:changed-region>
        <text:changed-region xml:id="ct41956640" text:id="ct41956640">
          <text:deletion>
            <office:change-info>
              <dc:creator>Fabio Vitali</dc:creator>
              <dc:date>2014-03-31T22:51:00</dc:date>
            </office:change-info>
            <text:p text:style-name="P3"><text:span text:style-name="code"><text:span text:style-name="T1">&lt;p&gt;</text:span></text:span></text:p>
          </text:deletion>
        </text:changed-region>
        <text:changed-region xml:id="ct41956880" text:id="ct41956880">
          <text:deletion>
            <office:change-info>
              <dc:creator>Fabio Vitali</dc:creator>
              <dc:date>2014-03-31T22:51:00</dc:date>
            </office:change-info>
            <text:p text:style-name="P3"><text:span text:style-name="code"><text:span text:style-name="T1">blkXX</text:span></text:span></text:p>
          </text:deletion>
        </text:changed-region>
        <text:changed-region xml:id="ct41956400" text:id="ct41956400">
          <text:deletion>
            <office:change-info>
              <dc:creator>Fabio Vitali</dc:creator>
              <dc:date>2014-03-31T22:51:00</dc:date>
            </office:change-info>
            <text:p text:style-name="P4">Third paragraph of clause 3 of article 12</text:p>
          </text:deletion>
        </text:changed-region>
        <text:changed-region xml:id="ct41957120" text:id="ct41957120">
          <text:deletion>
            <office:change-info>
              <dc:creator>Fabio Vitali</dc:creator>
              <dc:date>2014-03-31T22:51:00</dc:date>
            </office:change-info>
            <text:p text:style-name="P3"><text:span text:style-name="code"><text:span text:style-name="T1">art12_cla3_blk3</text:span></text:span></text:p>
          </text:deletion>
        </text:changed-region>
        <text:changed-region xml:id="ct43126160" text:id="ct43126160">
          <text:insertion>
            <office:change-info>
              <dc:creator>Fabio Vitali</dc:creator>
              <dc:date>2014-03-31T22:51:00</dc:date>
            </office:change-info>
          </text:insertion>
        </text:changed-region>
        <text:changed-region xml:id="ct41449296" text:id="ct41449296">
          <text:deletion>
            <office:change-info>
              <dc:creator>Fabio Vitali</dc:creator>
              <dc:date>2014-03-31T22:52:00</dc:date>
            </office:change-info>
            <text:p text:style-name="Standard"><text:span text:style-name="Macchina_20_da_20_scrivere_20_HTML">currentId</text:span></text:p>
          </text:deletion>
        </text:changed-region>
        <text:changed-region xml:id="ct42893280" text:id="ct42893280">
          <text:insertion>
            <office:change-info>
              <dc:creator>Fabio Vitali</dc:creator>
              <dc:date>2014-03-31T22:52:00</dc:date>
            </office:change-info>
          </text:insertion>
        </text:changed-region>
        <text:changed-region xml:id="ct42197936" text:id="ct42197936">
          <text:deletion>
            <office:change-info>
              <dc:creator>Fabio Vitali</dc:creator>
              <dc:date>2014-03-31T22:52:00</dc:date>
            </office:change-info>
            <text:p text:style-name="Standard">.</text:p>
          </text:deletion>
        </text:changed-region>
        <text:changed-region xml:id="ct41157904" text:id="ct41157904">
          <text:insertion>
            <office:change-info>
              <dc:creator>Fabio Vitali</dc:creator>
              <dc:date>2014-03-31T22:52:00</dc:date>
            </office:change-info>
          </text:insertion>
        </text:changed-region>
        <text:changed-region xml:id="ct41442656" text:id="ct41442656">
          <text:insertion>
            <office:change-info>
              <dc:creator>Fabio Vitali</dc:creator>
              <dc:date>2014-03-31T22:53:00</dc:date>
            </office:change-info>
          </text:insertion>
        </text:changed-region>
        <text:changed-region xml:id="ct41425008" text:id="ct41425008">
          <text:insertion>
            <office:change-info>
              <dc:creator>Fabio Vitali</dc:creator>
              <dc:date>2014-03-31T23:10:00</dc:date>
            </office:change-info>
          </text:insertion>
        </text:changed-region>
        <text:changed-region xml:id="ct42314048" text:id="ct42314048">
          <text:insertion>
            <office:change-info>
              <dc:creator>Fabio Vitali</dc:creator>
              <dc:date>2014-03-31T22:53:00</dc:date>
            </office:change-info>
          </text:insertion>
        </text:changed-region>
        <text:changed-region xml:id="ct43123280" text:id="ct43123280">
          <text:insertion>
            <office:change-info>
              <dc:creator>Fabio Vitali</dc:creator>
              <dc:date>2014-03-31T22:54:00</dc:date>
            </office:change-info>
          </text:insertion>
        </text:changed-region>
        <text:changed-region xml:id="ct42223328" text:id="ct42223328">
          <text:insertion>
            <office:change-info>
              <dc:creator>Fabio Vitali</dc:creator>
              <dc:date>2014-03-31T22:53:00</dc:date>
            </office:change-info>
          </text:insertion>
        </text:changed-region>
        <text:changed-region xml:id="ct41145040" text:id="ct41145040">
          <text:insertion>
            <office:change-info>
              <dc:creator>Fabio Vitali</dc:creator>
              <dc:date>2014-03-31T22:54:00</dc:date>
            </office:change-info>
          </text:insertion>
        </text:changed-region>
        <text:changed-region xml:id="ct42237712" text:id="ct42237712">
          <text:insertion>
            <office:change-info>
              <dc:creator>Fabio Vitali</dc:creator>
              <dc:date>2014-03-31T22:53:00</dc:date>
            </office:change-info>
          </text:insertion>
        </text:changed-region>
        <text:changed-region xml:id="ct41189568" text:id="ct41189568">
          <text:deletion>
            <office:change-info>
              <dc:creator>Fabio Vitali</dc:creator>
              <dc:date>2014-03-31T23:10:00</dc:date>
            </office:change-info>
            <text:p text:style-name="Standard"><text:span text:style-name="Macchina_20_da_20_scrivere_20_HTML">currentId</text:span> </text:p>
          </text:deletion>
        </text:changed-region>
        <text:changed-region xml:id="ct43145632" text:id="ct43145632">
          <text:insertion>
            <office:change-info>
              <dc:creator>Fabio Vitali</dc:creator>
              <dc:date>2014-03-31T23:10:00</dc:date>
            </office:change-info>
          </text:insertion>
        </text:changed-region>
        <text:changed-region xml:id="ct41247424" text:id="ct41247424">
          <text:deletion>
            <office:change-info>
              <dc:creator>Fabio Vitali</dc:creator>
              <dc:date>2014-03-31T23:10:00</dc:date>
            </office:change-info>
            <text:p text:style-name="Standard">represents </text:p>
          </text:deletion>
        </text:changed-region>
        <text:changed-region xml:id="ct41456160" text:id="ct41456160">
          <text:insertion>
            <office:change-info>
              <dc:creator>Fabio Vitali</dc:creator>
              <dc:date>2014-03-31T23:10:00</dc:date>
            </office:change-info>
          </text:insertion>
        </text:changed-region>
        <text:changed-region xml:id="ct41282112" text:id="ct41282112">
          <text:deletion>
            <office:change-info>
              <dc:creator>Fabio Vitali</dc:creator>
              <dc:date>2014-03-31T23:10:00</dc:date>
            </office:change-info>
            <text:p text:style-name="Standard">previously</text:p>
          </text:deletion>
        </text:changed-region>
        <text:changed-region xml:id="ct41628368" text:id="ct41628368">
          <text:insertion>
            <office:change-info>
              <dc:creator>Fabio Vitali</dc:creator>
              <dc:date>2014-03-31T23:10:00</dc:date>
            </office:change-info>
          </text:insertion>
        </text:changed-region>
        <text:changed-region xml:id="ct41212912" text:id="ct41212912">
          <text:insertion>
            <office:change-info>
              <dc:creator>Fabio Vitali</dc:creator>
              <dc:date>2014-04-01T11:11:00</dc:date>
            </office:change-info>
          </text:insertion>
        </text:changed-region>
        <text:changed-region xml:id="ct42215264" text:id="ct42215264">
          <text:insertion>
            <office:change-info>
              <dc:creator>Fabio Vitali</dc:creator>
              <dc:date>2014-04-01T11:11:00</dc:date>
            </office:change-info>
          </text:insertion>
        </text:changed-region>
        <text:changed-region xml:id="ct42166288" text:id="ct42166288">
          <text:insertion>
            <office:change-info>
              <dc:creator>Fabio Vitali</dc:creator>
              <dc:date>2014-04-01T11:11:00</dc:date>
            </office:change-info>
          </text:insertion>
        </text:changed-region>
        <text:changed-region xml:id="ct42212544" text:id="ct42212544">
          <text:deletion>
            <office:change-info>
              <dc:creator>Fabio Vitali</dc:creator>
              <dc:date>2014-04-01T11:11:00</dc:date>
            </office:change-info>
            <text:p text:style-name="Standard"><text:span text:style-name="Macchina_20_da_20_scrivere_20_HTML">original</text:span></text:p>
          </text:deletion>
        </text:changed-region>
        <text:changed-region xml:id="ct41470624" text:id="ct41470624">
          <text:deletion>
            <office:change-info>
              <dc:creator>Fabio Vitali</dc:creator>
              <dc:date>2014-04-01T11:18:00</dc:date>
            </office:change-info>
            <text:p text:style-name="Standard"><text:span text:style-name="Macchina_20_da_20_scrivere_20_HTML">currentId</text:span> </text:p>
          </text:deletion>
        </text:changed-region>
        <text:changed-region xml:id="ct41468928" text:id="ct41468928">
          <text:insertion>
            <office:change-info>
              <dc:creator>Fabio Vitali</dc:creator>
              <dc:date>2014-04-01T11:18:00</dc:date>
            </office:change-info>
          </text:insertion>
        </text:changed-region>
        <text:changed-region xml:id="ct41459696" text:id="ct41459696">
          <text:insertion>
            <office:change-info>
              <dc:creator>Fabio Vitali</dc:creator>
              <dc:date>2014-04-01T11:19:00</dc:date>
            </office:change-info>
          </text:insertion>
        </text:changed-region>
        <text:changed-region xml:id="ct41379904" text:id="ct41379904">
          <text:insertion>
            <office:change-info>
              <dc:creator>Fabio Vitali</dc:creator>
              <dc:date>2014-04-01T11:20:00</dc:date>
            </office:change-info>
          </text:insertion>
        </text:changed-region>
        <text:changed-region xml:id="ct41474928" text:id="ct41474928">
          <text:insertion>
            <office:change-info>
              <dc:creator>Fabio Vitali</dc:creator>
              <dc:date>2014-04-01T11:19:00</dc:date>
            </office:change-info>
          </text:insertion>
        </text:changed-region>
        <text:changed-region xml:id="ct41292480" text:id="ct41292480">
          <text:insertion>
            <office:change-info>
              <dc:creator>Fabio Vitali</dc:creator>
              <dc:date>2014-04-01T11:20:00</dc:date>
            </office:change-info>
          </text:insertion>
        </text:changed-region>
        <text:changed-region xml:id="ct42165008" text:id="ct42165008">
          <text:insertion>
            <office:change-info>
              <dc:creator>Fabio Vitali</dc:creator>
              <dc:date>2014-04-01T11:21:00</dc:date>
            </office:change-info>
          </text:insertion>
        </text:changed-region>
        <text:changed-region xml:id="ct42184640" text:id="ct42184640">
          <text:insertion>
            <office:change-info>
              <dc:creator>Fabio Vitali</dc:creator>
              <dc:date>2014-04-01T11:20:00</dc:date>
            </office:change-info>
          </text:insertion>
        </text:changed-region>
        <text:changed-region xml:id="ct43129152" text:id="ct43129152">
          <text:insertion>
            <office:change-info>
              <dc:creator>Fabio Vitali</dc:creator>
              <dc:date>2014-04-01T11:22:00</dc:date>
            </office:change-info>
          </text:insertion>
        </text:changed-region>
        <text:changed-region xml:id="ct42195744" text:id="ct42195744">
          <text:deletion>
            <office:change-info>
              <dc:creator>Fabio Vitali</dc:creator>
              <dc:date>2014-04-01T11:22:00</dc:date>
            </office:change-info>
            <text:p text:style-name="Standard">this situation</text:p>
          </text:deletion>
        </text:changed-region>
        <text:changed-region xml:id="ct43132304" text:id="ct43132304">
          <text:insertion>
            <office:change-info>
              <dc:creator>Fabio Vitali</dc:creator>
              <dc:date>2014-04-01T11:22:00</dc:date>
            </office:change-info>
          </text:insertion>
        </text:changed-region>
        <text:changed-region xml:id="ct42186560" text:id="ct42186560">
          <text:insertion>
            <office:change-info>
              <dc:creator>Fabio Vitali</dc:creator>
              <dc:date>2014-04-01T11:18:00</dc:date>
            </office:change-info>
          </text:insertion>
        </text:changed-region>
        <text:changed-region xml:id="ct42163792" text:id="ct42163792">
          <text:insertion>
            <office:change-info>
              <dc:creator>Fabio Vitali</dc:creator>
              <dc:date>2014-04-01T11:22:00</dc:date>
            </office:change-info>
          </text:insertion>
        </text:changed-region>
        <text:changed-region xml:id="ct40747920" text:id="ct40747920">
          <text:insertion>
            <office:change-info>
              <dc:creator>Fabio Vitali</dc:creator>
              <dc:date>2014-04-01T11:18:00</dc:date>
            </office:change-info>
          </text:insertion>
        </text:changed-region>
        <text:changed-region xml:id="ct42088880" text:id="ct42088880">
          <text:insertion>
            <office:change-info>
              <dc:creator>Fabio Vitali</dc:creator>
              <dc:date>2014-04-01T11:23:00</dc:date>
            </office:change-info>
          </text:insertion>
        </text:changed-region>
        <text:changed-region xml:id="ct41755808" text:id="ct41755808">
          <text:insertion>
            <office:change-info>
              <dc:creator>Fabio Vitali</dc:creator>
              <dc:date>2014-04-01T11:18:00</dc:date>
            </office:change-info>
          </text:insertion>
        </text:changed-region>
        <text:changed-region xml:id="ct41477760" text:id="ct41477760">
          <text:insertion>
            <office:change-info>
              <dc:creator>Fabio Vitali</dc:creator>
              <dc:date>2014-04-01T11:22:00</dc:date>
            </office:change-info>
          </text:insertion>
        </text:changed-region>
        <text:changed-region xml:id="ct42888688" text:id="ct42888688">
          <text:insertion>
            <office:change-info>
              <dc:creator>Fabio Vitali</dc:creator>
              <dc:date>2014-04-01T11:18:00</dc:date>
            </office:change-info>
          </text:insertion>
        </text:changed-region>
        <text:changed-region xml:id="ct42873200" text:id="ct42873200">
          <text:insertion>
            <office:change-info>
              <dc:creator>Fabio Vitali</dc:creator>
              <dc:date>2014-04-01T11:23:00</dc:date>
            </office:change-info>
          </text:insertion>
        </text:changed-region>
        <text:changed-region xml:id="ct43023760" text:id="ct43023760">
          <text:insertion>
            <office:change-info>
              <dc:creator>Fabio Vitali</dc:creator>
              <dc:date>2014-04-01T11:18:00</dc:date>
            </office:change-info>
          </text:insertion>
        </text:changed-region>
        <text:changed-region xml:id="ct41477152" text:id="ct41477152">
          <text:insertion>
            <office:change-info>
              <dc:creator>Fabio Vitali</dc:creator>
              <dc:date>2014-04-01T11:23:00</dc:date>
            </office:change-info>
          </text:insertion>
        </text:changed-region>
        <text:changed-region xml:id="ct41476544" text:id="ct41476544">
          <text:insertion>
            <office:change-info>
              <dc:creator>Fabio Vitali</dc:creator>
              <dc:date>2014-04-01T11:18:00</dc:date>
            </office:change-info>
          </text:insertion>
        </text:changed-region>
        <text:changed-region xml:id="ct42894320" text:id="ct42894320">
          <text:insertion>
            <office:change-info>
              <dc:creator>Fabio Vitali</dc:creator>
              <dc:date>2014-04-01T11:23:00</dc:date>
            </office:change-info>
          </text:insertion>
        </text:changed-region>
        <text:changed-region xml:id="ct43137376" text:id="ct43137376">
          <text:insertion>
            <office:change-info>
              <dc:creator>Fabio Vitali</dc:creator>
              <dc:date>2014-04-01T11:18:00</dc:date>
            </office:change-info>
          </text:insertion>
        </text:changed-region>
        <text:changed-region xml:id="ct43129888" text:id="ct43129888">
          <text:insertion>
            <office:change-info>
              <dc:creator>Fabio Vitali</dc:creator>
              <dc:date>2014-04-01T11:23:00</dc:date>
            </office:change-info>
          </text:insertion>
        </text:changed-region>
        <text:changed-region xml:id="ct43121664" text:id="ct43121664">
          <text:deletion>
            <office:change-info>
              <dc:creator>Fabio Vitali</dc:creator>
              <dc:date>2014-04-01T11:23:00</dc:date>
            </office:change-info>
            <text:p text:style-name="Standard">the attribute </text:p>
          </text:deletion>
        </text:changed-region>
        <text:changed-region xml:id="ct41476000" text:id="ct41476000">
          <text:deletion>
            <office:change-info>
              <dc:creator>Fabio Vitali</dc:creator>
              <dc:date>2014-04-01T11:18:00</dc:date>
            </office:change-info>
            <text:p text:style-name="Standard"><text:span text:style-name="Macchina_20_da_20_scrivere_20_HTML">originalId</text:span> </text:p>
          </text:deletion>
        </text:changed-region>
        <text:changed-region xml:id="ct40746320" text:id="ct40746320">
          <text:deletion>
            <office:change-info>
              <dc:creator>Fabio Vitali</dc:creator>
              <dc:date>2014-04-01T11:23:00</dc:date>
            </office:change-info>
            <text:p text:style-name="Standard">is added to contain the </text:p>
          </text:deletion>
        </text:changed-region>
        <text:changed-region xml:id="ct42228160" text:id="ct42228160">
          <text:deletion>
            <office:change-info>
              <dc:creator>Fabio Vitali</dc:creator>
              <dc:date>2014-04-01T11:18:00</dc:date>
            </office:change-info>
            <text:p text:style-name="Standard">original </text:p>
          </text:deletion>
        </text:changed-region>
        <text:changed-region xml:id="ct43023408" text:id="ct43023408">
          <text:deletion>
            <office:change-info>
              <dc:creator>Fabio Vitali</dc:creator>
              <dc:date>2014-04-01T11:23:00</dc:date>
            </office:change-info>
            <text:p text:style-name="Standard">value of the <text:span text:style-name="Macchina_20_da_20_scrivere_20_HTML">currentId</text:span> as it was when the document was first created. From this moment onward, the value <text:span text:style-name="T3">never changes</text:span> again, even if the elements get renumbered again</text:p>
          </text:deletion>
        </text:changed-region>
        <text:changed-region xml:id="ct42196448" text:id="ct42196448">
          <text:deletion>
            <office:change-info>
              <dc:creator>Fabio Vitali</dc:creator>
              <dc:date>2014-04-01T11:23:00</dc:date>
            </office:change-info>
            <text:p text:style-name="Standard">justification and </text:p>
          </text:deletion>
        </text:changed-region>
        <text:changed-region xml:id="ct42089120" text:id="ct42089120">
          <text:insertion>
            <office:change-info>
              <dc:creator>Fabio Vitali</dc:creator>
              <dc:date>2014-04-01T11:23:00</dc:date>
            </office:change-info>
          </text:insertion>
        </text:changed-region>
        <text:changed-region xml:id="ct43023168" text:id="ct43023168">
          <text:deletion>
            <office:change-info>
              <dc:creator>Fabio Vitali</dc:creator>
              <dc:date>2014-04-01T11:23:00</dc:date>
            </office:change-info>
            <text:p text:style-name="Standard"><text:span text:style-name="Macchina_20_da_20_scrivere_20_HTML">originalId</text:span> </text:p>
          </text:deletion>
        </text:changed-region>
        <text:changed-region xml:id="ct41463408" text:id="ct41463408">
          <text:insertion>
            <office:change-info>
              <dc:creator>Fabio Vitali</dc:creator>
              <dc:date>2014-04-01T11:23:00</dc:date>
            </office:change-info>
          </text:insertion>
        </text:changed-region>
        <text:changed-region xml:id="ct42196208" text:id="ct42196208">
          <text:deletion>
            <office:change-info>
              <dc:creator>Fabio Vitali</dc:creator>
              <dc:date>2014-04-01T11:23:00</dc:date>
            </office:change-info>
            <text:p text:style-name="Standard"><text:span text:style-name="Macchina_20_da_20_scrivere_20_HTML">currentId</text:span></text:p>
          </text:deletion>
        </text:changed-region>
        <text:changed-region xml:id="ct40746560" text:id="ct40746560">
          <text:deletion>
            <office:change-info>
              <dc:creator>Fabio Vitali</dc:creator>
              <dc:date>2014-04-01T11:23:00</dc:date>
            </office:change-info>
            <text:p text:style-name="Standard">the next </text:p>
          </text:deletion>
        </text:changed-region>
        <text:changed-region xml:id="ct41463168" text:id="ct41463168">
          <text:insertion>
            <office:change-info>
              <dc:creator>Fabio Vitali</dc:creator>
              <dc:date>2014-04-01T11:23:00</dc:date>
            </office:change-info>
          </text:insertion>
        </text:changed-region>
        <text:changed-region xml:id="ct43830112" text:id="ct43830112">
          <text:deletion>
            <office:change-info>
              <dc:creator>Fabio Vitali</dc:creator>
              <dc:date>2014-04-01T11:25:00</dc:date>
            </office:change-info>
            <text:p text:style-name="Standard">Manifestation</text:p>
          </text:deletion>
        </text:changed-region>
        <text:changed-region xml:id="ct43134352" text:id="ct43134352">
          <text:insertion>
            <office:change-info>
              <dc:creator>Fabio Vitali</dc:creator>
              <dc:date>2014-04-01T11:25:00</dc:date>
            </office:change-info>
          </text:insertion>
        </text:changed-region>
        <text:changed-region xml:id="ct41608832" text:id="ct41608832">
          <text:deletion>
            <office:change-info>
              <dc:creator>Fabio Vitali</dc:creator>
              <dc:date>2014-04-01T11:25:00</dc:date>
            </office:change-info>
            <text:p text:style-name="Standard">Neither </text:p>
          </text:deletion>
        </text:changed-region>
        <text:changed-region xml:id="ct43144240" text:id="ct43144240">
          <text:deletion>
            <office:change-info>
              <dc:creator>Fabio Vitali</dc:creator>
              <dc:date>2014-04-01T11:24:00</dc:date>
            </office:change-info>
            <text:p text:style-name="Standard"><text:span text:style-name="Macchina_20_da_20_scrivere_20_HTML">currentId</text:span>,</text:p>
          </text:deletion>
        </text:changed-region>
        <text:changed-region xml:id="ct41609072" text:id="ct41609072">
          <text:deletion>
            <office:change-info>
              <dc:creator>Fabio Vitali</dc:creator>
              <dc:date>2014-04-01T11:25:00</dc:date>
            </office:change-info>
            <text:p text:style-name="Standard"><text:s/></text:p>
          </text:deletion>
        </text:changed-region>
        <text:changed-region xml:id="ct43121424" text:id="ct43121424">
          <text:deletion>
            <office:change-info>
              <dc:creator>Fabio Vitali</dc:creator>
              <dc:date>2014-04-01T11:24:00</dc:date>
            </office:change-info>
            <text:p text:style-name="Standard">nor <text:span text:style-name="Macchina_20_da_20_scrivere_20_HTML">originalId</text:span> </text:p>
          </text:deletion>
        </text:changed-region>
        <text:changed-region xml:id="ct43136576" text:id="ct43136576">
          <text:deletion>
            <office:change-info>
              <dc:creator>Fabio Vitali</dc:creator>
              <dc:date>2014-04-01T11:25:00</dc:date>
            </office:change-info>
            <text:p text:style-name="Standard">nor <text:span text:style-name="Macchina_20_da_20_scrivere_20_HTML">GUID</text:span> are, in fact, plain IDs as far as XML is concerned. </text:p>
          </text:deletion>
        </text:changed-region>
        <text:changed-region xml:id="ct43136384" text:id="ct43136384">
          <text:deletion>
            <office:change-info>
              <dc:creator>Fabio Vitali</dc:creator>
              <dc:date>2014-04-01T11:25:00</dc:date>
            </office:change-info>
            <text:p text:style-name="Standard">, in fact,</text:p>
          </text:deletion>
        </text:changed-region>
        <text:changed-region xml:id="ct43134544" text:id="ct43134544">
          <text:deletion>
            <office:change-info>
              <dc:creator>Fabio Vitali</dc:creator>
              <dc:date>2014-04-01T11:25:00</dc:date>
            </office:change-info>
            <text:p text:style-name="Standard">impossible </text:p>
          </text:deletion>
        </text:changed-region>
        <text:changed-region xml:id="ct43144000" text:id="ct43144000">
          <text:insertion>
            <office:change-info>
              <dc:creator>Fabio Vitali</dc:creator>
              <dc:date>2014-04-01T11:25:00</dc:date>
            </office:change-info>
          </text:insertion>
        </text:changed-region>
        <text:changed-region xml:id="ct43866576" text:id="ct43866576">
          <text:deletion>
            <office:change-info>
              <dc:creator>Fabio Vitali</dc:creator>
              <dc:date>2014-04-01T11:26:00</dc:date>
            </office:change-info>
            <text:p text:style-name="Standard">require </text:p>
          </text:deletion>
        </text:changed-region>
        <text:changed-region xml:id="ct42850016" text:id="ct42850016">
          <text:insertion>
            <office:change-info>
              <dc:creator>Fabio Vitali</dc:creator>
              <dc:date>2014-04-01T11:26:00</dc:date>
            </office:change-info>
          </text:insertion>
        </text:changed-region>
        <text:changed-region xml:id="ct43785840" text:id="ct43785840">
          <text:deletion>
            <office:change-info>
              <dc:creator>Fabio Vitali</dc:creator>
              <dc:date>2014-04-01T11:26:00</dc:date>
            </office:change-info>
            <text:p text:style-name="Standard">, </text:p>
          </text:deletion>
        </text:changed-region>
        <text:changed-region xml:id="ct43866336" text:id="ct43866336">
          <text:insertion>
            <office:change-info>
              <dc:creator>Fabio Vitali</dc:creator>
              <dc:date>2014-04-01T11:26:00</dc:date>
            </office:change-info>
          </text:insertion>
        </text:changed-region>
        <text:changed-region xml:id="ct43786080" text:id="ct43786080">
          <text:deletion>
            <office:change-info>
              <dc:creator>Fabio Vitali</dc:creator>
              <dc:date>2014-04-01T11:26:00</dc:date>
            </office:change-info>
            <text:p text:style-name="Standard">considering that </text:p>
          </text:deletion>
        </text:changed-region>
        <text:changed-region xml:id="ct43802256" text:id="ct43802256">
          <text:deletion>
            <office:change-info>
              <dc:creator>Fabio Vitali</dc:creator>
              <dc:date>2014-04-01T11:26:00</dc:date>
            </office:change-info>
            <text:p text:style-name="Standard"><text:s/>Thus, instead of defining them as IDs, a uniqueness requirement exists on all simple document types (i.e., bills, acts, reports, docs, amendments and judgments, etc., but not composite documents) of uniqueness of ids within their structure. Thus it is invalid to use the same identifier within a single document, but it is possible and valid to use the same id for two fragments of two different documents within a single composite document</text:p>
          </text:deletion>
        </text:changed-region>
        <text:changed-region xml:id="ct43830352" text:id="ct43830352">
          <text:insertion>
            <office:change-info>
              <dc:creator>Fabio Vitali</dc:creator>
              <dc:date>2014-04-01T11:26:00</dc:date>
            </office:change-info>
          </text:insertion>
        </text:changed-region>
        <text:changed-region xml:id="ct43821760" text:id="ct43821760">
          <text:insertion>
            <office:change-info>
              <dc:creator>Fabio Vitali</dc:creator>
              <dc:date>2014-04-01T11:27:00</dc:date>
            </office:change-info>
          </text:insertion>
        </text:changed-region>
        <text:changed-region xml:id="ct42165456" text:id="ct42165456">
          <text:insertion>
            <office:change-info>
              <dc:creator>Fabio Vitali</dc:creator>
              <dc:date>2014-04-01T11:29:00</dc:date>
            </office:change-info>
          </text:insertion>
        </text:changed-region>
        <text:changed-region xml:id="ct43839936" text:id="ct43839936">
          <text:insertion>
            <office:change-info>
              <dc:creator>Fabio Vitali</dc:creator>
              <dc:date>2014-04-01T11:27:00</dc:date>
            </office:change-info>
          </text:insertion>
        </text:changed-region>
        <text:changed-region xml:id="ct43130624" text:id="ct43130624">
          <text:insertion>
            <office:change-info>
              <dc:creator>Fabio Vitali</dc:creator>
              <dc:date>2014-04-01T11:29:00</dc:date>
            </office:change-info>
          </text:insertion>
        </text:changed-region>
        <text:changed-region xml:id="ct43840176" text:id="ct43840176">
          <text:insertion>
            <office:change-info>
              <dc:creator>Fabio Vitali</dc:creator>
              <dc:date>2014-04-01T11:27:00</dc:date>
            </office:change-info>
          </text:insertion>
        </text:changed-region>
        <text:changed-region xml:id="ct43789712" text:id="ct43789712">
          <text:insertion>
            <office:change-info>
              <dc:creator>Fabio Vitali</dc:creator>
              <dc:date>2014-04-01T11:28:00</dc:date>
            </office:change-info>
          </text:insertion>
        </text:changed-region>
        <text:changed-region xml:id="ct43821520" text:id="ct43821520">
          <text:insertion>
            <office:change-info>
              <dc:creator>Fabio Vitali</dc:creator>
              <dc:date>2014-04-01T11:27:00</dc:date>
            </office:change-info>
          </text:insertion>
        </text:changed-region>
        <text:changed-region xml:id="ct43877920" text:id="ct43877920">
          <text:insertion>
            <office:change-info>
              <dc:creator>Fabio Vitali</dc:creator>
              <dc:date>2014-04-01T11:28:00</dc:date>
            </office:change-info>
          </text:insertion>
        </text:changed-region>
        <text:changed-region xml:id="ct41357008" text:id="ct41357008">
          <text:insertion>
            <office:change-info>
              <dc:creator>Fabio Vitali</dc:creator>
              <dc:date>2014-04-01T11:29:00</dc:date>
            </office:change-info>
          </text:insertion>
        </text:changed-region>
        <text:changed-region xml:id="ct43789952" text:id="ct43789952">
          <text:insertion>
            <office:change-info>
              <dc:creator>Fabio Vitali</dc:creator>
              <dc:date>2014-04-01T11:28:00</dc:date>
            </office:change-info>
          </text:insertion>
        </text:changed-region>
        <text:changed-region xml:id="ct42165696" text:id="ct42165696">
          <text:insertion>
            <office:change-info>
              <dc:creator>Fabio Vitali</dc:creator>
              <dc:date>2014-04-01T11:29:00</dc:date>
            </office:change-info>
          </text:insertion>
        </text:changed-region>
        <text:changed-region xml:id="ct43878160" text:id="ct43878160">
          <text:insertion>
            <office:change-info>
              <dc:creator>Fabio Vitali</dc:creator>
              <dc:date>2014-04-01T11:28:00</dc:date>
            </office:change-info>
          </text:insertion>
        </text:changed-region>
        <text:changed-region xml:id="ct42849824" text:id="ct42849824">
          <text:insertion>
            <office:change-info>
              <dc:creator>Fabio Vitali</dc:creator>
              <dc:date>2014-04-01T11:26:00</dc:date>
            </office:change-info>
          </text:insertion>
        </text:changed-region>
        <text:changed-region xml:id="ct43718656" text:id="ct43718656">
          <text:insertion>
            <office:change-info>
              <dc:creator>Fabio Vitali</dc:creator>
              <dc:date>2014-04-01T11:30:00</dc:date>
            </office:change-info>
          </text:insertion>
        </text:changed-region>
        <text:changed-region xml:id="ct43130384" text:id="ct43130384">
          <text:insertion>
            <office:change-info>
              <dc:creator>Fabio Vitali</dc:creator>
              <dc:date>2014-04-01T11:29:00</dc:date>
            </office:change-info>
          </text:insertion>
        </text:changed-region>
        <text:changed-region xml:id="ct43718896" text:id="ct43718896">
          <text:insertion>
            <office:change-info>
              <dc:creator>Fabio Vitali</dc:creator>
              <dc:date>2014-04-01T11:30:00</dc:date>
            </office:change-info>
          </text:insertion>
        </text:changed-region>
        <text:changed-region xml:id="ct41356768" text:id="ct41356768">
          <text:insertion>
            <office:change-info>
              <dc:creator>Fabio Vitali</dc:creator>
              <dc:date>2014-04-01T11:29:00</dc:date>
            </office:change-info>
          </text:insertion>
        </text:changed-region>
        <text:changed-region xml:id="ct43802496" text:id="ct43802496">
          <text:deletion>
            <office:change-info>
              <dc:creator>Fabio Vitali</dc:creator>
              <dc:date>2014-04-01T11:26:00</dc:date>
            </office:change-info>
            <text:p text:style-name="Standard">.</text:p>
          </text:deletion>
        </text:changed-region>
        <text:changed-region xml:id="ct42165936" text:id="ct42165936">
          <text:insertion>
            <office:change-info>
              <dc:creator>Fabio Vitali</dc:creator>
              <dc:date>2014-04-01T11:30:00</dc:date>
            </office:change-info>
          </text:insertion>
        </text:changed-region>
        <text:changed-region xml:id="ct41629424" text:id="ct41629424">
          <text:insertion>
            <office:change-info>
              <dc:creator>Fabio Vitali</dc:creator>
              <dc:date>2014-04-01T11:31:00</dc:date>
            </office:change-info>
          </text:insertion>
        </text:changed-region>
        <text:changed-region xml:id="ct43719136" text:id="ct43719136">
          <text:insertion>
            <office:change-info>
              <dc:creator>Fabio Vitali</dc:creator>
              <dc:date>2014-04-01T11:30:00</dc:date>
            </office:change-info>
          </text:insertion>
        </text:changed-region>
        <text:changed-region xml:id="ct41629664" text:id="ct41629664">
          <text:insertion>
            <office:change-info>
              <dc:creator>Fabio Vitali</dc:creator>
              <dc:date>2014-04-01T11:31:00</dc:date>
            </office:change-info>
          </text:insertion>
        </text:changed-region>
        <text:changed-region xml:id="ct43120624" text:id="ct43120624">
          <text:insertion>
            <office:change-info>
              <dc:creator>Fabio Vitali</dc:creator>
              <dc:date>2014-04-01T11:32:00</dc:date>
            </office:change-info>
          </text:insertion>
        </text:changed-region>
        <text:changed-region xml:id="ct41629184" text:id="ct41629184">
          <text:deletion>
            <office:change-info>
              <dc:creator>Fabio Vitali</dc:creator>
              <dc:date>2014-04-01T11:30:00</dc:date>
            </office:change-info>
            <text:p text:style-name="Standard"><text:s/></text:p>
          </text:deletion>
        </text:changed-region>
        <text:changed-region xml:id="ct43120864" text:id="ct43120864">
          <text:insertion>
            <office:change-info>
              <dc:creator>Fabio Vitali</dc:creator>
              <dc:date>2014-04-01T11:33:00</dc:date>
            </office:change-info>
          </text:insertion>
        </text:changed-region>
        <text:changed-region xml:id="ct43820352" text:id="ct43820352">
          <text:deletion>
            <office:change-info>
              <dc:creator>Fabio Vitali</dc:creator>
              <dc:date>2014-04-01T11:33:00</dc:date>
            </office:change-info>
            <text:p text:style-name="Standard">Insertions </text:p>
          </text:deletion>
        </text:changed-region>
        <text:changed-region xml:id="ct43121104" text:id="ct43121104">
          <text:insertion>
            <office:change-info>
              <dc:creator>Fabio Vitali</dc:creator>
              <dc:date>2014-04-01T11:33:00</dc:date>
            </office:change-info>
          </text:insertion>
        </text:changed-region>
        <text:changed-region xml:id="ct43791232" text:id="ct43791232">
          <text:insertion>
            <office:change-info>
              <dc:creator>Fabio Vitali</dc:creator>
              <dc:date>2014-04-01T11:35:00</dc:date>
            </office:change-info>
          </text:insertion>
        </text:changed-region>
        <text:changed-region xml:id="ct43820832" text:id="ct43820832">
          <text:insertion>
            <office:change-info>
              <dc:creator>Fabio Vitali</dc:creator>
              <dc:date>2014-04-01T11:34:00</dc:date>
            </office:change-info>
          </text:insertion>
        </text:changed-region>
        <text:changed-region xml:id="ct41109872" text:id="ct41109872">
          <text:insertion>
            <office:change-info>
              <dc:creator>Fabio Vitali</dc:creator>
              <dc:date>2014-04-01T11:33:00</dc:date>
            </office:change-info>
          </text:insertion>
        </text:changed-region>
        <text:changed-region xml:id="ct43865456" text:id="ct43865456">
          <text:insertion>
            <office:change-info>
              <dc:creator>Fabio Vitali</dc:creator>
              <dc:date>2014-04-01T11:34:00</dc:date>
            </office:change-info>
          </text:insertion>
        </text:changed-region>
        <text:changed-region xml:id="ct41110112" text:id="ct41110112">
          <text:insertion>
            <office:change-info>
              <dc:creator>Fabio Vitali</dc:creator>
              <dc:date>2014-04-01T11:33:00</dc:date>
            </office:change-info>
          </text:insertion>
        </text:changed-region>
        <text:changed-region xml:id="ct43820592" text:id="ct43820592">
          <text:insertion>
            <office:change-info>
              <dc:creator>Fabio Vitali</dc:creator>
              <dc:date>2014-04-01T11:34:00</dc:date>
            </office:change-info>
          </text:insertion>
        </text:changed-region>
        <text:changed-region xml:id="ct43757136" text:id="ct43757136">
          <text:insertion>
            <office:change-info>
              <dc:creator>Fabio Vitali</dc:creator>
              <dc:date>2014-04-01T11:35:00</dc:date>
            </office:change-info>
          </text:insertion>
        </text:changed-region>
        <text:changed-region xml:id="ct43865936" text:id="ct43865936">
          <text:deletion>
            <office:change-info>
              <dc:creator>Fabio Vitali</dc:creator>
              <dc:date>2014-04-01T11:34:00</dc:date>
            </office:change-info>
            <text:p text:style-name="Standard">may add </text:p>
          </text:deletion>
        </text:changed-region>
        <text:changed-region xml:id="ct41110352" text:id="ct41110352">
          <text:deletion>
            <office:change-info>
              <dc:creator>Fabio Vitali</dc:creator>
              <dc:date>2014-04-01T11:33:00</dc:date>
            </office:change-info>
            <text:p text:style-name="Standard">a </text:p>
          </text:deletion>
        </text:changed-region>
        <text:changed-region xml:id="ct43865696" text:id="ct43865696">
          <text:deletion>
            <office:change-info>
              <dc:creator>Fabio Vitali</dc:creator>
              <dc:date>2014-04-01T11:34:00</dc:date>
            </office:change-info>
            <text:p text:style-name="Standard">character at the end of the identifier</text:p>
          </text:deletion>
        </text:changed-region>
        <text:changed-region xml:id="ct42123568" text:id="ct42123568">
          <text:deletion>
            <office:change-info>
              <dc:creator>Fabio Vitali</dc:creator>
              <dc:date>2014-04-01T11:35:00</dc:date>
            </office:change-info>
            <text:p text:style-name="Standard">So </text:p>
          </text:deletion>
        </text:changed-region>
        <text:changed-region xml:id="ct43791472" text:id="ct43791472">
          <text:insertion>
            <office:change-info>
              <dc:creator>Fabio Vitali</dc:creator>
              <dc:date>2014-04-01T11:35:00</dc:date>
            </office:change-info>
          </text:insertion>
        </text:changed-region>
        <text:changed-region xml:id="ct42123808" text:id="ct42123808">
          <text:deletion>
            <office:change-info>
              <dc:creator>Fabio Vitali</dc:creator>
              <dc:date>2014-04-01T11:35:00</dc:date>
            </office:change-info>
            <text:p text:style-name="Standard">n amendment </text:p>
          </text:deletion>
        </text:changed-region>
        <text:changed-region xml:id="ct43790992" text:id="ct43790992">
          <text:insertion>
            <office:change-info>
              <dc:creator>Fabio Vitali</dc:creator>
              <dc:date>2014-04-01T11:35:00</dc:date>
            </office:change-info>
          </text:insertion>
        </text:changed-region>
        <text:changed-region xml:id="ct43757616" text:id="ct43757616">
          <text:insertion>
            <office:change-info>
              <dc:creator>Fabio Vitali</dc:creator>
              <dc:date>2014-04-01T11:35:00</dc:date>
            </office:change-info>
          </text:insertion>
        </text:changed-region>
        <text:changed-region xml:id="ct43757376" text:id="ct43757376">
          <text:insertion>
            <office:change-info>
              <dc:creator>Fabio Vitali</dc:creator>
              <dc:date>2014-04-01T11:35:00</dc:date>
            </office:change-info>
          </text:insertion>
        </text:changed-region>
        <text:changed-region xml:id="ct43024832" text:id="ct43024832">
          <text:deletion>
            <office:change-info>
              <dc:creator>Fabio Vitali</dc:creator>
              <dc:date>2014-04-01T11:36:00</dc:date>
            </office:change-info>
            <text:p text:style-name="Standard">article </text:p>
          </text:deletion>
        </text:changed-region>
        <text:changed-region xml:id="ct41623712" text:id="ct41623712">
          <text:insertion>
            <office:change-info>
              <dc:creator>Fabio Vitali</dc:creator>
              <dc:date>2014-04-01T11:36:00</dc:date>
            </office:change-info>
          </text:insertion>
        </text:changed-region>
        <text:changed-region xml:id="ct42123328" text:id="ct42123328">
          <text:deletion>
            <office:change-info>
              <dc:creator>Fabio Vitali</dc:creator>
              <dc:date>2014-04-01T11:35:00</dc:date>
            </office:change-info>
            <text:p text:style-name="Standard">“12/a” or “12 bis” </text:p>
          </text:deletion>
        </text:changed-region>
        <text:changed-region xml:id="ct41623952" text:id="ct41623952">
          <text:insertion>
            <office:change-info>
              <dc:creator>Fabio Vitali</dc:creator>
              <dc:date>2014-04-01T11:36:00</dc:date>
            </office:change-info>
          </text:insertion>
        </text:changed-region>
        <text:changed-region xml:id="ct43135632" text:id="ct43135632">
          <text:insertion>
            <office:change-info>
              <dc:creator>Fabio Vitali</dc:creator>
              <dc:date>2014-04-01T11:46:00</dc:date>
            </office:change-info>
          </text:insertion>
        </text:changed-region>
        <text:changed-region xml:id="ct43135872" text:id="ct43135872">
          <text:insertion>
            <office:change-info>
              <dc:creator>Fabio Vitali</dc:creator>
              <dc:date>2014-04-01T11:47:00</dc:date>
            </office:change-info>
          </text:insertion>
        </text:changed-region>
        <text:changed-region xml:id="ct41624192" text:id="ct41624192">
          <text:insertion>
            <office:change-info>
              <dc:creator>Fabio Vitali</dc:creator>
              <dc:date>2014-04-01T11:36:00</dc:date>
            </office:change-info>
          </text:insertion>
        </text:changed-region>
        <text:changed-region xml:id="ct43025072" text:id="ct43025072">
          <text:deletion>
            <office:change-info>
              <dc:creator>Fabio Vitali</dc:creator>
              <dc:date>2014-04-01T11:36:00</dc:date>
            </office:change-info>
            <text:p text:style-name="Standard">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deletion>
        </text:changed-region>
        <text:changed-region xml:id="ct41630416" text:id="ct41630416">
          <text:insertion>
            <office:change-info>
              <dc:creator>Fabio Vitali</dc:creator>
              <dc:date>2014-04-01T11:37:00</dc:date>
            </office:change-info>
          </text:insertion>
        </text:changed-region>
        <text:changed-region xml:id="ct43788288" text:id="ct43788288">
          <text:insertion>
            <office:change-info>
              <dc:creator>Fabio Vitali</dc:creator>
              <dc:date>2014-04-01T11:38:00</dc:date>
            </office:change-info>
          </text:insertion>
        </text:changed-region>
        <text:changed-region xml:id="ct43025312" text:id="ct43025312">
          <text:insertion>
            <office:change-info>
              <dc:creator>Fabio Vitali</dc:creator>
              <dc:date>2014-04-01T11:37:00</dc:date>
            </office:change-info>
          </text:insertion>
        </text:changed-region>
        <text:changed-region xml:id="ct41630896" text:id="ct41630896">
          <text:insertion>
            <office:change-info>
              <dc:creator>Fabio Vitali</dc:creator>
              <dc:date>2014-04-01T11:38:00</dc:date>
            </office:change-info>
          </text:insertion>
        </text:changed-region>
        <text:changed-region xml:id="ct41626864" text:id="ct41626864">
          <text:insertion>
            <office:change-info>
              <dc:creator>Fabio Vitali</dc:creator>
              <dc:date>2014-04-01T11:37:00</dc:date>
            </office:change-info>
          </text:insertion>
        </text:changed-region>
        <text:changed-region xml:id="ct41627104" text:id="ct41627104">
          <text:insertion>
            <office:change-info>
              <dc:creator>Fabio Vitali</dc:creator>
              <dc:date>2014-04-01T11:37:00</dc:date>
            </office:change-info>
          </text:insertion>
        </text:changed-region>
        <text:changed-region xml:id="ct41627344" text:id="ct41627344">
          <text:insertion>
            <office:change-info>
              <dc:creator>Fabio Vitali</dc:creator>
              <dc:date>2014-04-01T11:38:00</dc:date>
            </office:change-info>
          </text:insertion>
        </text:changed-region>
        <text:changed-region xml:id="ct41630656" text:id="ct41630656">
          <text:insertion>
            <office:change-info>
              <dc:creator>Fabio Vitali</dc:creator>
              <dc:date>2014-04-01T11:37:00</dc:date>
            </office:change-info>
          </text:insertion>
        </text:changed-region>
        <text:changed-region xml:id="ct41611968" text:id="ct41611968">
          <text:insertion>
            <office:change-info>
              <dc:creator>Fabio Vitali</dc:creator>
              <dc:date>2014-04-01T11:39:00</dc:date>
            </office:change-info>
          </text:insertion>
        </text:changed-region>
        <text:changed-region xml:id="ct41614096" text:id="ct41614096">
          <text:deletion>
            <office:change-info>
              <dc:creator>Fabio Vitali</dc:creator>
              <dc:date>2014-04-01T11:39:00</dc:date>
            </office:change-info>
            <text:p text:style-name="Standard"><text:span text:style-name="Macchina_20_da_20_scrivere_20_HTML">-</text:span></text:p>
          </text:deletion>
        </text:changed-region>
        <text:changed-region xml:id="ct43788768" text:id="ct43788768">
          <text:insertion>
            <office:change-info>
              <dc:creator>Fabio Vitali</dc:creator>
              <dc:date>2014-04-01T11:39:00</dc:date>
            </office:change-info>
          </text:insertion>
        </text:changed-region>
        <text:changed-region xml:id="ct41613616" text:id="ct41613616">
          <text:insertion>
            <office:change-info>
              <dc:creator>Fabio Vitali</dc:creator>
              <dc:date>2014-04-01T11:39:00</dc:date>
            </office:change-info>
          </text:insertion>
        </text:changed-region>
        <text:changed-region xml:id="ct41143968" text:id="ct41143968">
          <text:deletion>
            <office:change-info>
              <dc:creator>Fabio Vitali</dc:creator>
              <dc:date>2014-04-01T11:40:00</dc:date>
            </office:change-info>
            <text:p text:style-name="Standard"><text:span text:style-name="Macchina_20_da_20_scrivere_20_HTML">0</text:span></text:p>
          </text:deletion>
        </text:changed-region>
        <text:changed-region xml:id="ct41613856" text:id="ct41613856">
          <text:deletion>
            <office:change-info>
              <dc:creator>Fabio Vitali</dc:creator>
              <dc:date>2014-04-01T11:39:00</dc:date>
            </office:change-info>
            <text:p text:style-name="Standard"><text:span text:style-name="Macchina_20_da_20_scrivere_20_HTML">-</text:span></text:p>
          </text:deletion>
        </text:changed-region>
        <text:changed-region xml:id="ct41612688" text:id="ct41612688">
          <text:insertion>
            <office:change-info>
              <dc:creator>Fabio Vitali</dc:creator>
              <dc:date>2014-04-01T11:39:00</dc:date>
            </office:change-info>
          </text:insertion>
        </text:changed-region>
        <text:changed-region xml:id="ct41612448" text:id="ct41612448">
          <text:insertion>
            <office:change-info>
              <dc:creator>Fabio Vitali</dc:creator>
              <dc:date>2014-04-01T11:39:00</dc:date>
            </office:change-info>
          </text:insertion>
        </text:changed-region>
        <text:changed-region xml:id="ct41144160" text:id="ct41144160">
          <text:deletion>
            <office:change-info>
              <dc:creator>Fabio Vitali</dc:creator>
              <dc:date>2014-04-01T11:40:00</dc:date>
            </office:change-info>
            <text:p text:style-name="Standard"><text:span text:style-name="Macchina_20_da_20_scrivere_20_HTML">0</text:span></text:p>
          </text:deletion>
        </text:changed-region>
        <text:changed-region xml:id="ct41625184" text:id="ct41625184">
          <text:deletion>
            <office:change-info>
              <dc:creator>Fabio Vitali</dc:creator>
              <dc:date>2014-04-01T11:39:00</dc:date>
            </office:change-info>
            <text:p text:style-name="Standard"><text:span text:style-name="Macchina_20_da_20_scrivere_20_HTML">-art</text:span></text:p>
          </text:deletion>
        </text:changed-region>
        <text:changed-region xml:id="ct43788528" text:id="ct43788528">
          <text:deletion>
            <office:change-info>
              <dc:creator>Fabio Vitali</dc:creator>
              <dc:date>2014-04-01T11:38:00</dc:date>
            </office:change-info>
            <text:p text:style-name="Standard"><text:span text:style-name="Macchina_20_da_20_scrivere_20_HTML">0</text:span></text:p>
          </text:deletion>
        </text:changed-region>
        <text:changed-region xml:id="ct41614336" text:id="ct41614336">
          <text:deletion>
            <office:change-info>
              <dc:creator>Fabio Vitali</dc:creator>
              <dc:date>2014-04-01T11:39:00</dc:date>
            </office:change-info>
            <text:p text:style-name="Standard"><text:span text:style-name="Macchina_20_da_20_scrivere_20_HTML">4a</text:span></text:p>
          </text:deletion>
        </text:changed-region>
        <text:changed-region xml:id="ct41612208" text:id="ct41612208">
          <text:insertion>
            <office:change-info>
              <dc:creator>Fabio Vitali</dc:creator>
              <dc:date>2014-04-01T11:39:00</dc:date>
            </office:change-info>
          </text:insertion>
        </text:changed-region>
        <text:changed-region xml:id="ct41625424" text:id="ct41625424">
          <text:insertion>
            <office:change-info>
              <dc:creator>Fabio Vitali</dc:creator>
              <dc:date>2014-04-01T11:40:00</dc:date>
            </office:change-info>
          </text:insertion>
        </text:changed-region>
        <text:changed-region xml:id="ct41144400" text:id="ct41144400">
          <text:insertion>
            <office:change-info>
              <dc:creator>Fabio Vitali</dc:creator>
              <dc:date>2014-04-01T11:44:00</dc:date>
            </office:change-info>
          </text:insertion>
        </text:changed-region>
        <text:changed-region xml:id="ct43135152" text:id="ct43135152">
          <text:deletion>
            <office:change-info>
              <dc:creator>Fabio Vitali</dc:creator>
              <dc:date>2014-04-01T11:44:00</dc:date>
            </office:change-info>
            <text:p text:style-name="Standard">amendment </text:p>
          </text:deletion>
        </text:changed-region>
        <text:changed-region xml:id="ct41144640" text:id="ct41144640">
          <text:insertion>
            <office:change-info>
              <dc:creator>Fabio Vitali</dc:creator>
              <dc:date>2014-04-01T11:44:00</dc:date>
            </office:change-info>
          </text:insertion>
        </text:changed-region>
        <text:changed-region xml:id="ct43134912" text:id="ct43134912">
          <text:insertion>
            <office:change-info>
              <dc:creator>Fabio Vitali</dc:creator>
              <dc:date>2014-04-01T11:44:00</dc:date>
            </office:change-info>
          </text:insertion>
        </text:changed-region>
        <text:changed-region xml:id="ct41625904" text:id="ct41625904">
          <text:insertion>
            <office:change-info>
              <dc:creator>Fabio Vitali</dc:creator>
              <dc:date>2014-04-01T11:40:00</dc:date>
            </office:change-info>
          </text:insertion>
        </text:changed-region>
        <text:changed-region xml:id="ct41625664" text:id="ct41625664">
          <text:deletion>
            <office:change-info>
              <dc:creator>Fabio Vitali</dc:creator>
              <dc:date>2014-04-01T11:40:00</dc:date>
            </office:change-info>
            <text:p text:style-name="Standard"><text:span text:style-name="Macchina_20_da_20_scrivere_20_HTML">0</text:span></text:p>
          </text:deletion>
        </text:changed-region>
        <text:changed-region xml:id="ct43135392" text:id="ct43135392">
          <text:deletion>
            <office:change-info>
              <dc:creator>Fabio Vitali</dc:creator>
              <dc:date>2014-04-01T11:44:00</dc:date>
            </office:change-info>
            <text:p text:style-name="Standard">identifier </text:p>
          </text:deletion>
        </text:changed-region>
        <text:changed-region xml:id="ct41240768" text:id="ct41240768">
          <text:insertion>
            <office:change-info>
              <dc:creator>Fabio Vitali</dc:creator>
              <dc:date>2014-03-31T12:54:00</dc:date>
            </office:change-info>
          </text:insertion>
        </text:changed-region>
        <text:changed-region xml:id="ct41199040" text:id="ct41199040">
          <text:insertion>
            <office:change-info>
              <dc:creator>Fabio Vitali</dc:creator>
              <dc:date>2014-03-31T12:55:00</dc:date>
            </office:change-info>
          </text:insertion>
        </text:changed-region>
        <text:changed-region xml:id="ct41274656" text:id="ct41274656">
          <text:insertion>
            <office:change-info>
              <dc:creator>Fabio Vitali</dc:creator>
              <dc:date>2014-03-31T12:56:00</dc:date>
            </office:change-info>
          </text:insertion>
        </text:changed-region>
        <text:changed-region xml:id="ct41319456" text:id="ct41319456">
          <text:insertion>
            <office:change-info>
              <dc:creator>Fabio Vitali</dc:creator>
              <dc:date>2014-03-31T13:03:00</dc:date>
            </office:change-info>
          </text:insertion>
        </text:changed-region>
        <text:changed-region xml:id="ct41268048" text:id="ct41268048">
          <text:insertion>
            <office:change-info>
              <dc:creator>Fabio Vitali</dc:creator>
              <dc:date>2014-03-31T12:56:00</dc:date>
            </office:change-info>
          </text:insertion>
        </text:changed-region>
        <text:changed-region xml:id="ct41304544" text:id="ct41304544">
          <text:insertion>
            <office:change-info>
              <dc:creator>Fabio Vitali</dc:creator>
              <dc:date>2014-03-31T12:57:00</dc:date>
            </office:change-info>
          </text:insertion>
        </text:changed-region>
        <text:changed-region xml:id="ct41127392" text:id="ct41127392">
          <text:insertion>
            <office:change-info>
              <dc:creator>Fabio Vitali</dc:creator>
              <dc:date>2014-03-31T12:54:00</dc:date>
            </office:change-info>
          </text:insertion>
        </text:changed-region>
        <text:changed-region xml:id="ct41234320" text:id="ct41234320">
          <text:insertion>
            <office:change-info>
              <dc:creator>Fabio Vitali</dc:creator>
              <dc:date>2014-03-31T13:05:00</dc:date>
            </office:change-info>
          </text:insertion>
        </text:changed-region>
        <text:changed-region xml:id="ct41128784" text:id="ct41128784">
          <text:insertion>
            <office:change-info>
              <dc:creator>Fabio Vitali</dc:creator>
              <dc:date>2014-03-31T12:54:00</dc:date>
            </office:change-info>
          </text:insertion>
        </text:changed-region>
        <text:changed-region xml:id="ct41148848" text:id="ct41148848">
          <text:insertion>
            <office:change-info>
              <dc:creator>Fabio Vitali</dc:creator>
              <dc:date>2014-03-31T12:57:00</dc:date>
            </office:change-info>
          </text:insertion>
        </text:changed-region>
        <text:changed-region xml:id="ct41126000" text:id="ct41126000">
          <text:insertion>
            <office:change-info>
              <dc:creator>Fabio Vitali</dc:creator>
              <dc:date>2014-03-31T12:54:00</dc:date>
            </office:change-info>
          </text:insertion>
        </text:changed-region>
        <text:changed-region xml:id="ct41397616" text:id="ct41397616">
          <text:insertion>
            <office:change-info>
              <dc:creator>Fabio Vitali</dc:creator>
              <dc:date>2014-03-31T12:58:00</dc:date>
            </office:change-info>
          </text:insertion>
        </text:changed-region>
        <text:changed-region xml:id="ct41187808" text:id="ct41187808">
          <text:insertion>
            <office:change-info>
              <dc:creator>Fabio Vitali</dc:creator>
              <dc:date>2014-03-31T12:54:00</dc:date>
            </office:change-info>
          </text:insertion>
        </text:changed-region>
        <text:changed-region xml:id="ct41366464" text:id="ct41366464">
          <text:insertion>
            <office:change-info>
              <dc:creator>Fabio Vitali</dc:creator>
              <dc:date>2014-03-31T12:58:00</dc:date>
            </office:change-info>
          </text:insertion>
        </text:changed-region>
        <text:changed-region xml:id="ct41373232" text:id="ct41373232">
          <text:insertion>
            <office:change-info>
              <dc:creator>Fabio Vitali</dc:creator>
              <dc:date>2014-03-31T12:54:00</dc:date>
            </office:change-info>
          </text:insertion>
        </text:changed-region>
        <text:changed-region xml:id="ct41611072" text:id="ct41611072">
          <text:insertion>
            <office:change-info>
              <dc:creator>Fabio Vitali</dc:creator>
              <dc:date>2014-03-31T12:58:00</dc:date>
            </office:change-info>
          </text:insertion>
        </text:changed-region>
        <text:changed-region xml:id="ct41621760" text:id="ct41621760">
          <text:insertion>
            <office:change-info>
              <dc:creator>Fabio Vitali</dc:creator>
              <dc:date>2014-03-31T12:54:00</dc:date>
            </office:change-info>
          </text:insertion>
        </text:changed-region>
        <text:changed-region xml:id="ct41716800" text:id="ct41716800">
          <text:insertion>
            <office:change-info>
              <dc:creator>Fabio Vitali</dc:creator>
              <dc:date>2014-03-31T12:58:00</dc:date>
            </office:change-info>
          </text:insertion>
        </text:changed-region>
        <text:changed-region xml:id="ct41383632" text:id="ct41383632">
          <text:insertion>
            <office:change-info>
              <dc:creator>Fabio Vitali</dc:creator>
              <dc:date>2014-03-31T12:54:00</dc:date>
            </office:change-info>
          </text:insertion>
        </text:changed-region>
        <text:changed-region xml:id="ct41363312" text:id="ct41363312">
          <text:insertion>
            <office:change-info>
              <dc:creator>Fabio Vitali</dc:creator>
              <dc:date>2014-03-31T13:00:00</dc:date>
            </office:change-info>
          </text:insertion>
        </text:changed-region>
        <text:changed-region xml:id="ct41390176" text:id="ct41390176">
          <text:insertion>
            <office:change-info>
              <dc:creator>Fabio Vitali</dc:creator>
              <dc:date>2014-03-31T12:54:00</dc:date>
            </office:change-info>
          </text:insertion>
        </text:changed-region>
        <text:changed-region xml:id="ct41261264" text:id="ct41261264">
          <text:insertion>
            <office:change-info>
              <dc:creator>Fabio Vitali</dc:creator>
              <dc:date>2014-03-31T13:00:00</dc:date>
            </office:change-info>
          </text:insertion>
        </text:changed-region>
        <text:changed-region xml:id="ct41410896" text:id="ct41410896">
          <text:insertion>
            <office:change-info>
              <dc:creator>Fabio Vitali</dc:creator>
              <dc:date>2014-03-31T12:54:00</dc:date>
            </office:change-info>
          </text:insertion>
        </text:changed-region>
        <text:changed-region xml:id="ct42366224" text:id="ct42366224">
          <text:insertion>
            <office:change-info>
              <dc:creator>Fabio Vitali</dc:creator>
              <dc:date>2014-04-02T16:38:00</dc:date>
            </office:change-info>
          </text:insertion>
        </text:changed-region>
        <text:changed-region xml:id="ct42366416" text:id="ct42366416">
          <text:insertion>
            <office:change-info>
              <dc:creator>Fabio Vitali</dc:creator>
              <dc:date>2014-04-02T16:38:00</dc:date>
            </office:change-info>
          </text:insertion>
        </text:changed-region>
        <text:changed-region xml:id="ct42355280" text:id="ct42355280">
          <text:insertion>
            <office:change-info>
              <dc:creator>Fabio Vitali</dc:creator>
              <dc:date>2014-04-02T16:35:00</dc:date>
            </office:change-info>
          </text:insertion>
        </text:changed-region>
        <text:changed-region xml:id="ct42361616" text:id="ct42361616">
          <text:insertion>
            <office:change-info>
              <dc:creator>Fabio Vitali</dc:creator>
              <dc:date>2014-04-02T16:35:00</dc:date>
            </office:change-info>
          </text:insertion>
        </text:changed-region>
        <text:changed-region xml:id="ct42361808" text:id="ct42361808">
          <text:insertion>
            <office:change-info>
              <dc:creator>Fabio Vitali</dc:creator>
              <dc:date>2014-04-02T16:35:00</dc:date>
            </office:change-info>
          </text:insertion>
        </text:changed-region>
        <text:changed-region xml:id="ct42361232" text:id="ct42361232">
          <text:insertion>
            <office:change-info>
              <dc:creator>Fabio Vitali</dc:creator>
              <dc:date>2014-04-02T16:35:00</dc:date>
            </office:change-info>
          </text:insertion>
        </text:changed-region>
        <text:changed-region xml:id="ct42361424" text:id="ct42361424">
          <text:insertion>
            <office:change-info>
              <dc:creator>Fabio Vitali</dc:creator>
              <dc:date>2014-04-02T16:35:00</dc:date>
            </office:change-info>
          </text:insertion>
        </text:changed-region>
        <text:changed-region xml:id="ct42360848" text:id="ct42360848">
          <text:insertion>
            <office:change-info>
              <dc:creator>Fabio Vitali</dc:creator>
              <dc:date>2014-04-02T16:35:00</dc:date>
            </office:change-info>
          </text:insertion>
        </text:changed-region>
        <text:changed-region xml:id="ct42361040" text:id="ct42361040">
          <text:insertion>
            <office:change-info>
              <dc:creator>Fabio Vitali</dc:creator>
              <dc:date>2014-04-02T16:35:00</dc:date>
            </office:change-info>
          </text:insertion>
        </text:changed-region>
        <text:changed-region xml:id="ct42360464" text:id="ct42360464">
          <text:insertion>
            <office:change-info>
              <dc:creator>Fabio Vitali</dc:creator>
              <dc:date>2014-04-02T16:35:00</dc:date>
            </office:change-info>
          </text:insertion>
        </text:changed-region>
        <text:changed-region xml:id="ct42360656" text:id="ct42360656">
          <text:insertion>
            <office:change-info>
              <dc:creator>Fabio Vitali</dc:creator>
              <dc:date>2014-04-02T16:35:00</dc:date>
            </office:change-info>
          </text:insertion>
        </text:changed-region>
        <text:changed-region xml:id="ct42360080" text:id="ct42360080">
          <text:insertion>
            <office:change-info>
              <dc:creator>Fabio Vitali</dc:creator>
              <dc:date>2014-04-02T16:35:00</dc:date>
            </office:change-info>
          </text:insertion>
        </text:changed-region>
        <text:changed-region xml:id="ct42360272" text:id="ct42360272">
          <text:insertion>
            <office:change-info>
              <dc:creator>Fabio Vitali</dc:creator>
              <dc:date>2014-04-02T16:35:00</dc:date>
            </office:change-info>
          </text:insertion>
        </text:changed-region>
        <text:changed-region xml:id="ct42359696" text:id="ct42359696">
          <text:insertion>
            <office:change-info>
              <dc:creator>Fabio Vitali</dc:creator>
              <dc:date>2014-04-02T16:35:00</dc:date>
            </office:change-info>
          </text:insertion>
        </text:changed-region>
        <text:changed-region xml:id="ct42359888" text:id="ct42359888">
          <text:insertion>
            <office:change-info>
              <dc:creator>Fabio Vitali</dc:creator>
              <dc:date>2014-04-02T16:35:00</dc:date>
            </office:change-info>
          </text:insertion>
        </text:changed-region>
        <text:changed-region xml:id="ct42359312" text:id="ct42359312">
          <text:insertion>
            <office:change-info>
              <dc:creator>Fabio Vitali</dc:creator>
              <dc:date>2014-04-02T16:35:00</dc:date>
            </office:change-info>
          </text:insertion>
        </text:changed-region>
        <text:changed-region xml:id="ct42359504" text:id="ct42359504">
          <text:insertion>
            <office:change-info>
              <dc:creator>Fabio Vitali</dc:creator>
              <dc:date>2014-04-02T16:35:00</dc:date>
            </office:change-info>
          </text:insertion>
        </text:changed-region>
        <text:changed-region xml:id="ct42358928" text:id="ct42358928">
          <text:insertion>
            <office:change-info>
              <dc:creator>Fabio Vitali</dc:creator>
              <dc:date>2014-04-02T16:35:00</dc:date>
            </office:change-info>
          </text:insertion>
        </text:changed-region>
        <text:changed-region xml:id="ct42359120" text:id="ct42359120">
          <text:insertion>
            <office:change-info>
              <dc:creator>Fabio Vitali</dc:creator>
              <dc:date>2014-04-02T16:35:00</dc:date>
            </office:change-info>
          </text:insertion>
        </text:changed-region>
        <text:changed-region xml:id="ct42358544" text:id="ct42358544">
          <text:insertion>
            <office:change-info>
              <dc:creator>Fabio Vitali</dc:creator>
              <dc:date>2014-04-02T16:35:00</dc:date>
            </office:change-info>
          </text:insertion>
        </text:changed-region>
        <text:changed-region xml:id="ct42358736" text:id="ct42358736">
          <text:insertion>
            <office:change-info>
              <dc:creator>Fabio Vitali</dc:creator>
              <dc:date>2014-04-02T16:35:00</dc:date>
            </office:change-info>
          </text:insertion>
        </text:changed-region>
        <text:changed-region xml:id="ct42358160" text:id="ct42358160">
          <text:insertion>
            <office:change-info>
              <dc:creator>Fabio Vitali</dc:creator>
              <dc:date>2014-04-02T16:35:00</dc:date>
            </office:change-info>
          </text:insertion>
        </text:changed-region>
        <text:changed-region xml:id="ct42358352" text:id="ct42358352">
          <text:insertion>
            <office:change-info>
              <dc:creator>Fabio Vitali</dc:creator>
              <dc:date>2014-04-02T16:35:00</dc:date>
            </office:change-info>
          </text:insertion>
        </text:changed-region>
        <text:changed-region xml:id="ct42357776" text:id="ct42357776">
          <text:insertion>
            <office:change-info>
              <dc:creator>Fabio Vitali</dc:creator>
              <dc:date>2014-04-02T16:35:00</dc:date>
            </office:change-info>
          </text:insertion>
        </text:changed-region>
        <text:changed-region xml:id="ct42357968" text:id="ct42357968">
          <text:insertion>
            <office:change-info>
              <dc:creator>Fabio Vitali</dc:creator>
              <dc:date>2014-04-02T16:35:00</dc:date>
            </office:change-info>
          </text:insertion>
        </text:changed-region>
        <text:changed-region xml:id="ct42357392" text:id="ct42357392">
          <text:insertion>
            <office:change-info>
              <dc:creator>Fabio Vitali</dc:creator>
              <dc:date>2014-04-02T16:35:00</dc:date>
            </office:change-info>
          </text:insertion>
        </text:changed-region>
        <text:changed-region xml:id="ct42357584" text:id="ct42357584">
          <text:insertion>
            <office:change-info>
              <dc:creator>Fabio Vitali</dc:creator>
              <dc:date>2014-04-02T16:35:00</dc:date>
            </office:change-info>
          </text:insertion>
        </text:changed-region>
        <text:changed-region xml:id="ct42357008" text:id="ct42357008">
          <text:insertion>
            <office:change-info>
              <dc:creator>Fabio Vitali</dc:creator>
              <dc:date>2014-04-02T16:35:00</dc:date>
            </office:change-info>
          </text:insertion>
        </text:changed-region>
        <text:changed-region xml:id="ct42357200" text:id="ct42357200">
          <text:insertion>
            <office:change-info>
              <dc:creator>Fabio Vitali</dc:creator>
              <dc:date>2014-04-02T16:35:00</dc:date>
            </office:change-info>
          </text:insertion>
        </text:changed-region>
        <text:changed-region xml:id="ct42356624" text:id="ct42356624">
          <text:insertion>
            <office:change-info>
              <dc:creator>Fabio Vitali</dc:creator>
              <dc:date>2014-04-02T16:35:00</dc:date>
            </office:change-info>
          </text:insertion>
        </text:changed-region>
        <text:changed-region xml:id="ct42356816" text:id="ct42356816">
          <text:insertion>
            <office:change-info>
              <dc:creator>Fabio Vitali</dc:creator>
              <dc:date>2014-04-02T16:35:00</dc:date>
            </office:change-info>
          </text:insertion>
        </text:changed-region>
        <text:changed-region xml:id="ct42362000" text:id="ct42362000">
          <text:insertion>
            <office:change-info>
              <dc:creator>Fabio Vitali</dc:creator>
              <dc:date>2014-04-02T16:35:00</dc:date>
            </office:change-info>
          </text:insertion>
        </text:changed-region>
        <text:changed-region xml:id="ct42355856" text:id="ct42355856">
          <text:insertion>
            <office:change-info>
              <dc:creator>Fabio Vitali</dc:creator>
              <dc:date>2014-04-02T16:35:00</dc:date>
            </office:change-info>
          </text:insertion>
        </text:changed-region>
        <text:changed-region xml:id="ct42336768" text:id="ct42336768">
          <text:insertion>
            <office:change-info>
              <dc:creator>Fabio Vitali</dc:creator>
              <dc:date>2014-04-02T16:35:00</dc:date>
            </office:change-info>
          </text:insertion>
        </text:changed-region>
        <text:changed-region xml:id="ct42140592" text:id="ct42140592">
          <text:insertion>
            <office:change-info>
              <dc:creator>Fabio Vitali</dc:creator>
              <dc:date>2014-04-02T16:35:00</dc:date>
            </office:change-info>
          </text:insertion>
        </text:changed-region>
        <text:changed-region xml:id="ct42342336" text:id="ct42342336">
          <text:insertion>
            <office:change-info>
              <dc:creator>Fabio Vitali</dc:creator>
              <dc:date>2014-04-02T16:35:00</dc:date>
            </office:change-info>
          </text:insertion>
        </text:changed-region>
        <text:changed-region xml:id="ct42129776" text:id="ct42129776">
          <text:insertion>
            <office:change-info>
              <dc:creator>Fabio Vitali</dc:creator>
              <dc:date>2014-04-02T16:35:00</dc:date>
            </office:change-info>
          </text:insertion>
        </text:changed-region>
        <text:changed-region xml:id="ct42333936" text:id="ct42333936">
          <text:insertion>
            <office:change-info>
              <dc:creator>Fabio Vitali</dc:creator>
              <dc:date>2014-04-02T16:35:00</dc:date>
            </office:change-info>
          </text:insertion>
        </text:changed-region>
        <text:changed-region xml:id="ct42322352" text:id="ct42322352">
          <text:insertion>
            <office:change-info>
              <dc:creator>Fabio Vitali</dc:creator>
              <dc:date>2014-04-02T16:35:00</dc:date>
            </office:change-info>
          </text:insertion>
        </text:changed-region>
        <text:changed-region xml:id="ct42304976" text:id="ct42304976">
          <text:insertion>
            <office:change-info>
              <dc:creator>Fabio Vitali</dc:creator>
              <dc:date>2014-04-02T16:35:00</dc:date>
            </office:change-info>
          </text:insertion>
        </text:changed-region>
        <text:changed-region xml:id="ct42297232" text:id="ct42297232">
          <text:insertion>
            <office:change-info>
              <dc:creator>Fabio Vitali</dc:creator>
              <dc:date>2014-04-02T16:35:00</dc:date>
            </office:change-info>
          </text:insertion>
        </text:changed-region>
        <text:changed-region xml:id="ct42356432" text:id="ct42356432">
          <text:insertion>
            <office:change-info>
              <dc:creator>Fabio Vitali</dc:creator>
              <dc:date>2014-04-02T16:35:00</dc:date>
            </office:change-info>
          </text:insertion>
        </text:changed-region>
        <text:changed-region xml:id="ct42304032" text:id="ct42304032">
          <text:insertion>
            <office:change-info>
              <dc:creator>Fabio Vitali</dc:creator>
              <dc:date>2014-04-02T16:35:00</dc:date>
            </office:change-info>
          </text:insertion>
        </text:changed-region>
        <text:changed-region xml:id="ct42316960" text:id="ct42316960">
          <text:insertion>
            <office:change-info>
              <dc:creator>Fabio Vitali</dc:creator>
              <dc:date>2014-04-02T16:35:00</dc:date>
            </office:change-info>
          </text:insertion>
        </text:changed-region>
        <text:changed-region xml:id="ct42294752" text:id="ct42294752">
          <text:insertion>
            <office:change-info>
              <dc:creator>Fabio Vitali</dc:creator>
              <dc:date>2014-04-02T16:35:00</dc:date>
            </office:change-info>
          </text:insertion>
        </text:changed-region>
        <text:changed-region xml:id="ct42267248" text:id="ct42267248">
          <text:insertion>
            <office:change-info>
              <dc:creator>Fabio Vitali</dc:creator>
              <dc:date>2014-04-02T16:35:00</dc:date>
            </office:change-info>
          </text:insertion>
        </text:changed-region>
        <text:changed-region xml:id="ct42339328" text:id="ct42339328">
          <text:insertion>
            <office:change-info>
              <dc:creator>Fabio Vitali</dc:creator>
              <dc:date>2014-04-02T16:35:00</dc:date>
            </office:change-info>
          </text:insertion>
        </text:changed-region>
        <text:changed-region xml:id="ct42363152" text:id="ct42363152">
          <text:insertion>
            <office:change-info>
              <dc:creator>Fabio Vitali</dc:creator>
              <dc:date>2014-04-02T16:35:00</dc:date>
            </office:change-info>
          </text:insertion>
        </text:changed-region>
        <text:changed-region xml:id="ct42363344" text:id="ct42363344">
          <text:insertion>
            <office:change-info>
              <dc:creator>Fabio Vitali</dc:creator>
              <dc:date>2014-04-02T16:35:00</dc:date>
            </office:change-info>
          </text:insertion>
        </text:changed-region>
        <text:changed-region xml:id="ct42362768" text:id="ct42362768">
          <text:insertion>
            <office:change-info>
              <dc:creator>Fabio Vitali</dc:creator>
              <dc:date>2014-04-02T16:35:00</dc:date>
            </office:change-info>
          </text:insertion>
        </text:changed-region>
        <text:changed-region xml:id="ct42362960" text:id="ct42362960">
          <text:insertion>
            <office:change-info>
              <dc:creator>Fabio Vitali</dc:creator>
              <dc:date>2014-04-02T16:35:00</dc:date>
            </office:change-info>
          </text:insertion>
        </text:changed-region>
        <text:changed-region xml:id="ct42130016" text:id="ct42130016">
          <text:insertion>
            <office:change-info>
              <dc:creator>Fabio Vitali</dc:creator>
              <dc:date>2014-04-02T16:36:00</dc:date>
            </office:change-info>
          </text:insertion>
        </text:changed-region>
        <text:changed-region xml:id="ct42362576" text:id="ct42362576">
          <text:insertion>
            <office:change-info>
              <dc:creator>Fabio Vitali</dc:creator>
              <dc:date>2014-04-02T16:35:00</dc:date>
            </office:change-info>
          </text:insertion>
        </text:changed-region>
        <text:changed-region xml:id="ct42352176" text:id="ct42352176">
          <text:insertion>
            <office:change-info>
              <dc:creator>Fabio Vitali</dc:creator>
              <dc:date>2014-04-02T16:36:00</dc:date>
            </office:change-info>
          </text:insertion>
        </text:changed-region>
        <text:changed-region xml:id="ct42362192" text:id="ct42362192">
          <text:insertion>
            <office:change-info>
              <dc:creator>Fabio Vitali</dc:creator>
              <dc:date>2014-04-02T16:35:00</dc:date>
            </office:change-info>
          </text:insertion>
        </text:changed-region>
        <text:changed-region xml:id="ct42362384" text:id="ct42362384">
          <text:insertion>
            <office:change-info>
              <dc:creator>Fabio Vitali</dc:creator>
              <dc:date>2014-04-02T16:35:00</dc:date>
            </office:change-info>
          </text:insertion>
        </text:changed-region>
        <text:changed-region xml:id="ct42351216" text:id="ct42351216">
          <text:insertion>
            <office:change-info>
              <dc:creator>Fabio Vitali</dc:creator>
              <dc:date>2014-04-02T16:35:00</dc:date>
            </office:change-info>
          </text:insertion>
        </text:changed-region>
        <text:changed-region xml:id="ct42351456" text:id="ct42351456">
          <text:insertion>
            <office:change-info>
              <dc:creator>Fabio Vitali</dc:creator>
              <dc:date>2014-04-02T16:35:00</dc:date>
            </office:change-info>
          </text:insertion>
        </text:changed-region>
        <text:changed-region xml:id="ct42329216" text:id="ct42329216">
          <text:insertion>
            <office:change-info>
              <dc:creator>Fabio Vitali</dc:creator>
              <dc:date>2014-04-02T16:35:00</dc:date>
            </office:change-info>
          </text:insertion>
        </text:changed-region>
        <text:changed-region xml:id="ct42353744" text:id="ct42353744">
          <text:insertion>
            <office:change-info>
              <dc:creator>Fabio Vitali</dc:creator>
              <dc:date>2014-04-02T16:35:00</dc:date>
            </office:change-info>
          </text:insertion>
        </text:changed-region>
        <text:changed-region xml:id="ct42351936" text:id="ct42351936">
          <text:insertion>
            <office:change-info>
              <dc:creator>Fabio Vitali</dc:creator>
              <dc:date>2014-04-02T16:36:00</dc:date>
            </office:change-info>
          </text:insertion>
        </text:changed-region>
        <text:changed-region xml:id="ct42350496" text:id="ct42350496">
          <text:insertion>
            <office:change-info>
              <dc:creator>Fabio Vitali</dc:creator>
              <dc:date>2014-04-02T16:35:00</dc:date>
            </office:change-info>
          </text:insertion>
        </text:changed-region>
        <text:changed-region xml:id="ct42350736" text:id="ct42350736">
          <text:insertion>
            <office:change-info>
              <dc:creator>Fabio Vitali</dc:creator>
              <dc:date>2014-04-02T16:35:00</dc:date>
            </office:change-info>
          </text:insertion>
        </text:changed-region>
        <text:changed-region xml:id="ct42350016" text:id="ct42350016">
          <text:insertion>
            <office:change-info>
              <dc:creator>Fabio Vitali</dc:creator>
              <dc:date>2014-04-02T16:35:00</dc:date>
            </office:change-info>
          </text:insertion>
        </text:changed-region>
        <text:changed-region xml:id="ct42350256" text:id="ct42350256">
          <text:insertion>
            <office:change-info>
              <dc:creator>Fabio Vitali</dc:creator>
              <dc:date>2014-04-02T16:35:00</dc:date>
            </office:change-info>
          </text:insertion>
        </text:changed-region>
        <text:changed-region xml:id="ct42349536" text:id="ct42349536">
          <text:insertion>
            <office:change-info>
              <dc:creator>Fabio Vitali</dc:creator>
              <dc:date>2014-04-02T16:35:00</dc:date>
            </office:change-info>
          </text:insertion>
        </text:changed-region>
        <text:changed-region xml:id="ct42349776" text:id="ct42349776">
          <text:insertion>
            <office:change-info>
              <dc:creator>Fabio Vitali</dc:creator>
              <dc:date>2014-04-02T16:35:00</dc:date>
            </office:change-info>
          </text:insertion>
        </text:changed-region>
        <text:changed-region xml:id="ct42349056" text:id="ct42349056">
          <text:insertion>
            <office:change-info>
              <dc:creator>Fabio Vitali</dc:creator>
              <dc:date>2014-04-02T16:35:00</dc:date>
            </office:change-info>
          </text:insertion>
        </text:changed-region>
        <text:changed-region xml:id="ct42349296" text:id="ct42349296">
          <text:insertion>
            <office:change-info>
              <dc:creator>Fabio Vitali</dc:creator>
              <dc:date>2014-04-02T16:35:00</dc:date>
            </office:change-info>
          </text:insertion>
        </text:changed-region>
        <text:changed-region xml:id="ct42352416" text:id="ct42352416">
          <text:insertion>
            <office:change-info>
              <dc:creator>Fabio Vitali</dc:creator>
              <dc:date>2014-04-02T16:36:00</dc:date>
            </office:change-info>
          </text:insertion>
        </text:changed-region>
        <text:changed-region xml:id="ct42341808" text:id="ct42341808">
          <text:insertion>
            <office:change-info>
              <dc:creator>Fabio Vitali</dc:creator>
              <dc:date>2014-04-02T16:35:00</dc:date>
            </office:change-info>
          </text:insertion>
        </text:changed-region>
        <text:changed-region xml:id="ct42314336" text:id="ct42314336">
          <text:insertion>
            <office:change-info>
              <dc:creator>Fabio Vitali</dc:creator>
              <dc:date>2014-04-02T16:35:00</dc:date>
            </office:change-info>
          </text:insertion>
        </text:changed-region>
        <text:changed-region xml:id="ct42348096" text:id="ct42348096">
          <text:insertion>
            <office:change-info>
              <dc:creator>Fabio Vitali</dc:creator>
              <dc:date>2014-04-02T16:35:00</dc:date>
            </office:change-info>
          </text:insertion>
        </text:changed-region>
        <text:changed-region xml:id="ct42348336" text:id="ct42348336">
          <text:insertion>
            <office:change-info>
              <dc:creator>Fabio Vitali</dc:creator>
              <dc:date>2014-04-02T16:35:00</dc:date>
            </office:change-info>
          </text:insertion>
        </text:changed-region>
        <text:changed-region xml:id="ct42347616" text:id="ct42347616">
          <text:insertion>
            <office:change-info>
              <dc:creator>Fabio Vitali</dc:creator>
              <dc:date>2014-04-02T16:35:00</dc:date>
            </office:change-info>
          </text:insertion>
        </text:changed-region>
        <text:changed-region xml:id="ct42347856" text:id="ct42347856">
          <text:insertion>
            <office:change-info>
              <dc:creator>Fabio Vitali</dc:creator>
              <dc:date>2014-04-02T16:35:00</dc:date>
            </office:change-info>
          </text:insertion>
        </text:changed-region>
        <text:changed-region xml:id="ct42347136" text:id="ct42347136">
          <text:insertion>
            <office:change-info>
              <dc:creator>Fabio Vitali</dc:creator>
              <dc:date>2014-04-02T16:35:00</dc:date>
            </office:change-info>
          </text:insertion>
        </text:changed-region>
        <text:changed-region xml:id="ct42347376" text:id="ct42347376">
          <text:insertion>
            <office:change-info>
              <dc:creator>Fabio Vitali</dc:creator>
              <dc:date>2014-04-02T16:35:00</dc:date>
            </office:change-info>
          </text:insertion>
        </text:changed-region>
        <text:changed-region xml:id="ct42346656" text:id="ct42346656">
          <text:insertion>
            <office:change-info>
              <dc:creator>Fabio Vitali</dc:creator>
              <dc:date>2014-04-02T16:35:00</dc:date>
            </office:change-info>
          </text:insertion>
        </text:changed-region>
        <text:changed-region xml:id="ct42346896" text:id="ct42346896">
          <text:insertion>
            <office:change-info>
              <dc:creator>Fabio Vitali</dc:creator>
              <dc:date>2014-04-02T16:35:00</dc:date>
            </office:change-info>
          </text:insertion>
        </text:changed-region>
        <text:changed-region xml:id="ct42346272" text:id="ct42346272">
          <text:insertion>
            <office:change-info>
              <dc:creator>Fabio Vitali</dc:creator>
              <dc:date>2014-04-02T16:35:00</dc:date>
            </office:change-info>
          </text:insertion>
        </text:changed-region>
        <text:changed-region xml:id="ct42346464" text:id="ct42346464">
          <text:insertion>
            <office:change-info>
              <dc:creator>Fabio Vitali</dc:creator>
              <dc:date>2014-04-02T16:35:00</dc:date>
            </office:change-info>
          </text:insertion>
        </text:changed-region>
        <text:changed-region xml:id="ct42331136" text:id="ct42331136">
          <text:insertion>
            <office:change-info>
              <dc:creator>Fabio Vitali</dc:creator>
              <dc:date>2014-04-02T16:35:00</dc:date>
            </office:change-info>
          </text:insertion>
        </text:changed-region>
        <text:changed-region xml:id="ct42346080" text:id="ct42346080">
          <text:insertion>
            <office:change-info>
              <dc:creator>Fabio Vitali</dc:creator>
              <dc:date>2014-04-02T16:35:00</dc:date>
            </office:change-info>
          </text:insertion>
        </text:changed-region>
        <text:changed-region xml:id="ct42342048" text:id="ct42342048">
          <text:insertion>
            <office:change-info>
              <dc:creator>Fabio Vitali</dc:creator>
              <dc:date>2014-04-02T16:35:00</dc:date>
            </office:change-info>
          </text:insertion>
        </text:changed-region>
        <text:changed-region xml:id="ct42330896" text:id="ct42330896">
          <text:insertion>
            <office:change-info>
              <dc:creator>Fabio Vitali</dc:creator>
              <dc:date>2014-04-02T16:35:00</dc:date>
            </office:change-info>
          </text:insertion>
        </text:changed-region>
        <text:changed-region xml:id="ct42356048" text:id="ct42356048">
          <text:insertion>
            <office:change-info>
              <dc:creator>Fabio Vitali</dc:creator>
              <dc:date>2014-04-02T16:35:00</dc:date>
            </office:change-info>
          </text:insertion>
        </text:changed-region>
        <text:changed-region xml:id="ct42356240" text:id="ct42356240">
          <text:insertion>
            <office:change-info>
              <dc:creator>Fabio Vitali</dc:creator>
              <dc:date>2014-04-02T16:35:00</dc:date>
            </office:change-info>
          </text:insertion>
        </text:changed-region>
        <text:changed-region xml:id="ct42352656" text:id="ct42352656">
          <text:insertion>
            <office:change-info>
              <dc:creator>Fabio Vitali</dc:creator>
              <dc:date>2014-04-02T16:37:00</dc:date>
            </office:change-info>
          </text:insertion>
        </text:changed-region>
        <text:changed-region xml:id="ct42348576" text:id="ct42348576">
          <text:insertion>
            <office:change-info>
              <dc:creator>Fabio Vitali</dc:creator>
              <dc:date>2014-04-02T16:35:00</dc:date>
            </office:change-info>
          </text:insertion>
        </text:changed-region>
        <text:changed-region xml:id="ct42355472" text:id="ct42355472">
          <text:insertion>
            <office:change-info>
              <dc:creator>Fabio Vitali</dc:creator>
              <dc:date>2014-04-02T16:35:00</dc:date>
            </office:change-info>
          </text:insertion>
        </text:changed-region>
        <text:changed-region xml:id="ct42355664" text:id="ct42355664">
          <text:insertion>
            <office:change-info>
              <dc:creator>Fabio Vitali</dc:creator>
              <dc:date>2014-04-02T16:35:00</dc:date>
            </office:change-info>
          </text:insertion>
        </text:changed-region>
        <text:changed-region xml:id="ct42365840" text:id="ct42365840">
          <text:insertion>
            <office:change-info>
              <dc:creator>Fabio Vitali</dc:creator>
              <dc:date>2014-04-02T16:37:00</dc:date>
            </office:change-info>
          </text:insertion>
        </text:changed-region>
        <text:changed-region xml:id="ct42348816" text:id="ct42348816">
          <text:insertion>
            <office:change-info>
              <dc:creator>Fabio Vitali</dc:creator>
              <dc:date>2014-04-02T16:35:00</dc:date>
            </office:change-info>
          </text:insertion>
        </text:changed-region>
        <text:changed-region xml:id="ct42354896" text:id="ct42354896">
          <text:insertion>
            <office:change-info>
              <dc:creator>Fabio Vitali</dc:creator>
              <dc:date>2014-04-02T16:35:00</dc:date>
            </office:change-info>
          </text:insertion>
        </text:changed-region>
        <text:changed-region xml:id="ct42355088" text:id="ct42355088">
          <text:insertion>
            <office:change-info>
              <dc:creator>Fabio Vitali</dc:creator>
              <dc:date>2014-04-02T16:35:00</dc:date>
            </office:change-info>
          </text:insertion>
        </text:changed-region>
        <text:changed-region xml:id="ct42354512" text:id="ct42354512">
          <text:insertion>
            <office:change-info>
              <dc:creator>Fabio Vitali</dc:creator>
              <dc:date>2014-04-02T16:35:00</dc:date>
            </office:change-info>
          </text:insertion>
        </text:changed-region>
        <text:changed-region xml:id="ct42354704" text:id="ct42354704">
          <text:insertion>
            <office:change-info>
              <dc:creator>Fabio Vitali</dc:creator>
              <dc:date>2014-04-02T16:35:00</dc:date>
            </office:change-info>
          </text:insertion>
        </text:changed-region>
        <text:changed-region xml:id="ct42354128" text:id="ct42354128">
          <text:insertion>
            <office:change-info>
              <dc:creator>Fabio Vitali</dc:creator>
              <dc:date>2014-04-02T16:35:00</dc:date>
            </office:change-info>
          </text:insertion>
        </text:changed-region>
        <text:changed-region xml:id="ct42354320" text:id="ct42354320">
          <text:insertion>
            <office:change-info>
              <dc:creator>Fabio Vitali</dc:creator>
              <dc:date>2014-04-02T16:35:00</dc:date>
            </office:change-info>
          </text:insertion>
        </text:changed-region>
        <text:changed-region xml:id="ct42331584" text:id="ct42331584">
          <text:insertion>
            <office:change-info>
              <dc:creator>Fabio Vitali</dc:creator>
              <dc:date>2014-04-02T16:35:00</dc:date>
            </office:change-info>
          </text:insertion>
        </text:changed-region>
        <text:changed-region xml:id="ct42353936" text:id="ct42353936">
          <text:insertion>
            <office:change-info>
              <dc:creator>Fabio Vitali</dc:creator>
              <dc:date>2014-04-02T16:35:00</dc:date>
            </office:change-info>
          </text:insertion>
        </text:changed-region>
        <text:changed-region xml:id="ct42353360" text:id="ct42353360">
          <text:insertion>
            <office:change-info>
              <dc:creator>Fabio Vitali</dc:creator>
              <dc:date>2014-04-02T16:35:00</dc:date>
            </office:change-info>
          </text:insertion>
        </text:changed-region>
        <text:changed-region xml:id="ct42353552" text:id="ct42353552">
          <text:insertion>
            <office:change-info>
              <dc:creator>Fabio Vitali</dc:creator>
              <dc:date>2014-04-02T16:35:00</dc:date>
            </office:change-info>
          </text:insertion>
        </text:changed-region>
        <text:changed-region xml:id="ct42352976" text:id="ct42352976">
          <text:insertion>
            <office:change-info>
              <dc:creator>Fabio Vitali</dc:creator>
              <dc:date>2014-04-02T16:35:00</dc:date>
            </office:change-info>
          </text:insertion>
        </text:changed-region>
        <text:changed-region xml:id="ct42353168" text:id="ct42353168">
          <text:insertion>
            <office:change-info>
              <dc:creator>Fabio Vitali</dc:creator>
              <dc:date>2014-04-02T16:35:00</dc:date>
            </office:change-info>
          </text:insertion>
        </text:changed-region>
        <text:changed-region xml:id="ct42109632" text:id="ct42109632">
          <text:insertion>
            <office:change-info>
              <dc:creator>Fabio Vitali</dc:creator>
              <dc:date>2014-04-02T16:35:00</dc:date>
            </office:change-info>
          </text:insertion>
        </text:changed-region>
        <text:changed-region xml:id="ct42109872" text:id="ct42109872">
          <text:insertion>
            <office:change-info>
              <dc:creator>Fabio Vitali</dc:creator>
              <dc:date>2014-04-02T16:35:00</dc:date>
            </office:change-info>
          </text:insertion>
        </text:changed-region>
        <text:changed-region xml:id="ct42365648" text:id="ct42365648">
          <text:insertion>
            <office:change-info>
              <dc:creator>Fabio Vitali</dc:creator>
              <dc:date>2014-04-02T16:37:00</dc:date>
            </office:change-info>
          </text:insertion>
        </text:changed-region>
        <text:changed-region xml:id="ct42325584" text:id="ct42325584">
          <text:insertion>
            <office:change-info>
              <dc:creator>Fabio Vitali</dc:creator>
              <dc:date>2014-04-02T16:35:00</dc:date>
            </office:change-info>
          </text:insertion>
        </text:changed-region>
        <text:changed-region xml:id="ct42323504" text:id="ct42323504">
          <text:insertion>
            <office:change-info>
              <dc:creator>Fabio Vitali</dc:creator>
              <dc:date>2014-04-02T16:35:00</dc:date>
            </office:change-info>
          </text:insertion>
        </text:changed-region>
        <text:changed-region xml:id="ct42319360" text:id="ct42319360">
          <text:insertion>
            <office:change-info>
              <dc:creator>Fabio Vitali</dc:creator>
              <dc:date>2014-04-02T16:35:00</dc:date>
            </office:change-info>
          </text:insertion>
        </text:changed-region>
        <text:changed-region xml:id="ct42327536" text:id="ct42327536">
          <text:insertion>
            <office:change-info>
              <dc:creator>Fabio Vitali</dc:creator>
              <dc:date>2014-04-02T16:35:00</dc:date>
            </office:change-info>
          </text:insertion>
        </text:changed-region>
        <text:changed-region xml:id="ct42332880" text:id="ct42332880">
          <text:insertion>
            <office:change-info>
              <dc:creator>Fabio Vitali</dc:creator>
              <dc:date>2014-04-02T16:35:00</dc:date>
            </office:change-info>
          </text:insertion>
        </text:changed-region>
        <text:changed-region xml:id="ct42332512" text:id="ct42332512">
          <text:insertion>
            <office:change-info>
              <dc:creator>Fabio Vitali</dc:creator>
              <dc:date>2014-04-02T16:35:00</dc:date>
            </office:change-info>
          </text:insertion>
        </text:changed-region>
        <text:changed-region xml:id="ct42350976" text:id="ct42350976">
          <text:insertion>
            <office:change-info>
              <dc:creator>Fabio Vitali</dc:creator>
              <dc:date>2014-04-02T16:35:00</dc:date>
            </office:change-info>
          </text:insertion>
        </text:changed-region>
        <text:changed-region xml:id="ct42351696" text:id="ct42351696">
          <text:insertion>
            <office:change-info>
              <dc:creator>Fabio Vitali</dc:creator>
              <dc:date>2014-04-02T16:35:00</dc:date>
            </office:change-info>
          </text:insertion>
        </text:changed-region>
        <text:changed-region xml:id="ct41115664" text:id="ct41115664">
          <text:insertion>
            <office:change-info>
              <dc:creator>Fabio Vitali</dc:creator>
              <dc:date>2014-03-31T12:54:00</dc:date>
            </office:change-info>
          </text:insertion>
        </text:changed-region>
        <text:changed-region xml:id="ct41361680" text:id="ct41361680">
          <text:insertion>
            <office:change-info>
              <dc:creator>Fabio Vitali</dc:creator>
              <dc:date>2014-03-31T13:01:00</dc:date>
            </office:change-info>
          </text:insertion>
        </text:changed-region>
        <text:changed-region xml:id="ct41435232" text:id="ct41435232">
          <text:insertion>
            <office:change-info>
              <dc:creator>Fabio Vitali</dc:creator>
              <dc:date>2014-03-31T12:54:00</dc:date>
            </office:change-info>
          </text:insertion>
        </text:changed-region>
        <text:changed-region xml:id="ct41353536" text:id="ct41353536">
          <text:insertion>
            <office:change-info>
              <dc:creator>Fabio Vitali</dc:creator>
              <dc:date>2014-03-31T13:01:00</dc:date>
            </office:change-info>
          </text:insertion>
        </text:changed-region>
        <text:changed-region xml:id="ct41092336" text:id="ct41092336">
          <text:insertion>
            <office:change-info>
              <dc:creator>Fabio Vitali</dc:creator>
              <dc:date>2014-03-31T12:54:00</dc:date>
            </office:change-info>
          </text:insertion>
        </text:changed-region>
        <text:changed-region xml:id="ct41340784" text:id="ct41340784">
          <text:insertion>
            <office:change-info>
              <dc:creator>Fabio Vitali</dc:creator>
              <dc:date>2014-03-31T13:01:00</dc:date>
            </office:change-info>
          </text:insertion>
        </text:changed-region>
        <text:changed-region xml:id="ct41112912" text:id="ct41112912">
          <text:insertion>
            <office:change-info>
              <dc:creator>Fabio Vitali</dc:creator>
              <dc:date>2014-03-31T12:54:00</dc:date>
            </office:change-info>
          </text:insertion>
        </text:changed-region>
        <text:changed-region xml:id="ct41333392" text:id="ct41333392">
          <text:insertion>
            <office:change-info>
              <dc:creator>Fabio Vitali</dc:creator>
              <dc:date>2014-03-31T13:02:00</dc:date>
            </office:change-info>
          </text:insertion>
        </text:changed-region>
        <text:changed-region xml:id="ct41104048" text:id="ct41104048">
          <text:insertion>
            <office:change-info>
              <dc:creator>Fabio Vitali</dc:creator>
              <dc:date>2014-03-31T12:54:00</dc:date>
            </office:change-info>
          </text:insertion>
        </text:changed-region>
        <text:changed-region xml:id="ct41219648" text:id="ct41219648">
          <text:insertion>
            <office:change-info>
              <dc:creator>Fabio Vitali</dc:creator>
              <dc:date>2014-03-31T13:07:00</dc:date>
            </office:change-info>
          </text:insertion>
        </text:changed-region>
        <text:changed-region xml:id="ct41096512" text:id="ct41096512">
          <text:insertion>
            <office:change-info>
              <dc:creator>Fabio Vitali</dc:creator>
              <dc:date>2014-03-31T12:54:00</dc:date>
            </office:change-info>
          </text:insertion>
        </text:changed-region>
        <text:changed-region xml:id="ct41187264" text:id="ct41187264">
          <text:insertion>
            <office:change-info>
              <dc:creator>Fabio Vitali</dc:creator>
              <dc:date>2014-03-31T13:07:00</dc:date>
            </office:change-info>
          </text:insertion>
        </text:changed-region>
        <text:changed-region xml:id="ct40933888" text:id="ct40933888">
          <text:insertion>
            <office:change-info>
              <dc:creator>Fabio Vitali</dc:creator>
              <dc:date>2014-03-31T12:54:00</dc:date>
            </office:change-info>
          </text:insertion>
        </text:changed-region>
        <text:changed-region xml:id="ct41326816" text:id="ct41326816">
          <text:insertion>
            <office:change-info>
              <dc:creator>Fabio Vitali</dc:creator>
              <dc:date>2014-03-31T13:02:00</dc:date>
            </office:change-info>
          </text:insertion>
        </text:changed-region>
        <text:changed-region xml:id="ct41097904" text:id="ct41097904">
          <text:insertion>
            <office:change-info>
              <dc:creator>Fabio Vitali</dc:creator>
              <dc:date>2014-03-31T12:54:00</dc:date>
            </office:change-info>
          </text:insertion>
        </text:changed-region>
        <text:changed-region xml:id="ct42215904" text:id="ct42215904">
          <text:insertion>
            <office:change-info>
              <dc:creator>Fabio Vitali</dc:creator>
              <dc:date>2014-03-31T13:08:00</dc:date>
            </office:change-info>
          </text:insertion>
        </text:changed-region>
        <text:changed-region xml:id="ct40941280" text:id="ct40941280">
          <text:insertion>
            <office:change-info>
              <dc:creator>Fabio Vitali</dc:creator>
              <dc:date>2014-03-31T12:54:00</dc:date>
            </office:change-info>
          </text:insertion>
        </text:changed-region>
        <text:changed-region xml:id="ct41619056" text:id="ct41619056">
          <text:insertion>
            <office:change-info>
              <dc:creator>Fabio Vitali</dc:creator>
              <dc:date>2014-04-01T23:41:00</dc:date>
            </office:change-info>
          </text:insertion>
        </text:changed-region>
        <text:changed-region xml:id="ct41130176" text:id="ct41130176">
          <text:insertion>
            <office:change-info>
              <dc:creator>Fabio Vitali</dc:creator>
              <dc:date>2014-03-31T12:54:00</dc:date>
            </office:change-info>
          </text:insertion>
        </text:changed-region>
        <text:changed-region xml:id="ct41618816" text:id="ct41618816">
          <text:insertion>
            <office:change-info>
              <dc:creator>Fabio Vitali</dc:creator>
              <dc:date>2014-04-01T23:41:00</dc:date>
            </office:change-info>
          </text:insertion>
        </text:changed-region>
        <text:changed-region xml:id="ct41226400" text:id="ct41226400">
          <text:insertion>
            <office:change-info>
              <dc:creator>Fabio Vitali</dc:creator>
              <dc:date>2014-03-31T12:54:00</dc:date>
            </office:change-info>
          </text:insertion>
        </text:changed-region>
        <text:changed-region xml:id="ct42259744" text:id="ct42259744">
          <text:insertion>
            <office:change-info>
              <dc:creator>Fabio Vitali</dc:creator>
              <dc:date>2014-03-31T13:10:00</dc:date>
            </office:change-info>
          </text:insertion>
        </text:changed-region>
        <text:changed-region xml:id="ct41192224" text:id="ct41192224">
          <text:insertion>
            <office:change-info>
              <dc:creator>Fabio Vitali</dc:creator>
              <dc:date>2014-03-31T12:54:00</dc:date>
            </office:change-info>
          </text:insertion>
        </text:changed-region>
        <text:changed-region xml:id="ct42115344" text:id="ct42115344">
          <text:insertion>
            <office:change-info>
              <dc:creator>Fabio Vitali</dc:creator>
              <dc:date>2014-03-31T13:12:00</dc:date>
            </office:change-info>
          </text:insertion>
        </text:changed-region>
        <text:changed-region xml:id="ct43756288" text:id="ct43756288">
          <text:insertion>
            <office:change-info>
              <dc:creator>Fabio Vitali</dc:creator>
              <dc:date>2014-03-31T12:54:00</dc:date>
            </office:change-info>
          </text:insertion>
        </text:changed-region>
        <text:changed-region xml:id="ct42247056" text:id="ct42247056">
          <text:insertion>
            <office:change-info>
              <dc:creator>Fabio Vitali</dc:creator>
              <dc:date>2014-03-31T13:10:00</dc:date>
            </office:change-info>
          </text:insertion>
        </text:changed-region>
        <text:changed-region xml:id="ct41313824" text:id="ct41313824">
          <text:insertion>
            <office:change-info>
              <dc:creator>Fabio Vitali</dc:creator>
              <dc:date>2014-03-31T12:54:00</dc:date>
            </office:change-info>
          </text:insertion>
        </text:changed-region>
        <text:changed-region xml:id="ct42104096" text:id="ct42104096">
          <text:insertion>
            <office:change-info>
              <dc:creator>Fabio Vitali</dc:creator>
              <dc:date>2014-03-31T13:12:00</dc:date>
            </office:change-info>
          </text:insertion>
        </text:changed-region>
        <text:changed-region xml:id="ct41148064" text:id="ct41148064">
          <text:insertion>
            <office:change-info>
              <dc:creator>Fabio Vitali</dc:creator>
              <dc:date>2014-03-31T12:54:00</dc:date>
            </office:change-info>
          </text:insertion>
        </text:changed-region>
        <text:changed-region xml:id="ct42176144" text:id="ct42176144">
          <text:insertion>
            <office:change-info>
              <dc:creator>Fabio Vitali</dc:creator>
              <dc:date>2014-03-31T13:11:00</dc:date>
            </office:change-info>
          </text:insertion>
        </text:changed-region>
        <text:changed-region xml:id="ct41609488" text:id="ct41609488">
          <text:insertion>
            <office:change-info>
              <dc:creator>Fabio Vitali</dc:creator>
              <dc:date>2014-03-31T12:54:00</dc:date>
            </office:change-info>
          </text:insertion>
        </text:changed-region>
        <text:changed-region xml:id="ct42195024" text:id="ct42195024">
          <text:insertion>
            <office:change-info>
              <dc:creator>Fabio Vitali</dc:creator>
              <dc:date>2014-03-31T13:11:00</dc:date>
            </office:change-info>
          </text:insertion>
        </text:changed-region>
        <text:changed-region xml:id="ct40906272" text:id="ct40906272">
          <text:insertion>
            <office:change-info>
              <dc:creator>Fabio Vitali</dc:creator>
              <dc:date>2014-03-31T12:54:00</dc:date>
            </office:change-info>
          </text:insertion>
        </text:changed-region>
        <text:changed-region xml:id="ct43117712" text:id="ct43117712">
          <text:insertion>
            <office:change-info>
              <dc:creator>Fabio Vitali</dc:creator>
              <dc:date>2014-03-31T13:13:00</dc:date>
            </office:change-info>
          </text:insertion>
        </text:changed-region>
        <text:changed-region xml:id="ct41254800" text:id="ct41254800">
          <text:insertion>
            <office:change-info>
              <dc:creator>Fabio Vitali</dc:creator>
              <dc:date>2014-03-31T12:54:00</dc:date>
            </office:change-info>
          </text:insertion>
        </text:changed-region>
        <text:changed-region xml:id="ct42312160" text:id="ct42312160">
          <text:insertion>
            <office:change-info>
              <dc:creator>Fabio Vitali</dc:creator>
              <dc:date>2014-03-31T13:13:00</dc:date>
            </office:change-info>
          </text:insertion>
        </text:changed-region>
        <text:changed-region xml:id="ct40948512" text:id="ct40948512">
          <text:insertion>
            <office:change-info>
              <dc:creator>Fabio Vitali</dc:creator>
              <dc:date>2014-03-31T12:54:00</dc:date>
            </office:change-info>
          </text:insertion>
        </text:changed-region>
        <text:changed-region xml:id="ct42309472" text:id="ct42309472">
          <text:insertion>
            <office:change-info>
              <dc:creator>Fabio Vitali</dc:creator>
              <dc:date>2014-03-31T13:13:00</dc:date>
            </office:change-info>
          </text:insertion>
        </text:changed-region>
        <text:changed-region xml:id="ct41288944" text:id="ct41288944">
          <text:insertion>
            <office:change-info>
              <dc:creator>Fabio Vitali</dc:creator>
              <dc:date>2014-03-31T12:54:00</dc:date>
            </office:change-info>
          </text:insertion>
        </text:changed-region>
        <text:changed-region xml:id="ct42227632" text:id="ct42227632">
          <text:insertion>
            <office:change-info>
              <dc:creator>Fabio Vitali</dc:creator>
              <dc:date>2014-03-31T13:14:00</dc:date>
            </office:change-info>
          </text:insertion>
        </text:changed-region>
        <text:changed-region xml:id="ct41307376" text:id="ct41307376">
          <text:insertion>
            <office:change-info>
              <dc:creator>Fabio Vitali</dc:creator>
              <dc:date>2014-03-31T12:54:00</dc:date>
            </office:change-info>
          </text:insertion>
        </text:changed-region>
        <text:changed-region xml:id="ct42116736" text:id="ct42116736">
          <text:insertion>
            <office:change-info>
              <dc:creator>Fabio Vitali</dc:creator>
              <dc:date>2014-03-31T13:14:00</dc:date>
            </office:change-info>
          </text:insertion>
        </text:changed-region>
        <text:changed-region xml:id="ct41087696" text:id="ct41087696">
          <text:insertion>
            <office:change-info>
              <dc:creator>Fabio Vitali</dc:creator>
              <dc:date>2014-03-31T12:54:00</dc:date>
            </office:change-info>
          </text:insertion>
        </text:changed-region>
        <text:changed-region xml:id="ct41619776" text:id="ct41619776">
          <text:deletion>
            <office:change-info>
              <dc:creator>Fabio Vitali</dc:creator>
              <dc:date>2014-04-01T23:41:00</dc:date>
            </office:change-info>
            <text:h text:style-name="Heading_20_2" text:outline-level="2">Evolving </text:h>
          </text:deletion>
        </text:changed-region>
        <text:changed-region xml:id="ct43136112" text:id="ct43136112">
          <text:insertion>
            <office:change-info>
              <dc:creator>Fabio Vitali</dc:creator>
              <dc:date>2014-04-01T23:41:00</dc:date>
            </office:change-info>
          </text:insertion>
        </text:changed-region>
        <text:changed-region xml:id="ct41619536" text:id="ct41619536">
          <text:deletion>
            <office:change-info>
              <dc:creator>Fabio Vitali</dc:creator>
              <dc:date>2014-04-01T23:41:00</dc:date>
            </office:change-info>
            <text:h text:style-name="Heading_20_2" text:outline-level="2">current </text:h>
          </text:deletion>
        </text:changed-region>
        <text:changed-region xml:id="ct41619296" text:id="ct41619296">
          <text:deletion>
            <office:change-info>
              <dc:creator>Fabio Vitali</dc:creator>
              <dc:date>2014-04-01T23:41:00</dc:date>
            </office:change-info>
            <text:h text:style-name="Heading_20_2" text:outline-level="2">using original </text:h>
          </text:deletion>
        </text:changed-region>
        <text:changed-region xml:id="ct41618576" text:id="ct41618576">
          <text:insertion>
            <office:change-info>
              <dc:creator>Fabio Vitali</dc:creator>
              <dc:date>2014-04-01T23:41:00</dc:date>
            </office:change-info>
          </text:insertion>
        </text:changed-region>
        <text:changed-region xml:id="ct42363824" text:id="ct42363824">
          <text:insertion>
            <office:change-info>
              <dc:creator>Fabio Vitali</dc:creator>
              <dc:date>2014-04-01T23:42:00</dc:date>
            </office:change-info>
          </text:insertion>
        </text:changed-region>
        <text:changed-region xml:id="ct41516784" text:id="ct41516784">
          <text:deletion>
            <office:change-info>
              <dc:creator>Fabio Vitali</dc:creator>
              <dc:date>2014-04-01T23:42:00</dc:date>
            </office:change-info>
            <text:p text:style-name="Standard">content </text:p>
          </text:deletion>
        </text:changed-region>
        <text:changed-region xml:id="ct42364064" text:id="ct42364064">
          <text:insertion>
            <office:change-info>
              <dc:creator>Fabio Vitali</dc:creator>
              <dc:date>2014-04-01T23:42:00</dc:date>
            </office:change-info>
          </text:insertion>
        </text:changed-region>
        <text:changed-region xml:id="ct41516544" text:id="ct41516544">
          <text:deletion>
            <office:change-info>
              <dc:creator>Fabio Vitali</dc:creator>
              <dc:date>2014-04-01T23:42:00</dc:date>
            </office:change-info>
            <text:p text:style-name="Standard">for </text:p>
          </text:deletion>
        </text:changed-region>
        <text:changed-region xml:id="ct42364304" text:id="ct42364304">
          <text:insertion>
            <office:change-info>
              <dc:creator>Fabio Vitali</dc:creator>
              <dc:date>2014-04-01T23:42:00</dc:date>
            </office:change-info>
          </text:insertion>
        </text:changed-region>
        <text:changed-region xml:id="ct41516304" text:id="ct41516304">
          <text:deletion>
            <office:change-info>
              <dc:creator>Fabio Vitali</dc:creator>
              <dc:date>2014-04-01T23:42:00</dc:date>
            </office:change-info>
            <text:p text:style-name="Standard">, starting with version 2.0 of Akoma Ntoso,</text:p>
          </text:deletion>
        </text:changed-region>
        <text:changed-region xml:id="ct41518224" text:id="ct41518224">
          <text:insertion>
            <office:change-info>
              <dc:creator>Fabio Vitali</dc:creator>
              <dc:date>2014-04-01T23:43:00</dc:date>
            </office:change-info>
          </text:insertion>
        </text:changed-region>
        <text:changed-region xml:id="ct42365264" text:id="ct42365264">
          <text:deletion>
            <office:change-info>
              <dc:creator>Fabio Vitali</dc:creator>
              <dc:date>2014-04-01T23:42:00</dc:date>
            </office:change-info>
            <text:p text:style-name="Standard">evolving </text:p>
          </text:deletion>
        </text:changed-region>
        <text:changed-region xml:id="ct42364544" text:id="ct42364544">
          <text:insertion>
            <office:change-info>
              <dc:creator>Fabio Vitali</dc:creator>
              <dc:date>2014-04-01T23:42:00</dc:date>
            </office:change-info>
          </text:insertion>
        </text:changed-region>
        <text:changed-region xml:id="ct42365024" text:id="ct42365024">
          <text:deletion>
            <office:change-info>
              <dc:creator>Fabio Vitali</dc:creator>
              <dc:date>2014-04-01T23:42:00</dc:date>
            </office:change-info>
            <text:p text:style-name="Standard">I</text:p>
          </text:deletion>
        </text:changed-region>
        <text:changed-region xml:id="ct42363584" text:id="ct42363584">
          <text:insertion>
            <office:change-info>
              <dc:creator>Fabio Vitali</dc:creator>
              <dc:date>2014-04-01T23:42:00</dc:date>
            </office:change-info>
          </text:insertion>
        </text:changed-region>
        <text:changed-region xml:id="ct42364784" text:id="ct42364784">
          <text:insertion>
            <office:change-info>
              <dc:creator>Fabio Vitali</dc:creator>
              <dc:date>2014-04-01T23:42:00</dc:date>
            </office:change-info>
          </text:insertion>
        </text:changed-region>
        <text:changed-region xml:id="ct43896768" text:id="ct43896768">
          <text:deletion>
            <office:change-info>
              <dc:creator>Fabio Vitali</dc:creator>
              <dc:date>2014-04-01T23:43:00</dc:date>
            </office:change-info>
            <text:p text:style-name="Standard">is </text:p>
          </text:deletion>
        </text:changed-region>
        <text:changed-region xml:id="ct41517024" text:id="ct41517024">
          <text:insertion>
            <office:change-info>
              <dc:creator>Fabio Vitali</dc:creator>
              <dc:date>2014-04-01T23:43:00</dc:date>
            </office:change-info>
          </text:insertion>
        </text:changed-region>
        <text:changed-region xml:id="ct43897008" text:id="ct43897008">
          <text:deletion>
            <office:change-info>
              <dc:creator>Fabio Vitali</dc:creator>
              <dc:date>2014-04-01T23:43:00</dc:date>
            </office:change-info>
            <text:p text:style-name="Standard">being </text:p>
          </text:deletion>
        </text:changed-region>
        <text:changed-region xml:id="ct41517264" text:id="ct41517264">
          <text:insertion>
            <office:change-info>
              <dc:creator>Fabio Vitali</dc:creator>
              <dc:date>2014-04-01T23:43:00</dc:date>
            </office:change-info>
          </text:insertion>
        </text:changed-region>
        <text:changed-region xml:id="ct41517504" text:id="ct41517504">
          <text:insertion>
            <office:change-info>
              <dc:creator>Fabio Vitali</dc:creator>
              <dc:date>2014-04-01T23:43:00</dc:date>
            </office:change-info>
          </text:insertion>
        </text:changed-region>
        <text:changed-region xml:id="ct41517984" text:id="ct41517984">
          <text:insertion>
            <office:change-info>
              <dc:creator>Fabio Vitali</dc:creator>
              <dc:date>2014-04-01T23:43:00</dc:date>
            </office:change-info>
          </text:insertion>
        </text:changed-region>
        <text:changed-region xml:id="ct43895808" text:id="ct43895808">
          <text:insertion>
            <office:change-info>
              <dc:creator>Fabio Vitali</dc:creator>
              <dc:date>2014-04-01T23:43:00</dc:date>
            </office:change-info>
          </text:insertion>
        </text:changed-region>
        <text:changed-region xml:id="ct43827520" text:id="ct43827520">
          <text:deletion>
            <office:change-info>
              <dc:creator>Fabio Vitali</dc:creator>
              <dc:date>2014-04-01T23:44:00</dc:date>
            </office:change-info>
            <text:p text:style-name="Standard">a </text:p>
          </text:deletion>
        </text:changed-region>
        <text:changed-region xml:id="ct43897488" text:id="ct43897488">
          <text:deletion>
            <office:change-info>
              <dc:creator>Fabio Vitali</dc:creator>
              <dc:date>2014-04-01T23:43:00</dc:date>
            </office:change-info>
            <text:p text:style-name="Standard">multilingual document</text:p>
          </text:deletion>
        </text:changed-region>
        <text:changed-region xml:id="ct43826320" text:id="ct43826320">
          <text:insertion>
            <office:change-info>
              <dc:creator>Fabio Vitali</dc:creator>
              <dc:date>2014-04-01T23:44:00</dc:date>
            </office:change-info>
          </text:insertion>
        </text:changed-region>
        <text:changed-region xml:id="ct43827280" text:id="ct43827280">
          <text:deletion>
            <office:change-info>
              <dc:creator>Fabio Vitali</dc:creator>
              <dc:date>2014-04-01T23:44:00</dc:date>
            </office:change-info>
            <text:p text:style-name="Standard">two </text:p>
          </text:deletion>
        </text:changed-region>
        <text:changed-region xml:id="ct43826080" text:id="ct43826080">
          <text:insertion>
            <office:change-info>
              <dc:creator>Fabio Vitali</dc:creator>
              <dc:date>2014-04-01T23:44:00</dc:date>
            </office:change-info>
          </text:insertion>
        </text:changed-region>
        <text:changed-region xml:id="ct43826800" text:id="ct43826800">
          <text:deletion>
            <office:change-info>
              <dc:creator>Fabio Vitali</dc:creator>
              <dc:date>2014-04-01T23:44:00</dc:date>
            </office:change-info>
            <text:p text:style-name="Standard">two </text:p>
          </text:deletion>
        </text:changed-region>
        <text:changed-region xml:id="ct43897728" text:id="ct43897728">
          <text:insertion>
            <office:change-info>
              <dc:creator>Fabio Vitali</dc:creator>
              <dc:date>2014-04-01T23:44:00</dc:date>
            </office:change-info>
          </text:insertion>
        </text:changed-region>
        <text:changed-region xml:id="ct43826560" text:id="ct43826560">
          <text:deletion>
            <office:change-info>
              <dc:creator>Fabio Vitali</dc:creator>
              <dc:date>2014-04-01T23:44:00</dc:date>
            </office:change-info>
            <text:p text:style-name="Standard">languages</text:p>
          </text:deletion>
        </text:changed-region>
        <text:changed-region xml:id="ct43825840" text:id="ct43825840">
          <text:insertion>
            <office:change-info>
              <dc:creator>Fabio Vitali</dc:creator>
              <dc:date>2014-04-01T23:44:00</dc:date>
            </office:change-info>
          </text:insertion>
        </text:changed-region>
        <text:changed-region xml:id="ct43825600" text:id="ct43825600">
          <text:insertion>
            <office:change-info>
              <dc:creator>Fabio Vitali</dc:creator>
              <dc:date>2014-04-01T23:44:00</dc:date>
            </office:change-info>
          </text:insertion>
        </text:changed-region>
        <text:changed-region xml:id="ct43827040" text:id="ct43827040">
          <text:deletion>
            <office:change-info>
              <dc:creator>Fabio Vitali</dc:creator>
              <dc:date>2014-04-01T23:44:00</dc:date>
            </office:change-info>
            <text:p text:style-name="Standard">.</text:p>
          </text:deletion>
        </text:changed-region>
        <text:changed-region xml:id="ct43825360" text:id="ct43825360">
          <text:insertion>
            <office:change-info>
              <dc:creator>Fabio Vitali</dc:creator>
              <dc:date>2014-04-01T23:44:00</dc:date>
            </office:change-info>
          </text:insertion>
        </text:changed-region>
        <text:changed-region xml:id="ct43828240" text:id="ct43828240">
          <text:insertion>
            <office:change-info>
              <dc:creator>Fabio Vitali</dc:creator>
              <dc:date>2014-04-01T23:45:00</dc:date>
            </office:change-info>
          </text:insertion>
        </text:changed-region>
        <text:changed-region xml:id="ct43897968" text:id="ct43897968">
          <text:insertion>
            <office:change-info>
              <dc:creator>Fabio Vitali</dc:creator>
              <dc:date>2014-04-01T23:44:00</dc:date>
            </office:change-info>
          </text:insertion>
        </text:changed-region>
        <text:changed-region xml:id="ct43855664" text:id="ct43855664">
          <text:insertion>
            <office:change-info>
              <dc:creator>Fabio Vitali</dc:creator>
              <dc:date>2014-04-02T00:10:00</dc:date>
            </office:change-info>
          </text:insertion>
        </text:changed-region>
        <text:changed-region xml:id="ct43897248" text:id="ct43897248">
          <text:deletion>
            <office:change-info>
              <dc:creator>Fabio Vitali</dc:creator>
              <dc:date>2014-04-01T23:43:00</dc:date>
            </office:change-info>
            <text:p text:style-name="Standard">art</text:p>
          </text:deletion>
        </text:changed-region>
        <text:changed-region xml:id="ct43896048" text:id="ct43896048">
          <text:insertion>
            <office:change-info>
              <dc:creator>Fabio Vitali</dc:creator>
              <dc:date>2014-04-01T23:43:00</dc:date>
            </office:change-info>
          </text:insertion>
        </text:changed-region>
        <text:changed-region xml:id="ct43828000" text:id="ct43828000">
          <text:insertion>
            <office:change-info>
              <dc:creator>Fabio Vitali</dc:creator>
              <dc:date>2014-04-01T23:45:00</dc:date>
            </office:change-info>
          </text:insertion>
        </text:changed-region>
        <text:changed-region xml:id="ct43853984" text:id="ct43853984">
          <text:deletion>
            <office:change-info>
              <dc:creator>Fabio Vitali</dc:creator>
              <dc:date>2014-04-01T23:45:00</dc:date>
            </office:change-info>
            <text:p text:style-name="Standard">.</text:p>
          </text:deletion>
        </text:changed-region>
        <text:changed-region xml:id="ct43896528" text:id="ct43896528">
          <text:deletion>
            <office:change-info>
              <dc:creator>Fabio Vitali</dc:creator>
              <dc:date>2014-04-01T23:43:00</dc:date>
            </office:change-info>
            <text:p text:style-name="Standard">part </text:p>
          </text:deletion>
        </text:changed-region>
        <text:changed-region xml:id="ct43896288" text:id="ct43896288">
          <text:insertion>
            <office:change-info>
              <dc:creator>Fabio Vitali</dc:creator>
              <dc:date>2014-04-01T23:43:00</dc:date>
            </office:change-info>
          </text:insertion>
        </text:changed-region>
        <text:changed-region xml:id="ct43855424" text:id="ct43855424">
          <text:insertion>
            <office:change-info>
              <dc:creator>Fabio Vitali</dc:creator>
              <dc:date>2014-04-02T00:10:00</dc:date>
            </office:change-info>
          </text:insertion>
        </text:changed-region>
        <text:changed-region xml:id="ct41517744" text:id="ct41517744">
          <text:insertion>
            <office:change-info>
              <dc:creator>Fabio Vitali</dc:creator>
              <dc:date>2014-04-01T23:43:00</dc:date>
            </office:change-info>
          </text:insertion>
        </text:changed-region>
        <text:changed-region xml:id="ct43856624" text:id="ct43856624">
          <text:deletion>
            <office:change-info>
              <dc:creator>Fabio Vitali</dc:creator>
              <dc:date>2014-04-02T00:10:00</dc:date>
            </office:change-info>
            <text:p text:style-name="Standard">of the document</text:p>
          </text:deletion>
        </text:changed-region>
        <text:changed-region xml:id="ct43827760" text:id="ct43827760">
          <text:insertion>
            <office:change-info>
              <dc:creator>Fabio Vitali</dc:creator>
              <dc:date>2014-04-01T23:45:00</dc:date>
            </office:change-info>
          </text:insertion>
        </text:changed-region>
        <text:changed-region xml:id="ct43856864" text:id="ct43856864">
          <text:deletion>
            <office:change-info>
              <dc:creator>Fabio Vitali</dc:creator>
              <dc:date>2014-04-02T00:10:00</dc:date>
            </office:change-info>
            <text:p text:style-name="Standard">document</text:p>
          </text:deletion>
        </text:changed-region>
        <text:changed-region xml:id="ct43855184" text:id="ct43855184">
          <text:insertion>
            <office:change-info>
              <dc:creator>Fabio Vitali</dc:creator>
              <dc:date>2014-04-02T00:10:00</dc:date>
            </office:change-info>
          </text:insertion>
        </text:changed-region>
        <text:changed-region xml:id="ct43854464" text:id="ct43854464">
          <text:insertion>
            <office:change-info>
              <dc:creator>Fabio Vitali</dc:creator>
              <dc:date>2014-04-02T00:10:00</dc:date>
            </office:change-info>
          </text:insertion>
        </text:changed-region>
        <text:changed-region xml:id="ct43856384" text:id="ct43856384">
          <text:deletion>
            <office:change-info>
              <dc:creator>Fabio Vitali</dc:creator>
              <dc:date>2014-04-02T00:10:00</dc:date>
            </office:change-info>
            <text:p text:style-name="Standard">n</text:p>
          </text:deletion>
        </text:changed-region>
        <text:changed-region xml:id="ct43854704" text:id="ct43854704">
          <text:insertion>
            <office:change-info>
              <dc:creator>Fabio Vitali</dc:creator>
              <dc:date>2014-04-02T00:10:00</dc:date>
            </office:change-info>
          </text:insertion>
        </text:changed-region>
        <text:changed-region xml:id="ct43856144" text:id="ct43856144">
          <text:deletion>
            <office:change-info>
              <dc:creator>Fabio Vitali</dc:creator>
              <dc:date>2014-04-02T00:10:00</dc:date>
            </office:change-info>
            <text:p text:style-name="Standard">.</text:p>
          </text:deletion>
        </text:changed-region>
        <text:changed-region xml:id="ct43855904" text:id="ct43855904">
          <text:deletion>
            <office:change-info>
              <dc:creator>Fabio Vitali</dc:creator>
              <dc:date>2014-04-02T00:10:00</dc:date>
            </office:change-info>
            <text:p text:style-name="Standard">.</text:p>
          </text:deletion>
        </text:changed-region>
        <text:changed-region xml:id="ct43854944" text:id="ct43854944">
          <text:insertion>
            <office:change-info>
              <dc:creator>Fabio Vitali</dc:creator>
              <dc:date>2014-04-02T00:10:00</dc:date>
            </office:change-info>
          </text:insertion>
        </text:changed-region>
        <text:changed-region xml:id="ct43854224" text:id="ct43854224">
          <text:insertion>
            <office:change-info>
              <dc:creator>Fabio Vitali</dc:creator>
              <dc:date>2014-04-02T00:10:00</dc:date>
            </office:change-info>
          </text:insertion>
        </text:changed-region>
        <text:changed-region xml:id="ct43883808" text:id="ct43883808">
          <text:deletion>
            <office:change-info>
              <dc:creator>Fabio Vitali</dc:creator>
              <dc:date>2014-04-02T00:11:00</dc:date>
            </office:change-info>
            <text:p text:style-name="Standard">in </text:p>
          </text:deletion>
        </text:changed-region>
        <text:changed-region xml:id="ct43882368" text:id="ct43882368">
          <text:insertion>
            <office:change-info>
              <dc:creator>Fabio Vitali</dc:creator>
              <dc:date>2014-04-02T00:11:00</dc:date>
            </office:change-info>
          </text:insertion>
        </text:changed-region>
        <text:changed-region xml:id="ct43883328" text:id="ct43883328">
          <text:deletion>
            <office:change-info>
              <dc:creator>Fabio Vitali</dc:creator>
              <dc:date>2014-04-02T00:11:00</dc:date>
            </office:change-info>
            <text:p text:style-name="Standard">in </text:p>
          </text:deletion>
        </text:changed-region>
        <text:changed-region xml:id="ct43882848" text:id="ct43882848">
          <text:insertion>
            <office:change-info>
              <dc:creator>Fabio Vitali</dc:creator>
              <dc:date>2014-04-02T00:11:00</dc:date>
            </office:change-info>
          </text:insertion>
        </text:changed-region>
        <text:changed-region xml:id="ct43806064" text:id="ct43806064">
          <text:deletion>
            <office:change-info>
              <dc:creator>Fabio Vitali</dc:creator>
              <dc:date>2014-04-02T00:12:00</dc:date>
            </office:change-info>
            <text:p text:style-name="Standard">request </text:p>
          </text:deletion>
        </text:changed-region>
        <text:changed-region xml:id="ct41490928" text:id="ct41490928">
          <text:insertion>
            <office:change-info>
              <dc:creator>Fabio Vitali</dc:creator>
              <dc:date>2014-04-02T00:12:00</dc:date>
            </office:change-info>
          </text:insertion>
        </text:changed-region>
        <text:changed-region xml:id="ct43885248" text:id="ct43885248">
          <text:deletion>
            <office:change-info>
              <dc:creator>Fabio Vitali</dc:creator>
              <dc:date>2014-04-02T00:12:00</dc:date>
            </office:change-info>
            <text:p text:style-name="Standard">the </text:p>
          </text:deletion>
        </text:changed-region>
        <text:changed-region xml:id="ct43884048" text:id="ct43884048">
          <text:insertion>
            <office:change-info>
              <dc:creator>Fabio Vitali</dc:creator>
              <dc:date>2014-04-02T00:12:00</dc:date>
            </office:change-info>
          </text:insertion>
        </text:changed-region>
        <text:changed-region xml:id="ct43883568" text:id="ct43883568">
          <text:deletion>
            <office:change-info>
              <dc:creator>Fabio Vitali</dc:creator>
              <dc:date>2014-04-02T00:11:00</dc:date>
            </office:change-info>
            <text:p text:style-name="Standard">content </text:p>
          </text:deletion>
        </text:changed-region>
        <text:changed-region xml:id="ct43883088" text:id="ct43883088">
          <text:insertion>
            <office:change-info>
              <dc:creator>Fabio Vitali</dc:creator>
              <dc:date>2014-04-02T00:11:00</dc:date>
            </office:change-info>
          </text:insertion>
        </text:changed-region>
        <text:changed-region xml:id="ct43884528" text:id="ct43884528">
          <text:insertion>
            <office:change-info>
              <dc:creator>Fabio Vitali</dc:creator>
              <dc:date>2014-04-02T00:12:00</dc:date>
            </office:change-info>
          </text:insertion>
        </text:changed-region>
        <text:changed-region xml:id="ct43882608" text:id="ct43882608">
          <text:insertion>
            <office:change-info>
              <dc:creator>Fabio Vitali</dc:creator>
              <dc:date>2014-04-02T00:11:00</dc:date>
            </office:change-info>
          </text:insertion>
        </text:changed-region>
        <text:changed-region xml:id="ct43805824" text:id="ct43805824">
          <text:deletion>
            <office:change-info>
              <dc:creator>Fabio Vitali</dc:creator>
              <dc:date>2014-04-02T00:12:00</dc:date>
            </office:change-info>
            <text:p text:style-name="Standard">may </text:p>
          </text:deletion>
        </text:changed-region>
        <text:changed-region xml:id="ct43885008" text:id="ct43885008">
          <text:insertion>
            <office:change-info>
              <dc:creator>Fabio Vitali</dc:creator>
              <dc:date>2014-04-02T00:12:00</dc:date>
            </office:change-info>
          </text:insertion>
        </text:changed-region>
        <text:changed-region xml:id="ct43884768" text:id="ct43884768">
          <text:insertion>
            <office:change-info>
              <dc:creator>Fabio Vitali</dc:creator>
              <dc:date>2014-04-02T00:12:00</dc:date>
            </office:change-info>
          </text:insertion>
        </text:changed-region>
        <text:changed-region xml:id="ct43884288" text:id="ct43884288">
          <text:insertion>
            <office:change-info>
              <dc:creator>Fabio Vitali</dc:creator>
              <dc:date>2014-04-02T00:12:00</dc:date>
            </office:change-info>
          </text:insertion>
        </text:changed-region>
        <text:changed-region xml:id="ct43805584" text:id="ct43805584">
          <text:deletion>
            <office:change-info>
              <dc:creator>Fabio Vitali</dc:creator>
              <dc:date>2014-04-02T00:12:00</dc:date>
            </office:change-info>
            <text:p text:style-name="Standard">.</text:p>
          </text:deletion>
        </text:changed-region>
        <text:changed-region xml:id="ct41491168" text:id="ct41491168">
          <text:insertion>
            <office:change-info>
              <dc:creator>Fabio Vitali</dc:creator>
              <dc:date>2014-04-02T00:12:00</dc:date>
            </office:change-info>
          </text:insertion>
        </text:changed-region>
        <text:changed-region xml:id="ct43806544" text:id="ct43806544">
          <text:deletion>
            <office:change-info>
              <dc:creator>Fabio Vitali</dc:creator>
              <dc:date>2014-04-02T00:13:00</dc:date>
            </office:change-info>
            <text:p text:style-name="Standard">.</text:p>
          </text:deletion>
        </text:changed-region>
        <text:changed-region xml:id="ct43806304" text:id="ct43806304">
          <text:insertion>
            <office:change-info>
              <dc:creator>Fabio Vitali</dc:creator>
              <dc:date>2014-04-02T00:13:00</dc:date>
            </office:change-info>
          </text:insertion>
        </text:changed-region>
        <text:changed-region xml:id="ct43807024" text:id="ct43807024">
          <text:insertion>
            <office:change-info>
              <dc:creator>Fabio Vitali</dc:creator>
              <dc:date>2014-04-02T00:14:00</dc:date>
            </office:change-info>
          </text:insertion>
        </text:changed-region>
        <text:changed-region xml:id="ct43807504" text:id="ct43807504">
          <text:deletion>
            <office:change-info>
              <dc:creator>Fabio Vitali</dc:creator>
              <dc:date>2014-04-02T00:14:00</dc:date>
            </office:change-info>
            <text:p text:style-name="Standard">while they both deal with identification, i.e. letting a specific fragment of the document emerge from the rest as the target of our activity, in reality they signal two very different kinds of identification that are often overlapping, but that create problems when they are not: </text:p>
          </text:deletion>
        </text:changed-region>
        <text:changed-region xml:id="ct43807984" text:id="ct43807984">
          <text:deletion>
            <office:change-info>
              <dc:creator>Fabio Vitali</dc:creator>
              <dc:date>2014-04-02T00:15:00</dc:date>
            </office:change-info>
            <text:p text:style-name="Standard">that </text:p>
          </text:deletion>
        </text:changed-region>
        <text:changed-region xml:id="ct43807744" text:id="ct43807744">
          <text:insertion>
            <office:change-info>
              <dc:creator>Fabio Vitali</dc:creator>
              <dc:date>2014-04-02T00:15:00</dc:date>
            </office:change-info>
          </text:insertion>
        </text:changed-region>
        <text:changed-region xml:id="ct41492992" text:id="ct41492992">
          <text:insertion>
            <office:change-info>
              <dc:creator>Fabio Vitali</dc:creator>
              <dc:date>2014-04-02T00:19:00</dc:date>
            </office:change-info>
          </text:insertion>
        </text:changed-region>
        <text:changed-region xml:id="ct41493952" text:id="ct41493952">
          <text:deletion>
            <office:change-info>
              <dc:creator>Fabio Vitali</dc:creator>
              <dc:date>2014-04-02T00:19:00</dc:date>
            </office:change-info>
            <text:p text:style-name="Standard">the past</text:p>
          </text:deletion>
        </text:changed-region>
        <text:changed-region xml:id="ct43807264" text:id="ct43807264">
          <text:insertion>
            <office:change-info>
              <dc:creator>Fabio Vitali</dc:creator>
              <dc:date>2014-04-02T00:14:00</dc:date>
            </office:change-info>
          </text:insertion>
        </text:changed-region>
        <text:changed-region xml:id="ct43808464" text:id="ct43808464">
          <text:insertion>
            <office:change-info>
              <dc:creator>Fabio Vitali</dc:creator>
              <dc:date>2014-04-02T00:18:00</dc:date>
            </office:change-info>
          </text:insertion>
        </text:changed-region>
        <text:changed-region xml:id="ct41493232" text:id="ct41493232">
          <text:insertion>
            <office:change-info>
              <dc:creator>Fabio Vitali</dc:creator>
              <dc:date>2014-04-02T00:19:00</dc:date>
            </office:change-info>
          </text:insertion>
        </text:changed-region>
        <text:changed-region xml:id="ct43808224" text:id="ct43808224">
          <text:insertion>
            <office:change-info>
              <dc:creator>Fabio Vitali</dc:creator>
              <dc:date>2014-04-02T00:18:00</dc:date>
            </office:change-info>
          </text:insertion>
        </text:changed-region>
        <text:changed-region xml:id="ct43806784" text:id="ct43806784">
          <text:insertion>
            <office:change-info>
              <dc:creator>Fabio Vitali</dc:creator>
              <dc:date>2014-04-02T00:14:00</dc:date>
            </office:change-info>
          </text:insertion>
        </text:changed-region>
        <text:changed-region xml:id="ct41494192" text:id="ct41494192">
          <text:deletion>
            <office:change-info>
              <dc:creator>Fabio Vitali</dc:creator>
              <dc:date>2014-04-02T00:19:00</dc:date>
            </office:change-info>
            <text:p text:style-name="Standard">document </text:p>
          </text:deletion>
        </text:changed-region>
        <text:changed-region xml:id="ct41493472" text:id="ct41493472">
          <text:insertion>
            <office:change-info>
              <dc:creator>Fabio Vitali</dc:creator>
              <dc:date>2014-04-02T00:19:00</dc:date>
            </office:change-info>
          </text:insertion>
        </text:changed-region>
        <text:changed-region xml:id="ct41493712" text:id="ct41493712">
          <text:insertion>
            <office:change-info>
              <dc:creator>Fabio Vitali</dc:creator>
              <dc:date>2014-04-02T00:19:00</dc:date>
            </office:change-info>
          </text:insertion>
        </text:changed-region>
        <text:changed-region xml:id="ct41494432" text:id="ct41494432">
          <text:insertion>
            <office:change-info>
              <dc:creator>Fabio Vitali</dc:creator>
              <dc:date>2014-04-02T00:20:00</dc:date>
            </office:change-info>
          </text:insertion>
        </text:changed-region>
        <text:changed-region xml:id="ct41495632" text:id="ct41495632">
          <text:deletion>
            <office:change-info>
              <dc:creator>Fabio Vitali</dc:creator>
              <dc:date>2014-04-02T00:20:00</dc:date>
            </office:change-info>
            <text:p text:style-name="Standard">must </text:p>
          </text:deletion>
        </text:changed-region>
        <text:changed-region xml:id="ct41494672" text:id="ct41494672">
          <text:insertion>
            <office:change-info>
              <dc:creator>Fabio Vitali</dc:creator>
              <dc:date>2014-04-02T00:20:00</dc:date>
            </office:change-info>
          </text:insertion>
        </text:changed-region>
        <text:changed-region xml:id="ct41494912" text:id="ct41494912">
          <text:insertion>
            <office:change-info>
              <dc:creator>Fabio Vitali</dc:creator>
              <dc:date>2014-04-02T00:20:00</dc:date>
            </office:change-info>
          </text:insertion>
        </text:changed-region>
        <text:changed-region xml:id="ct41495872" text:id="ct41495872">
          <text:deletion>
            <office:change-info>
              <dc:creator>Fabio Vitali</dc:creator>
              <dc:date>2014-04-02T00:20:00</dc:date>
            </office:change-info>
            <text:p text:style-name="Standard">must </text:p>
          </text:deletion>
        </text:changed-region>
        <text:changed-region xml:id="ct41495152" text:id="ct41495152">
          <text:insertion>
            <office:change-info>
              <dc:creator>Fabio Vitali</dc:creator>
              <dc:date>2014-04-02T00:20:00</dc:date>
            </office:change-info>
          </text:insertion>
        </text:changed-region>
        <text:changed-region xml:id="ct41496112" text:id="ct41496112">
          <text:deletion>
            <office:change-info>
              <dc:creator>Fabio Vitali</dc:creator>
              <dc:date>2014-04-02T00:20:00</dc:date>
            </office:change-info>
            <text:p text:style-name="Standard">must </text:p>
          </text:deletion>
        </text:changed-region>
        <text:changed-region xml:id="ct41495392" text:id="ct41495392">
          <text:insertion>
            <office:change-info>
              <dc:creator>Fabio Vitali</dc:creator>
              <dc:date>2014-04-02T00:20:00</dc:date>
            </office:change-info>
          </text:insertion>
        </text:changed-region>
        <text:changed-region xml:id="ct41497312" text:id="ct41497312">
          <text:deletion>
            <office:change-info>
              <dc:creator>Fabio Vitali</dc:creator>
              <dc:date>2014-04-02T00:21:00</dc:date>
            </office:change-info>
            <text:p text:style-name="Standard">must </text:p>
          </text:deletion>
        </text:changed-region>
        <text:changed-region xml:id="ct41496592" text:id="ct41496592">
          <text:insertion>
            <office:change-info>
              <dc:creator>Fabio Vitali</dc:creator>
              <dc:date>2014-04-02T00:21:00</dc:date>
            </office:change-info>
          </text:insertion>
        </text:changed-region>
        <text:changed-region xml:id="ct41496832" text:id="ct41496832">
          <text:deletion>
            <office:change-info>
              <dc:creator>Fabio Vitali</dc:creator>
              <dc:date>2014-04-02T00:21:00</dc:date>
            </office:change-info>
            <text:p text:style-name="Standard">rather </text:p>
          </text:deletion>
        </text:changed-region>
        <text:changed-region xml:id="ct41497072" text:id="ct41497072">
          <text:deletion>
            <office:change-info>
              <dc:creator>Fabio Vitali</dc:creator>
              <dc:date>2014-04-02T00:21:00</dc:date>
            </office:change-info>
            <text:p text:style-name="Standard"><text:span text:style-name="T4">Unicity</text:span></text:p>
          </text:deletion>
        </text:changed-region>
        <text:changed-region xml:id="ct41496352" text:id="ct41496352">
          <text:insertion>
            <office:change-info>
              <dc:creator>Fabio Vitali</dc:creator>
              <dc:date>2014-04-02T00:21:00</dc:date>
            </office:change-info>
          </text:insertion>
        </text:changed-region>
        <text:changed-region xml:id="ct41499952" text:id="ct41499952">
          <text:deletion>
            <office:change-info>
              <dc:creator>Fabio Vitali</dc:creator>
              <dc:date>2014-04-02T13:02:00</dc:date>
            </office:change-info>
            <text:p text:style-name="Standard">must be</text:p>
          </text:deletion>
        </text:changed-region>
        <text:changed-region xml:id="ct41498752" text:id="ct41498752">
          <text:insertion>
            <office:change-info>
              <dc:creator>Fabio Vitali</dc:creator>
              <dc:date>2014-04-02T13:02:00</dc:date>
            </office:change-info>
          </text:insertion>
        </text:changed-region>
        <text:changed-region xml:id="ct41499232" text:id="ct41499232">
          <text:deletion>
            <office:change-info>
              <dc:creator>Fabio Vitali</dc:creator>
              <dc:date>2014-04-02T13:02:00</dc:date>
            </office:change-info>
            <text:p text:style-name="Standard">must be </text:p>
          </text:deletion>
        </text:changed-region>
        <text:changed-region xml:id="ct41498512" text:id="ct41498512">
          <text:insertion>
            <office:change-info>
              <dc:creator>Fabio Vitali</dc:creator>
              <dc:date>2014-04-02T13:02:00</dc:date>
            </office:change-info>
          </text:insertion>
        </text:changed-region>
        <text:changed-region xml:id="ct41498992" text:id="ct41498992">
          <text:deletion>
            <office:change-info>
              <dc:creator>Fabio Vitali</dc:creator>
              <dc:date>2014-04-02T13:02:00</dc:date>
            </office:change-info>
            <text:p text:style-name="Standard">must </text:p>
          </text:deletion>
        </text:changed-region>
        <text:changed-region xml:id="ct41497792" text:id="ct41497792">
          <text:insertion>
            <office:change-info>
              <dc:creator>Fabio Vitali</dc:creator>
              <dc:date>2014-04-02T13:02:00</dc:date>
            </office:change-info>
          </text:insertion>
        </text:changed-region>
        <text:changed-region xml:id="ct41499472" text:id="ct41499472">
          <text:deletion>
            <office:change-info>
              <dc:creator>Fabio Vitali</dc:creator>
              <dc:date>2014-04-02T13:02:00</dc:date>
            </office:change-info>
            <text:p text:style-name="Standard">must </text:p>
          </text:deletion>
        </text:changed-region>
        <text:changed-region xml:id="ct41498032" text:id="ct41498032">
          <text:insertion>
            <office:change-info>
              <dc:creator>Fabio Vitali</dc:creator>
              <dc:date>2014-04-02T13:02:00</dc:date>
            </office:change-info>
          </text:insertion>
        </text:changed-region>
        <text:changed-region xml:id="ct41499712" text:id="ct41499712">
          <text:deletion>
            <office:change-info>
              <dc:creator>Fabio Vitali</dc:creator>
              <dc:date>2014-04-02T13:02:00</dc:date>
            </office:change-info>
            <text:p text:style-name="Standard">y</text:p>
          </text:deletion>
        </text:changed-region>
        <text:changed-region xml:id="ct41498272" text:id="ct41498272">
          <text:insertion>
            <office:change-info>
              <dc:creator>Fabio Vitali</dc:creator>
              <dc:date>2014-04-02T13:02:00</dc:date>
            </office:change-info>
          </text:insertion>
        </text:changed-region>
        <text:changed-region xml:id="ct41500192" text:id="ct41500192">
          <text:deletion>
            <office:change-info>
              <dc:creator>Fabio Vitali</dc:creator>
              <dc:date>2014-04-02T13:02:00</dc:date>
            </office:change-info>
            <text:p text:style-name="Standard">must be </text:p>
          </text:deletion>
        </text:changed-region>
        <text:changed-region xml:id="ct41497552" text:id="ct41497552">
          <text:insertion>
            <office:change-info>
              <dc:creator>Fabio Vitali</dc:creator>
              <dc:date>2014-04-02T13:02:00</dc:date>
            </office:change-info>
          </text:insertion>
        </text:changed-region>
        <text:changed-region xml:id="ct41501632" text:id="ct41501632">
          <text:insertion>
            <office:change-info>
              <dc:creator>Fabio Vitali</dc:creator>
              <dc:date>2014-04-02T13:03:00</dc:date>
            </office:change-info>
          </text:insertion>
        </text:changed-region>
        <text:changed-region xml:id="ct41502592" text:id="ct41502592">
          <text:deletion>
            <office:change-info>
              <dc:creator>Fabio Vitali</dc:creator>
              <dc:date>2014-04-02T13:03:00</dc:date>
            </office:change-info>
            <text:p text:style-name="Standard"><text:s/>must </text:p>
          </text:deletion>
        </text:changed-region>
        <text:changed-region xml:id="ct41501392" text:id="ct41501392">
          <text:insertion>
            <office:change-info>
              <dc:creator>Fabio Vitali</dc:creator>
              <dc:date>2014-04-02T13:03:00</dc:date>
            </office:change-info>
          </text:insertion>
        </text:changed-region>
        <text:changed-region xml:id="ct41501872" text:id="ct41501872">
          <text:deletion>
            <office:change-info>
              <dc:creator>Fabio Vitali</dc:creator>
              <dc:date>2014-04-02T13:03:00</dc:date>
            </office:change-info>
            <text:p text:style-name="Standard">must be </text:p>
          </text:deletion>
        </text:changed-region>
        <text:changed-region xml:id="ct41500672" text:id="ct41500672">
          <text:insertion>
            <office:change-info>
              <dc:creator>Fabio Vitali</dc:creator>
              <dc:date>2014-04-02T13:03:00</dc:date>
            </office:change-info>
          </text:insertion>
        </text:changed-region>
        <text:changed-region xml:id="ct41502352" text:id="ct41502352">
          <text:deletion>
            <office:change-info>
              <dc:creator>Fabio Vitali</dc:creator>
              <dc:date>2014-04-02T13:03:00</dc:date>
            </office:change-info>
            <text:p text:style-name="Standard">must be </text:p>
          </text:deletion>
        </text:changed-region>
        <text:changed-region xml:id="ct41500912" text:id="ct41500912">
          <text:insertion>
            <office:change-info>
              <dc:creator>Fabio Vitali</dc:creator>
              <dc:date>2014-04-02T13:03:00</dc:date>
            </office:change-info>
          </text:insertion>
        </text:changed-region>
        <text:changed-region xml:id="ct41502112" text:id="ct41502112">
          <text:deletion>
            <office:change-info>
              <dc:creator>Fabio Vitali</dc:creator>
              <dc:date>2014-04-02T13:03:00</dc:date>
            </office:change-info>
            <text:p text:style-name="Standard">must</text:p>
          </text:deletion>
        </text:changed-region>
        <text:changed-region xml:id="ct41501152" text:id="ct41501152">
          <text:insertion>
            <office:change-info>
              <dc:creator>Fabio Vitali</dc:creator>
              <dc:date>2014-04-02T13:03:00</dc:date>
            </office:change-info>
          </text:insertion>
        </text:changed-region>
        <text:changed-region xml:id="ct41502832" text:id="ct41502832">
          <text:deletion>
            <office:change-info>
              <dc:creator>Fabio Vitali</dc:creator>
              <dc:date>2014-04-02T13:03:00</dc:date>
            </office:change-info>
            <text:p text:style-name="Standard"><text:s/>express</text:p>
          </text:deletion>
        </text:changed-region>
        <text:changed-region xml:id="ct41503072" text:id="ct41503072">
          <text:deletion>
            <office:change-info>
              <dc:creator>Fabio Vitali</dc:creator>
              <dc:date>2014-04-02T13:03:00</dc:date>
            </office:change-info>
            <text:p text:style-name="Standard">must</text:p>
          </text:deletion>
        </text:changed-region>
        <text:changed-region xml:id="ct41500432" text:id="ct41500432">
          <text:insertion>
            <office:change-info>
              <dc:creator>Fabio Vitali</dc:creator>
              <dc:date>2014-04-02T13:03:00</dc:date>
            </office:change-info>
          </text:insertion>
        </text:changed-region>
        <text:changed-region xml:id="ct41503552" text:id="ct41503552">
          <text:deletion>
            <office:change-info>
              <dc:creator>Fabio Vitali</dc:creator>
              <dc:date>2014-04-02T13:04:00</dc:date>
            </office:change-info>
            <text:p text:style-name="Standard">, as much as possible, be transferable</text:p>
          </text:deletion>
        </text:changed-region>
        <text:changed-region xml:id="ct41503792" text:id="ct41503792">
          <text:deletion>
            <office:change-info>
              <dc:creator>Fabio Vitali</dc:creator>
              <dc:date>2014-04-02T13:04:00</dc:date>
            </office:change-info>
            <text:p text:style-name="Standard">should be </text:p>
          </text:deletion>
        </text:changed-region>
        <text:changed-region xml:id="ct41503312" text:id="ct41503312">
          <text:insertion>
            <office:change-info>
              <dc:creator>Fabio Vitali</dc:creator>
              <dc:date>2014-04-02T13:04:00</dc:date>
            </office:change-info>
          </text:insertion>
        </text:changed-region>
        <text:changed-region xml:id="ct41507152" text:id="ct41507152">
          <text:insertion>
            <office:change-info>
              <dc:creator>Fabio Vitali</dc:creator>
              <dc:date>2014-04-02T13:31:00</dc:date>
            </office:change-info>
          </text:insertion>
        </text:changed-region>
        <text:changed-region xml:id="ct41507632" text:id="ct41507632">
          <text:deletion>
            <office:change-info>
              <dc:creator>Fabio Vitali</dc:creator>
              <dc:date>2014-04-02T13:31:00</dc:date>
            </office:change-info>
            <text:p text:style-name="Standard">s</text:p>
          </text:deletion>
        </text:changed-region>
        <text:changed-region xml:id="ct41504272" text:id="ct41504272">
          <text:deletion>
            <office:change-info>
              <dc:creator>Fabio Vitali</dc:creator>
              <dc:date>2014-04-02T13:06:00</dc:date>
            </office:change-info>
            <text:p text:style-name="Standard">must be </text:p>
          </text:deletion>
        </text:changed-region>
        <text:changed-region xml:id="ct41504032" text:id="ct41504032">
          <text:insertion>
            <office:change-info>
              <dc:creator>Fabio Vitali</dc:creator>
              <dc:date>2014-04-02T13:06:00</dc:date>
            </office:change-info>
          </text:insertion>
        </text:changed-region>
        <text:changed-region xml:id="ct41504512" text:id="ct41504512">
          <text:insertion>
            <office:change-info>
              <dc:creator>Fabio Vitali</dc:creator>
              <dc:date>2014-04-02T13:07:00</dc:date>
            </office:change-info>
          </text:insertion>
        </text:changed-region>
        <text:changed-region xml:id="ct41504752" text:id="ct41504752">
          <text:insertion>
            <office:change-info>
              <dc:creator>Fabio Vitali</dc:creator>
              <dc:date>2014-04-02T13:08:00</dc:date>
            </office:change-info>
          </text:insertion>
        </text:changed-region>
        <text:changed-region xml:id="ct41506912" text:id="ct41506912">
          <text:insertion>
            <office:change-info>
              <dc:creator>Fabio Vitali</dc:creator>
              <dc:date>2014-04-02T13:31:00</dc:date>
            </office:change-info>
          </text:insertion>
        </text:changed-region>
        <text:changed-region xml:id="ct41508112" text:id="ct41508112">
          <text:insertion>
            <office:change-info>
              <dc:creator>Fabio Vitali</dc:creator>
              <dc:date>2014-04-02T13:32:00</dc:date>
            </office:change-info>
          </text:insertion>
        </text:changed-region>
        <text:changed-region xml:id="ct41506672" text:id="ct41506672">
          <text:insertion>
            <office:change-info>
              <dc:creator>Fabio Vitali</dc:creator>
              <dc:date>2014-04-02T13:31:00</dc:date>
            </office:change-info>
          </text:insertion>
        </text:changed-region>
        <text:changed-region xml:id="ct41507392" text:id="ct41507392">
          <text:deletion>
            <office:change-info>
              <dc:creator>Fabio Vitali</dc:creator>
              <dc:date>2014-04-02T13:31:00</dc:date>
            </office:change-info>
            <text:p text:style-name="Standard">. </text:p>
          </text:deletion>
        </text:changed-region>
        <text:changed-region xml:id="ct41506192" text:id="ct41506192">
          <text:deletion>
            <office:change-info>
              <dc:creator>Fabio Vitali</dc:creator>
              <dc:date>2014-04-02T13:09:00</dc:date>
            </office:change-info>
            <text:p text:style-name="Standard"><text:span text:style-name="Macchina_20_da_20_scrivere_20_HTML">currentID</text:span> </text:p>
          </text:deletion>
        </text:changed-region>
        <text:changed-region xml:id="ct41505232" text:id="ct41505232">
          <text:insertion>
            <office:change-info>
              <dc:creator>Fabio Vitali</dc:creator>
              <dc:date>2014-04-02T13:09:00</dc:date>
            </office:change-info>
          </text:insertion>
        </text:changed-region>
        <text:changed-region xml:id="ct41508352" text:id="ct41508352">
          <text:deletion>
            <office:change-info>
              <dc:creator>Fabio Vitali</dc:creator>
              <dc:date>2014-04-02T13:32:00</dc:date>
            </office:change-info>
            <text:p text:style-name="Standard">updated </text:p>
          </text:deletion>
        </text:changed-region>
        <text:changed-region xml:id="ct41507872" text:id="ct41507872">
          <text:insertion>
            <office:change-info>
              <dc:creator>Fabio Vitali</dc:creator>
              <dc:date>2014-04-02T13:32:00</dc:date>
            </office:change-info>
          </text:insertion>
        </text:changed-region>
        <text:changed-region xml:id="ct41505952" text:id="ct41505952">
          <text:deletion>
            <office:change-info>
              <dc:creator>Fabio Vitali</dc:creator>
              <dc:date>2014-04-02T13:09:00</dc:date>
            </office:change-info>
            <text:p text:style-name="Standard"><text:span text:style-name="Macchina_20_da_20_scrivere_20_HTML">originalId</text:span> </text:p>
          </text:deletion>
        </text:changed-region>
        <text:changed-region xml:id="ct41504992" text:id="ct41504992">
          <text:insertion>
            <office:change-info>
              <dc:creator>Fabio Vitali</dc:creator>
              <dc:date>2014-04-02T13:09:00</dc:date>
            </office:change-info>
          </text:insertion>
        </text:changed-region>
        <text:changed-region xml:id="ct41509312" text:id="ct41509312">
          <text:insertion>
            <office:change-info>
              <dc:creator>Fabio Vitali</dc:creator>
              <dc:date>2014-04-02T13:33:00</dc:date>
            </office:change-info>
          </text:insertion>
        </text:changed-region>
        <text:changed-region xml:id="ct41506432" text:id="ct41506432">
          <text:deletion>
            <office:change-info>
              <dc:creator>Fabio Vitali</dc:creator>
              <dc:date>2014-04-02T13:10:00</dc:date>
            </office:change-info>
            <text:p text:style-name="Standard">first </text:p>
          </text:deletion>
        </text:changed-region>
        <text:changed-region xml:id="ct41509792" text:id="ct41509792">
          <text:deletion>
            <office:change-info>
              <dc:creator>Fabio Vitali</dc:creator>
              <dc:date>2014-04-02T13:33:00</dc:date>
            </office:change-info>
            <text:p text:style-name="Standard">added</text:p>
          </text:deletion>
        </text:changed-region>
        <text:changed-region xml:id="ct41509072" text:id="ct41509072">
          <text:insertion>
            <office:change-info>
              <dc:creator>Fabio Vitali</dc:creator>
              <dc:date>2014-04-02T13:33:00</dc:date>
            </office:change-info>
          </text:insertion>
        </text:changed-region>
        <text:changed-region xml:id="ct41505472" text:id="ct41505472">
          <text:insertion>
            <office:change-info>
              <dc:creator>Fabio Vitali</dc:creator>
              <dc:date>2014-04-02T13:10:00</dc:date>
            </office:change-info>
          </text:insertion>
        </text:changed-region>
        <text:changed-region xml:id="ct41509552" text:id="ct41509552">
          <text:deletion>
            <office:change-info>
              <dc:creator>Fabio Vitali</dc:creator>
              <dc:date>2014-04-02T13:33:00</dc:date>
            </office:change-info>
            <text:p text:style-name="Standard"><text:s/>and contains the value that used to be of the </text:p>
          </text:deletion>
        </text:changed-region>
        <text:changed-region xml:id="ct41505712" text:id="ct41505712">
          <text:deletion>
            <office:change-info>
              <dc:creator>Fabio Vitali</dc:creator>
              <dc:date>2014-04-02T13:09:00</dc:date>
            </office:change-info>
            <text:p text:style-name="Standard"><text:span text:style-name="Macchina_20_da_20_scrivere_20_HTML">currentId</text:span> </text:p>
          </text:deletion>
        </text:changed-region>
        <text:changed-region xml:id="ct41510272" text:id="ct41510272">
          <text:deletion>
            <office:change-info>
              <dc:creator>Fabio Vitali</dc:creator>
              <dc:date>2014-04-02T13:33:00</dc:date>
            </office:change-info>
            <text:p text:style-name="Standard">attribute. </text:p>
          </text:deletion>
        </text:changed-region>
        <text:changed-region xml:id="ct41512672" text:id="ct41512672">
          <text:deletion>
            <office:change-info>
              <dc:creator>Fabio Vitali</dc:creator>
              <dc:date>2014-04-02T13:34:00</dc:date>
            </office:change-info>
            <text:p text:style-name="Standard">persistent </text:p>
          </text:deletion>
        </text:changed-region>
        <text:changed-region xml:id="ct41512192" text:id="ct41512192">
          <text:insertion>
            <office:change-info>
              <dc:creator>Fabio Vitali</dc:creator>
              <dc:date>2014-04-02T13:34:00</dc:date>
            </office:change-info>
          </text:insertion>
        </text:changed-region>
        <text:changed-region xml:id="ct41510032" text:id="ct41510032">
          <text:deletion>
            <office:change-info>
              <dc:creator>Fabio Vitali</dc:creator>
              <dc:date>2014-04-02T13:33:00</dc:date>
            </office:change-info>
            <text:p text:style-name="Standard"><text:span text:style-name="Macchina_20_da_20_scrivere_20_HTML">originalId</text:span></text:p>
          </text:deletion>
        </text:changed-region>
        <text:changed-region xml:id="ct41508592" text:id="ct41508592">
          <text:insertion>
            <office:change-info>
              <dc:creator>Fabio Vitali</dc:creator>
              <dc:date>2014-04-02T13:33:00</dc:date>
            </office:change-info>
          </text:insertion>
        </text:changed-region>
        <text:changed-region xml:id="ct41512912" text:id="ct41512912">
          <text:deletion>
            <office:change-info>
              <dc:creator>Fabio Vitali</dc:creator>
              <dc:date>2014-04-02T13:34:00</dc:date>
            </office:change-info>
            <text:p text:style-name="Standard">appears </text:p>
          </text:deletion>
        </text:changed-region>
        <text:changed-region xml:id="ct41511952" text:id="ct41511952">
          <text:insertion>
            <office:change-info>
              <dc:creator>Fabio Vitali</dc:creator>
              <dc:date>2014-04-02T13:34:00</dc:date>
            </office:change-info>
          </text:insertion>
        </text:changed-region>
        <text:changed-region xml:id="ct41513152" text:id="ct41513152">
          <text:deletion>
            <office:change-info>
              <dc:creator>Fabio Vitali</dc:creator>
              <dc:date>2014-04-02T13:34:00</dc:date>
            </office:change-info>
            <text:p text:style-name="Standard">evolving </text:p>
          </text:deletion>
        </text:changed-region>
        <text:changed-region xml:id="ct41511712" text:id="ct41511712">
          <text:insertion>
            <office:change-info>
              <dc:creator>Fabio Vitali</dc:creator>
              <dc:date>2014-04-02T13:34:00</dc:date>
            </office:change-info>
          </text:insertion>
        </text:changed-region>
        <text:changed-region xml:id="ct41510512" text:id="ct41510512">
          <text:deletion>
            <office:change-info>
              <dc:creator>Fabio Vitali</dc:creator>
              <dc:date>2014-04-02T13:33:00</dc:date>
            </office:change-info>
            <text:p text:style-name="Standard"><text:span text:style-name="Macchina_20_da_20_scrivere_20_HTML">currentId</text:span></text:p>
          </text:deletion>
        </text:changed-region>
        <text:changed-region xml:id="ct41508832" text:id="ct41508832">
          <text:insertion>
            <office:change-info>
              <dc:creator>Fabio Vitali</dc:creator>
              <dc:date>2014-04-02T13:33:00</dc:date>
            </office:change-info>
          </text:insertion>
        </text:changed-region>
        <text:changed-region xml:id="ct41511232" text:id="ct41511232">
          <text:insertion>
            <office:change-info>
              <dc:creator>Fabio Vitali</dc:creator>
              <dc:date>2014-04-02T13:34:00</dc:date>
            </office:change-info>
          </text:insertion>
        </text:changed-region>
        <text:changed-region xml:id="ct41512432" text:id="ct41512432">
          <text:deletion>
            <office:change-info>
              <dc:creator>Fabio Vitali</dc:creator>
              <dc:date>2014-04-02T13:34:00</dc:date>
            </office:change-info>
            <text:p text:style-name="Standard">persistent id</text:p>
          </text:deletion>
        </text:changed-region>
        <text:changed-region xml:id="ct41510992" text:id="ct41510992">
          <text:insertion>
            <office:change-info>
              <dc:creator>Fabio Vitali</dc:creator>
              <dc:date>2014-04-02T13:34:00</dc:date>
            </office:change-info>
          </text:insertion>
        </text:changed-region>
        <text:changed-region xml:id="ct41513392" text:id="ct41513392">
          <text:deletion>
            <office:change-info>
              <dc:creator>Fabio Vitali</dc:creator>
              <dc:date>2014-04-02T13:34:00</dc:date>
            </office:change-info>
            <text:p text:style-name="Standard">evolving id </text:p>
          </text:deletion>
        </text:changed-region>
        <text:changed-region xml:id="ct41511472" text:id="ct41511472">
          <text:insertion>
            <office:change-info>
              <dc:creator>Fabio Vitali</dc:creator>
              <dc:date>2014-04-02T13:34:00</dc:date>
            </office:change-info>
          </text:insertion>
        </text:changed-region>
        <text:changed-region xml:id="ct41513632" text:id="ct41513632">
          <text:deletion>
            <office:change-info>
              <dc:creator>Fabio Vitali</dc:creator>
              <dc:date>2014-04-02T13:34:00</dc:date>
            </office:change-info>
            <text:p text:style-name="Standard">evolving id</text:p>
          </text:deletion>
        </text:changed-region>
        <text:changed-region xml:id="ct41510752" text:id="ct41510752">
          <text:insertion>
            <office:change-info>
              <dc:creator>Fabio Vitali</dc:creator>
              <dc:date>2014-04-02T13:34:00</dc:date>
            </office:change-info>
          </text:insertion>
        </text:changed-region>
        <text:changed-region xml:id="ct41514592" text:id="ct41514592">
          <text:deletion>
            <office:change-info>
              <dc:creator>Fabio Vitali</dc:creator>
              <dc:date>2014-04-02T13:35:00</dc:date>
            </office:change-info>
            <text:p text:style-name="Standard">s</text:p>
          </text:deletion>
        </text:changed-region>
        <text:changed-region xml:id="ct42011824" text:id="ct42011824">
          <text:insertion>
            <office:change-info>
              <dc:creator>Fabio Vitali</dc:creator>
              <dc:date>2014-04-02T15:47:00</dc:date>
            </office:change-info>
          </text:insertion>
        </text:changed-region>
        <text:changed-region xml:id="ct42030976" text:id="ct42030976">
          <text:insertion>
            <office:change-info>
              <dc:creator>Fabio Vitali</dc:creator>
              <dc:date>2014-04-02T15:48:00</dc:date>
            </office:change-info>
          </text:insertion>
        </text:changed-region>
        <text:changed-region xml:id="ct42053040" text:id="ct42053040">
          <text:insertion>
            <office:change-info>
              <dc:creator>Fabio Vitali</dc:creator>
              <dc:date>2014-04-02T15:52:00</dc:date>
            </office:change-info>
          </text:insertion>
        </text:changed-region>
        <text:changed-region xml:id="ct42148080" text:id="ct42148080">
          <text:insertion>
            <office:change-info>
              <dc:creator>Fabio Vitali</dc:creator>
              <dc:date>2014-04-02T15:53:00</dc:date>
            </office:change-info>
          </text:insertion>
        </text:changed-region>
        <text:changed-region xml:id="ct42031312" text:id="ct42031312">
          <text:insertion>
            <office:change-info>
              <dc:creator>Fabio Vitali</dc:creator>
              <dc:date>2014-04-02T15:52:00</dc:date>
            </office:change-info>
          </text:insertion>
        </text:changed-region>
        <text:changed-region xml:id="ct42019120" text:id="ct42019120">
          <text:deletion>
            <office:change-info>
              <dc:creator>Fabio Vitali</dc:creator>
              <dc:date>2014-04-02T15:53:00</dc:date>
            </office:change-info>
            <text:p text:style-name="Standard">The fragment in the default language uses the basic id, the <text:s/>fragment is any further language uses a modified id: </text:p>
          </text:deletion>
        </text:changed-region>
        <text:changed-region xml:id="ct42227344" text:id="ct42227344">
          <text:insertion>
            <office:change-info>
              <dc:creator>Fabio Vitali</dc:creator>
              <dc:date>2014-04-02T15:54:00</dc:date>
            </office:change-info>
          </text:insertion>
        </text:changed-region>
        <text:changed-region xml:id="ct42172384" text:id="ct42172384">
          <text:insertion>
            <office:change-info>
              <dc:creator>Fabio Vitali</dc:creator>
              <dc:date>2014-04-02T15:53:00</dc:date>
            </office:change-info>
          </text:insertion>
        </text:changed-region>
        <text:changed-region xml:id="ct42308544" text:id="ct42308544">
          <text:deletion>
            <office:change-info>
              <dc:creator>Fabio Vitali</dc:creator>
              <dc:date>2014-04-02T15:53:00</dc:date>
            </office:change-info>
            <text:p text:style-name="P5"><text:span text:style-name="Macchina_20_da_20_scrivere_20_HTML">art </text:span></text:p>
          </text:deletion>
        </text:changed-region>
        <text:changed-region xml:id="ct42024656" text:id="ct42024656">
          <text:insertion>
            <office:change-info>
              <dc:creator>Fabio Vitali</dc:creator>
              <dc:date>2014-04-02T15:53:00</dc:date>
            </office:change-info>
          </text:insertion>
        </text:changed-region>
        <text:changed-region xml:id="ct42126992" text:id="ct42126992">
          <text:deletion>
            <office:change-info>
              <dc:creator>Fabio Vitali</dc:creator>
              <dc:date>2014-04-02T15:53:00</dc:date>
            </office:change-info>
            <text:p text:style-name="P5"><text:span text:style-name="Macchina_20_da_20_scrivere_20_HTML">currentId</text:span></text:p>
          </text:deletion>
        </text:changed-region>
        <text:changed-region xml:id="ct43146368" text:id="ct43146368">
          <text:insertion>
            <office:change-info>
              <dc:creator>Fabio Vitali</dc:creator>
              <dc:date>2014-04-02T15:53:00</dc:date>
            </office:change-info>
          </text:insertion>
        </text:changed-region>
        <text:changed-region xml:id="ct42052256" text:id="ct42052256">
          <text:insertion>
            <office:change-info>
              <dc:creator>Fabio Vitali</dc:creator>
              <dc:date>2014-04-02T15:53:00</dc:date>
            </office:change-info>
          </text:insertion>
        </text:changed-region>
        <text:changed-region xml:id="ct42240880" text:id="ct42240880">
          <text:deletion>
            <office:change-info>
              <dc:creator>Fabio Vitali</dc:creator>
              <dc:date>2014-04-02T15:53:00</dc:date>
            </office:change-info>
            <text:p text:style-name="P5"><text:span text:style-name="Macchina_20_da_20_scrivere_20_HTML">art</text:span></text:p>
          </text:deletion>
        </text:changed-region>
        <text:changed-region xml:id="ct42145760" text:id="ct42145760">
          <text:insertion>
            <office:change-info>
              <dc:creator>Fabio Vitali</dc:creator>
              <dc:date>2014-04-02T15:53:00</dc:date>
            </office:change-info>
          </text:insertion>
        </text:changed-region>
        <text:changed-region xml:id="ct42197536" text:id="ct42197536">
          <text:deletion>
            <office:change-info>
              <dc:creator>Fabio Vitali</dc:creator>
              <dc:date>2014-04-02T15:54:00</dc:date>
            </office:change-info>
            <text:p text:style-name="P5"><text:span text:style-name="Macchina_20_da_20_scrivere_20_HTML">art</text:span></text:p>
          </text:deletion>
        </text:changed-region>
        <text:changed-region xml:id="ct42139488" text:id="ct42139488">
          <text:insertion>
            <office:change-info>
              <dc:creator>Fabio Vitali</dc:creator>
              <dc:date>2014-04-02T15:54:00</dc:date>
            </office:change-info>
          </text:insertion>
        </text:changed-region>
        <text:changed-region xml:id="ct42249376" text:id="ct42249376">
          <text:insertion>
            <office:change-info>
              <dc:creator>Fabio Vitali</dc:creator>
              <dc:date>2014-04-02T15:55:00</dc:date>
            </office:change-info>
          </text:insertion>
        </text:changed-region>
        <text:changed-region xml:id="ct42372480" text:id="ct42372480">
          <text:deletion>
            <office:change-info>
              <dc:creator>Fabio Vitali</dc:creator>
              <dc:date>2014-04-02T15:53:00</dc:date>
            </office:change-info>
            <text:p text:style-name="P5"><text:span text:style-name="Macchina_20_da_20_scrivere_20_HTML">originalId</text:span></text:p>
          </text:deletion>
        </text:changed-region>
        <text:changed-region xml:id="ct42227888" text:id="ct42227888">
          <text:insertion>
            <office:change-info>
              <dc:creator>Fabio Vitali</dc:creator>
              <dc:date>2014-04-02T15:53:00</dc:date>
            </office:change-info>
          </text:insertion>
        </text:changed-region>
        <text:changed-region xml:id="ct41773808" text:id="ct41773808">
          <text:insertion>
            <office:change-info>
              <dc:creator>Fabio Vitali</dc:creator>
              <dc:date>2014-04-02T15:55:00</dc:date>
            </office:change-info>
          </text:insertion>
        </text:changed-region>
        <text:changed-region xml:id="ct42043296" text:id="ct42043296">
          <text:deletion>
            <office:change-info>
              <dc:creator>Fabio Vitali</dc:creator>
              <dc:date>2014-04-02T15:55:00</dc:date>
            </office:change-info>
            <text:p text:style-name="P5"><text:span text:style-name="Macchina_20_da_20_scrivere_20_HTML">art</text:span></text:p>
          </text:deletion>
        </text:changed-region>
        <text:changed-region xml:id="ct43081536" text:id="ct43081536">
          <text:deletion>
            <office:change-info>
              <dc:creator>Fabio Vitali</dc:creator>
              <dc:date>2014-04-02T15:55:00</dc:date>
            </office:change-info>
            <text:p text:style-name="P5"><text:span text:style-name="Macchina_20_da_20_scrivere_20_HTML">currentId</text:span></text:p>
          </text:deletion>
        </text:changed-region>
        <text:changed-region xml:id="ct42416192" text:id="ct42416192">
          <text:insertion>
            <office:change-info>
              <dc:creator>Fabio Vitali</dc:creator>
              <dc:date>2014-04-02T15:55:00</dc:date>
            </office:change-info>
          </text:insertion>
        </text:changed-region>
        <text:changed-region xml:id="ct42239184" text:id="ct42239184">
          <text:deletion>
            <office:change-info>
              <dc:creator>Fabio Vitali</dc:creator>
              <dc:date>2014-04-02T15:55:00</dc:date>
            </office:change-info>
            <text:p text:style-name="P5"><text:span text:style-name="Macchina_20_da_20_scrivere_20_HTML">art2fra</text:span></text:p>
          </text:deletion>
        </text:changed-region>
        <text:changed-region xml:id="ct41948800" text:id="ct41948800">
          <text:insertion>
            <office:change-info>
              <dc:creator>Fabio Vitali</dc:creator>
              <dc:date>2014-04-02T15:55:00</dc:date>
            </office:change-info>
          </text:insertion>
        </text:changed-region>
        <text:changed-region xml:id="ct41978496" text:id="ct41978496">
          <text:deletion>
            <office:change-info>
              <dc:creator>Fabio Vitali</dc:creator>
              <dc:date>2014-04-02T16:00:00</dc:date>
            </office:change-info>
            <text:p text:style-name="P6"><text:span text:style-name="Macchina_20_da_20_scrivere_20_HTML">art</text:span></text:p>
          </text:deletion>
        </text:changed-region>
        <text:changed-region xml:id="ct42042272" text:id="ct42042272">
          <text:insertion>
            <office:change-info>
              <dc:creator>Fabio Vitali</dc:creator>
              <dc:date>2014-04-02T16:00:00</dc:date>
            </office:change-info>
          </text:insertion>
        </text:changed-region>
        <text:changed-region xml:id="ct42125808" text:id="ct42125808">
          <text:insertion>
            <office:change-info>
              <dc:creator>Fabio Vitali</dc:creator>
              <dc:date>2014-04-02T15:59:00</dc:date>
            </office:change-info>
          </text:insertion>
        </text:changed-region>
        <text:changed-region xml:id="ct42037376" text:id="ct42037376">
          <text:insertion>
            <office:change-info>
              <dc:creator>Fabio Vitali</dc:creator>
              <dc:date>2014-04-02T16:00:00</dc:date>
            </office:change-info>
          </text:insertion>
        </text:changed-region>
        <text:changed-region xml:id="ct42409936" text:id="ct42409936">
          <text:insertion>
            <office:change-info>
              <dc:creator>Fabio Vitali</dc:creator>
              <dc:date>2014-04-02T16:01:00</dc:date>
            </office:change-info>
          </text:insertion>
        </text:changed-region>
        <text:changed-region xml:id="ct42094448" text:id="ct42094448">
          <text:insertion>
            <office:change-info>
              <dc:creator>Fabio Vitali</dc:creator>
              <dc:date>2014-04-02T16:00:00</dc:date>
            </office:change-info>
          </text:insertion>
        </text:changed-region>
        <text:changed-region xml:id="ct42434736" text:id="ct42434736">
          <text:insertion>
            <office:change-info>
              <dc:creator>Fabio Vitali</dc:creator>
              <dc:date>2014-04-02T16:01:00</dc:date>
            </office:change-info>
          </text:insertion>
        </text:changed-region>
        <text:changed-region xml:id="ct42429680" text:id="ct42429680">
          <text:insertion>
            <office:change-info>
              <dc:creator>Fabio Vitali</dc:creator>
              <dc:date>2014-04-02T16:00:00</dc:date>
            </office:change-info>
          </text:insertion>
        </text:changed-region>
        <text:changed-region xml:id="ct42169744" text:id="ct42169744">
          <text:insertion>
            <office:change-info>
              <dc:creator>Fabio Vitali</dc:creator>
              <dc:date>2014-04-02T16:01:00</dc:date>
            </office:change-info>
          </text:insertion>
        </text:changed-region>
        <text:changed-region xml:id="ct42413328" text:id="ct42413328">
          <text:insertion>
            <office:change-info>
              <dc:creator>Fabio Vitali</dc:creator>
              <dc:date>2014-04-02T16:00:00</dc:date>
            </office:change-info>
          </text:insertion>
        </text:changed-region>
        <text:changed-region xml:id="ct42046064" text:id="ct42046064">
          <text:insertion>
            <office:change-info>
              <dc:creator>Fabio Vitali</dc:creator>
              <dc:date>2014-04-02T16:01:00</dc:date>
            </office:change-info>
          </text:insertion>
        </text:changed-region>
        <text:changed-region xml:id="ct42111264" text:id="ct42111264">
          <text:insertion>
            <office:change-info>
              <dc:creator>Fabio Vitali</dc:creator>
              <dc:date>2014-04-02T16:00:00</dc:date>
            </office:change-info>
          </text:insertion>
        </text:changed-region>
        <text:changed-region xml:id="ct42239616" text:id="ct42239616">
          <text:insertion>
            <office:change-info>
              <dc:creator>Fabio Vitali</dc:creator>
              <dc:date>2014-04-02T16:02:00</dc:date>
            </office:change-info>
          </text:insertion>
        </text:changed-region>
        <text:changed-region xml:id="ct42200736" text:id="ct42200736">
          <text:insertion>
            <office:change-info>
              <dc:creator>Fabio Vitali</dc:creator>
              <dc:date>2014-04-02T16:00:00</dc:date>
            </office:change-info>
          </text:insertion>
        </text:changed-region>
        <text:changed-region xml:id="ct42250016" text:id="ct42250016">
          <text:insertion>
            <office:change-info>
              <dc:creator>Fabio Vitali</dc:creator>
              <dc:date>2014-04-02T16:01:00</dc:date>
            </office:change-info>
          </text:insertion>
        </text:changed-region>
        <text:changed-region xml:id="ct42404544" text:id="ct42404544">
          <text:insertion>
            <office:change-info>
              <dc:creator>Fabio Vitali</dc:creator>
              <dc:date>2014-04-02T16:02:00</dc:date>
            </office:change-info>
          </text:insertion>
        </text:changed-region>
        <text:changed-region xml:id="ct42260704" text:id="ct42260704">
          <text:insertion>
            <office:change-info>
              <dc:creator>Fabio Vitali</dc:creator>
              <dc:date>2014-04-02T16:00:00</dc:date>
            </office:change-info>
          </text:insertion>
        </text:changed-region>
        <text:changed-region xml:id="ct42021456" text:id="ct42021456">
          <text:insertion>
            <office:change-info>
              <dc:creator>Fabio Vitali</dc:creator>
              <dc:date>2014-04-02T16:00:00</dc:date>
            </office:change-info>
          </text:insertion>
        </text:changed-region>
        <text:changed-region xml:id="ct42212192" text:id="ct42212192">
          <text:insertion>
            <office:change-info>
              <dc:creator>Fabio Vitali</dc:creator>
              <dc:date>2014-04-02T16:01:00</dc:date>
            </office:change-info>
          </text:insertion>
        </text:changed-region>
        <text:changed-region xml:id="ct42189824" text:id="ct42189824">
          <text:insertion>
            <office:change-info>
              <dc:creator>Fabio Vitali</dc:creator>
              <dc:date>2014-04-02T16:00:00</dc:date>
            </office:change-info>
          </text:insertion>
        </text:changed-region>
        <text:changed-region xml:id="ct41514832" text:id="ct41514832">
          <text:deletion>
            <office:change-info>
              <dc:creator>Fabio Vitali</dc:creator>
              <dc:date>2014-04-02T13:35:00</dc:date>
            </office:change-info>
            <text:p text:style-name="P5"><text:span text:style-name="Macchina_20_da_20_scrivere_20_HTML">currentId</text:span></text:p>
          </text:deletion>
        </text:changed-region>
        <text:changed-region xml:id="ct41513872" text:id="ct41513872">
          <text:insertion>
            <office:change-info>
              <dc:creator>Fabio Vitali</dc:creator>
              <dc:date>2014-04-02T13:35:00</dc:date>
            </office:change-info>
          </text:insertion>
        </text:changed-region>
        <text:changed-region xml:id="ct41515072" text:id="ct41515072">
          <text:deletion>
            <office:change-info>
              <dc:creator>Fabio Vitali</dc:creator>
              <dc:date>2014-04-02T13:35:00</dc:date>
            </office:change-info>
            <text:p text:style-name="P5"><text:span text:style-name="Macchina_20_da_20_scrivere_20_HTML">originalId</text:span></text:p>
          </text:deletion>
        </text:changed-region>
        <text:changed-region xml:id="ct41514112" text:id="ct41514112">
          <text:insertion>
            <office:change-info>
              <dc:creator>Fabio Vitali</dc:creator>
              <dc:date>2014-04-02T13:35:00</dc:date>
            </office:change-info>
          </text:insertion>
        </text:changed-region>
        <text:changed-region xml:id="ct41515312" text:id="ct41515312">
          <text:deletion>
            <office:change-info>
              <dc:creator>Fabio Vitali</dc:creator>
              <dc:date>2014-04-02T13:35:00</dc:date>
            </office:change-info>
            <text:p text:style-name="P5"><text:span text:style-name="Macchina_20_da_20_scrivere_20_HTML">currentId</text:span></text:p>
          </text:deletion>
        </text:changed-region>
        <text:changed-region xml:id="ct41514352" text:id="ct41514352">
          <text:insertion>
            <office:change-info>
              <dc:creator>Fabio Vitali</dc:creator>
              <dc:date>2014-04-02T13:35:00</dc:date>
            </office:change-info>
          </text:insertion>
        </text:changed-region>
        <text:changed-region xml:id="ct42265472" text:id="ct42265472">
          <text:insertion>
            <office:change-info>
              <dc:creator>Fabio Vitali</dc:creator>
              <dc:date>2014-04-02T13:36:00</dc:date>
            </office:change-info>
          </text:insertion>
        </text:changed-region>
        <text:changed-region xml:id="ct42210976" text:id="ct42210976">
          <text:deletion>
            <office:change-info>
              <dc:creator>Fabio Vitali</dc:creator>
              <dc:date>2014-04-02T13:36:00</dc:date>
            </office:change-info>
            <text:p text:style-name="Standard">originalId </text:p>
          </text:deletion>
        </text:changed-region>
        <text:changed-region xml:id="ct42136352" text:id="ct42136352">
          <text:insertion>
            <office:change-info>
              <dc:creator>Fabio Vitali</dc:creator>
              <dc:date>2014-04-02T13:36:00</dc:date>
            </office:change-info>
          </text:insertion>
        </text:changed-region>
        <text:changed-region xml:id="ct42226128" text:id="ct42226128">
          <text:insertion>
            <office:change-info>
              <dc:creator>Fabio Vitali</dc:creator>
              <dc:date>2014-04-02T13:36:00</dc:date>
            </office:change-info>
          </text:insertion>
        </text:changed-region>
        <text:changed-region xml:id="ct42088176" text:id="ct42088176">
          <text:deletion>
            <office:change-info>
              <dc:creator>Fabio Vitali</dc:creator>
              <dc:date>2014-04-02T13:36:00</dc:date>
            </office:change-info>
            <text:p text:style-name="P5"><text:span text:style-name="Macchina_20_da_20_scrivere_20_HTML">-</text:span></text:p>
          </text:deletion>
        </text:changed-region>
        <text:changed-region xml:id="ct42413104" text:id="ct42413104">
          <text:insertion>
            <office:change-info>
              <dc:creator>Fabio Vitali</dc:creator>
              <dc:date>2014-04-02T13:36:00</dc:date>
            </office:change-info>
          </text:insertion>
        </text:changed-region>
        <text:changed-region xml:id="ct42082272" text:id="ct42082272">
          <text:deletion>
            <office:change-info>
              <dc:creator>Fabio Vitali</dc:creator>
              <dc:date>2014-04-02T13:36:00</dc:date>
            </office:change-info>
            <text:p text:style-name="P5"><text:span text:style-name="Macchina_20_da_20_scrivere_20_HTML">quo1</text:span></text:p>
          </text:deletion>
        </text:changed-region>
        <text:changed-region xml:id="ct43899200" text:id="ct43899200">
          <text:insertion>
            <office:change-info>
              <dc:creator>Fabio Vitali</dc:creator>
              <dc:date>2014-04-02T13:36:00</dc:date>
            </office:change-info>
          </text:insertion>
        </text:changed-region>
        <text:changed-region xml:id="ct42261392" text:id="ct42261392">
          <text:deletion>
            <office:change-info>
              <dc:creator>Fabio Vitali</dc:creator>
              <dc:date>2014-04-02T13:37:00</dc:date>
            </office:change-info>
            <text:p text:style-name="P5"><text:span text:style-name="Macchina_20_da_20_scrivere_20_HTML">id</text:span></text:p>
          </text:deletion>
        </text:changed-region>
        <text:changed-region xml:id="ct42248960" text:id="ct42248960">
          <text:insertion>
            <office:change-info>
              <dc:creator>Fabio Vitali</dc:creator>
              <dc:date>2014-04-02T13:37:00</dc:date>
            </office:change-info>
          </text:insertion>
        </text:changed-region>
        <text:changed-region xml:id="ct40860112" text:id="ct40860112">
          <text:insertion>
            <office:change-info>
              <dc:creator>Fabio Vitali</dc:creator>
              <dc:date>2014-04-02T13:37:00</dc:date>
            </office:change-info>
          </text:insertion>
        </text:changed-region>
        <text:changed-region xml:id="ct42023344" text:id="ct42023344">
          <text:deletion>
            <office:change-info>
              <dc:creator>Fabio Vitali</dc:creator>
              <dc:date>2014-04-02T13:37:00</dc:date>
            </office:change-info>
            <text:p text:style-name="P5"><text:span text:style-name="Macchina_20_da_20_scrivere_20_HTML">-</text:span></text:p>
          </text:deletion>
        </text:changed-region>
        <text:changed-region xml:id="ct42402240" text:id="ct42402240">
          <text:insertion>
            <office:change-info>
              <dc:creator>Fabio Vitali</dc:creator>
              <dc:date>2014-04-02T13:37:00</dc:date>
            </office:change-info>
          </text:insertion>
        </text:changed-region>
        <text:changed-region xml:id="ct42261088" text:id="ct42261088">
          <text:deletion>
            <office:change-info>
              <dc:creator>Fabio Vitali</dc:creator>
              <dc:date>2014-04-02T13:36:00</dc:date>
            </office:change-info>
            <text:p text:style-name="P5"><text:span text:style-name="Macchina_20_da_20_scrivere_20_HTML">quo1</text:span></text:p>
          </text:deletion>
        </text:changed-region>
        <text:changed-region xml:id="ct43899392" text:id="ct43899392">
          <text:insertion>
            <office:change-info>
              <dc:creator>Fabio Vitali</dc:creator>
              <dc:date>2014-04-02T13:36:00</dc:date>
            </office:change-info>
          </text:insertion>
        </text:changed-region>
        <text:changed-region xml:id="ct42371712" text:id="ct42371712">
          <text:insertion>
            <office:change-info>
              <dc:creator>Fabio Vitali</dc:creator>
              <dc:date>2014-04-02T13:37:00</dc:date>
            </office:change-info>
          </text:insertion>
        </text:changed-region>
        <text:changed-region xml:id="ct42386528" text:id="ct42386528">
          <text:insertion>
            <office:change-info>
              <dc:creator>Fabio Vitali</dc:creator>
              <dc:date>2014-04-02T13:36:00</dc:date>
            </office:change-info>
          </text:insertion>
        </text:changed-region>
        <text:changed-region xml:id="ct42007680" text:id="ct42007680">
          <text:deletion>
            <office:change-info>
              <dc:creator>Fabio Vitali</dc:creator>
              <dc:date>2014-04-02T13:37:00</dc:date>
            </office:change-info>
            <text:p text:style-name="P5"><text:span text:style-name="Macchina_20_da_20_scrivere_20_HTML">-</text:span></text:p>
          </text:deletion>
        </text:changed-region>
        <text:changed-region xml:id="ct42424992" text:id="ct42424992">
          <text:insertion>
            <office:change-info>
              <dc:creator>Fabio Vitali</dc:creator>
              <dc:date>2014-04-02T13:37:00</dc:date>
            </office:change-info>
          </text:insertion>
        </text:changed-region>
        <text:changed-region xml:id="ct42049040" text:id="ct42049040">
          <text:insertion>
            <office:change-info>
              <dc:creator>Fabio Vitali</dc:creator>
              <dc:date>2014-04-02T13:37:00</dc:date>
            </office:change-info>
          </text:insertion>
        </text:changed-region>
        <text:changed-region xml:id="ct42040272" text:id="ct42040272">
          <text:deletion>
            <office:change-info>
              <dc:creator>Fabio Vitali</dc:creator>
              <dc:date>2014-04-02T13:37:00</dc:date>
            </office:change-info>
            <text:p text:style-name="P5"><text:span text:style-name="Macchina_20_da_20_scrivere_20_HTML">originalId</text:span></text:p>
          </text:deletion>
        </text:changed-region>
        <text:changed-region xml:id="ct41875664" text:id="ct41875664">
          <text:insertion>
            <office:change-info>
              <dc:creator>Fabio Vitali</dc:creator>
              <dc:date>2014-04-02T13:37:00</dc:date>
            </office:change-info>
          </text:insertion>
        </text:changed-region>
        <text:changed-region xml:id="ct42496288" text:id="ct42496288">
          <text:insertion>
            <office:change-info>
              <dc:creator>Fabio Vitali</dc:creator>
              <dc:date>2014-04-02T13:37:00</dc:date>
            </office:change-info>
          </text:insertion>
        </text:changed-region>
        <text:changed-region xml:id="ct42022704" text:id="ct42022704">
          <text:insertion>
            <office:change-info>
              <dc:creator>Fabio Vitali</dc:creator>
              <dc:date>2014-04-02T13:37:00</dc:date>
            </office:change-info>
          </text:insertion>
        </text:changed-region>
        <text:changed-region xml:id="ct43151936" text:id="ct43151936">
          <text:insertion>
            <office:change-info>
              <dc:creator>Fabio Vitali</dc:creator>
              <dc:date>2014-04-02T13:37:00</dc:date>
            </office:change-info>
          </text:insertion>
        </text:changed-region>
        <text:changed-region xml:id="ct42336224" text:id="ct42336224">
          <text:deletion>
            <office:change-info>
              <dc:creator>Fabio Vitali</dc:creator>
              <dc:date>2014-04-02T13:37:00</dc:date>
            </office:change-info>
            <text:p text:style-name="P6">currentId </text:p>
          </text:deletion>
        </text:changed-region>
        <text:changed-region xml:id="ct42151984" text:id="ct42151984">
          <text:insertion>
            <office:change-info>
              <dc:creator>Fabio Vitali</dc:creator>
              <dc:date>2014-04-02T13:37:00</dc:date>
            </office:change-info>
          </text:insertion>
        </text:changed-region>
        <text:changed-region xml:id="ct42405008" text:id="ct42405008">
          <text:deletion>
            <office:change-info>
              <dc:creator>Fabio Vitali</dc:creator>
              <dc:date>2014-04-02T13:38:00</dc:date>
            </office:change-info>
            <text:p text:style-name="P5"><text:span text:style-name="Macchina_20_da_20_scrivere_20_HTML">id</text:span></text:p>
          </text:deletion>
        </text:changed-region>
        <text:changed-region xml:id="ct42102768" text:id="ct42102768">
          <text:insertion>
            <office:change-info>
              <dc:creator>Fabio Vitali</dc:creator>
              <dc:date>2014-04-02T13:38:00</dc:date>
            </office:change-info>
          </text:insertion>
        </text:changed-region>
        <text:changed-region xml:id="ct42056320" text:id="ct42056320">
          <text:insertion>
            <office:change-info>
              <dc:creator>Fabio Vitali</dc:creator>
              <dc:date>2014-04-02T13:37:00</dc:date>
            </office:change-info>
          </text:insertion>
        </text:changed-region>
        <text:changed-region xml:id="ct42215504" text:id="ct42215504">
          <text:deletion>
            <office:change-info>
              <dc:creator>Fabio Vitali</dc:creator>
              <dc:date>2014-04-02T13:38:00</dc:date>
            </office:change-info>
            <text:p text:style-name="P5"><text:span text:style-name="Macchina_20_da_20_scrivere_20_HTML">currentId</text:span></text:p>
          </text:deletion>
        </text:changed-region>
        <text:changed-region xml:id="ct42194800" text:id="ct42194800">
          <text:insertion>
            <office:change-info>
              <dc:creator>Fabio Vitali</dc:creator>
              <dc:date>2014-04-02T13:38:00</dc:date>
            </office:change-info>
          </text:insertion>
        </text:changed-region>
        <text:changed-region xml:id="ct42219440" text:id="ct42219440">
          <text:insertion>
            <office:change-info>
              <dc:creator>Fabio Vitali</dc:creator>
              <dc:date>2014-04-02T13:38:00</dc:date>
            </office:change-info>
          </text:insertion>
        </text:changed-region>
        <text:changed-region xml:id="ct42423984" text:id="ct42423984">
          <text:deletion>
            <office:change-info>
              <dc:creator>Fabio Vitali</dc:creator>
              <dc:date>2014-04-02T13:38:00</dc:date>
            </office:change-info>
            <text:p text:style-name="P5"><text:span text:style-name="Macchina_20_da_20_scrivere_20_HTML">originalId</text:span></text:p>
          </text:deletion>
        </text:changed-region>
        <text:changed-region xml:id="ct42136896" text:id="ct42136896">
          <text:insertion>
            <office:change-info>
              <dc:creator>Fabio Vitali</dc:creator>
              <dc:date>2014-04-02T13:38:00</dc:date>
            </office:change-info>
          </text:insertion>
        </text:changed-region>
        <text:changed-region xml:id="ct42128896" text:id="ct42128896">
          <text:insertion>
            <office:change-info>
              <dc:creator>Fabio Vitali</dc:creator>
              <dc:date>2014-04-02T13:38:00</dc:date>
            </office:change-info>
          </text:insertion>
        </text:changed-region>
        <text:changed-region xml:id="ct42200224" text:id="ct42200224">
          <text:deletion>
            <office:change-info>
              <dc:creator>Fabio Vitali</dc:creator>
              <dc:date>2014-04-02T13:38:00</dc:date>
            </office:change-info>
            <text:p text:style-name="P5"><text:span text:style-name="Macchina_20_da_20_scrivere_20_HTML">currentId</text:span></text:p>
          </text:deletion>
        </text:changed-region>
        <text:changed-region xml:id="ct42081472" text:id="ct42081472">
          <text:insertion>
            <office:change-info>
              <dc:creator>Fabio Vitali</dc:creator>
              <dc:date>2014-04-02T13:38:00</dc:date>
            </office:change-info>
          </text:insertion>
        </text:changed-region>
        <text:changed-region xml:id="ct41492320" text:id="ct41492320">
          <text:insertion>
            <office:change-info>
              <dc:creator>Fabio Vitali</dc:creator>
              <dc:date>2014-04-02T13:38:00</dc:date>
            </office:change-info>
          </text:insertion>
        </text:changed-region>
        <text:changed-region xml:id="ct42212784" text:id="ct42212784">
          <text:deletion>
            <office:change-info>
              <dc:creator>Fabio Vitali</dc:creator>
              <dc:date>2014-04-02T13:38:00</dc:date>
            </office:change-info>
            <text:p text:style-name="P5"><text:span text:style-name="Macchina_20_da_20_scrivere_20_HTML">originalId</text:span></text:p>
          </text:deletion>
        </text:changed-region>
        <text:changed-region xml:id="ct42399248" text:id="ct42399248">
          <text:insertion>
            <office:change-info>
              <dc:creator>Fabio Vitali</dc:creator>
              <dc:date>2014-04-02T13:38:00</dc:date>
            </office:change-info>
          </text:insertion>
        </text:changed-region>
        <text:changed-region xml:id="ct41875328" text:id="ct41875328">
          <text:insertion>
            <office:change-info>
              <dc:creator>Fabio Vitali</dc:creator>
              <dc:date>2014-04-02T13:38:00</dc:date>
            </office:change-info>
          </text:insertion>
        </text:changed-region>
        <text:changed-region xml:id="ct42426832" text:id="ct42426832">
          <text:deletion>
            <office:change-info>
              <dc:creator>Fabio Vitali</dc:creator>
              <dc:date>2014-04-02T13:38:00</dc:date>
            </office:change-info>
            <text:p text:style-name="P5"><text:span text:style-name="Macchina_20_da_20_scrivere_20_HTML">currentId</text:span></text:p>
          </text:deletion>
        </text:changed-region>
        <text:changed-region xml:id="ct42150544" text:id="ct42150544">
          <text:insertion>
            <office:change-info>
              <dc:creator>Fabio Vitali</dc:creator>
              <dc:date>2014-04-02T13:38:00</dc:date>
            </office:change-info>
          </text:insertion>
        </text:changed-region>
        <text:changed-region xml:id="ct42413840" text:id="ct42413840">
          <text:insertion>
            <office:change-info>
              <dc:creator>Fabio Vitali</dc:creator>
              <dc:date>2014-04-02T13:38:00</dc:date>
            </office:change-info>
          </text:insertion>
        </text:changed-region>
        <text:changed-region xml:id="ct42218752" text:id="ct42218752">
          <text:insertion>
            <office:change-info>
              <dc:creator>Fabio Vitali</dc:creator>
              <dc:date>2014-04-02T13:38:00</dc:date>
            </office:change-info>
          </text:insertion>
        </text:changed-region>
        <text:changed-region xml:id="ct42045776" text:id="ct42045776">
          <text:insertion>
            <office:change-info>
              <dc:creator>Fabio Vitali</dc:creator>
              <dc:date>2014-04-02T13:39:00</dc:date>
            </office:change-info>
          </text:insertion>
        </text:changed-region>
        <text:changed-region xml:id="ct42149920" text:id="ct42149920">
          <text:insertion>
            <office:change-info>
              <dc:creator>Fabio Vitali</dc:creator>
              <dc:date>2014-04-02T13:39:00</dc:date>
            </office:change-info>
          </text:insertion>
        </text:changed-region>
        <text:changed-region xml:id="ct42227040" text:id="ct42227040">
          <text:insertion>
            <office:change-info>
              <dc:creator>Fabio Vitali</dc:creator>
              <dc:date>2014-04-02T13:39:00</dc:date>
            </office:change-info>
          </text:insertion>
        </text:changed-region>
        <text:changed-region xml:id="ct42137200" text:id="ct42137200">
          <text:deletion>
            <office:change-info>
              <dc:creator>Fabio Vitali</dc:creator>
              <dc:date>2014-04-02T13:39:00</dc:date>
            </office:change-info>
            <text:p text:style-name="Standard"><text:span text:style-name="Macchina_20_da_20_scrivere_20_HTML">currentId</text:span></text:p>
          </text:deletion>
        </text:changed-region>
        <text:changed-region xml:id="ct42219008" text:id="ct42219008">
          <text:insertion>
            <office:change-info>
              <dc:creator>Fabio Vitali</dc:creator>
              <dc:date>2014-04-02T13:39:00</dc:date>
            </office:change-info>
          </text:insertion>
        </text:changed-region>
        <text:changed-region xml:id="ct42153616" text:id="ct42153616">
          <text:insertion>
            <office:change-info>
              <dc:creator>Fabio Vitali</dc:creator>
              <dc:date>2014-04-02T13:39:00</dc:date>
            </office:change-info>
          </text:insertion>
        </text:changed-region>
        <text:changed-region xml:id="ct42150256" text:id="ct42150256">
          <text:insertion>
            <office:change-info>
              <dc:creator>Fabio Vitali</dc:creator>
              <dc:date>2014-04-02T13:39:00</dc:date>
            </office:change-info>
          </text:insertion>
        </text:changed-region>
        <text:changed-region xml:id="ct42137616" text:id="ct42137616">
          <text:deletion>
            <office:change-info>
              <dc:creator>Fabio Vitali</dc:creator>
              <dc:date>2014-04-02T13:39:00</dc:date>
            </office:change-info>
            <text:p text:style-name="Standard"><text:span text:style-name="Macchina_20_da_20_scrivere_20_HTML">currentId</text:span></text:p>
          </text:deletion>
        </text:changed-region>
        <text:changed-region xml:id="ct42149584" text:id="ct42149584">
          <text:insertion>
            <office:change-info>
              <dc:creator>Fabio Vitali</dc:creator>
              <dc:date>2014-04-02T13:39:00</dc:date>
            </office:change-info>
          </text:insertion>
        </text:changed-region>
        <text:changed-region xml:id="ct42065712" text:id="ct42065712">
          <text:deletion>
            <office:change-info>
              <dc:creator>Fabio Vitali</dc:creator>
              <dc:date>2014-04-02T13:39:00</dc:date>
            </office:change-info>
            <text:p text:style-name="Standard"><text:span text:style-name="Macchina_20_da_20_scrivere_20_HTML">originalId</text:span></text:p>
          </text:deletion>
        </text:changed-region>
        <text:changed-region xml:id="ct42145424" text:id="ct42145424">
          <text:insertion>
            <office:change-info>
              <dc:creator>Fabio Vitali</dc:creator>
              <dc:date>2014-04-02T13:39:00</dc:date>
            </office:change-info>
          </text:insertion>
        </text:changed-region>
        <text:changed-region xml:id="ct42384096" text:id="ct42384096">
          <text:insertion>
            <office:change-info>
              <dc:creator>Fabio Vitali</dc:creator>
              <dc:date>2014-04-02T13:39:00</dc:date>
            </office:change-info>
          </text:insertion>
        </text:changed-region>
        <text:changed-region xml:id="ct42146096" text:id="ct42146096">
          <text:insertion>
            <office:change-info>
              <dc:creator>Fabio Vitali</dc:creator>
              <dc:date>2014-04-02T13:39:00</dc:date>
            </office:change-info>
          </text:insertion>
        </text:changed-region>
        <text:changed-region xml:id="ct41976752" text:id="ct41976752">
          <text:insertion>
            <office:change-info>
              <dc:creator>Fabio Vitali</dc:creator>
              <dc:date>2014-04-02T13:39:00</dc:date>
            </office:change-info>
          </text:insertion>
        </text:changed-region>
        <text:changed-region xml:id="ct41977360" text:id="ct41977360">
          <text:deletion>
            <office:change-info>
              <dc:creator>Fabio Vitali</dc:creator>
              <dc:date>2014-04-02T13:39:00</dc:date>
            </office:change-info>
            <text:p text:style-name="Standard"><text:span text:style-name="Macchina_20_da_20_scrivere_20_HTML">currentId</text:span></text:p>
          </text:deletion>
        </text:changed-region>
        <text:changed-region xml:id="ct42146432" text:id="ct42146432">
          <text:insertion>
            <office:change-info>
              <dc:creator>Fabio Vitali</dc:creator>
              <dc:date>2014-04-02T13:39:00</dc:date>
            </office:change-info>
          </text:insertion>
        </text:changed-region>
        <text:changed-region xml:id="ct42031648" text:id="ct42031648">
          <text:deletion>
            <office:change-info>
              <dc:creator>Fabio Vitali</dc:creator>
              <dc:date>2014-04-02T13:39:00</dc:date>
            </office:change-info>
            <text:p text:style-name="Standard"><text:span text:style-name="Macchina_20_da_20_scrivere_20_HTML">originalId</text:span></text:p>
          </text:deletion>
        </text:changed-region>
        <text:changed-region xml:id="ct42226480" text:id="ct42226480">
          <text:insertion>
            <office:change-info>
              <dc:creator>Fabio Vitali</dc:creator>
              <dc:date>2014-04-02T16:15:00</dc:date>
            </office:change-info>
          </text:insertion>
        </text:changed-region>
        <text:changed-region xml:id="ct42170544" text:id="ct42170544">
          <text:insertion>
            <office:change-info>
              <dc:creator>Fabio Vitali</dc:creator>
              <dc:date>2014-04-02T16:16:00</dc:date>
            </office:change-info>
          </text:insertion>
        </text:changed-region>
        <text:changed-region xml:id="ct42402544" text:id="ct42402544">
          <text:insertion>
            <office:change-info>
              <dc:creator>Fabio Vitali</dc:creator>
              <dc:date>2014-04-02T16:17:00</dc:date>
            </office:change-info>
          </text:insertion>
        </text:changed-region>
        <text:changed-region xml:id="ct42370848" text:id="ct42370848">
          <text:insertion>
            <office:change-info>
              <dc:creator>Fabio Vitali</dc:creator>
              <dc:date>2014-04-02T16:15:00</dc:date>
            </office:change-info>
          </text:insertion>
        </text:changed-region>
        <text:changed-region xml:id="ct41610240" text:id="ct41610240">
          <text:insertion>
            <office:change-info>
              <dc:creator>Fabio Vitali</dc:creator>
              <dc:date>2014-03-31T12:25:00</dc:date>
            </office:change-info>
          </text:insertion>
        </text:changed-region>
        <text:changed-region xml:id="ct40928240" text:id="ct40928240">
          <text:insertion>
            <office:change-info>
              <dc:creator>Fabio Vitali</dc:creator>
              <dc:date>2014-03-31T12:26:00</dc:date>
            </office:change-info>
          </text:insertion>
        </text:changed-region>
        <text:changed-region xml:id="ct41623440" text:id="ct41623440">
          <text:insertion>
            <office:change-info>
              <dc:creator>Fabio Vitali</dc:creator>
              <dc:date>2014-03-31T12:25:00</dc:date>
            </office:change-info>
          </text:insertion>
        </text:changed-region>
        <text:changed-region xml:id="ct40931072" text:id="ct40931072">
          <text:insertion>
            <office:change-info>
              <dc:creator>Fabio Vitali</dc:creator>
              <dc:date>2014-03-31T12:27:00</dc:date>
            </office:change-info>
          </text:insertion>
        </text:changed-region>
        <text:changed-region xml:id="ct40936816" text:id="ct40936816">
          <text:insertion>
            <office:change-info>
              <dc:creator>Fabio Vitali</dc:creator>
              <dc:date>2014-03-31T12:28:00</dc:date>
            </office:change-info>
          </text:insertion>
        </text:changed-region>
        <text:changed-region xml:id="ct41146592" text:id="ct41146592">
          <text:insertion>
            <office:change-info>
              <dc:creator>Fabio Vitali</dc:creator>
              <dc:date>2014-03-31T12:27:00</dc:date>
            </office:change-info>
          </text:insertion>
        </text:changed-region>
        <text:changed-region xml:id="ct41159520" text:id="ct41159520">
          <text:insertion>
            <office:change-info>
              <dc:creator>Fabio Vitali</dc:creator>
              <dc:date>2014-03-31T12:28:00</dc:date>
            </office:change-info>
          </text:insertion>
        </text:changed-region>
        <text:changed-region xml:id="ct40929632" text:id="ct40929632">
          <text:insertion>
            <office:change-info>
              <dc:creator>Fabio Vitali</dc:creator>
              <dc:date>2014-03-31T12:27:00</dc:date>
            </office:change-info>
          </text:insertion>
        </text:changed-region>
        <text:changed-region xml:id="ct40935280" text:id="ct40935280">
          <text:insertion>
            <office:change-info>
              <dc:creator>Fabio Vitali</dc:creator>
              <dc:date>2014-03-31T12:28:00</dc:date>
            </office:change-info>
          </text:insertion>
        </text:changed-region>
        <text:changed-region xml:id="ct41179920" text:id="ct41179920">
          <text:insertion>
            <office:change-info>
              <dc:creator>Fabio Vitali</dc:creator>
              <dc:date>2014-03-31T12:29:00</dc:date>
            </office:change-info>
          </text:insertion>
        </text:changed-region>
        <text:changed-region xml:id="ct40932464" text:id="ct40932464">
          <text:insertion>
            <office:change-info>
              <dc:creator>Fabio Vitali</dc:creator>
              <dc:date>2014-03-31T12:28:00</dc:date>
            </office:change-info>
          </text:insertion>
        </text:changed-region>
        <text:changed-region xml:id="ct41164688" text:id="ct41164688">
          <text:insertion>
            <office:change-info>
              <dc:creator>Fabio Vitali</dc:creator>
              <dc:date>2014-03-31T12:29:00</dc:date>
            </office:change-info>
          </text:insertion>
        </text:changed-region>
        <text:changed-region xml:id="ct41160192" text:id="ct41160192">
          <text:insertion>
            <office:change-info>
              <dc:creator>Fabio Vitali</dc:creator>
              <dc:date>2014-03-31T12:28:00</dc:date>
            </office:change-info>
          </text:insertion>
        </text:changed-region>
        <text:changed-region xml:id="ct40938208" text:id="ct40938208">
          <text:insertion>
            <office:change-info>
              <dc:creator>Fabio Vitali</dc:creator>
              <dc:date>2014-03-31T12:29:00</dc:date>
            </office:change-info>
          </text:insertion>
        </text:changed-region>
        <text:changed-region xml:id="ct41184848" text:id="ct41184848">
          <text:insertion>
            <office:change-info>
              <dc:creator>Fabio Vitali</dc:creator>
              <dc:date>2014-03-31T12:30:00</dc:date>
            </office:change-info>
          </text:insertion>
        </text:changed-region>
        <text:changed-region xml:id="ct42435200" text:id="ct42435200">
          <text:insertion>
            <office:change-info>
              <dc:creator>Fabio Vitali</dc:creator>
              <dc:date>2014-04-02T16:11:00</dc:date>
            </office:change-info>
          </text:insertion>
        </text:changed-region>
        <text:changed-region xml:id="ct40945456" text:id="ct40945456">
          <text:insertion>
            <office:change-info>
              <dc:creator>Fabio Vitali</dc:creator>
              <dc:date>2014-03-31T12:30:00</dc:date>
            </office:change-info>
          </text:insertion>
        </text:changed-region>
        <text:changed-region xml:id="ct42048272" text:id="ct42048272">
          <text:insertion>
            <office:change-info>
              <dc:creator>Fabio Vitali</dc:creator>
              <dc:date>2014-04-02T16:11:00</dc:date>
            </office:change-info>
          </text:insertion>
        </text:changed-region>
        <text:changed-region xml:id="ct40946848" text:id="ct40946848">
          <text:insertion>
            <office:change-info>
              <dc:creator>Fabio Vitali</dc:creator>
              <dc:date>2014-03-31T12:30:00</dc:date>
            </office:change-info>
          </text:insertion>
        </text:changed-region>
        <text:changed-region xml:id="ct41205824" text:id="ct41205824">
          <text:insertion>
            <office:change-info>
              <dc:creator>Fabio Vitali</dc:creator>
              <dc:date>2014-03-31T12:31:00</dc:date>
            </office:change-info>
          </text:insertion>
        </text:changed-region>
        <text:changed-region xml:id="ct40948992" text:id="ct40948992">
          <text:insertion>
            <office:change-info>
              <dc:creator>Fabio Vitali</dc:creator>
              <dc:date>2014-03-31T12:30:00</dc:date>
            </office:change-info>
          </text:insertion>
        </text:changed-region>
        <text:changed-region xml:id="ct40950384" text:id="ct40950384">
          <text:insertion>
            <office:change-info>
              <dc:creator>Fabio Vitali</dc:creator>
              <dc:date>2014-03-31T12:31:00</dc:date>
            </office:change-info>
          </text:insertion>
        </text:changed-region>
        <text:changed-region xml:id="ct41088992" text:id="ct41088992">
          <text:insertion>
            <office:change-info>
              <dc:creator>Fabio Vitali</dc:creator>
              <dc:date>2014-03-31T12:32:00</dc:date>
            </office:change-info>
          </text:insertion>
        </text:changed-region>
        <text:changed-region xml:id="ct41105440" text:id="ct41105440">
          <text:insertion>
            <office:change-info>
              <dc:creator>Fabio Vitali</dc:creator>
              <dc:date>2014-03-31T12:33:00</dc:date>
            </office:change-info>
          </text:insertion>
        </text:changed-region>
        <text:changed-region xml:id="ct41095120" text:id="ct41095120">
          <text:insertion>
            <office:change-info>
              <dc:creator>Fabio Vitali</dc:creator>
              <dc:date>2014-03-31T12:32:00</dc:date>
            </office:change-info>
          </text:insertion>
        </text:changed-region>
        <text:changed-region xml:id="ct41106832" text:id="ct41106832">
          <text:insertion>
            <office:change-info>
              <dc:creator>Fabio Vitali</dc:creator>
              <dc:date>2014-03-31T12:33:00</dc:date>
            </office:change-info>
          </text:insertion>
        </text:changed-region>
        <text:changed-region xml:id="ct41090944" text:id="ct41090944">
          <text:insertion>
            <office:change-info>
              <dc:creator>Fabio Vitali</dc:creator>
              <dc:date>2014-03-31T12:32:00</dc:date>
            </office:change-info>
          </text:insertion>
        </text:changed-region>
        <text:changed-region xml:id="ct41108528" text:id="ct41108528">
          <text:insertion>
            <office:change-info>
              <dc:creator>Fabio Vitali</dc:creator>
              <dc:date>2014-03-31T12:34:00</dc:date>
            </office:change-info>
          </text:insertion>
        </text:changed-region>
        <text:changed-region xml:id="ct41114304" text:id="ct41114304">
          <text:insertion>
            <office:change-info>
              <dc:creator>Fabio Vitali</dc:creator>
              <dc:date>2014-03-31T12:35:00</dc:date>
            </office:change-info>
          </text:insertion>
        </text:changed-region>
        <text:changed-region xml:id="ct41362224" text:id="ct41362224">
          <text:insertion>
            <office:change-info>
              <dc:creator>Fabio Vitali</dc:creator>
              <dc:date>2014-03-31T12:36:00</dc:date>
            </office:change-info>
          </text:insertion>
        </text:changed-region>
        <text:changed-region xml:id="ct41134352" text:id="ct41134352">
          <text:insertion>
            <office:change-info>
              <dc:creator>Fabio Vitali</dc:creator>
              <dc:date>2014-03-31T12:37:00</dc:date>
            </office:change-info>
          </text:insertion>
        </text:changed-region>
        <text:changed-region xml:id="ct41121824" text:id="ct41121824">
          <text:insertion>
            <office:change-info>
              <dc:creator>Fabio Vitali</dc:creator>
              <dc:date>2014-03-31T12:36:00</dc:date>
            </office:change-info>
          </text:insertion>
        </text:changed-region>
        <text:changed-region xml:id="ct41417664" text:id="ct41417664">
          <text:insertion>
            <office:change-info>
              <dc:creator>Fabio Vitali</dc:creator>
              <dc:date>2014-03-31T12:37:00</dc:date>
            </office:change-info>
          </text:insertion>
        </text:changed-region>
        <text:changed-region xml:id="ct41404240" text:id="ct41404240">
          <text:insertion>
            <office:change-info>
              <dc:creator>Fabio Vitali</dc:creator>
              <dc:date>2014-03-31T12:36:00</dc:date>
            </office:change-info>
          </text:insertion>
        </text:changed-region>
        <text:changed-region xml:id="ct41102240" text:id="ct41102240">
          <text:insertion>
            <office:change-info>
              <dc:creator>Fabio Vitali</dc:creator>
              <dc:date>2014-03-31T12:38:00</dc:date>
            </office:change-info>
          </text:insertion>
        </text:changed-region>
        <text:changed-region xml:id="ct41141936" text:id="ct41141936">
          <text:insertion>
            <office:change-info>
              <dc:creator>Fabio Vitali</dc:creator>
              <dc:date>2014-03-31T12:39:00</dc:date>
            </office:change-info>
          </text:insertion>
        </text:changed-region>
        <text:changed-region xml:id="ct40940112" text:id="ct40940112">
          <text:insertion>
            <office:change-info>
              <dc:creator>Fabio Vitali</dc:creator>
              <dc:date>2014-03-31T12:40:00</dc:date>
            </office:change-info>
          </text:insertion>
        </text:changed-region>
        <text:changed-region xml:id="ct41140544" text:id="ct41140544">
          <text:insertion>
            <office:change-info>
              <dc:creator>Fabio Vitali</dc:creator>
              <dc:date>2014-03-31T12:45:00</dc:date>
            </office:change-info>
          </text:insertion>
        </text:changed-region>
        <text:changed-region xml:id="ct40944064" text:id="ct40944064">
          <text:insertion>
            <office:change-info>
              <dc:creator>Fabio Vitali</dc:creator>
              <dc:date>2014-03-31T12:40:00</dc:date>
            </office:change-info>
          </text:insertion>
        </text:changed-region>
        <text:changed-region xml:id="ct41111568" text:id="ct41111568">
          <text:insertion>
            <office:change-info>
              <dc:creator>Fabio Vitali</dc:creator>
              <dc:date>2014-03-31T12:41:00</dc:date>
            </office:change-info>
          </text:insertion>
        </text:changed-region>
        <text:changed-region xml:id="ct40942672" text:id="ct40942672">
          <text:insertion>
            <office:change-info>
              <dc:creator>Fabio Vitali</dc:creator>
              <dc:date>2014-03-31T12:40:00</dc:date>
            </office:change-info>
          </text:insertion>
        </text:changed-region>
        <text:changed-region xml:id="ct41093728" text:id="ct41093728">
          <text:insertion>
            <office:change-info>
              <dc:creator>Fabio Vitali</dc:creator>
              <dc:date>2014-03-31T12:41:00</dc:date>
            </office:change-info>
          </text:insertion>
        </text:changed-region>
        <text:changed-region xml:id="ct41124608" text:id="ct41124608">
          <text:insertion>
            <office:change-info>
              <dc:creator>Fabio Vitali</dc:creator>
              <dc:date>2014-03-31T12:42:00</dc:date>
            </office:change-info>
          </text:insertion>
        </text:changed-region>
        <text:changed-region xml:id="ct41099296" text:id="ct41099296">
          <text:insertion>
            <office:change-info>
              <dc:creator>Fabio Vitali</dc:creator>
              <dc:date>2014-03-31T12:41:00</dc:date>
            </office:change-info>
          </text:insertion>
        </text:changed-region>
        <text:changed-region xml:id="ct41131568" text:id="ct41131568">
          <text:insertion>
            <office:change-info>
              <dc:creator>Fabio Vitali</dc:creator>
              <dc:date>2014-03-31T12:42:00</dc:date>
            </office:change-info>
          </text:insertion>
        </text:changed-region>
        <text:changed-region xml:id="ct41100688" text:id="ct41100688">
          <text:insertion>
            <office:change-info>
              <dc:creator>Fabio Vitali</dc:creator>
              <dc:date>2014-03-31T12:41:00</dc:date>
            </office:change-info>
          </text:insertion>
        </text:changed-region>
        <text:changed-region xml:id="ct41117648" text:id="ct41117648">
          <text:insertion>
            <office:change-info>
              <dc:creator>Fabio Vitali</dc:creator>
              <dc:date>2014-03-31T12:42:00</dc:date>
            </office:change-info>
          </text:insertion>
        </text:changed-region>
        <text:changed-region xml:id="ct41132960" text:id="ct41132960">
          <text:insertion>
            <office:change-info>
              <dc:creator>Fabio Vitali</dc:creator>
              <dc:date>2014-03-31T12:43:00</dc:date>
            </office:change-info>
          </text:insertion>
        </text:changed-region>
        <text:changed-region xml:id="ct41123216" text:id="ct41123216">
          <text:insertion>
            <office:change-info>
              <dc:creator>Fabio Vitali</dc:creator>
              <dc:date>2014-03-31T12:42:00</dc:date>
            </office:change-info>
          </text:insertion>
        </text:changed-region>
        <text:changed-region xml:id="ct41135744" text:id="ct41135744">
          <text:insertion>
            <office:change-info>
              <dc:creator>Fabio Vitali</dc:creator>
              <dc:date>2014-03-31T12:43:00</dc:date>
            </office:change-info>
          </text:insertion>
        </text:changed-region>
        <text:changed-region xml:id="ct41120432" text:id="ct41120432">
          <text:insertion>
            <office:change-info>
              <dc:creator>Fabio Vitali</dc:creator>
              <dc:date>2014-03-31T12:42:00</dc:date>
            </office:change-info>
          </text:insertion>
        </text:changed-region>
        <text:changed-region xml:id="ct41428592" text:id="ct41428592">
          <text:insertion>
            <office:change-info>
              <dc:creator>Fabio Vitali</dc:creator>
              <dc:date>2014-03-31T12:43:00</dc:date>
            </office:change-info>
          </text:insertion>
        </text:changed-region>
        <text:changed-region xml:id="ct41119040" text:id="ct41119040">
          <text:insertion>
            <office:change-info>
              <dc:creator>Fabio Vitali</dc:creator>
              <dc:date>2014-03-31T12:42:00</dc:date>
            </office:change-info>
          </text:insertion>
        </text:changed-region>
        <text:changed-region xml:id="ct41139184" text:id="ct41139184">
          <text:insertion>
            <office:change-info>
              <dc:creator>Fabio Vitali</dc:creator>
              <dc:date>2014-03-31T12:43:00</dc:date>
            </office:change-info>
          </text:insertion>
        </text:changed-region>
        <text:changed-region xml:id="ct42043648" text:id="ct42043648">
          <text:insertion>
            <office:change-info>
              <dc:creator>Fabio Vitali</dc:creator>
              <dc:date>2014-04-02T16:05:00</dc:date>
            </office:change-info>
          </text:insertion>
        </text:changed-region>
        <text:changed-region xml:id="ct43022768" text:id="ct43022768">
          <text:insertion>
            <office:change-info>
              <dc:creator>Fabio Vitali</dc:creator>
              <dc:date>2014-03-31T14: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Akoma Ntoso 3.0 Release Notes</text:p>
      <text:p text:style-name="P1">Release <text:change text:change-id="ct43139136"/><text:change-start text:change-id="ct43126448"/>CSD09 <text:change-end text:change-id="ct43126448"/>– <text:change text:change-id="ct42872752"/><text:change-start text:change-id="ct43115776"/>02 April <text:change-end text:change-id="ct43115776"/>2014</text:p>
      <text:p text:style-name="P1">Technical Supervision: Fabio Vitali</text:p>
      <text:p text:style-name="P1">Legal Domain Supervision: Monica Palmirani</text:p>
      <text:p text:style-name="P1">University of Bologna</text:p>
      <text:p text:style-name="P117"/>
      <text:p text:style-name="P117"/>
      <text:p text:style-name="P117"/>
      <text:p text:style-name="Heading_20_1_20_no_20_TOC"><text:bookmark-start text:name="__RefHeading__1_475221409"/>Table of content<text:bookmark-end text:name="__RefHeading__1_475221409"/></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7.0791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16"><text:a xlink:type="simple" xlink:href="#__RefHeading__1_475221409" text:style-name="Index_20_Link" text:visited-style-name="Index_20_Link"><text:s/>Table of content<text:tab/>1</text:a></text:p>
          <text:p text:style-name="P116"><text:a xlink:type="simple" xlink:href="#__RefHeading__3_475221409" text:style-name="Index_20_Link" text:visited-style-name="Index_20_Link">1 Introduction<text:tab/>3</text:a></text:p>
          <text:p text:style-name="P116"><text:a xlink:type="simple" xlink:href="#__RefHeading__5_475221409" text:style-name="Index_20_Link" text:visited-style-name="Index_20_Link">2 Namespaces<text:tab/>3</text:a></text:p>
          <text:p text:style-name="P116"><text:a xlink:type="simple" xlink:href="#__RefHeading__7_475221409" text:style-name="Index_20_Link" text:visited-style-name="Index_20_Link">3 Global overview of the schema<text:tab/>3</text:a></text:p>
          <text:p text:style-name="P116"><text:a xlink:type="simple" xlink:href="#__RefHeading__9_475221409" text:style-name="Index_20_Link" text:visited-style-name="Index_20_Link">4 Patterns<text:tab/>4</text:a></text:p>
          <text:p text:style-name="P116"><text:a xlink:type="simple" xlink:href="#__RefHeading__11_475221409" text:style-name="Index_20_Link" text:visited-style-name="Index_20_Link">5 Metadata elements<text:tab/>6</text:a></text:p>
          <text:p text:style-name="P116"><text:a xlink:type="simple" xlink:href="#__RefHeading__13_475221409" text:style-name="Index_20_Link" text:visited-style-name="Index_20_Link">6 Amendments, versions and document lifecycle <text:tab/>6</text:a></text:p>
          <text:p text:style-name="P116"><text:a xlink:type="simple" xlink:href="#__RefHeading__15_475221409" text:style-name="Index_20_Link" text:visited-style-name="Index_20_Link">7 References<text:tab/>8</text:a></text:p>
          <text:p text:style-name="P116"><text:a xlink:type="simple" xlink:href="#__RefHeading__17_475221409" text:style-name="Index_20_Link" text:visited-style-name="Index_20_Link">8 AKOMA NTOSO Naming Convention<text:tab/>20</text:a></text:p>
          <text:p text:style-name="P116"><text:a xlink:type="simple" xlink:href="#__RefHeading__19_475221409" text:style-name="Index_20_Link" text:visited-style-name="Index_20_Link">9 Differences from previous releases<text:tab/>37</text:a></text:p>
        </text:index-body>
      </text:table-of-content>
      <text:p text:style-name="P9"/>
      <text:p text:style-name="P10"/>
      <text:h text:style-name="P114" text:outline-level="1"><text:bookmark-start text:name="__RefHeading__3_475221409"/>Introduction<text:bookmark-end text:name="__RefHeading__3_475221409"/></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9">,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3">all</text:span> AKOMA NTOSO documents). <text:s/></text:p>
      <text:h text:style-name="Heading_20_1" text:outline-level="1"><text:bookmark-start text:name="__RefHeading__5_475221409"/>Namespaces<text:bookmark-end text:name="__RefHeading__5_475221409"/></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h text:style-name="Heading_20_1" text:outline-level="1"><text:bookmark-start text:name="__RefHeading__7_475221409"/>Global overview of the schema<text:bookmark-end text:name="__RefHeading__7_475221409"/></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text:soft-page-break/>complex types are spread throughout the schema. </text:p>
      <text:p text:style-name="Standard">Elements are organized in meaningful sections: </text:p>
      <text:list xml:id="list40601187" text:style-name="WW8Num41">
        <text:list-item>
          <text:p text:style-name="P11">The root element <text:span text:style-name="code">&lt;akomantoso&gt;</text:span></text:p>
        </text:list-item>
        <text:list-item>
          <text:p text:style-name="P11">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1">The shared container elements, one for each main part of the abovementioned structures, except for <text:span text:style-name="Macchina_20_da_20_scrivere_20_HTML">&lt;meta&gt;</text:span>, which is described in the apposite section.</text:p>
        </text:list-item>
        <text:list-item>
          <text:p text:style-name="P11">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1">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1">Elements for judgements, particularly <text:span text:style-name="code">&lt;background&gt;, &lt;motivation&gt;, &lt;decision&gt;,</text:span> and for open structures, particularly <text:span text:style-name="code">&lt;item&gt;</text:span>.</text:p>
        </text:list-item>
        <text:list-item>
          <text:p text:style-name="P11">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1">Generic elements: the list of available generic elements (one for each of the main categories of content models). </text:p>
        </text:list-item>
        <text:list-item>
          <text:p text:style-name="P11">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1">Metadata elements within the <text:span text:style-name="Macchina_20_da_20_scrivere_20_HTML">&lt;meta&gt;</text:span> element provide a location for all relevant information about a AKOMA NTOSO document that <text:span text:style-name="T4">does not belong to its actual content</text:span>. Metadata thus are all, by definition, editorial additions to the text as originally composing the document.</text:p>
        </text:list-item>
      </text:list>
      <text:h text:style-name="Heading_20_1" text:outline-level="1"><text:bookmark-start text:name="__RefHeading__9_475221409"/>Patterns<text:bookmark-end text:name="__RefHeading__9_475221409"/></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3">In AKOMA NTOSO patterns are used to create categories of content models (and thus correspond to only those content models that have been found to be actually useful) and more <text:soft-page-break/>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791081615" text:style-name="WW8Num55">
        <text:list-item>
          <text:p text:style-name="P12">The <text:span text:style-name="T4">markers</text:span>: markers are content-less elements that are placed here and there in the document and are meaningful for their position, their names and their attributes. Markers are also known as <text:span text:style-name="T4">empty elements</text:span> or <text:span text:style-name="T4">milestones</text:span>. There are two main families of markers in the AKOMA NTOSO schema: <text:span text:style-name="T4">placeholders</text:span> in the text content (e.g., note references) that can appear in any position that also has text, and <text:span text:style-name="T4">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2">The <text:span text:style-name="T4">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2">The <text:span text:style-name="T4">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2">The <text:span text:style-name="T4">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12">The <text:span text:style-name="T4">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2">The <text:span text:style-name="T4">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8">There are two exceptions to the systematic use of patterns: </text:p>
      <text:list xml:id="list870199507" text:style-name="WW8Num22">
        <text:list-item>
          <text:p text:style-name="P14">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4">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12">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11_475221409"/>Metadata elements<text:bookmark-end text:name="__RefHeading__11_475221409"/></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3">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13_475221409"/>Amendments, versions and document lifecycle <text:bookmark-end text:name="__RefHeading__13_475221409"/></text:h>
      <text:p text:style-name="Standard">AKOMA NTOSO include a sophisticated mechanism to keep track of the life cycle and <text:soft-page-break/>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419325949" text:style-name="WW8Num45">
        <text:list-item>
          <text:p text:style-name="P15">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5">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238583882" text:style-name="WW8Num49">
        <text:list-item>
          <text:p text:style-name="P16"><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6"><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3">must</text:span> be all mentioned in the <text:span text:style-name="Macchina_20_da_20_scrivere_20_HTML">&lt;lifecycle&gt;</text:span> element. Individual additions and deletions are not marked in the content. </text:p>
        </text:list-item>
        <text:list-item>
          <text:p text:style-name="P16"><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text:soft-page-break/>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15_475221409"/>References<text:bookmark-end text:name="__RefHeading__15_475221409"/></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154816562" text:style-name="WW8Num21">
        <text:list-item>
          <text:p text:style-name="P17"><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7"><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7"><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7"><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text:soft-page-break/>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664225366" text:style-name="WW8Num16">
        <text:list-item>
          <text:p text:style-name="P18"><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8"><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8"><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8"><text:span text:style-name="Macchina_20_da_20_scrivere_20_HTML">by</text:span>: points to a person, i.e., an instance of the class TLCPerson in the references section, relative to the person by which the content has been provided. </text:p>
        </text:list-item>
        <text:list-item>
          <text:p text:style-name="P18"><text:span text:style-name="Macchina_20_da_20_scrivere_20_HTML">as</text:span>: points to a role, i.e., an instance of the class TLCRole in the references, relative to the role held by the person when uttering the content. </text:p>
        </text:list-item>
        <text:list-item>
          <text:p text:style-name="P18"><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373945845" text:style-name="WW8Num48">
        <text:list-item>
          <text:p text:style-name="P19">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9"><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9"><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text:soft-page-break/>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9">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3">The following inline elements may appear to be references, but are rather definitions: </text:p>
      <text:list xml:id="list1532006130" text:style-name="WW8Num32">
        <text:list-item>
          <text:p text:style-name="P20"><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20"><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0"><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up to three identifiers. Most relevant elements and sections <text:span text:style-name="T4">require</text:span> <text:change text:change-id="ct43128000"/><text:change-start text:change-id="ct42366736"/>at least one<text:change-end text:change-id="ct42366736"/>.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text:change-start text:change-id="ct43124016"/>these release notes assume <text:change-end text:change-id="ct43124016"/><text:change text:change-id="ct42174560"/>a conceptual schema that is described here in human readable format. Identifier values are composed by <text:change text:change-id="ct43141264"/>sub-identifiers <text:change text:change-id="ct43141952"/><text:change-start text:change-id="ct42200544"/>forming the <text:change-end text:change-id="ct42200544"/><text:change text:change-id="ct42291344"/><text:change-start text:change-id="ct42176976"/>prefix providing uniqueness to their main part<text:change-end text:change-id="ct42176976"/>, and separating them with the “<text:change-start text:change-id="ct42315408"/>_<text:change-end text:change-id="ct42315408"/>_” <text:change text:change-id="ct42188304"/><text:change-start text:change-id="ct42206368"/>string<text:change-end text:change-id="ct42206368"/>. Legal documents provide explicit global numbering for sections and articles, and local numbering for <text:change-start text:change-id="ct43129584"/>their <text:change-end text:change-id="ct43129584"/>hierarchical subparts<text:change text:change-id="ct43122176"/>.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text:change text:change-id="ct4287390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change text:change-id="ct42108864"/></text:p>
          </table:table-cell>
          <table:table-cell table:style-name="Table1.A1" office:value-type="string">
            <text:p text:style-name="P2"><text:change text:change-id="ct42109056"/></text:p>
          </table:table-cell>
          <table:table-cell table:style-name="Table1.A1" office:value-type="string">
            <text:p text:style-name="P2"><text:change text:change-id="ct42109248"/></text:p>
          </table:table-cell>
          <table:table-cell table:style-name="Table1.D1" office:value-type="string">
            <text:p text:style-name="P2"><text:change text:change-id="ct42109440"/></text:p>
          </table:table-cell>
        </table:table-row>
        <table:table-row table:style-name="Table1.1">
          <table:table-cell table:style-name="Table1.A1" office:value-type="string">
            <text:p text:style-name="P3"><text:change text:change-id="ct42106752"/><text:span text:style-name="code"><text:span text:style-name="T1"/></text:span></text:p>
          </table:table-cell>
          <table:table-cell table:style-name="Table1.A1" office:value-type="string">
            <text:p text:style-name="P3"><text:change text:change-id="ct42106944"/><text:span text:style-name="code"><text:span text:style-name="T1"/></text:span></text:p>
          </table:table-cell>
          <table:table-cell table:style-name="Table1.A1" office:value-type="string">
            <text:p text:style-name="P4"><text:change text:change-id="ct42106560"/></text:p>
          </table:table-cell>
          <table:table-cell table:style-name="Table1.D1" office:value-type="string">
            <text:p text:style-name="P3"><text:change text:change-id="ct42107136"/><text:span text:style-name="code"><text:span text:style-name="T1"/></text:span></text:p>
          </table:table-cell>
        </table:table-row>
        <table:table-row table:style-name="Table1.1">
          <table:table-cell table:style-name="Table1.A1" office:value-type="string">
            <text:p text:style-name="P3"><text:change text:change-id="ct42107520"/><text:span text:style-name="code"><text:span text:style-name="T1"/></text:span></text:p>
          </table:table-cell>
          <table:table-cell table:style-name="Table1.A1" office:value-type="string">
            <text:p text:style-name="P3"><text:change text:change-id="ct42107712"/><text:span text:style-name="code"><text:span text:style-name="T1"/></text:span></text:p>
          </table:table-cell>
          <table:table-cell table:style-name="Table1.A1" office:value-type="string">
            <text:p text:style-name="P4"><text:change text:change-id="ct42107328"/></text:p>
          </table:table-cell>
          <table:table-cell table:style-name="Table1.D1" office:value-type="string">
            <text:p text:style-name="P3"><text:change text:change-id="ct42107904"/><text:span text:style-name="code"><text:span text:style-name="T1"/></text:span></text:p>
          </table:table-cell>
        </table:table-row>
        <table:table-row table:style-name="Table1.1">
          <table:table-cell table:style-name="Table1.A1" office:value-type="string">
            <text:p text:style-name="P3"><text:change text:change-id="ct42108288"/><text:span text:style-name="code"><text:span text:style-name="T1"/></text:span></text:p>
          </table:table-cell>
          <table:table-cell table:style-name="Table1.A1" office:value-type="string">
            <text:p text:style-name="P3"><text:change text:change-id="ct42108480"/><text:span text:style-name="code"><text:span text:style-name="T1"/></text:span></text:p>
          </table:table-cell>
          <table:table-cell table:style-name="Table1.A1" office:value-type="string">
            <text:p text:style-name="P4"><text:change text:change-id="ct42108096"/></text:p>
          </table:table-cell>
          <table:table-cell table:style-name="Table1.D1" office:value-type="string">
            <text:p text:style-name="P3"><text:change text:change-id="ct41957360"/><text:span text:style-name="code"><text:span text:style-name="T1"/></text:span></text:p>
          </table:table-cell>
        </table:table-row>
        <table:table-row table:style-name="Table1.1">
          <table:table-cell table:style-name="Table1.A1" office:value-type="string">
            <text:p text:style-name="P3"><text:change text:change-id="ct41957552"/><text:span text:style-name="code"><text:span text:style-name="T1"/></text:span></text:p>
          </table:table-cell>
          <table:table-cell table:style-name="Table1.A1" office:value-type="string">
            <text:p text:style-name="P3"><text:change text:change-id="ct42110160"/><text:span text:style-name="code"><text:span text:style-name="T1"/></text:span></text:p>
          </table:table-cell>
          <table:table-cell table:style-name="Table1.A1" office:value-type="string">
            <text:p text:style-name="P4"><text:change text:change-id="ct42108672"/></text:p>
          </table:table-cell>
          <table:table-cell table:style-name="Table1.D1" office:value-type="string">
            <text:p text:style-name="P3"><text:change text:change-id="ct42110544"/><text:span text:style-name="code"><text:span text:style-name="T1"/></text:span></text:p>
          </table:table-cell>
        </table:table-row>
        <table:table-row table:style-name="Table1.1">
          <table:table-cell table:style-name="Table1.A1" office:value-type="string">
            <text:p text:style-name="P3"><text:change text:change-id="ct42086560"/><text:span text:style-name="code"><text:span text:style-name="T1"/></text:span></text:p>
          </table:table-cell>
          <table:table-cell table:style-name="Table1.A1" office:value-type="string">
            <text:p text:style-name="P3"><text:change text:change-id="ct42102144"/><text:span text:style-name="code"><text:span text:style-name="T1"/></text:span></text:p>
          </table:table-cell>
          <table:table-cell table:style-name="Table1.A1" office:value-type="string">
            <text:p text:style-name="P4"><text:change text:change-id="ct42102576"/></text:p>
          </table:table-cell>
          <table:table-cell table:style-name="Table1.D1" office:value-type="string">
            <text:p text:style-name="P3"><text:change text:change-id="ct42105376"/><text:span text:style-name="code"><text:span text:style-name="T1"/></text:span></text:p>
          </table:table-cell>
        </table:table-row>
        <table:table-row table:style-name="Table1.1">
          <table:table-cell table:style-name="Table1.A1" office:value-type="string">
            <text:p text:style-name="P3"><text:change text:change-id="ct41947728"/><text:span text:style-name="code"><text:span text:style-name="T1"/></text:span></text:p>
          </table:table-cell>
          <table:table-cell table:style-name="Table1.A1" office:value-type="string">
            <text:p text:style-name="P3"><text:change text:change-id="ct41954960"/><text:span text:style-name="code"><text:span text:style-name="T1"/></text:span></text:p>
          </table:table-cell>
          <table:table-cell table:style-name="Table1.A1" office:value-type="string">
            <text:p text:style-name="P4"><text:change text:change-id="ct41947488"/></text:p>
          </table:table-cell>
          <table:table-cell table:style-name="Table1.D1" office:value-type="string">
            <text:p text:style-name="P3"><text:change text:change-id="ct41955200"/><text:span text:style-name="code"><text:span text:style-name="T1"/></text:span></text:p>
          </table:table-cell>
        </table:table-row>
        <text:soft-page-break/>
        <table:table-row table:style-name="Table1.1">
          <table:table-cell table:style-name="Table1.A1" office:value-type="string">
            <text:p text:style-name="P3"><text:change text:change-id="ct41955680"/><text:span text:style-name="code"><text:span text:style-name="T1"/></text:span></text:p>
          </table:table-cell>
          <table:table-cell table:style-name="Table1.A1" office:value-type="string">
            <text:p text:style-name="P3"><text:change text:change-id="ct41955920"/><text:span text:style-name="code"><text:span text:style-name="T1"/></text:span></text:p>
          </table:table-cell>
          <table:table-cell table:style-name="Table1.A1" office:value-type="string">
            <text:p text:style-name="P4"><text:change text:change-id="ct41955440"/></text:p>
          </table:table-cell>
          <table:table-cell table:style-name="Table1.D1" office:value-type="string">
            <text:p text:style-name="P3"><text:change text:change-id="ct42104528"/><text:span text:style-name="code"><text:span text:style-name="T1"/></text:span></text:p>
          </table:table-cell>
        </table:table-row>
        <table:table-row table:style-name="Table1.1">
          <table:table-cell table:style-name="Table1.A1" office:value-type="string">
            <text:p text:style-name="P3"><text:change text:change-id="ct41956640"/><text:span text:style-name="code"><text:span text:style-name="T1"/></text:span></text:p>
          </table:table-cell>
          <table:table-cell table:style-name="Table1.A1" office:value-type="string">
            <text:p text:style-name="P3"><text:change text:change-id="ct41956880"/><text:span text:style-name="code"><text:span text:style-name="T1"/></text:span></text:p>
          </table:table-cell>
          <table:table-cell table:style-name="Table1.A1" office:value-type="string">
            <text:p text:style-name="P4"><text:change text:change-id="ct41956400"/></text:p>
          </table:table-cell>
          <table:table-cell table:style-name="Table1.D1" office:value-type="string">
            <text:p text:style-name="P3"><text:change text:change-id="ct41957120"/><text:span text:style-name="code"><text:span text:style-name="T1"/></text:span></text:p>
          </table:table-cell>
        </table:table-row>
      </table:table>
      <text:p text:style-name="Standard"/>
      <text:p text:style-name="Standard"><text:change-start text:change-id="ct43126160"/>As said, there are three different types of ids in Akoma Ntoso. <text:change-end text:change-id="ct43126160"/>The first and most important identifier is called <text:change text:change-id="ct41449296"/><text:change-start text:change-id="ct42893280"/><text:span text:style-name="Macchina_20_da_20_scrivere_20_HTML">eId</text:span><text:change-end text:change-id="ct42893280"/><text:change text:change-id="ct42197936"/><text:change-start text:change-id="ct41157904"/> (for <text:span text:style-name="T4">expression-level id</text:span>).<text:change-end text:change-id="ct41157904"/> <text:change-start text:change-id="ct41442656"/>An <text:change-end text:change-id="ct41442656"/><text:change-start text:change-id="ct41425008"/><text:span text:style-name="Macchina_20_da_20_scrivere_20_HTML">eId</text:span> <text:change-end text:change-id="ct41425008"/><text:change-start text:change-id="ct42314048"/>provides uni<text:change-end text:change-id="ct42314048"/><text:change-start text:change-id="ct43123280"/>queness<text:change-end text:change-id="ct43123280"/><text:change-start text:change-id="ct42223328"/> of an element<text:change-end text:change-id="ct42223328"/><text:change-start text:change-id="ct41145040"/> within a specific expression.<text:change-end text:change-id="ct41145040"/><text:change-start text:change-id="ct42237712"/> <text:change-end text:change-id="ct42237712"/>The value of <text:change text:change-id="ct41189568"/><text:change-start text:change-id="ct43145632"/><text:span text:style-name="Macchina_20_da_20_scrivere_20_HTML">eId</text:span> <text:change-end text:change-id="ct43145632"/><text:change text:change-id="ct41247424"/><text:change-start text:change-id="ct41456160"/>is connected to <text:change-end text:change-id="ct41456160"/>the structural role of the corresponding element according to the model described <text:change text:change-id="ct41282112"/><text:change-start text:change-id="ct41628368"/>in section 7.4<text:change-end text:change-id="ct41628368"/>, and needs to be updated regularly whenever the structural role of the element changes <text:change-start text:change-id="ct41212912"/>in a new expression <text:change-end text:change-id="ct41212912"/>(i.e., <text:change-start text:change-id="ct42215264"/>if <text:change-end text:change-id="ct42215264"/>the element is renumbered or changed in nature, e.g., from article to clause).</text:p>
      <text:p text:style-name="Standard">The <text:change-start text:change-id="ct42166288"/><text:span text:style-name="Macchina_20_da_20_scrivere_20_HTML">w</text:span><text:change-end text:change-id="ct42166288"/><text:change text:change-id="ct42212544"/><text:span text:style-name="Macchina_20_da_20_scrivere_20_HTML">Id</text:span> identifier is only added when the <text:change text:change-id="ct41470624"/><text:change-start text:change-id="ct41468928"/><text:span text:style-name="Macchina_20_da_20_scrivere_20_HTML">eId</text:span> <text:change-end text:change-id="ct41468928"/>changes from one version to another<text:change-start text:change-id="ct41459696"/>, and are meant for <text:change-end text:change-id="ct41459696"/><text:change-start text:change-id="ct41379904"/>mapping<text:change-end text:change-id="ct41379904"/><text:change-start text:change-id="ct41474928"/> the identity and position <text:change-end text:change-id="ct41474928"/><text:change-start text:change-id="ct41292480"/>of the same elements in different versions and variants of the same work. The <text:change-end text:change-id="ct41292480"/><text:change-start text:change-id="ct42165008"/><text:span text:style-name="Macchina_20_da_20_scrivere_20_HTML">wId</text:span> <text:change-end text:change-id="ct42165008"/><text:change-start text:change-id="ct42184640"/>never changes, and <text:change-end text:change-id="ct42184640"/><text:change-start text:change-id="ct43129152"/>has the same values for the same elements in all the expressions of a document<text:change-end text:change-id="ct43129152"/>. In <text:change text:change-id="ct42195744"/><text:change-start text:change-id="ct43132304"/>order to allow this<text:change-end text:change-id="ct43132304"/>, <text:change-start text:change-id="ct42186560"/>a <text:span text:style-name="T4">master expression </text:span>is identified<text:change-end text:change-id="ct42186560"/><text:change-start text:change-id="ct42163792"/>,<text:change-end text:change-id="ct42163792"/><text:change-start text:change-id="ct40747920"/> <text:change-end text:change-id="ct40747920"/><text:change-start text:change-id="ct42088880"/>i.e., <text:change-end text:change-id="ct42088880"/><text:change-start text:change-id="ct41755808"/>the <text:change-end text:change-id="ct41755808"/><text:change-start text:change-id="ct41477760"/>expression <text:change-end text:change-id="ct41477760"/><text:change-start text:change-id="ct42888688"/>whose <text:change-end text:change-id="ct42888688"/><text:change-start text:change-id="ct42873200"/><text:span text:style-name="Macchina_20_da_20_scrivere_20_HTML">eId</text:span> <text:change-end text:change-id="ct42873200"/><text:change-start text:change-id="ct43023760"/>become<text:change-end text:change-id="ct43023760"/><text:change-start text:change-id="ct41477152"/>s<text:change-end text:change-id="ct41477152"/><text:change-start text:change-id="ct41476544"/> the references for the<text:change-end text:change-id="ct41476544"/><text:change-start text:change-id="ct42894320"/> <text:span text:style-name="Macchina_20_da_20_scrivere_20_HTML">wId</text:span><text:change-end text:change-id="ct42894320"/><text:change-start text:change-id="ct43137376"/> <text:change-end text:change-id="ct43137376"/><text:change-start text:change-id="ct43129888"/>of all other expressions.<text:change-end text:change-id="ct43129888"/><text:change text:change-id="ct43121664"/><text:change text:change-id="ct41476000"/><text:change text:change-id="ct40746320"/><text:change text:change-id="ct42228160"/><text:change text:change-id="ct43023408"/>. For <text:change text:change-id="ct42196448"/>instructions on when and why to use <text:change-start text:change-id="ct42089120"/><text:span text:style-name="Macchina_20_da_20_scrivere_20_HTML">wId</text:span> <text:change-end text:change-id="ct42089120"/><text:change text:change-id="ct43023168"/>and <text:change-start text:change-id="ct41463408"/><text:span text:style-name="Macchina_20_da_20_scrivere_20_HTML">eId</text:span><text:change-end text:change-id="ct41463408"/><text:change text:change-id="ct42196208"/>, see <text:change text:change-id="ct40746560"/>section<text:change-start text:change-id="ct41463168"/> 7.5<text:change-end text:change-id="ct41463168"/>. </text:p>
      <text:p text:style-name="Standard">Finally, <text:span text:style-name="Macchina_20_da_20_scrivere_20_HTML">GUID</text:span> (<text:span text:style-name="T4">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text:change text:change-id="ct43830112"/><text:change-start text:change-id="ct43134352"/>manifestation<text:change-end text:change-id="ct43134352"/>. </text:p>
      <text:p text:style-name="Standard"><text:change text:change-id="ct41608832"/><text:change text:change-id="ct43144240"/><text:change text:change-id="ct41609072"/><text:change text:change-id="ct43121424"/><text:change text:change-id="ct43136576"/>Composite documents<text:change text:change-id="ct43136384"/> make it <text:change text:change-id="ct43134544"/><text:change-start text:change-id="ct43144000"/>more complex <text:change-end text:change-id="ct43144000"/>to <text:change text:change-id="ct43866576"/><text:change-start text:change-id="ct42850016"/>reach <text:change-end text:change-id="ct42850016"/>uniqueness of identifiers over the whole XML document<text:change text:change-id="ct43785840"/><text:change-start text:change-id="ct43866336"/>, since <text:change-end text:change-id="ct43866336"/><text:change text:change-id="ct43786080"/>they might be the result of composing individual documents where the same ids where created independently.<text:change text:change-id="ct43802256"/><text:change-start text:change-id="ct43830352"/> Similarly,<text:change-end text:change-id="ct43830352"/><text:change-start text:change-id="ct43821760"/> elements that repeat with the same number in different parts of the same document are frequent and need to be identified as well (for instance,<text:change-end text:change-id="ct43821760"/><text:change-start text:change-id="ct42165456"/> a<text:change-end text:change-id="ct42165456"/><text:change-start text:change-id="ct43839936"/> <text:change-end text:change-id="ct43839936"/><text:change-start text:change-id="ct43130624"/><text:span text:style-name="T4">C</text:span><text:change-end text:change-id="ct43130624"/><text:change-start text:change-id="ct43840176"/><text:span text:style-name="T4">hapter 2</text:span> may exist within <text:change-end text:change-id="ct43840176"/><text:change-start text:change-id="ct43789712"/>both <text:change-end text:change-id="ct43789712"/><text:change-start text:change-id="ct43821520"/><text:span text:style-name="T4">Tome I</text:span> and <text:span text:style-name="T4">Tome II</text:span><text:change-end text:change-id="ct43821520"/><text:change-start text:change-id="ct43877920"/>, and line 5 <text:change-end text:change-id="ct43877920"/><text:change-start text:change-id="ct41357008"/>most probably <text:change-end text:change-id="ct41357008"/><text:change-start text:change-id="ct43789952"/>exists in every page of <text:change-end text:change-id="ct43789952"/><text:change-start text:change-id="ct42165696"/>the<text:change-end text:change-id="ct42165696"/><text:change-start text:change-id="ct43878160"/> document).<text:change-end text:change-id="ct43878160"/><text:change-start text:change-id="ct42849824"/> For this reason, the concept of context has been introduced as the element that provides the <text:change-end text:change-id="ct42849824"/><text:change-start text:change-id="ct43718656"/>required <text:change-end text:change-id="ct43718656"/><text:change-start text:change-id="ct43130384"/>uniqueness for a<text:change-end text:change-id="ct43130384"/><text:change-start text:change-id="ct43718896"/>n id. Thus, the context of the two instances of Chapter 2 will <text:change-end text:change-id="ct43718896"/><text:change-start text:change-id="ct41356768"/><text:s/><text:change-end text:change-id="ct41356768"/><text:change text:change-id="ct43802496"/><text:change-start text:change-id="ct42165936"/>be Tome I and Tome II respectively, while the context for each line <text:change-end text:change-id="ct42165936"/><text:change-start text:change-id="ct41629424"/>5 (i.e., each <text:span text:style-name="Macchina_20_da_20_scrivere_20_HTML">eol</text:span> element) will be the <text:change-end text:change-id="ct41629424"/><text:change-start text:change-id="ct43719136"/>page <text:change-end text:change-id="ct43719136"/><text:change-start text:change-id="ct41629664"/>in which it appears (i.e., the immediately previous <text:span text:style-name="Macchina_20_da_20_scrivere_20_HTML">eop</text:span> element).<text:change-end text:change-id="ct41629664"/><text:change-start text:change-id="ct43120624"/> The id of an element must therefore include the id of the context element that guarantees its uniqueness, be it the id of the individual document in a composite document, the id of a wrapping element that restarts the numbering, or the id of a preceding element that restarts the numbering. <text:change-end text:change-id="ct43120624"/><text:change text:change-id="ct41629184"/></text:p>
      <text:p text:style-name="Standard"><text:change-start text:change-id="ct43120864"/>Also, frequently the <text:change-end text:change-id="ct43120864"/><text:change text:change-id="ct43820352"/><text:change-start text:change-id="ct43121104"/>insertion of <text:change-end text:change-id="ct43121104"/><text:change-start text:change-id="ct43791232"/>new <text:change-end text:change-id="ct43791232"/><text:change-start text:change-id="ct43820832"/>fragments <text:change-end text:change-id="ct43820832"/><text:change-start text:change-id="ct41109872"/>in a n<text:change-end text:change-id="ct41109872"/><text:change-start text:change-id="ct43865456"/>u<text:change-end text:change-id="ct43865456"/><text:change-start text:change-id="ct41110112"/>mbered <text:change-end text:change-id="ct41110112"/><text:change-start text:change-id="ct43820592"/>hierarchy does not impose a renumbering of the existing elements, but create <text:change-end text:change-id="ct43820592"/><text:change-start text:change-id="ct43757136"/>new structures with a derived numbering, such as the number of the preceding element with some additional strings to differentiate it<text:change-end text:change-id="ct43757136"/><text:change text:change-id="ct43865936"/><text:change text:change-id="ct41110352"/><text:change text:change-id="ct43865696"/>. <text:change text:change-id="ct42123568"/><text:change-start text:change-id="ct43791472"/>For instance, <text:change-end text:change-id="ct43791472"/>if a<text:change text:change-id="ct42123808"/><text:change-start text:change-id="ct43790992"/> modification <text:change-end text:change-id="ct43790992"/>creates a<text:change-start text:change-id="ct43757616"/> <text:change-end text:change-id="ct43757616"/>n<text:change-start text:change-id="ct43757376"/>ew<text:change-end text:change-id="ct43757376"/> <text:change text:change-id="ct43024832"/><text:change-start text:change-id="ct41623712"/>section <text:change-end text:change-id="ct41623712"/><text:change text:change-id="ct42123328"/>between articles 12 and 13, <text:change-start text:change-id="ct41623952"/>then it will be most probably called “Article 12/a” or “ Article 12 bis” according to the customs and traditions of the specific jurisdiction. These additional characters are part of the identifier and need to be maintained in the id as well. <text:change-end text:change-id="ct41623952"/><text:change-start text:change-id="ct43135632"/>In section 7.4.3<text:change-end text:change-id="ct43135632"/><text:change-start text:change-id="ct43135872"/> the way to generate the relevant fragments of these ids is discussed. <text:change-end text:change-id="ct43135872"/><text:change-start text:change-id="ct41624192"/><text:s/><text:change-end text:change-id="ct41624192"/><text:change text:change-id="ct43025072"/></text:p>
      <text:p text:style-name="Standard">Structures within the <text:span text:style-name="Macchina_20_da_20_scrivere_20_HTML">&lt;quotedStructure&gt;</text:span> <text:change-start text:change-id="ct41630416"/>and <text:change-end text:change-id="ct41630416"/><text:change-start text:change-id="ct43788288"/><text:span text:style-name="Macchina_20_da_20_scrivere_20_HTML">&lt;e</text:span><text:change-end text:change-id="ct43788288"/><text:change-start text:change-id="ct43025312"/><text:span text:style-name="Macchina_20_da_20_scrivere_20_HTML">mbeddedStructure</text:span><text:change-end text:change-id="ct43025312"/><text:change-start text:change-id="ct41630896"/><text:span text:style-name="Macchina_20_da_20_scrivere_20_HTML">&gt;</text:span><text:change-end text:change-id="ct41630896"/><text:change-start text:change-id="ct41626864"/> <text:change-end text:change-id="ct41626864"/>elements add the relevant mod identifier before their “natural” identifiers. <text:change-start text:change-id="ct41627104"/>In a way, <text:span text:style-name="Macchina_20_da_20_scrivere_20_HTML">quotedStructure</text:span> and <text:span text:style-name="Macchina_20_da_20_scrivere_20_HTML">embeddedStructure</text:span> act as the context for the contained<text:change-end text:change-id="ct41627104"/><text:change-start text:change-id="ct41627344"/> structures<text:change-end text:change-id="ct41627344"/><text:change-start text:change-id="ct41630656"/>. <text:change-end text:change-id="ct41630656"/>So for instance if clause 3 of article 15 has an amendment that adds article 4/a to a different act, the identifier of the <text:span text:style-name="Macchina_20_da_20_scrivere_20_HTML">&lt;quotedStructure&gt;</text:span> element that contains the new article will be “<text:span text:style-name="Macchina_20_da_20_scrivere_20_HTML">art</text:span><text:change-start text:change-id="ct41611968"/><text:span text:style-name="Macchina_20_da_20_scrivere_20_HTML">_</text:span><text:change-end text:change-id="ct41611968"/><text:span text:style-name="Macchina_20_da_20_scrivere_20_HTML">15</text:span><text:change text:change-id="ct41614096"/><text:change-start text:change-id="ct43788768"/><text:span text:style-name="Macchina_20_da_20_scrivere_20_HTML">__</text:span><text:change-end text:change-id="ct43788768"/><text:span text:style-name="Macchina_20_da_20_scrivere_20_HTML">cla</text:span><text:change-start text:change-id="ct41613616"/><text:span text:style-name="Macchina_20_da_20_scrivere_20_HTML">_</text:span><text:change-end text:change-id="ct41613616"/><text:change text:change-id="ct41143968"/><text:span text:style-name="Macchina_20_da_20_scrivere_20_HTML">3</text:span><text:change text:change-id="ct41613856"/><text:change-start text:change-id="ct41612688"/><text:span text:style-name="Macchina_20_da_20_scrivere_20_HTML">__</text:span><text:change-end text:change-id="ct41612688"/><text:span text:style-name="Macchina_20_da_20_scrivere_20_HTML">mod</text:span><text:change-start text:change-id="ct41612448"/><text:span text:style-name="Macchina_20_da_20_scrivere_20_HTML">_</text:span><text:change-end text:change-id="ct41612448"/><text:change text:change-id="ct41144160"/><text:span text:style-name="Macchina_20_da_20_scrivere_20_HTML">1</text:span><text:change text:change-id="ct41625184"/><text:change text:change-id="ct43788528"/><text:change text:change-id="ct41614336"/><text:change-start text:change-id="ct41612208"/><text:span text:style-name="Macchina_20_da_20_scrivere_20_HTML">__qsrt1</text:span><text:change-end text:change-id="ct41612208"/>”<text:change-start text:change-id="ct41625424"/>, and the id of article 4/a inside it will be “<text:span text:style-name="Macchina_20_da_20_scrivere_20_HTML">art_15__cla_3__mod_1__qsrt1__art_4a</text:span>”<text:change-end text:change-id="ct41625424"/>. Of course, automatic systems that create current versions of texts <text:change-start text:change-id="ct41144400"/>should and <text:change-end text:change-id="ct41144400"/>will remove the prefix belonging to the <text:change text:change-id="ct43135152"/><text:change-start text:change-id="ct41144640"/>modification <text:change-end text:change-id="ct41144640"/>law <text:soft-page-break/>and will only keep the<text:change-start text:change-id="ct43134912"/> identifier<text:change-end text:change-id="ct43134912"/> “<text:span text:style-name="Macchina_20_da_20_scrivere_20_HTML">art</text:span><text:change-start text:change-id="ct41625904"/><text:span text:style-name="Macchina_20_da_20_scrivere_20_HTML">_</text:span><text:change-end text:change-id="ct41625904"/><text:change text:change-id="ct41625664"/><text:span text:style-name="Macchina_20_da_20_scrivere_20_HTML">4a</text:span>” <text:change text:change-id="ct43135392"/>in the final result. </text:p>
      <text:h text:style-name="Heading_20_2" text:outline-level="2"><text:change-start text:change-id="ct41240768"/>The syntax of ids</text:h>
      <text:p text:style-name="Standard">The generic syntax for ids is the following: </text:p>
      <text:p text:style-name="Standard"/>
      <text:p text:style-name="P7"><text:span text:style-name="Macchina_20_da_20_scrivere_20_HTML">[</text:span><text:span text:style-name="Macchina_20_da_20_scrivere_20_HTML"><text:span text:style-name="T4">prefix</text:span></text:span><text:span text:style-name="Macchina_20_da_20_scrivere_20_HTML"> "__"] </text:span><text:span text:style-name="Macchina_20_da_20_scrivere_20_HTML"><text:span text:style-name="T4">element_ref </text:span></text:span><text:span text:style-name="Macchina_20_da_20_scrivere_20_HTML">["_" </text:span><text:span text:style-name="Macchina_20_da_20_scrivere_20_HTML"><text:span text:style-name="T4">num</text:span></text:span><text:span text:style-name="Macchina_20_da_20_scrivere_20_HTML">]</text:span></text:p>
      <text:h text:style-name="Heading_20_3" text:outline-level="3">Prefix<text:change-end text:change-id="ct41240768"/></text:h>
      <text:p text:style-name="Standard"><text:change-start text:change-id="ct41199040"/>The prefix is a (possibly empty) string providing uniqueness to the remaining part of the id, and based on the context in which the element appears. <text:change-end text:change-id="ct41199040"/><text:change-start text:change-id="ct41274656"/>In fact, by construction the <text:span text:style-name="T12">prefix </text:span><text:change-end text:change-id="ct41274656"/><text:change-start text:change-id="ct41319456"/><text:span text:style-name="T12">of an id </text:span><text:change-end text:change-id="ct41319456"/><text:change-start text:change-id="ct41268048"/><text:span text:style-name="T12">is the id of the context element</text:span><text:change-end text:change-id="ct41268048"/><text:change-start text:change-id="ct41304544"/>.<text:change-end text:change-id="ct41304544"/></text:p>
      <text:p text:style-name="Standard"><text:change-start text:change-id="ct41127392"/>The context element is the element that suggest, imply or force a re-start of the numbering of all internal or subsequent elements of the same name. Different contexts imply that elements with the same name may end up having the same <text:span text:style-name="T4">element_ref </text:span>and the same <text:span text:style-name="T4">num</text:span>, and must therefore be disambiguated through the use of a prefix<text:change-end text:change-id="ct41127392"/><text:change-start text:change-id="ct41234320"/>,<text:change-end text:change-id="ct41234320"/><text:change-start text:change-id="ct41128784"/> the id of the context element. </text:p>
      <text:p text:style-name="Standard">For instance, in many traditions chapter numbering restarts within every title, so <text:span text:style-name="Macchina_20_da_20_scrivere_20_HTML">chp_2</text:span> for Chapter 2 could be ambiguous. In these cases the id for Chapter 2 of Title I will be <text:span text:style-name="Macchina_20_da_20_scrivere_20_HTML">title_I__chp_2</text:span> (assuming that <text:span text:style-name="Macchina_20_da_20_scrivere_20_HTML">title_I</text:span> is the whole id for Title I. Elements that are globally unique or globally numbered within a document require no prefix (in the hypothesis of a single document XML file). <text:change-end text:change-id="ct41128784"/></text:p>
      <text:p text:style-name="Standard"><text:change-start text:change-id="ct41148848"/>The following are usual cases of contexts: <text:change-end text:change-id="ct41148848"/></text:p>
      <text:list xml:id="list247016691" text:continue-numbering="true" text:style-name="WW8Num32">
        <text:list-item>
          <text:p text:style-name="P20"><text:change-start text:change-id="ct41126000"/>All document classes (<text:span text:style-name="Macchina_20_da_20_scrivere_20_HTML">act</text:span>, <text:span text:style-name="Macchina_20_da_20_scrivere_20_HTML">bill</text:span>, <text:span text:style-name="Macchina_20_da_20_scrivere_20_HTML">doc</text:span>, etc.) are <text:change-end text:change-id="ct41126000"/><text:change-start text:change-id="ct41397616"/><text:span text:style-name="T12">always</text:span><text:change-end text:change-id="ct41397616"/><text:change-start text:change-id="ct41187808"/> contexts. This means that, except particular cases, all numbers restart whenever a new document class is started (e.g., in a composite document each document component has its own local numbering). </text:p>
        </text:list-item>
        <text:list-item>
          <text:p text:style-name="P20">Elements <text:span text:style-name="Macchina_20_da_20_scrivere_20_HTML">quotedStructure</text:span> and <text:span text:style-name="Macchina_20_da_20_scrivere_20_HTML">embeddedStructure</text:span> are always contexts, <text:change-end text:change-id="ct41187808"/><text:change-start text:change-id="ct41366464"/><text:span text:style-name="T12">even if </text:span><text:change-end text:change-id="ct41366464"/><text:change-start text:change-id="ct41373232"/>they do not force a restart of the numbering, but just a different numbering context within themselves. </text:p>
        </text:list-item>
        <text:list-item>
          <text:p text:style-name="P20">Plain inline elements are <text:change-end text:change-id="ct41373232"/><text:change-start text:change-id="ct41611072"/><text:span text:style-name="T12">never</text:span><text:change-end text:change-id="ct41611072"/><text:change-start text:change-id="ct41621760"/> contexts. Exception: element <text:span text:style-name="Macchina_20_da_20_scrivere_20_HTML">mod</text:span> is <text:change-end text:change-id="ct41621760"/><text:change-start text:change-id="ct41716800"/><text:span text:style-name="T12">always</text:span><text:change-end text:change-id="ct41716800"/><text:change-start text:change-id="ct41383632"/> a context. </text:p>
        </text:list-item>
      </text:list>
      <text:h text:style-name="Heading_20_3" text:outline-level="3">Element_ref<text:change-end text:change-id="ct41383632"/></text:h>
      <text:p text:style-name="Standard"><text:change-start text:change-id="ct41363312"/>The <text:change-end text:change-id="ct41363312"/><text:change-start text:change-id="ct41390176"/><text:span text:style-name="T4">element_ref </text:span><text:change-end text:change-id="ct41390176"/><text:change-start text:change-id="ct41261264"/>part of the id <text:change-end text:change-id="ct41261264"/><text:change-start text:change-id="ct41410896"/>is a reference to the identified element; this is always the name of the element, except for a brief list of well-known abbreviations as in the following table:<text:change-end text:change-id="ct41410896"/></text:p>
      <table:table table:name="Table2" table:style-name="Table2">
        <table:table-column table:style-name="Table2.A"/>
        <table:table-column table:style-name="Table2.B"/>
        <table:table-row table:style-name="Table2.1">
          <table:table-cell table:style-name="Table2.A1" office:value-type="string">
            <text:p text:style-name="P64"><text:change-start text:change-id="ct42366224"/>Abbreviation<text:change-end text:change-id="ct42366224"/></text:p>
          </table:table-cell>
          <table:table-cell table:style-name="Table2.B1" office:value-type="string">
            <text:p text:style-name="P64"><text:change-start text:change-id="ct42366416"/>Element name<text:change-end text:change-id="ct42366416"/></text:p>
          </table:table-cell>
        </table:table-row>
        <table:table-row table:style-name="Table2.1">
          <table:table-cell table:style-name="Table2.A2" office:value-type="string">
            <text:p text:style-name="P61"><text:change-start text:change-id="ct42355280"/>adj<text:change-end text:change-id="ct42355280"/></text:p>
          </table:table-cell>
          <table:table-cell table:style-name="Table2.B2" office:value-type="string">
            <text:p text:style-name="P3"><text:change-start text:change-id="ct42361616"/>adjournment<text:change-end text:change-id="ct42361616"/></text:p>
          </table:table-cell>
        </table:table-row>
        <table:table-row table:style-name="Table2.1">
          <table:table-cell table:style-name="Table2.A3" office:value-type="string">
            <text:p text:style-name="P61"><text:change-start text:change-id="ct42361808"/>admoath<text:change-end text:change-id="ct42361808"/></text:p>
          </table:table-cell>
          <table:table-cell table:style-name="Table2.B3" office:value-type="string">
            <text:p text:style-name="P3"><text:change-start text:change-id="ct42361232"/>administrationOfOath<text:change-end text:change-id="ct42361232"/></text:p>
          </table:table-cell>
        </table:table-row>
        <table:table-row table:style-name="Table2.1">
          <table:table-cell table:style-name="Table2.A2" office:value-type="string">
            <text:p text:style-name="P61"><text:change-start text:change-id="ct42361424"/>addr<text:change-end text:change-id="ct42361424"/></text:p>
          </table:table-cell>
          <table:table-cell table:style-name="Table2.B2" office:value-type="string">
            <text:p text:style-name="P3"><text:change-start text:change-id="ct42360848"/>address<text:change-end text:change-id="ct42360848"/></text:p>
          </table:table-cell>
        </table:table-row>
        <table:table-row table:style-name="Table2.1">
          <table:table-cell table:style-name="Table2.A5" office:value-type="string">
            <text:p text:style-name="P61"><text:change-start text:change-id="ct42361040"/>ans<text:change-end text:change-id="ct42361040"/></text:p>
          </table:table-cell>
          <table:table-cell table:style-name="Table2.B5" office:value-type="string">
            <text:p text:style-name="P3"><text:change-start text:change-id="ct42360464"/>answer<text:change-end text:change-id="ct42360464"/></text:p>
          </table:table-cell>
        </table:table-row>
        <table:table-row table:style-name="Table2.1">
          <table:table-cell table:style-name="Table2.A2" office:value-type="string">
            <text:p text:style-name="P61"><text:change-start text:change-id="ct42360656"/>art<text:change-end text:change-id="ct42360656"/></text:p>
          </table:table-cell>
          <table:table-cell table:style-name="Table2.B2" office:value-type="string">
            <text:p text:style-name="P3"><text:change-start text:change-id="ct42360080"/>article<text:change-end text:change-id="ct42360080"/></text:p>
          </table:table-cell>
        </table:table-row>
        <table:table-row table:style-name="Table2.1">
          <table:table-cell table:style-name="Table2.A7" office:value-type="string">
            <text:p text:style-name="P61"><text:change-start text:change-id="ct42360272"/>att<text:change-end text:change-id="ct42360272"/></text:p>
          </table:table-cell>
          <table:table-cell table:style-name="Table2.B7" office:value-type="string">
            <text:p text:style-name="P3"><text:change-start text:change-id="ct42359696"/>attachment<text:change-end text:change-id="ct42359696"/></text:p>
          </table:table-cell>
        </table:table-row>
        <table:table-row table:style-name="Table2.1">
          <table:table-cell table:style-name="Table2.A2" office:value-type="string">
            <text:p text:style-name="P61"><text:change-start text:change-id="ct42359888"/>chp<text:change-end text:change-id="ct42359888"/></text:p>
          </table:table-cell>
          <table:table-cell table:style-name="Table2.B2" office:value-type="string">
            <text:p text:style-name="P3"><text:change-start text:change-id="ct42359312"/>chapter<text:change-end text:change-id="ct42359312"/></text:p>
          </table:table-cell>
        </table:table-row>
        <table:table-row table:style-name="Table2.1">
          <table:table-cell table:style-name="Table2.A9" office:value-type="string">
            <text:p text:style-name="P61"><text:change-start text:change-id="ct42359504"/>cit<text:change-end text:change-id="ct42359504"/></text:p>
          </table:table-cell>
          <table:table-cell table:style-name="Table2.B9" office:value-type="string">
            <text:p text:style-name="P3"><text:change-start text:change-id="ct42358928"/>citation<text:change-end text:change-id="ct42358928"/></text:p>
          </table:table-cell>
        </table:table-row>
        <table:table-row table:style-name="Table2.1">
          <table:table-cell table:style-name="Table2.A2" office:value-type="string">
            <text:p text:style-name="P61"><text:change-start text:change-id="ct42359120"/>cits<text:change-end text:change-id="ct42359120"/></text:p>
          </table:table-cell>
          <table:table-cell table:style-name="Table2.B2" office:value-type="string">
            <text:p text:style-name="P3"><text:change-start text:change-id="ct42358544"/>citations<text:change-end text:change-id="ct42358544"/></text:p>
          </table:table-cell>
        </table:table-row>
        <table:table-row table:style-name="Table2.1">
          <table:table-cell table:style-name="Table2.A11" office:value-type="string">
            <text:p text:style-name="P61"><text:change-start text:change-id="ct42358736"/>cl<text:change-end text:change-id="ct42358736"/></text:p>
          </table:table-cell>
          <table:table-cell table:style-name="Table2.B11" office:value-type="string">
            <text:p text:style-name="P3"><text:change-start text:change-id="ct42358160"/>clause<text:change-end text:change-id="ct42358160"/></text:p>
          </table:table-cell>
        </table:table-row>
        <text:soft-page-break/>
        <table:table-row table:style-name="Table2.1">
          <table:table-cell table:style-name="Table2.A2" office:value-type="string">
            <text:p text:style-name="P61"><text:change-start text:change-id="ct42358352"/>cmp<text:change-end text:change-id="ct42358352"/></text:p>
          </table:table-cell>
          <table:table-cell table:style-name="Table2.B2" office:value-type="string">
            <text:p text:style-name="P3"><text:change-start text:change-id="ct42357776"/>component<text:change-end text:change-id="ct42357776"/></text:p>
          </table:table-cell>
        </table:table-row>
        <table:table-row table:style-name="Table2.1">
          <table:table-cell table:style-name="Table2.A13" office:value-type="string">
            <text:p text:style-name="P61"><text:change-start text:change-id="ct42357968"/>comm<text:change-end text:change-id="ct42357968"/></text:p>
          </table:table-cell>
          <table:table-cell table:style-name="Table2.B13" office:value-type="string">
            <text:p text:style-name="P3"><text:change-start text:change-id="ct42357392"/>communication<text:change-end text:change-id="ct42357392"/></text:p>
          </table:table-cell>
        </table:table-row>
        <table:table-row table:style-name="Table2.1">
          <table:table-cell table:style-name="Table2.A2" office:value-type="string">
            <text:p text:style-name="P61"><text:change-start text:change-id="ct42357584"/>cref<text:change-end text:change-id="ct42357584"/></text:p>
          </table:table-cell>
          <table:table-cell table:style-name="Table2.B2" office:value-type="string">
            <text:p text:style-name="P3"><text:change-start text:change-id="ct42357008"/>componentRef<text:change-end text:change-id="ct42357008"/></text:p>
          </table:table-cell>
        </table:table-row>
        <table:table-row table:style-name="Table2.1">
          <table:table-cell table:style-name="Table2.A15" office:value-type="string">
            <text:p text:style-name="P61"><text:change-start text:change-id="ct42357200"/>dbtsec<text:change-end text:change-id="ct42357200"/></text:p>
          </table:table-cell>
          <table:table-cell table:style-name="Table2.B15" office:value-type="string">
            <text:p text:style-name="P3"><text:change-start text:change-id="ct42356624"/>debateSection<text:change-end text:change-id="ct42356624"/></text:p>
          </table:table-cell>
        </table:table-row>
        <table:table-row table:style-name="Table2.1">
          <table:table-cell table:style-name="Table2.A2" office:value-type="string">
            <text:p text:style-name="P61"><text:change-start text:change-id="ct42356816"/>dclvote<text:change-end text:change-id="ct42356816"/></text:p>
          </table:table-cell>
          <table:table-cell table:style-name="Table2.B2" office:value-type="string">
            <text:p text:style-name="P3"><text:change-start text:change-id="ct42362000"/>declarationOfVote<text:change-end text:change-id="ct42362000"/></text:p>
          </table:table-cell>
        </table:table-row>
        <table:table-row table:style-name="Table2.1">
          <table:table-cell table:style-name="Table2.A17" office:value-type="string">
            <text:p text:style-name="P61"><text:change-start text:change-id="ct42355856"/>dref<text:change-end text:change-id="ct42355856"/></text:p>
          </table:table-cell>
          <table:table-cell table:style-name="Table2.B17" office:value-type="string">
            <text:p text:style-name="P3"><text:change-start text:change-id="ct42336768"/>documentRef<text:change-end text:change-id="ct42336768"/></text:p>
          </table:table-cell>
        </table:table-row>
        <table:table-row table:style-name="Table2.1">
          <table:table-cell table:style-name="Table2.A2" office:value-type="string">
            <text:p text:style-name="P61"><text:change-start text:change-id="ct42140592"/>estr<text:change-end text:change-id="ct42140592"/></text:p>
          </table:table-cell>
          <table:table-cell table:style-name="Table2.B2" office:value-type="string">
            <text:p text:style-name="P3"><text:change-start text:change-id="ct42342336"/>embeddedStructure<text:change-end text:change-id="ct42342336"/></text:p>
          </table:table-cell>
        </table:table-row>
        <table:table-row table:style-name="Table2.1">
          <table:table-cell table:style-name="Table2.A19" office:value-type="string">
            <text:p text:style-name="P61"><text:change-start text:change-id="ct42129776"/>etxt<text:change-end text:change-id="ct42129776"/></text:p>
          </table:table-cell>
          <table:table-cell table:style-name="Table2.B19" office:value-type="string">
            <text:p text:style-name="P3"><text:change-start text:change-id="ct42333936"/>embeddedText<text:change-end text:change-id="ct42333936"/></text:p>
          </table:table-cell>
        </table:table-row>
        <table:table-row table:style-name="Table2.1">
          <table:table-cell table:style-name="Table2.A2" office:value-type="string">
            <text:p text:style-name="P61"><text:change-start text:change-id="ct42322352"/>frag<text:change-end text:change-id="ct42322352"/></text:p>
          </table:table-cell>
          <table:table-cell table:style-name="Table2.B2" office:value-type="string">
            <text:p text:style-name="P3"><text:change-start text:change-id="ct42304976"/>fragment<text:change-end text:change-id="ct42304976"/></text:p>
          </table:table-cell>
        </table:table-row>
        <table:table-row table:style-name="Table2.1">
          <table:table-cell table:style-name="Table2.A21" office:value-type="string">
            <text:p text:style-name="P61"><text:change-start text:change-id="ct42297232"/>hdg<text:change-end text:change-id="ct42297232"/></text:p>
          </table:table-cell>
          <table:table-cell table:style-name="Table2.B21" office:value-type="string">
            <text:p text:style-name="P3"><text:change-start text:change-id="ct42356432"/>heading<text:change-end text:change-id="ct42356432"/></text:p>
          </table:table-cell>
        </table:table-row>
        <table:table-row table:style-name="Table2.1">
          <table:table-cell table:style-name="Table2.A2" office:value-type="string">
            <text:p text:style-name="P61"><text:change-start text:change-id="ct42304032"/>intro<text:change-end text:change-id="ct42304032"/></text:p>
          </table:table-cell>
          <table:table-cell table:style-name="Table2.B2" office:value-type="string">
            <text:p text:style-name="P3"><text:change-start text:change-id="ct42316960"/>intro<text:change-end text:change-id="ct42316960"/></text:p>
          </table:table-cell>
        </table:table-row>
        <table:table-row table:style-name="Table2.1">
          <table:table-cell table:style-name="Table2.A23" office:value-type="string">
            <text:p text:style-name="P61"><text:change-start text:change-id="ct42294752"/>intro<text:change-end text:change-id="ct42294752"/></text:p>
          </table:table-cell>
          <table:table-cell table:style-name="Table2.B23" office:value-type="string">
            <text:p text:style-name="P3"><text:change-start text:change-id="ct42267248"/>listIntroduction<text:change-end text:change-id="ct42267248"/></text:p>
          </table:table-cell>
        </table:table-row>
        <table:table-row table:style-name="Table2.1">
          <table:table-cell table:style-name="Table2.A2" office:value-type="string">
            <text:p text:style-name="P61"><text:change-start text:change-id="ct42339328"/>list<text:change-end text:change-id="ct42339328"/></text:p>
          </table:table-cell>
          <table:table-cell table:style-name="Table2.B2" office:value-type="string">
            <text:p text:style-name="P3"><text:change-start text:change-id="ct42363152"/>blockList<text:change-end text:change-id="ct42363152"/></text:p>
          </table:table-cell>
        </table:table-row>
        <table:table-row table:style-name="Table2.1">
          <table:table-cell table:style-name="Table2.A25" office:value-type="string">
            <text:p text:style-name="P61"><text:change-start text:change-id="ct42363344"/>list<text:change-end text:change-id="ct42363344"/></text:p>
          </table:table-cell>
          <table:table-cell table:style-name="Table2.B25" office:value-type="string">
            <text:p text:style-name="P3"><text:change-start text:change-id="ct42362768"/>list<text:change-end text:change-id="ct42362768"/></text:p>
          </table:table-cell>
        </table:table-row>
        <table:table-row table:style-name="Table2.1">
          <table:table-cell table:style-name="Table2.A2" office:value-type="string">
            <text:p text:style-name="P61"><text:change-start text:change-id="ct42362960"/>lwr<text:change-end text:change-id="ct42362960"/></text:p>
          </table:table-cell>
          <table:table-cell table:style-name="Table2.B2" office:value-type="string">
            <text:p text:style-name="P3"><text:change-start text:change-id="ct42130016"/>party<text:change-end text:change-id="ct42130016"/></text:p>
          </table:table-cell>
        </table:table-row>
        <table:table-row table:style-name="Table2.1">
          <table:table-cell table:style-name="Table2.A27" office:value-type="string">
            <text:p text:style-name="P61"><text:change-start text:change-id="ct42362576"/>mnst<text:change-end text:change-id="ct42362576"/><text:change-start text:change-id="ct42352176"/>m<text:change-end text:change-id="ct42352176"/></text:p>
          </table:table-cell>
          <table:table-cell table:style-name="Table2.B27" office:value-type="string">
            <text:p text:style-name="P3"><text:change-start text:change-id="ct42362192"/>ministerialStatements<text:change-end text:change-id="ct42362192"/></text:p>
          </table:table-cell>
        </table:table-row>
        <table:table-row table:style-name="Table2.1">
          <table:table-cell table:style-name="Table2.A2" office:value-type="string">
            <text:p text:style-name="P61"><text:change-start text:change-id="ct42362384"/>ntcmot<text:change-end text:change-id="ct42362384"/></text:p>
          </table:table-cell>
          <table:table-cell table:style-name="Table2.B2" office:value-type="string">
            <text:p text:style-name="P3"><text:change-start text:change-id="ct42351216"/>noticesOfMotion<text:change-end text:change-id="ct42351216"/></text:p>
          </table:table-cell>
        </table:table-row>
        <table:table-row table:style-name="Table2.1">
          <table:table-cell table:style-name="Table2.A29" office:value-type="string">
            <text:p text:style-name="P61"><text:change-start text:change-id="ct42351456"/>ntnint<text:change-end text:change-id="ct42351456"/></text:p>
          </table:table-cell>
          <table:table-cell table:style-name="Table2.B29" office:value-type="string">
            <text:p text:style-name="P3"><text:change-start text:change-id="ct42329216"/>nationalInterest<text:change-end text:change-id="ct42329216"/></text:p>
          </table:table-cell>
        </table:table-row>
        <table:table-row table:style-name="Table2.1">
          <table:table-cell table:style-name="Table2.A2" office:value-type="string">
            <text:p text:style-name="P61"><text:change-start text:change-id="ct42353744"/>orlst<text:change-end text:change-id="ct42353744"/><text:change-start text:change-id="ct42351936"/>m<text:change-end text:change-id="ct42351936"/></text:p>
          </table:table-cell>
          <table:table-cell table:style-name="Table2.B2" office:value-type="string">
            <text:p text:style-name="P3"><text:change-start text:change-id="ct42350496"/>oralStatements<text:change-end text:change-id="ct42350496"/></text:p>
          </table:table-cell>
        </table:table-row>
        <table:table-row table:style-name="Table2.1">
          <table:table-cell table:style-name="Table2.A31" office:value-type="string">
            <text:p text:style-name="P61"><text:change-start text:change-id="ct42350736"/>para<text:change-end text:change-id="ct42350736"/></text:p>
          </table:table-cell>
          <table:table-cell table:style-name="Table2.B31" office:value-type="string">
            <text:p text:style-name="P3"><text:change-start text:change-id="ct42350016"/>paragraph<text:change-end text:change-id="ct42350016"/></text:p>
          </table:table-cell>
        </table:table-row>
        <table:table-row table:style-name="Table2.1">
          <table:table-cell table:style-name="Table2.A2" office:value-type="string">
            <text:p text:style-name="P61"><text:change-start text:change-id="ct42350256"/>pntord<text:change-end text:change-id="ct42350256"/></text:p>
          </table:table-cell>
          <table:table-cell table:style-name="Table2.B2" office:value-type="string">
            <text:p text:style-name="P3"><text:change-start text:change-id="ct42349536"/>pointOfOrder<text:change-end text:change-id="ct42349536"/></text:p>
          </table:table-cell>
        </table:table-row>
        <table:table-row table:style-name="Table2.1">
          <table:table-cell table:style-name="Table2.A33" office:value-type="string">
            <text:p text:style-name="P61"><text:change-start text:change-id="ct42349776"/>prcmot<text:change-end text:change-id="ct42349776"/></text:p>
          </table:table-cell>
          <table:table-cell table:style-name="Table2.B33" office:value-type="string">
            <text:p text:style-name="P3"><text:change-start text:change-id="ct42349056"/>proceduralMotions<text:change-end text:change-id="ct42349056"/></text:p>
          </table:table-cell>
        </table:table-row>
        <table:table-row table:style-name="Table2.1">
          <table:table-cell table:style-name="Table2.A2" office:value-type="string">
            <text:p text:style-name="P61"><text:change-start text:change-id="ct42349296"/>prnst<text:change-end text:change-id="ct42349296"/><text:change-start text:change-id="ct42352416"/>m<text:change-end text:change-id="ct42352416"/></text:p>
          </table:table-cell>
          <table:table-cell table:style-name="Table2.B2" office:value-type="string">
            <text:p text:style-name="P3"><text:change-start text:change-id="ct42341808"/>personalStatements<text:change-end text:change-id="ct42341808"/></text:p>
          </table:table-cell>
        </table:table-row>
        <table:table-row table:style-name="Table2.1">
          <table:table-cell table:style-name="Table2.A35" office:value-type="string">
            <text:p text:style-name="P61"><text:change-start text:change-id="ct42314336"/>pry<text:change-end text:change-id="ct42314336"/></text:p>
          </table:table-cell>
          <table:table-cell table:style-name="Table2.B35" office:value-type="string">
            <text:p text:style-name="P3"><text:change-start text:change-id="ct42348096"/>prayers<text:change-end text:change-id="ct42348096"/></text:p>
          </table:table-cell>
        </table:table-row>
        <table:table-row table:style-name="Table2.1">
          <table:table-cell table:style-name="Table2.A2" office:value-type="string">
            <text:p text:style-name="P61"><text:change-start text:change-id="ct42348336"/>pts<text:change-end text:change-id="ct42348336"/></text:p>
          </table:table-cell>
          <table:table-cell table:style-name="Table2.B2" office:value-type="string">
            <text:p text:style-name="P3"><text:change-start text:change-id="ct42347616"/>petitions<text:change-end text:change-id="ct42347616"/></text:p>
          </table:table-cell>
        </table:table-row>
        <table:table-row table:style-name="Table2.1">
          <table:table-cell table:style-name="Table2.A37" office:value-type="string">
            <text:p text:style-name="P61"><text:change-start text:change-id="ct42347856"/>qst<text:change-end text:change-id="ct42347856"/></text:p>
          </table:table-cell>
          <table:table-cell table:style-name="Table2.B37" office:value-type="string">
            <text:p text:style-name="P3"><text:change-start text:change-id="ct42347136"/>question<text:change-end text:change-id="ct42347136"/></text:p>
          </table:table-cell>
        </table:table-row>
        <table:table-row table:style-name="Table2.1">
          <table:table-cell table:style-name="Table2.A2" office:value-type="string">
            <text:p text:style-name="P61"><text:change-start text:change-id="ct42347376"/>qstr<text:change-end text:change-id="ct42347376"/></text:p>
          </table:table-cell>
          <table:table-cell table:style-name="Table2.B2" office:value-type="string">
            <text:p text:style-name="P3"><text:change-start text:change-id="ct42346656"/>quotedStructure<text:change-end text:change-id="ct42346656"/></text:p>
          </table:table-cell>
        </table:table-row>
        <table:table-row table:style-name="Table2.1">
          <table:table-cell table:style-name="Table2.A39" office:value-type="string">
            <text:p text:style-name="P61"><text:change-start text:change-id="ct42346896"/>qsts<text:change-end text:change-id="ct42346896"/></text:p>
          </table:table-cell>
          <table:table-cell table:style-name="Table2.B39" office:value-type="string">
            <text:p text:style-name="P3"><text:change-start text:change-id="ct42346272"/>questions<text:change-end text:change-id="ct42346272"/></text:p>
          </table:table-cell>
        </table:table-row>
        <table:table-row table:style-name="Table2.1">
          <table:table-cell table:style-name="Table2.A2" office:value-type="string">
            <text:p text:style-name="P61"><text:change-start text:change-id="ct42346464"/>qtxt<text:change-end text:change-id="ct42346464"/></text:p>
          </table:table-cell>
          <table:table-cell table:style-name="Table2.B2" office:value-type="string">
            <text:p text:style-name="P3"><text:change-start text:change-id="ct42331136"/>quotedText<text:change-end text:change-id="ct42331136"/></text:p>
          </table:table-cell>
        </table:table-row>
        <table:table-row table:style-name="Table2.1">
          <table:table-cell table:style-name="Table2.A41" office:value-type="string">
            <text:p text:style-name="P61"><text:change-start text:change-id="ct42346080"/>rec<text:change-end text:change-id="ct42346080"/></text:p>
          </table:table-cell>
          <table:table-cell table:style-name="Table2.B41" office:value-type="string">
            <text:p text:style-name="P3"><text:change-start text:change-id="ct42342048"/>recital<text:change-end text:change-id="ct42342048"/></text:p>
          </table:table-cell>
        </table:table-row>
        <table:table-row table:style-name="Table2.1">
          <table:table-cell table:style-name="Table2.A2" office:value-type="string">
            <text:p text:style-name="P61"><text:change-start text:change-id="ct42330896"/>recs<text:change-end text:change-id="ct42330896"/></text:p>
          </table:table-cell>
          <table:table-cell table:style-name="Table2.B2" office:value-type="string">
            <text:p text:style-name="P3"><text:change-start text:change-id="ct42356048"/>recitals<text:change-end text:change-id="ct42356048"/></text:p>
          </table:table-cell>
        </table:table-row>
        <table:table-row table:style-name="Table2.1">
          <table:table-cell table:style-name="Table2.A43" office:value-type="string">
            <text:p text:style-name="P61"><text:change-start text:change-id="ct42356240"/>r<text:change-end text:change-id="ct42356240"/><text:change-start text:change-id="ct42352656"/>o<text:change-end text:change-id="ct42352656"/><text:change-start text:change-id="ct42348576"/>ll<text:change-end text:change-id="ct42348576"/></text:p>
          </table:table-cell>
          <table:table-cell table:style-name="Table2.B43" office:value-type="string">
            <text:p text:style-name="P3"><text:change-start text:change-id="ct42355472"/>rollCall<text:change-end text:change-id="ct42355472"/></text:p>
          </table:table-cell>
        </table:table-row>
        <table:table-row table:style-name="Table2.1">
          <table:table-cell table:style-name="Table2.A2" office:value-type="string">
            <text:p text:style-name="P61"><text:change-start text:change-id="ct42355664"/>r<text:change-end text:change-id="ct42355664"/><text:change-start text:change-id="ct42365840"/>e<text:change-end text:change-id="ct42365840"/><text:change-start text:change-id="ct42348816"/>s<text:change-end text:change-id="ct42348816"/></text:p>
          </table:table-cell>
          <table:table-cell table:style-name="Table2.B2" office:value-type="string">
            <text:p text:style-name="P3"><text:change-start text:change-id="ct42354896"/>resolutions<text:change-end text:change-id="ct42354896"/></text:p>
          </table:table-cell>
        </table:table-row>
        <table:table-row table:style-name="Table2.1">
          <table:table-cell table:style-name="Table2.A45" office:value-type="string">
            <text:p text:style-name="P61"><text:change-start text:change-id="ct42355088"/>sec<text:change-end text:change-id="ct42355088"/></text:p>
          </table:table-cell>
          <table:table-cell table:style-name="Table2.B45" office:value-type="string">
            <text:p text:style-name="P3"><text:change-start text:change-id="ct42354512"/>section<text:change-end text:change-id="ct42354512"/></text:p>
          </table:table-cell>
        </table:table-row>
        <table:table-row table:style-name="Table2.1">
          <table:table-cell table:style-name="Table2.A2" office:value-type="string">
            <text:p text:style-name="P61"><text:change-start text:change-id="ct42354704"/>subchp<text:change-end text:change-id="ct42354704"/></text:p>
          </table:table-cell>
          <table:table-cell table:style-name="Table2.B2" office:value-type="string">
            <text:p text:style-name="P3"><text:change-start text:change-id="ct42354128"/>subchapter<text:change-end text:change-id="ct42354128"/></text:p>
          </table:table-cell>
        </table:table-row>
        <table:table-row table:style-name="Table2.1">
          <table:table-cell table:style-name="Table2.A47" office:value-type="string">
            <text:p text:style-name="P61"><text:change-start text:change-id="ct42354320"/>subcl<text:change-end text:change-id="ct42354320"/></text:p>
          </table:table-cell>
          <table:table-cell table:style-name="Table2.B47" office:value-type="string">
            <text:p text:style-name="P3"><text:change-start text:change-id="ct42331584"/>subclause<text:change-end text:change-id="ct42331584"/></text:p>
          </table:table-cell>
        </table:table-row>
        <table:table-row table:style-name="Table2.1">
          <table:table-cell table:style-name="Table2.A2" office:value-type="string">
            <text:p text:style-name="P61"><text:change-start text:change-id="ct42353936"/>subhdg<text:change-end text:change-id="ct42353936"/></text:p>
          </table:table-cell>
          <table:table-cell table:style-name="Table2.B2" office:value-type="string">
            <text:p text:style-name="P3"><text:change-start text:change-id="ct42353360"/>subheading<text:change-end text:change-id="ct42353360"/></text:p>
          </table:table-cell>
        </table:table-row>
        <table:table-row table:style-name="Table2.1">
          <table:table-cell table:style-name="Table2.A49" office:value-type="string">
            <text:p text:style-name="P61"><text:change-start text:change-id="ct42353552"/>subpara<text:change-end text:change-id="ct42353552"/></text:p>
          </table:table-cell>
          <table:table-cell table:style-name="Table2.B49" office:value-type="string">
            <text:p text:style-name="P3"><text:change-start text:change-id="ct42352976"/>subparagraph<text:change-end text:change-id="ct42352976"/></text:p>
          </table:table-cell>
        </table:table-row>
        <table:table-row table:style-name="Table2.1">
          <table:table-cell table:style-name="Table2.A2" office:value-type="string">
            <text:p text:style-name="P61"><text:change-start text:change-id="ct42353168"/>subsec<text:change-end text:change-id="ct42353168"/></text:p>
          </table:table-cell>
          <table:table-cell table:style-name="Table2.B2" office:value-type="string">
            <text:p text:style-name="P3"><text:change-start text:change-id="ct42109632"/>subsection<text:change-end text:change-id="ct42109632"/></text:p>
          </table:table-cell>
        </table:table-row>
        <text:soft-page-break/>
        <table:table-row table:style-name="Table2.1">
          <table:table-cell table:style-name="Table2.A51" office:value-type="string">
            <text:p text:style-name="P61"><text:change-start text:change-id="ct42109872"/>tr<text:change-end text:change-id="ct42109872"/><text:change-start text:change-id="ct42365648"/>a<text:change-end text:change-id="ct42365648"/><text:change-start text:change-id="ct42325584"/>ns<text:change-end text:change-id="ct42325584"/></text:p>
          </table:table-cell>
          <table:table-cell table:style-name="Table2.B51" office:value-type="string">
            <text:p text:style-name="P3"><text:change-start text:change-id="ct42323504"/>transitional<text:change-end text:change-id="ct42323504"/></text:p>
          </table:table-cell>
        </table:table-row>
        <table:table-row table:style-name="Table2.1">
          <table:table-cell table:style-name="Table2.A2" office:value-type="string">
            <text:p text:style-name="P61"><text:change-start text:change-id="ct42319360"/>wrap<text:change-end text:change-id="ct42319360"/></text:p>
          </table:table-cell>
          <table:table-cell table:style-name="Table2.B2" office:value-type="string">
            <text:p text:style-name="P3"><text:change-start text:change-id="ct42327536"/>listWrap<text:change-end text:change-id="ct42327536"/></text:p>
          </table:table-cell>
        </table:table-row>
        <table:table-row table:style-name="Table2.1">
          <table:table-cell table:style-name="Table2.A53" office:value-type="string">
            <text:p text:style-name="P61"><text:change-start text:change-id="ct42332880"/>wrap<text:change-end text:change-id="ct42332880"/></text:p>
          </table:table-cell>
          <table:table-cell table:style-name="Table2.B53" office:value-type="string">
            <text:p text:style-name="P3"><text:change-start text:change-id="ct42332512"/>wrap<text:change-end text:change-id="ct42332512"/></text:p>
          </table:table-cell>
        </table:table-row>
        <table:table-row table:style-name="Table2.1">
          <table:table-cell table:style-name="Table2.A2" office:value-type="string">
            <text:p text:style-name="P61"><text:change-start text:change-id="ct42350976"/>wrtst<text:change-end text:change-id="ct42350976"/></text:p>
          </table:table-cell>
          <table:table-cell table:style-name="Table2.B2" office:value-type="string">
            <text:p text:style-name="P3"><text:change-start text:change-id="ct42351696"/>writtenStatements<text:change-end text:change-id="ct42351696"/></text:p>
          </table:table-cell>
        </table:table-row>
      </table:table>
      <text:h text:style-name="Heading_20_3" text:outline-level="3"><text:change-start text:change-id="ct41115664"/>num<text:change-end text:change-id="ct41115664"/></text:h>
      <text:p text:style-name="Standard"><text:change-start text:change-id="ct41361680"/>The <text:change-end text:change-id="ct41361680"/><text:change-start text:change-id="ct41435232"/>num <text:change-end text:change-id="ct41435232"/><text:change-start text:change-id="ct41353536"/>part of an id <text:change-end text:change-id="ct41353536"/><text:change-start text:change-id="ct41092336"/>is a (possibly empty) representation of the numbering of the element within its context. <text:change-end text:change-id="ct41092336"/><text:change-start text:change-id="ct41340784"/>There are three subcases: <text:change-end text:change-id="ct41340784"/></text:p>
      <text:list xml:id="list92784616" text:style-name="WW8Num35">
        <text:list-item>
          <text:p text:style-name="P66"><text:change-start text:change-id="ct41112912"/><text:span text:style-name="T4">Globally and locally unique elements</text:span>: if the element is necessarily unique within its context, no numbering is used<text:change-end text:change-id="ct41112912"/><text:change-start text:change-id="ct41333392"/>, and therefore<text:change-end text:change-id="ct41333392"/><text:change-start text:change-id="ct41104048"/> no <text:span text:style-name="T4">num</text:span> part. For instance, since there is exactly <text:change-end text:change-id="ct41104048"/><text:change-start text:change-id="ct41219648"/><text:span text:style-name="T4">one</text:span><text:change-end text:change-id="ct41219648"/><text:change-start text:change-id="ct41096512"/> <text:span text:style-name="Macchina_20_da_20_scrivere_20_HTML">body</text:span> in acts and bills, its id can be simply "<text:span text:style-name="Macchina_20_da_20_scrivere_20_HTML">body</text:span>" (or "<text:span text:style-name="Macchina_20_da_20_scrivere_20_HTML">doc_1__body</text:span>" in case of a composite document, of course). Analogously, since there is at most <text:change-end text:change-id="ct41096512"/><text:change-start text:change-id="ct41187264"/><text:span text:style-name="T4">one</text:span><text:change-end text:change-id="ct41187264"/><text:change-start text:change-id="ct40933888"/> <text:span text:style-name="Macchina_20_da_20_scrivere_20_HTML">content</text:span> element inside articles or sections, the id of the <text:span text:style-name="Macchina_20_da_20_scrivere_20_HTML">content</text:span> element of article 12 will be simply "<text:span text:style-name="Macchina_20_da_20_scrivere_20_HTML">art_12__content</text:span>". </text:p>
        </text:list-item>
        <text:list-item>
          <text:p text:style-name="P66"><text:span text:style-name="T4">Explicitly numbered elements</text:span>: an explicitly numbered element has its number determined in the expression itself in the form of a <text:span text:style-name="Macchina_20_da_20_scrivere_20_HTML">num</text:span> sub<text:change-end text:change-id="ct40933888"/><text:change-start text:change-id="ct41326816"/>-<text:change-end text:change-id="ct41326816"/><text:change-start text:change-id="ct41097904"/>element. The <text:span text:style-name="T4">num</text:span> part of the ids of such elements corresponds to the stripping of all punctuation, separati<text:change-end text:change-id="ct41097904"/><text:change-start text:change-id="ct42215904"/>ons<text:change-end text:change-id="ct42215904"/><text:change-start text:change-id="ct40941280"/> as well as redundant characters in the content of the <text:span text:style-name="Macchina_20_da_20_scrivere_20_HTML">num</text:span> element. The representation is case-sensitive. For instance, if article 12 contains <text:change-end text:change-id="ct40941280"/><text:change-start text:change-id="ct41619056"/><text:s/><text:change-end text:change-id="ct41619056"/><text:change-start text:change-id="ct41130176"/><text:span text:style-name="Macchina_20_da_20_scrivere_20_HTML">&lt;num&gt;Art. 12 bis&lt;/num&gt;</text:span><text:change-end text:change-id="ct41130176"/><text:change-start text:change-id="ct41618816"/><text:span text:style-name="Macchina_20_da_20_scrivere_20_HTML"><text:span text:style-name="T14"> </text:span></text:span><text:change-end text:change-id="ct41618816"/><text:change-start text:change-id="ct41226400"/>then the <text:span text:style-name="T4">num</text:span> part of the id will be "<text:span text:style-name="Macchina_20_da_20_scrivere_20_HTML">12bis</text:span>"; </text:p>
        </text:list-item>
      </text:list>
      <text:p text:style-name="P67">It is the job of the author of the manifestation to determine whether the numbering expressed in the <text:span text:style-name="Macchina_20_da_20_scrivere_20_HTML">num</text:span> element is global (i.e., it starts at 1 at the beginning of the document) or local (i.e., it restarts at 1 inside or after every instance of an intermediate element). This is usually made clear within every legal tradition and usually can be established by briefly examining a few or even just one document in its original form. </text:p>
      <text:list xml:id="list1956604916" text:continue-numbering="true" text:style-name="WW8Num35">
        <text:list-item>
          <text:p text:style-name="P66"><text:span text:style-name="T4">Implicitly numbered elements</text:span>: an implicitly numbered element has no <text:span text:style-name="Macchina_20_da_20_scrivere_20_HTML">num</text:span> sub-element, and its numbering is established by counting the occurrences of similar elements within the same context, <text:span text:style-name="T4">necessarily using arabic numbers</text:span>.</text:p>
        </text:list-item>
      </text:list>
      <text:p text:style-name="P67">It is the job of the author of the manifestation to determine whether the best way to count these elements is globally (i.e., starting at 1 at the beginning of the document class) or locally (i.e., restarting at 1 inside or after every instance of an intermediate element). </text:p>
      <text:p text:style-name="P67">This naming convention provides no rules on this choice, but there are a few common sense approaches. For instance, it is very natural that <text:span text:style-name="Macchina_20_da_20_scrivere_20_HTML">eop</text:span> elements are globally counted, and <text:span text:style-name="Macchina_20_da_20_scrivere_20_HTML">eol</text:span> are locally counted by their preceding <text:span text:style-name="Macchina_20_da_20_scrivere_20_HTML">eop</text:span> element, and as such, the third <text:span text:style-name="Macchina_20_da_20_scrivere_20_HTML">eop</text:span> element (<text:change-end text:change-id="ct41226400"/><text:change-start text:change-id="ct42259744"/>the one <text:change-end text:change-id="ct42259744"/><text:change-start text:change-id="ct41192224"/>separating the third page from the fourth) has id "<text:span text:style-name="Macchina_20_da_20_scrivere_20_HTML">eop_3</text:span>" (note no prefix), while the fifteenth end of line<text:change-end text:change-id="ct41192224"/><text:change-start text:change-id="ct42115344"/> <text:change-end text:change-id="ct42115344"/><text:change-start text:change-id="ct43756288"/>after <text:change-end text:change-id="ct43756288"/><text:change-start text:change-id="ct42247056"/>such<text:change-end text:change-id="ct42247056"/><text:change-start text:change-id="ct41313824"/> <text:span text:style-name="Macchina_20_da_20_scrivere_20_HTML">eop</text:span> <text:change-end text:change-id="ct41313824"/><text:change-start text:change-id="ct42104096"/><text:s/>(the one separating the fifteenth line from the sixteenth) <text:change-end text:change-id="ct42104096"/><text:change-start text:change-id="ct41148064"/>will have as id "<text:span text:style-name="Macchina_20_da_20_scrivere_20_HTML">eop_3__eol_15</text:span>". On the other hand, <text:span text:style-name="Macchina_20_da_20_scrivere_20_HTML">p</text:span> elements within a given structure are <text:change-end text:change-id="ct41148064"/><text:change-start text:change-id="ct42176144"/>prob<text:change-end text:change-id="ct42176144"/><text:change-start text:change-id="ct41609488"/>ably counted locally (as in "third p of section 12"). This is not necessarily the immediately containing element (which in this case would be the <text:span text:style-name="Macchina_20_da_20_scrivere_20_HTML">content</text:span> element), but any containing or preceding element that in the opinion of the author of the manifestation provides context for the counting. Thus the third <text:span text:style-name="Macchina_20_da_20_scrivere_20_HTML">p</text:span> of section 12 could <text:change-end text:change-id="ct41609488"/><text:change-start text:change-id="ct42195024"/>reasonably <text:change-end text:change-id="ct42195024"/><text:change-start text:change-id="ct40906272"/>have "<text:span text:style-name="Macchina_20_da_20_scrivere_20_HTML">sect_12__p_3</text:span>" as its id. </text:p>
      <text:h text:style-name="Heading_20_3" text:outline-level="3">Abundant or incomplete references</text:h>
      <text:p text:style-name="Standard">An abundant reference is a reference, in particular the fragment part of an IRI, that contains more information than needed to match it to the id of an element. An incomplete <text:soft-page-break/>reference, on the other hand, contains less information than necessary and therefore may point to more than one possible destinations. <text:change-end text:change-id="ct40906272"/><text:change-start text:change-id="ct43117712"/></text:p>
      <text:p text:style-name="Standard">W<text:change-end text:change-id="ct43117712"/><text:change-start text:change-id="ct41254800"/>e never <text:change-end text:change-id="ct41254800"/><text:change-start text:change-id="ct42312160"/>have <text:change-end text:change-id="ct42312160"/><text:change-start text:change-id="ct40948512"/>abundant or incomplete id<text:change-end text:change-id="ct40948512"/><text:change-start text:change-id="ct42309472"/>s<text:change-end text:change-id="ct42309472"/><text:change-start text:change-id="ct41288944"/> in the id attributes of elements, since ids are created by the author of a manifestation, and therefore we expect him/her to know what is needed to establish the minimum complete set of information to create an unambiguous id. <text:change-end text:change-id="ct41288944"/><text:change-start text:change-id="ct42227632"/>Therefore w<text:change-end text:change-id="ct42227632"/><text:change-start text:change-id="ct41307376"/>e only deal with abundant or incomplete <text:span text:style-name="T4">references</text:span>, since the author of a reference could not know everything about the document being mentioned in the text of the reference., and therefore he/she might create an incorrect reference that has too much or too little information. </text:p>
      <text:p text:style-name="Standard">In case of abundant reference, the resolver should identify the relevant minimal id (if it exists) by removing prefixes until a perfect match is found; in case of missing <text:change-end text:change-id="ct41307376"/><text:change-start text:change-id="ct42116736"/>information<text:change-end text:change-id="ct42116736"/><text:change-start text:change-id="ct41087696"/>, on the other hand, the resolver must establish an interactive session with the user similar to the process of resolving work-level IRIs, and determine the missing information necessary to identify the id of an unique element. <text:change-end text:change-id="ct41087696"/></text:p>
      <text:h text:style-name="Heading_20_2" text:outline-level="2"><text:change text:change-id="ct41619776"/><text:change-start text:change-id="ct43136112"/>Expression <text:change-end text:change-id="ct43136112"/><text:change text:change-id="ct41619536"/>IDs and <text:change text:change-id="ct41619296"/><text:change-start text:change-id="ct41618576"/>work <text:change-end text:change-id="ct41618576"/>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4">sameness</text:span> across situations that require different content to be known as really being the same. Unfortunately, relying only on a permanent id prevent<text:change-start text:change-id="ct42363824"/>s<text:change-end text:change-id="ct42363824"/> some common and very useful operations to be performed on documents that present multiple <text:change text:change-id="ct41516784"/><text:change-start text:change-id="ct42364064"/>instances <text:change-end text:change-id="ct42364064"/><text:change text:change-id="ct41516544"/><text:change-start text:change-id="ct42364304"/>of <text:change-end text:change-id="ct42364304"/>the same structure. For this reason<text:change text:change-id="ct41516304"/> the concept<text:change-start text:change-id="ct41518224"/>s<text:change-end text:change-id="ct41518224"/> of <text:change text:change-id="ct42365264"/><text:change-start text:change-id="ct42364544"/>expression i<text:change-end text:change-id="ct42364544"/><text:change text:change-id="ct42365024"/>ds<text:change-start text:change-id="ct42363584"/> (<text:span text:style-name="Macchina_20_da_20_scrivere_20_HTML">eId</text:span>) and work ids<text:change-end text:change-id="ct42363584"/> <text:change-start text:change-id="ct42364784"/>(<text:span text:style-name="Macchina_20_da_20_scrivere_20_HTML">wId</text:span>) <text:change-end text:change-id="ct42364784"/><text:change text:change-id="ct43896768"/><text:change-start text:change-id="ct41517024"/>have <text:change-end text:change-id="ct41517024"/><text:change text:change-id="ct43897008"/><text:change-start text:change-id="ct41517264"/>been <text:change-end text:change-id="ct41517264"/>introduced. <text:s/></text:p>
      <text:p text:style-name="Standard">The problems in the permanence of ids appear <text:change-start text:change-id="ct41517504"/>at least <text:change-end text:change-id="ct41517504"/>in <text:change-start text:change-id="ct41517984"/>the <text:change-end text:change-id="ct41517984"/>four <text:change-start text:change-id="ct43895808"/>following <text:change-end text:change-id="ct43895808"/>situations: </text:p>
      <text:list xml:id="list1471218162" text:style-name="WW8Num36">
        <text:list-item>
          <text:p text:style-name="P22">in <text:change text:change-id="ct43827520"/><text:change text:change-id="ct43897488"/><text:change-start text:change-id="ct43826320"/>multilingual works<text:change-end text:change-id="ct43826320"/>, the concurrence of <text:change text:change-id="ct43827280"/><text:change-start text:change-id="ct43826080"/>multiple <text:change-end text:change-id="ct43826080"/>similarly named structures in <text:change text:change-id="ct43826800"/><text:change-start text:change-id="ct43897728"/>multiple <text:change-end text:change-id="ct43897728"/><text:change text:change-id="ct43826560"/><text:change-start text:change-id="ct43825840"/>expressions<text:change-end text:change-id="ct43825840"/>, say art<text:change-start text:change-id="ct43825600"/>icle<text:change-end text:change-id="ct43825600"/><text:change text:change-id="ct43827040"/><text:change-start text:change-id="ct43825360"/> <text:change-end text:change-id="ct43825360"/>2 in the French <text:change-start text:change-id="ct43828240"/>version<text:change-end text:change-id="ct43828240"/><text:change-start text:change-id="ct43897968"/> <text:change-end text:change-id="ct43897968"/><text:change-start text:change-id="ct43855664"/>of a document <text:change-end text:change-id="ct43855664"/>and <text:change text:change-id="ct43897248"/><text:change-start text:change-id="ct43896048"/>sect<text:change-end text:change-id="ct43896048"/><text:change-start text:change-id="ct43828000"/>ion <text:change-end text:change-id="ct43828000"/><text:change text:change-id="ct43853984"/>2 in the English <text:change text:change-id="ct43896528"/><text:change-start text:change-id="ct43896288"/>version<text:change-end text:change-id="ct43896288"/><text:change-start text:change-id="ct43855424"/> of the same document, both<text:change-end text:change-id="ct43855424"/><text:change-start text:change-id="ct41517744"/> <text:change-end text:change-id="ct41517744"/><text:change text:change-id="ct43856624"/><text:change-start text:change-id="ct43827760"/>referring to the same conceptual structure. <text:change-end text:change-id="ct43827760"/></text:p>
        </text:list-item>
        <text:list-item>
          <text:p text:style-name="P22">in a multi-version <text:change text:change-id="ct43856864"/><text:change-start text:change-id="ct43855184"/>file<text:change-end text:change-id="ct43855184"/>, the co<text:change-start text:change-id="ct43854464"/>-oc<text:change-end text:change-id="ct43854464"/><text:change text:change-id="ct43856384"/>currence of two similarly named structures from two versions, say art<text:change-start text:change-id="ct43854704"/>icle <text:change-end text:change-id="ct43854704"/><text:change text:change-id="ct43856144"/>2 in the past version and art<text:change text:change-id="ct43855904"/><text:change-start text:change-id="ct43854944"/>icle <text:change-end text:change-id="ct43854944"/>2 in the current version<text:change-start text:change-id="ct43854224"/>, both contained in the same (multiversion) manifestation<text:change-end text:change-id="ct43854224"/>. </text:p>
        </text:list-item>
        <text:list-item>
          <text:p text:style-name="P22">in a modification act, the concurrence of two similarly named structures <text:change text:change-id="ct43883808"/><text:change-start text:change-id="ct43882368"/>of <text:change-end text:change-id="ct43882368"/>the amending and <text:change text:change-id="ct43883328"/><text:change-start text:change-id="ct43882848"/>of <text:change-end text:change-id="ct43882848"/>the amended document, say I am amending art.2 of the amended act, and of course an art.2 exists already in the amending act. </text:p>
        </text:list-item>
        <text:list-item>
          <text:p text:style-name="P22">in a chain of versions, the <text:change text:change-id="ct43806064"/><text:change-start text:change-id="ct41490928"/>requirement <text:change-end text:change-id="ct41490928"/>to renumber <text:change text:change-id="ct43885248"/><text:change-start text:change-id="ct43884048"/>a few <text:change-end text:change-id="ct43884048"/><text:change text:change-id="ct43883568"/><text:change-start text:change-id="ct43883088"/>structure<text:change-end text:change-id="ct43883088"/><text:change-start text:change-id="ct43884528"/>s<text:change-end text:change-id="ct43884528"/><text:change-start text:change-id="ct43882608"/> <text:change-end text:change-id="ct43882608"/><text:change text:change-id="ct43805824"/><text:change-start text:change-id="ct43885008"/>that <text:change-end text:change-id="ct43885008"/>desynchronize<text:change-start text:change-id="ct43884768"/>s<text:change-end text:change-id="ct43884768"/> completely the old identification <text:change-start text:change-id="ct43884288"/>mechanisms <text:change-end text:change-id="ct43884288"/>and the new one, e.g. art<text:change text:change-id="ct43805584"/><text:change-start text:change-id="ct41491168"/>icle <text:change-end text:change-id="ct41491168"/>2 is from now on known as art<text:change text:change-id="ct43806544"/><text:change-start text:change-id="ct43806304"/>icle <text:change-end text:change-id="ct43806304"/>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item>
        <text:list-item>
          <text:p text:style-name="P22"/>
          <text:list>
            <text:list-item>
              <text:p text:style-name="P22">First use case – renumbering in bills: an approved amendment A inserts a new article between art.1 and art.2 of version 1 of bill B. Because of this decision, art.2 is known in version 2 of B as art.3, art.3 is known as art.4, etc. </text:p>
            </text:list-item>
            <text:list-item>
              <text:p text:style-name="P22"/>
            </text:list-item>
            <text:list-item>
              <text:p text:style-name="P22"><text:soft-page-break/>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text:change-start text:change-id="ct43807024"/>of “identification” <text:change-end text:change-id="ct43807024"/>in just one id: <text:change text:change-id="ct43807504"/>the id of the <text:span text:style-name="T4">right place </text:span>(the one that I mean now when I use <text:change text:change-id="ct43807984"/><text:change-start text:change-id="ct43807744"/>this <text:change-end text:change-id="ct43807744"/>id) and the id of the <text:span text:style-name="T4">same place </text:span>(the one that had such id in <text:change-start text:change-id="ct41492992"/>a different version<text:change-end text:change-id="ct41492992"/><text:change text:change-id="ct41493952"/><text:change-start text:change-id="ct43807264"/> or in a different <text:change-end text:change-id="ct43807264"/><text:change-start text:change-id="ct43808464"/>var<text:change-end text:change-id="ct43808464"/><text:change-start text:change-id="ct41493232"/>i<text:change-end text:change-id="ct41493232"/><text:change-start text:change-id="ct43808224"/>ant of this <text:change-end text:change-id="ct43808224"/><text:change-start text:change-id="ct43806784"/>document<text:change-end text:change-id="ct43806784"/>). </text:p>
      <text:p text:style-name="Standard">In fact there are really two identifiers at work: one has the purpose of matching the evolving nature of the <text:change text:change-id="ct41494192"/><text:change-start text:change-id="ct41493472"/>fragment with respect to the internal structure of the document <text:change-end text:change-id="ct41493472"/>and the other must guarantee the persistency of the identity of the fragment<text:change-start text:change-id="ct41493712"/> <text:change-end text:change-id="ct41493712"/><text:change-start text:change-id="ct41494432"/>across versins and variants<text:change-end text:change-id="ct41494432"/>. They are usually the same, and diverge only when one of the four above-mentioned situations occur. </text:p>
      <text:p text:style-name="Standard">Our solution maintains some fundamental principles: <text:s/></text:p>
      <text:list xml:id="list821587153" text:style-name="WW8Num40">
        <text:list-item>
          <text:p text:style-name="P23"><text:span text:style-name="T4">Universality</text:span>: the approach taken <text:change text:change-id="ct41495632"/>work<text:change-start text:change-id="ct41494672"/>s<text:change-end text:change-id="ct41494672"/> for all document types that Akoma Ntoso deals with now or will <text:change-start text:change-id="ct41494912"/>deal with <text:change-end text:change-id="ct41494912"/>in the future. It <text:change text:change-id="ct41495872"/>work<text:change-start text:change-id="ct41495152"/>s<text:change-end text:change-id="ct41495152"/> for amendable parts as well as non-amendable parts, for frequently modified parts as well as never modified parts. It <text:change text:change-id="ct41496112"/>work<text:change-start text:change-id="ct41495392"/>s<text:change-end text:change-id="ct41495392"/> for original versions, single versions, multiple versions, and chains of versions. </text:p>
        </text:list-item>
        <text:list-item>
          <text:p text:style-name="P23"><text:span text:style-name="T4">Proportionality of impact</text:span>: the approach taken for a rare occurrence <text:change text:change-id="ct41497312"/><text:change-start text:change-id="ct41496592"/>does <text:change-end text:change-id="ct41496592"/>not affect the solutions taken for the <text:change text:change-id="ct41496832"/>more frequent occurrences. It is better for the solution of a rare occurrence to be very convoluted than for the solution to a frequent occurrence to be even only mildly convoluted. <text:s/></text:p>
        </text:list-item>
        <text:list-item>
          <text:p text:style-name="P23"><text:change text:change-id="ct41497072"/><text:change-start text:change-id="ct41496352"/><text:span text:style-name="T4">Uniqueness</text:span><text:change-end text:change-id="ct41496352"/>: the id of a part <text:change text:change-id="ct41499952"/><text:change-start text:change-id="ct41498752"/>is<text:change-end text:change-id="ct41498752"/> unique within the document. </text:p>
        </text:list-item>
        <text:list-item>
          <text:p text:style-name="P23"><text:span text:style-name="T4">Persistency</text:span>: the id of a part <text:change text:change-id="ct41499232"/><text:change-start text:change-id="ct41498512"/>is <text:change-end text:change-id="ct41498512"/>persistent across versions, i.e., across all expressions of the same work. The persistency <text:change text:change-id="ct41498992"/>refer<text:change-start text:change-id="ct41497792"/>s<text:change-end text:change-id="ct41497792"/> to the identity of the part, and not of the name or the number (i.e., if a part is moved and renamed the id <text:change text:change-id="ct41499472"/>accompan<text:change-start text:change-id="ct41498032"/>i<text:change-end text:change-id="ct41498032"/><text:change text:change-id="ct41499712"/><text:change-start text:change-id="ct41498272"/>es<text:change-end text:change-id="ct41498272"/> the part, and not stay with the number), so it remains possible to track across versions the movement of the part.</text:p>
        </text:list-item>
        <text:list-item>
          <text:p text:style-name="P23"><text:span text:style-name="T4">Navigability</text:span>: the id of a part <text:change text:change-id="ct41500192"/><text:change-start text:change-id="ct41497552"/>is <text:change-end text:change-id="ct41497552"/>usable in IRI as the fragment part (after the # sign), even in the hypertext link of a separate document, and the link<text:change-start text:change-id="ct41501632"/> <text:change-end text:change-id="ct41501632"/><text:change text:change-id="ct41502592"/>remain<text:change-start text:change-id="ct41501392"/>s<text:change-end text:change-id="ct41501392"/> traversable to the right place regardless of what happened to the document. </text:p>
        </text:list-item>
        <text:list-item>
          <text:p text:style-name="P23"><text:span text:style-name="T4">Self-sufficiency</text:span>: the id of a part <text:change text:change-id="ct41501872"/><text:change-start text:change-id="ct41500672"/>is <text:change-end text:change-id="ct41500672"/>the only information needed to perform the basic operations (in particular, navigation and tracking). Explanatory metadata are always optional, so that it is not appropriate to deal with tracking in an apposite metadata section. </text:p>
        </text:list-item>
        <text:list-item>
          <text:p text:style-name="P23"><text:span text:style-name="T4">Contiguity</text:span>: the id of a part <text:change text:change-id="ct41502352"/><text:change-start text:change-id="ct41500912"/>is <text:change-end text:change-id="ct41500912"/>near the part it refers to, e.g., as an attribute to the relevant element<text:span text:style-name="Footnote_20_Symbol"><text:note text:id="ftn1" text:note-class="footnote"><text:note-citation>1</text:note-citation><text:note-body><text:p text:style-name="Footnote"><text:span text:style-name="T15"><text:s/></text:span>Contiguity does NOT mean that the id must be called "id", or that it must be the only attribute to exhibit identification characteristics</text:p></text:note-body></text:note></text:span>. </text:p>
        </text:list-item>
        <text:list-item>
          <text:p text:style-name="P23"><text:span text:style-name="T4">Meaningfulness</text:span>: the id of a part <text:change text:change-id="ct41502112"/><text:change-start text:change-id="ct41501152"/>expresses<text:change-end text:change-id="ct41501152"/>, as much as possible,<text:change text:change-id="ct41502832"/> basic facts about its nature, position, or relation to superior and/or neighboring elements that are meaningful to the local tradition. <text:s/></text:p>
        </text:list-item>
        <text:list-item>
          <text:p text:style-name="P23"><text:span text:style-name="T4">Transferability</text:span>: the id of a part <text:change text:change-id="ct41503072"/><text:change-start text:change-id="ct41500432"/>is transferable<text:change-end text:change-id="ct41500432"/><text:change text:change-id="ct41503552"/> when the part is transferred from a <text:soft-page-break/>document to another, or from a document type to another. For instance, ids of bills <text:change text:change-id="ct41503792"/><text:change-start text:change-id="ct41503312"/>is <text:change-end text:change-id="ct41503312"/>transferable to the ids of the corresponding act once the document has been promulgated, and similarly, the id of a structure within an amendment proposal, possibly even in an oral discussion reported in a han<text:change-start text:change-id="ct41507152"/>s<text:change-end text:change-id="ct41507152"/><text:change text:change-id="ct41507632"/>ard, <text:change text:change-id="ct41504272"/><text:change-start text:change-id="ct41504032"/>is <text:change-end text:change-id="ct41504032"/>transferable to the id of the structure in a new version of the bill.<text:span text:style-name="Footnote_20_Symbol"><text:note text:id="ftn2" text:note-class="footnote"><text:note-citation>2</text:note-citation><text:note-body><text:p text:style-name="Footnote"><text:span text:style-name="T15"><text:s/></text:span>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One is persistent<text:change-start text:change-id="ct41504512"/> and associated to the work<text:change-end text:change-id="ct41504512"/>, while the other is evolving in time<text:change-start text:change-id="ct41504752"/> and associated to the expression<text:change-end text:change-id="ct41504752"/>. Whenever the persistent id and the evolving id do not differ, only one of them is specified in the document<text:change-start text:change-id="ct41506912"/>, but when they differ, then the evolving id follows the structure of the expression, while the permanent id is anchored to the structure of one specific expression, called <text:span text:style-name="T4">Master Expression</text:span>, which is considered as the fundamental expression for the <text:change-end text:change-id="ct41506912"/><text:change-start text:change-id="ct41508112"/>permanent <text:change-end text:change-id="ct41508112"/><text:change-start text:change-id="ct41506672"/>identification of fragments. <text:change-end text:change-id="ct41506672"/><text:change text:change-id="ct41507392"/></text:p>
      <text:p text:style-name="Standard">When a situation occurs that requires the two ids to differ from each other, such as one of the above-mentioned situations 1, 2, 3 or 4, then the <text:change text:change-id="ct41506192"/><text:change-start text:change-id="ct41505232"/><text:span text:style-name="Macchina_20_da_20_scrivere_20_HTML">eId</text:span> <text:change-end text:change-id="ct41505232"/>attribute is <text:change text:change-id="ct41508352"/><text:change-start text:change-id="ct41507872"/>set <text:change-end text:change-id="ct41507872"/>to reflect the new role and number of the element in the structure, while the <text:change text:change-id="ct41505952"/><text:change-start text:change-id="ct41504992"/><text:span text:style-name="Macchina_20_da_20_scrivere_20_HTML">wId</text:span> <text:change-end text:change-id="ct41504992"/>attribute is <text:change-start text:change-id="ct41509312"/>added and <text:change-end text:change-id="ct41509312"/><text:change text:change-id="ct41506432"/><text:change text:change-id="ct41509792"/><text:change-start text:change-id="ct41509072"/>set to reflect the identity that such fragment had, has or would have in the Master Expression<text:change-end text:change-id="ct41509072"/><text:change-start text:change-id="ct41505472"/>. <text:change-end text:change-id="ct41505472"/><text:change text:change-id="ct41509552"/><text:change text:change-id="ct41505712"/><text:change text:change-id="ct41510272"/>Thus, after any change in the document, the <text:change text:change-id="ct41512672"/><text:change-start text:change-id="ct41512192"/>work-level <text:change-end text:change-id="ct41512192"/>id (<text:change text:change-id="ct41510032"/><text:change-start text:change-id="ct41508592"/><text:span text:style-name="Macchina_20_da_20_scrivere_20_HTML">wId</text:span><text:change-end text:change-id="ct41508592"/>) <text:change text:change-id="ct41512912"/><text:change-start text:change-id="ct41511952"/>is added <text:change-end text:change-id="ct41511952"/>and never changes, and the <text:change text:change-id="ct41513152"/><text:change-start text:change-id="ct41511712"/>expression <text:change-end text:change-id="ct41511712"/>id (<text:change text:change-id="ct41510512"/><text:change-start text:change-id="ct41508832"/><text:span text:style-name="Macchina_20_da_20_scrivere_20_HTML">eId</text:span><text:change-end text:change-id="ct41508832"/>) keeps on being updated according to the new data. </text:p>
      <text:p text:style-name="Standard">Tracking is always based on the <text:change-start text:change-id="ct41511232"/><text:span text:style-name="Macchina_20_da_20_scrivere_20_HTML">wId</text:span><text:change-end text:change-id="ct41511232"/><text:change text:change-id="ct41512432"/>, navigation is always based on the id that was the <text:change-start text:change-id="ct41510992"/><text:span text:style-name="Macchina_20_da_20_scrivere_20_HTML">eId </text:span><text:change-end text:change-id="ct41510992"/><text:change text:change-id="ct41513392"/>at the moment, and transfer is always based on the <text:change-start text:change-id="ct41511472"/><text:span text:style-name="Macchina_20_da_20_scrivere_20_HTML">eId</text:span><text:change-end text:change-id="ct41511472"/><text:change text:change-id="ct41513632"/>. <text:s/>Since the evolving id may change in time more than once, a metadata structure <text:change-start text:change-id="ct41510752"/>has been added to <text:change-end text:change-id="ct41510752"/>hold<text:change text:change-id="ct41514592"/>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877839080" text:style-name="WW8Num56">
        <text:list-item>
          <text:p text:style-name="P24"><text:span text:style-name="T4">Multi-lingual document</text:span><text:change-start text:change-id="ct42011824"/><text:span text:style-name="T4"> (subcase a)</text:span><text:change-end text:change-id="ct42011824"/>: <text:change-start text:change-id="ct42030976"/>Two expressions exist in two different languages. One is the standard, or default language, and the other is an additional <text:change-end text:change-id="ct42030976"/><text:change-start text:change-id="ct42053040"/>variants in a different language. As such, the version in the default language is the master expression, and the other version uses the master expression’s ids as <text:change-end text:change-id="ct42053040"/><text:change-start text:change-id="ct42148080"/><text:span text:style-name="Macchina_20_da_20_scrivere_20_HTML">wIds</text:span><text:change-end text:change-id="ct42148080"/><text:change-start text:change-id="ct42031312"/>. <text:change-end text:change-id="ct42031312"/><text:change text:change-id="ct42019120"/>E.g.<text:change-start text:change-id="ct42227344"/>, how do we represent that article 2 in the French version contains the same text as section 2 in the English version, which is the master Expression?<text:change-end text:change-id="ct42227344"/>:</text:p>
        </text:list-item>
      </text:list>
      <text:p text:style-name="P3"/>
      <text:p text:style-name="P59"><text:change-start text:change-id="ct42172384"/>Master expression (e.g., in English)<text:change-end text:change-id="ct42172384"/></text:p>
      <text:p text:style-name="P5"><text:span text:style-name="Macchina_20_da_20_scrivere_20_HTML">&lt;</text:span><text:change text:change-id="ct42308544"/><text:change-start text:change-id="ct42024656"/><text:span text:style-name="Macchina_20_da_20_scrivere_20_HTML">section </text:span><text:change-end text:change-id="ct42024656"/><text:change text:change-id="ct42126992"/><text:change-start text:change-id="ct43146368"/><text:span text:style-name="Macchina_20_da_20_scrivere_20_HTML">eId</text:span><text:change-end text:change-id="ct43146368"/><text:span text:style-name="Macchina_20_da_20_scrivere_20_HTML">="</text:span><text:change-start text:change-id="ct42052256"/><text:span text:style-name="Macchina_20_da_20_scrivere_20_HTML">sec</text:span><text:change-end text:change-id="ct42052256"/><text:change text:change-id="ct42240880"/><text:change-start text:change-id="ct42145760"/><text:span text:style-name="Macchina_20_da_20_scrivere_20_HTML">_</text:span><text:change-end text:change-id="ct42145760"/><text:span text:style-name="Macchina_20_da_20_scrivere_20_HTML">2"&gt;</text:span></text:p>
      <text:p text:style-name="P5"><text:span text:style-name="Macchina_20_da_20_scrivere_20_HTML"><text:span text:style-name="T15"><text:s/></text:span></text:span><text:span text:style-name="Macchina_20_da_20_scrivere_20_HTML">&lt;num&gt;2&lt;/num&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text:span text:style-name="T15"><text:s text:c="3"/></text:span></text:span><text:span text:style-name="Macchina_20_da_20_scrivere_20_HTML">&lt;p&gt;Some text in English&lt;/p&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lt;/</text:span><text:change text:change-id="ct42197536"/><text:change-start text:change-id="ct42139488"/><text:span text:style-name="Macchina_20_da_20_scrivere_20_HTML">section</text:span><text:change-end text:change-id="ct42139488"/><text:span text:style-name="Macchina_20_da_20_scrivere_20_HTML">&gt;</text:span></text:p>
      <text:p text:style-name="P59"><text:change-start text:change-id="ct42249376"/>Variant (e.g., in French)<text:change-end text:change-id="ct42249376"/></text:p>
      <text:p text:style-name="P5"><text:span text:style-name="Macchina_20_da_20_scrivere_20_HTML"/></text:p>
      <text:p text:style-name="P5"><text:span text:style-name="Macchina_20_da_20_scrivere_20_HTML">&lt;art </text:span><text:change text:change-id="ct42372480"/><text:change-start text:change-id="ct42227888"/><text:span text:style-name="Macchina_20_da_20_scrivere_20_HTML">wId</text:span><text:change-end text:change-id="ct42227888"/><text:span text:style-name="Macchina_20_da_20_scrivere_20_HTML">="</text:span><text:change-start text:change-id="ct41773808"/><text:span text:style-name="Macchina_20_da_20_scrivere_20_HTML">sec_</text:span><text:change-end text:change-id="ct41773808"/><text:change text:change-id="ct42043296"/><text:span text:style-name="Macchina_20_da_20_scrivere_20_HTML">2" </text:span><text:change text:change-id="ct43081536"/><text:change-start text:change-id="ct42416192"/><text:span text:style-name="Macchina_20_da_20_scrivere_20_HTML">eId</text:span><text:change-end text:change-id="ct42416192"/><text:span text:style-name="Macchina_20_da_20_scrivere_20_HTML">="</text:span><text:change text:change-id="ct42239184"/><text:change-start text:change-id="ct41948800"/><text:span text:style-name="Macchina_20_da_20_scrivere_20_HTML">art_2</text:span><text:change-end text:change-id="ct41948800"/><text:span text:style-name="Macchina_20_da_20_scrivere_20_HTML">"&gt;</text:span></text:p>
      <text:p text:style-name="P5"><text:span text:style-name="Macchina_20_da_20_scrivere_20_HTML"><text:span text:style-name="T15"><text:s/></text:span></text:span><text:span text:style-name="Macchina_20_da_20_scrivere_20_HTML">&lt;num&gt;2&lt;/num&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text:span text:style-name="T15"><text:s text:c="3"/></text:span></text:span><text:span text:style-name="Macchina_20_da_20_scrivere_20_HTML">&lt;p&gt;Du texte en Français&lt;/p&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lt;/art&gt;</text:span></text:p>
      <text:p text:style-name="P6"><text:tab/>In this context, a reference such as <text:span text:style-name="Macchina_20_da_20_scrivere_20_HTML">doc#</text:span><text:change text:change-id="ct41978496"/><text:change-start text:change-id="ct42042272"/><text:span text:style-name="Macchina_20_da_20_scrivere_20_HTML">sect</text:span><text:change-end text:change-id="ct42042272"/><text:change-start text:change-id="ct42125808"/><text:span text:style-name="Macchina_20_da_20_scrivere_20_HTML">_</text:span><text:change-end text:change-id="ct42125808"/><text:span text:style-name="Macchina_20_da_20_scrivere_20_HTML">2 </text:span>points by default to the default destination, but a client-side script could, upon signaling that the user has a specific <text:soft-page-break/>language preference, locally fiddle with the ids to have the destination change.</text:p>
      <text:list xml:id="list578882646" text:continue-numbering="true" text:style-name="WW8Num56">
        <text:list-item>
          <text:p text:style-name="P24"><text:change-start text:change-id="ct42037376"/><text:span text:style-name="T4">Multi-lingual document (subcase b)</text:span>: Two expressions exist in two different languages, but neither can be determined as the default or master language. As such, the master expression does not exist in a concrete expression, but must be determined abstractly (it would also be called an <text:span text:style-name="T4">UR-Expression</text:span>), and <text:change-end text:change-id="ct42037376"/><text:change-start text:change-id="ct42409936"/>both <text:change-end text:change-id="ct42409936"/><text:change-start text:change-id="ct42094448"/>version<text:change-end text:change-id="ct42094448"/><text:change-start text:change-id="ct42434736"/>s<text:change-end text:change-id="ct42434736"/><text:change-start text:change-id="ct42429680"/> uses the <text:change-end text:change-id="ct42429680"/><text:change-start text:change-id="ct42169744"/>UR-<text:change-end text:change-id="ct42169744"/><text:change-start text:change-id="ct42413328"/>expression’s ids as <text:span text:style-name="Macchina_20_da_20_scrivere_20_HTML">wIds</text:span>. E.g., how do we represent that article 2 in the French version contains the same text as section 2 in the English version, <text:change-end text:change-id="ct42413328"/><text:change-start text:change-id="ct42046064"/>and neither <text:change-end text:change-id="ct42046064"/><text:change-start text:change-id="ct42111264"/>is the master Expression?:</text:p>
        </text:list-item>
      </text:list>
      <text:p text:style-name="P3"><text:change-end text:change-id="ct42111264"/></text:p>
      <text:p text:style-name="P59"><text:change-start text:change-id="ct42239616"/>Variant<text:change-end text:change-id="ct42239616"/><text:change-start text:change-id="ct42200736"/> (e.g., in English)</text:p>
      <text:p text:style-name="P5"><text:span text:style-name="Macchina_20_da_20_scrivere_20_HTML">&lt;section </text:span><text:change-end text:change-id="ct42200736"/><text:change-start text:change-id="ct42250016"/><text:span text:style-name="Macchina_20_da_20_scrivere_20_HTML">wid=”elm_2”</text:span><text:change-end text:change-id="ct42250016"/><text:change-start text:change-id="ct42404544"/><text:span text:style-name="Macchina_20_da_20_scrivere_20_HTML"> eId="sec_2"</text:span><text:change-end text:change-id="ct42404544"/><text:change-start text:change-id="ct42260704"/><text:span text:style-name="Macchina_20_da_20_scrivere_20_HTML">&gt;</text:span></text:p>
      <text:p text:style-name="P5"><text:span text:style-name="Macchina_20_da_20_scrivere_20_HTML"><text:span text:style-name="T15"><text:s/></text:span></text:span><text:span text:style-name="Macchina_20_da_20_scrivere_20_HTML">&lt;num&gt;2&lt;/num&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text:span text:style-name="T15"><text:s text:c="3"/></text:span></text:span><text:span text:style-name="Macchina_20_da_20_scrivere_20_HTML">&lt;p&gt;Some text in English&lt;/p&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lt;/section&gt;</text:span></text:p>
      <text:p text:style-name="P59">Variant (e.g., in French)<text:change-end text:change-id="ct42260704"/></text:p>
      <text:p text:style-name="P5"><text:span text:style-name="Macchina_20_da_20_scrivere_20_HTML"/></text:p>
      <text:p text:style-name="P5"><text:change-start text:change-id="ct42021456"/><text:span text:style-name="Macchina_20_da_20_scrivere_20_HTML">&lt;art wId="</text:span><text:change-end text:change-id="ct42021456"/><text:change-start text:change-id="ct42212192"/><text:span text:style-name="Macchina_20_da_20_scrivere_20_HTML">elm</text:span><text:change-end text:change-id="ct42212192"/><text:change-start text:change-id="ct42189824"/><text:span text:style-name="Macchina_20_da_20_scrivere_20_HTML">_2" eId="art_2"&gt;</text:span></text:p>
      <text:p text:style-name="P5"><text:span text:style-name="Macchina_20_da_20_scrivere_20_HTML"><text:span text:style-name="T15"><text:s/></text:span></text:span><text:span text:style-name="Macchina_20_da_20_scrivere_20_HTML">&lt;num&gt;2&lt;/num&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text:span text:style-name="T15"><text:s text:c="3"/></text:span></text:span><text:span text:style-name="Macchina_20_da_20_scrivere_20_HTML">&lt;p&gt;Du texte en Français&lt;/p&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lt;/art&gt;</text:span><text:change-end text:change-id="ct42189824"/></text:p>
      <text:list xml:id="list1656476081" text:style-name="WW8Num42">
        <text:list-item>
          <text:p text:style-name="P25"><text:span text:style-name="T4">Multi-version document</text:span>: The "default" fragment uses a plain id, the "secondary" destination uses a modified id. </text:p>
        </text:list-item>
      </text:list>
      <text:p text:style-name="P5"><text:span text:style-name="Macchina_20_da_20_scrivere_20_HTML">&lt;art </text:span><text:change text:change-id="ct41514832"/><text:change-start text:change-id="ct41513872"/><text:span text:style-name="Macchina_20_da_20_scrivere_20_HTML">eId</text:span><text:change-end text:change-id="ct41513872"/><text:span text:style-name="Macchina_20_da_20_scrivere_20_HTML">="art2"&gt;</text:span></text:p>
      <text:p text:style-name="P5"><text:span text:style-name="Macchina_20_da_20_scrivere_20_HTML"><text:span text:style-name="T15"><text:s/></text:span></text:span><text:span text:style-name="Macchina_20_da_20_scrivere_20_HTML">&lt;num&gt;2&lt;/num&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text:span text:style-name="T15"><text:s text:c="3"/></text:span></text:span><text:span text:style-name="Macchina_20_da_20_scrivere_20_HTML">&lt;p&gt;New version of art.2&lt;/p&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lt;/art&gt;</text:span></text:p>
      <text:p text:style-name="P5"><text:span text:style-name="Macchina_20_da_20_scrivere_20_HTML">&lt;art </text:span><text:change text:change-id="ct41515072"/><text:change-start text:change-id="ct41514112"/><text:span text:style-name="Macchina_20_da_20_scrivere_20_HTML">wId</text:span><text:change-end text:change-id="ct41514112"/><text:span text:style-name="Macchina_20_da_20_scrivere_20_HTML">="art2" </text:span><text:change text:change-id="ct41515312"/><text:change-start text:change-id="ct41514352"/><text:span text:style-name="Macchina_20_da_20_scrivere_20_HTML">eId</text:span><text:change-end text:change-id="ct41514352"/><text:span text:style-name="Macchina_20_da_20_scrivere_20_HTML">="art2v1"&gt;</text:span></text:p>
      <text:p text:style-name="P5"><text:span text:style-name="Macchina_20_da_20_scrivere_20_HTML"><text:span text:style-name="T15"><text:s/></text:span></text:span><text:span text:style-name="Macchina_20_da_20_scrivere_20_HTML">&lt;num&gt;2&lt;/num&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text:span text:style-name="T15"><text:s text:c="3"/></text:span></text:span><text:span text:style-name="Macchina_20_da_20_scrivere_20_HTML">&lt;p&gt;Old version of art.2&lt;/p&gt;</text:span></text:p>
      <text:p text:style-name="P5"><text:span text:style-name="Macchina_20_da_20_scrivere_20_HTML"><text:span text:style-name="T15"><text:s/></text:span></text:span><text:span text:style-name="Macchina_20_da_20_scrivere_20_HTML">&lt;/content&gt;</text:span></text:p>
      <text:p text:style-name="P5"><text:span text:style-name="Macchina_20_da_20_scrivere_20_HTML">&lt;/art&gt;</text:span></text:p>
      <text:p text:style-name="P58">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2152588871" text:continue-numbering="true" text:style-name="WW8Num42">
        <text:list-item>
          <text:p text:style-name="P25"><text:span text:style-name="T4">Amending act</text:span>: the structured content uses <text:change-start text:change-id="ct42265472"/><text:span text:style-name="Macchina_20_da_20_scrivere_20_HTML">wId </text:span><text:change-end text:change-id="ct42265472"/><text:change text:change-id="ct42210976"/>as a suggestion of the id that the structure will have in the new version of the amended document: </text:p>
        </text:list-item>
      </text:list>
      <text:p text:style-name="P5"><text:span text:style-name="Macchina_20_da_20_scrivere_20_HTML">&lt;mod id="mod</text:span><text:change-start text:change-id="ct42136352"/><text:span text:style-name="Macchina_20_da_20_scrivere_20_HTML">_</text:span><text:change-end text:change-id="ct42136352"/><text:span text:style-name="Macchina_20_da_20_scrivere_20_HTML">1"&gt;</text:span></text:p>
      <text:p text:style-name="P5"><text:span text:style-name="Macchina_20_da_20_scrivere_20_HTML"><text:tab/>Art. 5 is changed as follows: </text:span></text:p>
      <text:p text:style-name="P5"><text:span text:style-name="Macchina_20_da_20_scrivere_20_HTML"><text:tab/>&lt;quotedStructure id="mod</text:span><text:change-start text:change-id="ct42226128"/><text:span text:style-name="Macchina_20_da_20_scrivere_20_HTML">_</text:span><text:change-end text:change-id="ct42226128"/><text:span text:style-name="Macchina_20_da_20_scrivere_20_HTML">1</text:span><text:change text:change-id="ct42088176"/><text:change-start text:change-id="ct42413104"/><text:span text:style-name="Macchina_20_da_20_scrivere_20_HTML">__</text:span><text:change-end text:change-id="ct42413104"/><text:change text:change-id="ct42082272"/><text:change-start text:change-id="ct43899200"/><text:span text:style-name="Macchina_20_da_20_scrivere_20_HTML">qstr_1</text:span><text:change-end text:change-id="ct43899200"/><text:span text:style-name="Macchina_20_da_20_scrivere_20_HTML">"&gt;</text:span></text:p>
      <text:p text:style-name="P5"><text:span text:style-name="Macchina_20_da_20_scrivere_20_HTML"><text:tab/><text:tab/>&lt;art </text:span><text:change text:change-id="ct42261392"/><text:change-start text:change-id="ct42248960"/><text:span text:style-name="Macchina_20_da_20_scrivere_20_HTML">eId</text:span><text:change-end text:change-id="ct42248960"/><text:span text:style-name="Macchina_20_da_20_scrivere_20_HTML">="mod</text:span><text:change-start text:change-id="ct40860112"/><text:span text:style-name="Macchina_20_da_20_scrivere_20_HTML">_</text:span><text:change-end text:change-id="ct40860112"/><text:span text:style-name="Macchina_20_da_20_scrivere_20_HTML">1</text:span><text:change text:change-id="ct42023344"/><text:change-start text:change-id="ct42402240"/><text:span text:style-name="Macchina_20_da_20_scrivere_20_HTML">__</text:span><text:change-end text:change-id="ct42402240"/><text:change text:change-id="ct42261088"/><text:change-start text:change-id="ct43899392"/><text:span text:style-name="Macchina_20_da_20_scrivere_20_HTML">qsrt</text:span><text:change-end text:change-id="ct43899392"/><text:change-start text:change-id="ct42371712"/><text:span text:style-name="Macchina_20_da_20_scrivere_20_HTML">_</text:span><text:change-end text:change-id="ct42371712"/><text:change-start text:change-id="ct42386528"/><text:span text:style-name="Macchina_20_da_20_scrivere_20_HTML">1</text:span><text:change-end text:change-id="ct42386528"/><text:change text:change-id="ct42007680"/><text:change-start text:change-id="ct42424992"/><text:span text:style-name="Macchina_20_da_20_scrivere_20_HTML">__</text:span><text:change-end text:change-id="ct42424992"/><text:span text:style-name="Macchina_20_da_20_scrivere_20_HTML">art</text:span><text:change-start text:change-id="ct42049040"/><text:span text:style-name="Macchina_20_da_20_scrivere_20_HTML">_</text:span><text:change-end text:change-id="ct42049040"/><text:span text:style-name="Macchina_20_da_20_scrivere_20_HTML">5" </text:span><text:change text:change-id="ct42040272"/><text:change-start text:change-id="ct41875664"/><text:span text:style-name="Macchina_20_da_20_scrivere_20_HTML">wId</text:span><text:change-end text:change-id="ct41875664"/><text:span text:style-name="Macchina_20_da_20_scrivere_20_HTML">="art5"&gt;</text:span></text:p>
      <text:p text:style-name="P5"><text:span text:style-name="Macchina_20_da_20_scrivere_20_HTML"><text:tab/><text:tab/><text:tab/>...</text:span></text:p>
      <text:p text:style-name="P5"><text:span text:style-name="Macchina_20_da_20_scrivere_20_HTML"><text:tab/><text:tab/>&lt;/art&gt;</text:span></text:p>
      <text:p text:style-name="P5"><text:span text:style-name="Macchina_20_da_20_scrivere_20_HTML"><text:tab/>&lt;/quotedStructure&gt;</text:span></text:p>
      <text:p text:style-name="P5"><text:span text:style-name="Macchina_20_da_20_scrivere_20_HTML">&lt;/mod&gt;</text:span></text:p>
      <text:list xml:id="list2026184046" text:continue-numbering="true" text:style-name="WW8Num42">
        <text:list-item>
          <text:p text:style-name="P25"><text:span text:style-name="T4">Renumbering of bill (see use case 4.1)</text:span>: The first version of the bill has simple ids: </text:p>
        </text:list-item>
      </text:list>
      <text:p text:style-name="Standard"/>
      <text:p text:style-name="P5"><text:soft-page-break/><text:span text:style-name="Macchina_20_da_20_scrivere_20_HTML"><text:tab/><text:tab/>&lt;article id="art</text:span><text:change-start text:change-id="ct42496288"/><text:span text:style-name="Macchina_20_da_20_scrivere_20_HTML">_</text:span><text:change-end text:change-id="ct42496288"/><text:span text:style-name="Macchina_20_da_20_scrivere_20_HTML">1"&gt;</text:span></text:p>
      <text:p text:style-name="P5"><text:span text:style-name="Macchina_20_da_20_scrivere_20_HTML"><text:tab/><text:tab/><text:tab/>&lt;num&gt;1&lt;/num&gt;</text:span></text:p>
      <text:p text:style-name="P5"><text:span text:style-name="Macchina_20_da_20_scrivere_20_HTML"><text:tab/><text:tab/><text:tab/>&lt;content&gt;&lt;p&gt;Originally article 1&lt;/p&gt;&lt;/content&gt;</text:span></text:p>
      <text:p text:style-name="P5"><text:span text:style-name="Macchina_20_da_20_scrivere_20_HTML"><text:tab/><text:tab/>&lt;/article&gt;</text:span></text:p>
      <text:p text:style-name="P5"><text:span text:style-name="Macchina_20_da_20_scrivere_20_HTML"><text:tab/><text:tab/>&lt;article id="art</text:span><text:change-start text:change-id="ct42022704"/><text:span text:style-name="Macchina_20_da_20_scrivere_20_HTML">_</text:span><text:change-end text:change-id="ct42022704"/><text:span text:style-name="Macchina_20_da_20_scrivere_20_HTML">2"&gt;</text:span></text:p>
      <text:p text:style-name="P5"><text:span text:style-name="Macchina_20_da_20_scrivere_20_HTML"><text:tab/><text:tab/><text:tab/>&lt;num&gt;2&lt;/num&gt;</text:span></text:p>
      <text:p text:style-name="P5"><text:span text:style-name="Macchina_20_da_20_scrivere_20_HTML"><text:tab/><text:tab/><text:tab/>&lt;content&gt;&lt;p&gt;Originally article 2&lt;/p&gt;&lt;/content&gt;</text:span></text:p>
      <text:p text:style-name="P5"><text:span text:style-name="Macchina_20_da_20_scrivere_20_HTML"><text:tab/><text:tab/>&lt;/article&gt;</text:span></text:p>
      <text:p text:style-name="P5"><text:span text:style-name="Macchina_20_da_20_scrivere_20_HTML"><text:tab/><text:tab/>&lt;article id="art</text:span><text:change-start text:change-id="ct43151936"/><text:span text:style-name="Macchina_20_da_20_scrivere_20_HTML">_</text:span><text:change-end text:change-id="ct43151936"/><text:span text:style-name="Macchina_20_da_20_scrivere_20_HTML">3"&gt;</text:span></text:p>
      <text:p text:style-name="P5"><text:span text:style-name="Macchina_20_da_20_scrivere_20_HTML"><text:tab/><text:tab/><text:tab/>&lt;num&gt;3&lt;/num&gt;</text:span></text:p>
      <text:p text:style-name="P5"><text:span text:style-name="Macchina_20_da_20_scrivere_20_HTML"><text:tab/><text:tab/><text:tab/>&lt;content&gt;&lt;p&gt;Originally article 3&lt;/p&gt;&lt;/content&gt;</text:span></text:p>
      <text:p text:style-name="P5"><text:span text:style-name="Macchina_20_da_20_scrivere_20_HTML"><text:tab/><text:tab/>&lt;/article&gt;</text:span></text:p>
      <text:p text:style-name="Standard"/>
      <text:p text:style-name="P6"><text:tab/>The second version of the bill, after a new article 2 was inserted, generating a renumbering of the subsequent articles, uses id to specify the original ids, regardless of the position, and uses <text:change text:change-id="ct42336224"/><text:change-start text:change-id="ct42151984"/><text:span text:style-name="Macchina_20_da_20_scrivere_20_HTML">eId</text:span> <text:change-end text:change-id="ct42151984"/>to specify the id each article should have if this were a new document.</text:p>
      <text:p text:style-name="Standard"/>
      <text:p text:style-name="P5"><text:span text:style-name="Macchina_20_da_20_scrivere_20_HTML"><text:tab/><text:tab/>&lt;article </text:span><text:change text:change-id="ct42405008"/><text:change-start text:change-id="ct42102768"/><text:span text:style-name="Macchina_20_da_20_scrivere_20_HTML">eId</text:span><text:change-end text:change-id="ct42102768"/><text:span text:style-name="Macchina_20_da_20_scrivere_20_HTML">="art</text:span><text:change-start text:change-id="ct42056320"/><text:span text:style-name="Macchina_20_da_20_scrivere_20_HTML">_</text:span><text:change-end text:change-id="ct42056320"/><text:span text:style-name="Macchina_20_da_20_scrivere_20_HTML">1"&gt;</text:span></text:p>
      <text:p text:style-name="P5"><text:span text:style-name="Macchina_20_da_20_scrivere_20_HTML"><text:tab/><text:tab/><text:tab/>&lt;num&gt;1&lt;/num&gt;</text:span></text:p>
      <text:p text:style-name="P5"><text:span text:style-name="Macchina_20_da_20_scrivere_20_HTML"><text:tab/><text:tab/><text:tab/>&lt;content&gt;&lt;p&gt;Originally article 1&lt;/p&gt;&lt;/content&gt;</text:span></text:p>
      <text:p text:style-name="P5"><text:span text:style-name="Macchina_20_da_20_scrivere_20_HTML"><text:tab/><text:tab/>&lt;/article&gt;</text:span></text:p>
      <text:p text:style-name="P5"><text:span text:style-name="Macchina_20_da_20_scrivere_20_HTML"><text:tab/><text:tab/>&lt;article </text:span><text:change text:change-id="ct42215504"/><text:change-start text:change-id="ct42194800"/><text:span text:style-name="Macchina_20_da_20_scrivere_20_HTML">eId</text:span><text:change-end text:change-id="ct42194800"/><text:span text:style-name="Macchina_20_da_20_scrivere_20_HTML">="art</text:span><text:change-start text:change-id="ct42219440"/><text:span text:style-name="Macchina_20_da_20_scrivere_20_HTML">_</text:span><text:change-end text:change-id="ct42219440"/><text:span text:style-name="Macchina_20_da_20_scrivere_20_HTML">2"&gt;</text:span></text:p>
      <text:p text:style-name="P5"><text:span text:style-name="Macchina_20_da_20_scrivere_20_HTML"><text:tab/><text:tab/><text:tab/>&lt;num&gt;2&lt;/num&gt;</text:span></text:p>
      <text:p text:style-name="P5"><text:span text:style-name="Macchina_20_da_20_scrivere_20_HTML"><text:tab/><text:tab/><text:tab/>&lt;content&gt;&lt;p&gt;New article 2&lt;/p&gt;&lt;/content&gt;</text:span></text:p>
      <text:p text:style-name="P5"><text:span text:style-name="Macchina_20_da_20_scrivere_20_HTML"><text:tab/><text:tab/>&lt;/article&gt;</text:span></text:p>
      <text:p text:style-name="P5"><text:span text:style-name="Macchina_20_da_20_scrivere_20_HTML"><text:tab/><text:tab/>&lt;article </text:span><text:change text:change-id="ct42423984"/><text:change-start text:change-id="ct42136896"/><text:span text:style-name="Macchina_20_da_20_scrivere_20_HTML">wId</text:span><text:change-end text:change-id="ct42136896"/><text:span text:style-name="Macchina_20_da_20_scrivere_20_HTML">="art</text:span><text:change-start text:change-id="ct42128896"/><text:span text:style-name="Macchina_20_da_20_scrivere_20_HTML">_</text:span><text:change-end text:change-id="ct42128896"/><text:span text:style-name="Macchina_20_da_20_scrivere_20_HTML">2" </text:span><text:change text:change-id="ct42200224"/><text:change-start text:change-id="ct42081472"/><text:span text:style-name="Macchina_20_da_20_scrivere_20_HTML">eId</text:span><text:change-end text:change-id="ct42081472"/><text:span text:style-name="Macchina_20_da_20_scrivere_20_HTML">="art</text:span><text:change-start text:change-id="ct41492320"/><text:span text:style-name="Macchina_20_da_20_scrivere_20_HTML">_</text:span><text:change-end text:change-id="ct41492320"/><text:span text:style-name="Macchina_20_da_20_scrivere_20_HTML">3"&gt;</text:span></text:p>
      <text:p text:style-name="P5"><text:span text:style-name="Macchina_20_da_20_scrivere_20_HTML"><text:tab/><text:tab/><text:tab/>&lt;num&gt;3&lt;/num&gt;</text:span></text:p>
      <text:p text:style-name="P5"><text:span text:style-name="Macchina_20_da_20_scrivere_20_HTML"><text:tab/><text:tab/><text:tab/>&lt;content&gt;&lt;p&gt;Originally article 2&lt;/p&gt;&lt;/content&gt;</text:span></text:p>
      <text:p text:style-name="P5"><text:span text:style-name="Macchina_20_da_20_scrivere_20_HTML"><text:tab/><text:tab/>&lt;/article&gt;</text:span></text:p>
      <text:p text:style-name="P5"><text:span text:style-name="Macchina_20_da_20_scrivere_20_HTML"><text:tab/><text:tab/>&lt;article </text:span><text:change text:change-id="ct42212784"/><text:change-start text:change-id="ct42399248"/><text:span text:style-name="Macchina_20_da_20_scrivere_20_HTML">wId</text:span><text:change-end text:change-id="ct42399248"/><text:span text:style-name="Macchina_20_da_20_scrivere_20_HTML">="art</text:span><text:change-start text:change-id="ct41875328"/><text:span text:style-name="Macchina_20_da_20_scrivere_20_HTML">_</text:span><text:change-end text:change-id="ct41875328"/><text:span text:style-name="Macchina_20_da_20_scrivere_20_HTML">3" </text:span><text:change text:change-id="ct42426832"/><text:change-start text:change-id="ct42150544"/><text:span text:style-name="Macchina_20_da_20_scrivere_20_HTML">eId</text:span><text:change-end text:change-id="ct42150544"/><text:span text:style-name="Macchina_20_da_20_scrivere_20_HTML">="art</text:span><text:change-start text:change-id="ct42413840"/><text:span text:style-name="Macchina_20_da_20_scrivere_20_HTML">_</text:span><text:change-end text:change-id="ct42413840"/><text:span text:style-name="Macchina_20_da_20_scrivere_20_HTML">4"&gt;</text:span></text:p>
      <text:p text:style-name="P5"><text:span text:style-name="Macchina_20_da_20_scrivere_20_HTML"><text:tab/><text:tab/><text:tab/>&lt;num&gt;4&lt;/num&gt;</text:span></text:p>
      <text:p text:style-name="P5"><text:span text:style-name="Macchina_20_da_20_scrivere_20_HTML"><text:tab/><text:tab/><text:tab/>&lt;content&gt;&lt;p&gt;Originally article 3&lt;/p&gt;&lt;/content&gt;</text:span></text:p>
      <text:p text:style-name="P5"><text:span text:style-name="Macchina_20_da_20_scrivere_20_HTML"><text:tab/><text:tab/>&lt;/article&gt;</text:span></text:p>
      <text:p text:style-name="P6"><text:tab/>Since bills mostly receive static references, and since static references always include the version number, it is always very clear what refers to what: <text:span text:style-name="Macchina_20_da_20_scrivere_20_HTML">bill@v1#art</text:span><text:change-start text:change-id="ct42218752"/><text:span text:style-name="Macchina_20_da_20_scrivere_20_HTML">_</text:span><text:change-end text:change-id="ct42218752"/><text:span text:style-name="Macchina_20_da_20_scrivere_20_HTML">2</text:span> refers to the same article as <text:span text:style-name="Macchina_20_da_20_scrivere_20_HTML">bill@v2#art</text:span><text:change-start text:change-id="ct42045776"/><text:span text:style-name="Macchina_20_da_20_scrivere_20_HTML">_</text:span><text:change-end text:change-id="ct42045776"/><text:span text:style-name="Macchina_20_da_20_scrivere_20_HTML">3</text:span> and a different one than <text:span text:style-name="Macchina_20_da_20_scrivere_20_HTML">bill@v2#art</text:span><text:change-start text:change-id="ct42149920"/><text:span text:style-name="Macchina_20_da_20_scrivere_20_HTML">_</text:span><text:change-end text:change-id="ct42149920"/><text:span text:style-name="Macchina_20_da_20_scrivere_20_HTML">2</text:span>.</text:p>
      <text:list xml:id="list648383797" text:continue-numbering="true" text:style-name="WW8Num42">
        <text:list-item>
          <text:p text:style-name="P25"><text:span text:style-name="T4">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5">in act X the reference is <text:span text:style-name="Macchina_20_da_20_scrivere_20_HTML">Y#art</text:span><text:change-start text:change-id="ct42227040"/><text:span text:style-name="Macchina_20_da_20_scrivere_20_HTML">_</text:span><text:change-end text:change-id="ct42227040"/><text:span text:style-name="Macchina_20_da_20_scrivere_20_HTML">2</text:span>. This corresponds to the structure that in version 1 had <text:change text:change-id="ct42137200"/><text:change-start text:change-id="ct42219008"/><text:span text:style-name="Macchina_20_da_20_scrivere_20_HTML">eId</text:span><text:change-end text:change-id="ct42219008"/><text:span text:style-name="Macchina_20_da_20_scrivere_20_HTML">="art</text:span><text:change-start text:change-id="ct42153616"/><text:span text:style-name="Macchina_20_da_20_scrivere_20_HTML">_</text:span><text:change-end text:change-id="ct42153616"/><text:span text:style-name="Macchina_20_da_20_scrivere_20_HTML">2".</text:span></text:p>
            </text:list-item>
            <text:list-item>
              <text:p text:style-name="P25">in act W the reference is <text:span text:style-name="Macchina_20_da_20_scrivere_20_HTML">Y#art</text:span><text:change-start text:change-id="ct42150256"/><text:span text:style-name="Macchina_20_da_20_scrivere_20_HTML">_</text:span><text:change-end text:change-id="ct42150256"/><text:span text:style-name="Macchina_20_da_20_scrivere_20_HTML">15</text:span>. This corresponds to the structure that in version 2 had <text:change text:change-id="ct42137616"/><text:change-start text:change-id="ct42149584"/><text:span text:style-name="Macchina_20_da_20_scrivere_20_HTML">eId</text:span><text:change-end text:change-id="ct42149584"/><text:span text:style-name="Macchina_20_da_20_scrivere_20_HTML">="art15" </text:span>and<text:span text:style-name="Macchina_20_da_20_scrivere_20_HTML"> </text:span><text:change text:change-id="ct42065712"/><text:change-start text:change-id="ct42145424"/><text:span text:style-name="Macchina_20_da_20_scrivere_20_HTML">wId</text:span><text:change-end text:change-id="ct42145424"/><text:span text:style-name="Macchina_20_da_20_scrivere_20_HTML">="art</text:span><text:change-start text:change-id="ct42384096"/><text:span text:style-name="Macchina_20_da_20_scrivere_20_HTML">_</text:span><text:change-end text:change-id="ct42384096"/><text:span text:style-name="Macchina_20_da_20_scrivere_20_HTML">2"</text:span></text:p>
            </text:list-item>
            <text:list-item>
              <text:p text:style-name="P25">in act Z the reference is <text:span text:style-name="Macchina_20_da_20_scrivere_20_HTML">Y#art</text:span><text:change-start text:change-id="ct42146096"/><text:span text:style-name="Macchina_20_da_20_scrivere_20_HTML">_</text:span><text:change-end text:change-id="ct42146096"/><text:span text:style-name="Macchina_20_da_20_scrivere_20_HTML">2</text:span>. This corresponds to the structure that in version 2 had <text:change-start text:change-id="ct41976752"/><text:span text:style-name="Macchina_20_da_20_scrivere_20_HTML">eId</text:span><text:change-end text:change-id="ct41976752"/><text:change text:change-id="ct41977360"/><text:span text:style-name="Macchina_20_da_20_scrivere_20_HTML">="art2" </text:span>and no<text:span text:style-name="Macchina_20_da_20_scrivere_20_HTML"> </text:span><text:change-start text:change-id="ct42146432"/><text:span text:style-name="Macchina_20_da_20_scrivere_20_HTML">wId</text:span><text:change-end text:change-id="ct42146432"/><text:change text:change-id="ct42031648"/>. </text:p>
            </text:list-item>
          </text:list>
        </text:list-item>
      </text:list>
      <text:h text:style-name="Heading_20_2" text:outline-level="2"><text:soft-page-break/>Document I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13" text:outline-level="1"><text:bookmark-start text:name="__RefHeading__17_475221409"/>AKOMA NTOSO Naming Convention<text:bookmark-end text:name="__RefHeading__17_475221409"/></text:h>
      <text:p text:style-name="P7"/>
      <text:p text:style-name="Standard">The Akoma Ntoso standard defines a number of referenceable concepts that are used in many situations in the lifecycle of legal documents. The purpose of this section is to provide a standard referencing mechanism to these concepts through the use of IRI references<text:span text:style-name="Footnote_20_Symbol"><text:note text:id="ftn3" text:note-class="footnote"><text:note-citation>3</text:note-citation><text:note-body><text:p text:style-name="Footnote"><text:span text:style-name="T16">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text:span text:style-name="Internet_20_link"><text:span text:style-name="T16">http://tools.ietf.org/html/rfc3987</text:span></text:span></text:a><text:span text:style-name="T16"> ). </text:span></text:p></text:note-body></text:note></text:span> associated to classes and instances of an <text:span text:style-name="T4">ad</text:span> <text:span text:style-name="T4">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4">International Federation of Library Associations (IFLA) - Functional Requirements for Bibliographic Records (FRBR) http://www.ifla.org/VII/s13/frbr/frbr.pdf</text:span>):</text:p>
      <text:list xml:id="list758189471" text:style-name="WW8Num18">
        <text:list-item>
          <text:p text:style-name="P70">WORK – the abstract concept of the legal resource (e.g., act 3 of 2005).</text:p>
        </text:list-item>
        <text:list-item>
          <text:p text:style-name="P70">EXPRESSION - any version of the WORK whose content is specified and different from others for any reason: language, versions, etc. (e.g., act 3 of 2005 as in the version following the amendments entered into force on July 3<text:span text:style-name="T17">rd</text:span>, 2006).</text:p>
        </text:list-item>
        <text:list-item>
          <text:p text:style-name="P70">MANIFESTATION - any electronic or physical format of the EXPRESSION: MS Word, Open Office, XML, TIFF, PDF, etc (e.g., PDF representation of act 3 of 2005 as in the version following the amendments entered into force on July 3<text:span text:style-name="T17">rd</text:span>, 2006).</text:p>
        </text:list-item>
        <text:list-item>
          <text:p text:style-name="P70">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17">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4">subdocuments</text:span> form the whole document as it appears to the reader (i.e., a main body possibly followed by a number of attachments such as schedules and tables): </text:p>
      <text:list xml:id="list222413139" text:style-name="WW8Num30">
        <text:list-item>
          <text:p text:style-name="P77">WorkComponents (e.g., main, schedule, table, etc) - the WorkComponents are abstract entities that can be referenced to refer to different ExpressionComponents in time. </text:p>
        </text:list-item>
        <text:list-item>
          <text:p text:style-name="P77">ExpressionComponent (e.g., main, schedule, table, etc.) - the ExpressionComponents represent the visible division of the document as generated by the content author (Parliament, etc.)</text:p>
        </text:list-item>
        <text:list-item>
          <text:p text:style-name="P77">ManifestationComponent (e.g., xml files, PDF files, TIFF images, etc.) - the ManifestationComponents represent the division of the document as generated by the <text:soft-page-break/>manifestation author (e.g., the XML editor).</text:p>
        </text:list-item>
        <text:list-item>
          <text:p text:style-name="P77">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745733424" text:style-name="WW8Num53">
        <text:list-item>
          <text:p text:style-name="P27"><text:span text:style-name="T12">MEANINGFULNESS</text:span>: the name is a meaningful and logical description of the resource and not of its physical path</text:p>
        </text:list-item>
        <text:list-item>
          <text:p text:style-name="P27"><text:span text:style-name="T12">PERMANENCE</text:span>: the name must be permanent and stable over time</text:p>
        </text:list-item>
        <text:list-item>
          <text:p text:style-name="P27"><text:span text:style-name="T12">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1364755428" text:style-name="WW8Num52">
        <text:list-item>
          <text:p text:style-name="P78">Legislative references will most probably refer to WORKs: acts referring to other acts do so regardless of the actual version, and references must be to something independent of all possible expressions, e.g., to the work. </text:p>
        </text:list-item>
        <text:list-item>
          <text:p text:style-name="P78">The list of attachments and schedules belong to a specific EXPRESSION, so references to ExpressionComponents is specific of the expression level. </text:p>
        </text:list-item>
        <text:list-item>
          <text:p text:style-name="P78">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8">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8">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8">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text:soft-page-break/>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IRI-based naming mechanism for non-document entities (as well as for document entities when they are handled in a similar way to non-document entities). </text:p>
      <text:h text:style-name="Heading_20_2" text:outline-level="2">Absolute and relative IRIs</text:h>
      <text:p text:style-name="P29">Absolute and relative URIs. </text:p>
      <text:p text:style-name="Standard">At all levels, the Akoma Ntoso IRIs belong to the http:// scheme and are normally resolved using mechanisms widely available in browsers and web servers. Within documents, IRIs are used as references to addressable resources, and are thus called <text:span text:style-name="T4">IRI references</text:span>. </text:p>
      <text:p text:style-name="Standard">According to the authoritative source RFC 3986<text:span text:style-name="Footnote_20_Symbol"><text:note text:id="ftn4" text:note-class="footnote"><text:note-citation>4</text:note-citation><text:note-body><text:p text:style-name="Footnote"><text:span text:style-name="T15"><text:s/></text:span>http://tools.ietf.org/html/rfc3986</text:p></text:note-body></text:note></text:span>, all http:// IRI references are divided into <text:span text:style-name="T4">absolute IRI</text:span> and <text:span text:style-name="T4">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12">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4">global</text:span> and <text:span text:style-name="T4">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4">always</text:span> starts with a slash, to indicate that <text:span text:style-name="T4">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4">all</text:span> references, after all), and distinguish between absolute IRIs, global IRIs and <text:soft-page-break/>local IRIs. </text:p>
      <text:p text:style-name="Standard">In XML manifestations of Akoma Ntoso documents, all work, expression and manifestation level references to whole documents must be <text:span text:style-name="T4">global</text:span>, and all references to individual components within the same level (or lower levels) must be <text:span text:style-name="T4">local</text:span> and are stored simply as the name of the corresponding component.</text:p>
      <text:p text:style-name="Standard">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30">as specified in &lt;ref href="/kn/act/2006-08-10/123#sec12"&gt;section 12 of act 13/2006&lt;/ref&gt;</text:p>
      <text:p text:style-name="Standard"/>
      <text:p text:style-name="Standard">while a reference to a specific attachment of the same act is always local:</text:p>
      <text:p text:style-name="Standard"/>
      <text:p text:style-name="P30">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30">&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text:soft-page-break/>References section need to be used. In fact, these two elements are ONLY and ALWAYS to be used for external attachments.</text:p>
      <text:p text:style-name="Standard"/>
      <text:h text:style-name="Heading_20_2" text:outline-level="2">Resolving Akoma Ntoso IRIs</text:h>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4">IRI resolvers</text:span>. </text:p>
      <text:p text:style-name="Standard">The AKOMA NTOSO naming architecture is built so as not to rely on the existence of 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22">[http://www.authority.org]</text:span> that stands for any of an arbitrarily large number of equivalent naming authorities. </text:p>
      <text:h text:style-name="Heading_20_2" text:outline-level="2">The IRI of a Work</text:h>
      <text:h text:style-name="Heading_20_3" text:outline-level="3">The IRI for the Work as a whole</text:h>
      <text:p text:style-name="P29">The URI of a Work</text:p>
      <text:p text:style-name="Standard">The IRI for the WORK is the baseline for building the IRI for the EXPRESSION, which is the baseline for the IRI of the MANIFESTATION. </text:p>
      <text:p text:style-name="Standard"/>
      <text:p text:style-name="P58">The IRI for the WORK consists of the following pieces:</text:p>
      <text:list xml:id="list2166594225" text:style-name="WW8Num28">
        <text:list-item>
          <text:p text:style-name="P32">The base URL of a naming authority with IRI-resolving capabilities <text:span text:style-name="T4">(not relevant for the Naming Convention)</text:span></text:p>
        </text:list-item>
        <text:list-item>
          <text:p text:style-name="P32">A detail fragment organizing in a hierarchical fashion the additional data:</text:p>
        </text:list-item>
      </text:list>
      <text:p text:style-name="P86"/>
      <text:list xml:id="list720097525" text:continue-numbering="true" text:style-name="WW8Num28">
        <text:list-item>
          <text:p text:style-name="P87">Country (a two-letter code according to ISO 3166-1 alpha-2) – in case of an Akoma Ntoso XML representation, this value must correspond to the content of element FRBRcountry in the metadata. </text:p>
        </text:list-item>
        <text:list-item>
          <text:p text:style-name="P87">Type of document – in case of an Akoma Ntoso XML representation, this value must correspond to the element immediately below the akomaNtoso root element (e.g., act, bill, debateReport, etc.).</text:p>
        </text:list-item>
        <text:list-item>
          <text:p text:style-name="P87">Any specification of document subtype, if appropriate – in case of an Akoma Ntoso XML representation, this value must correspond to the content of element FRBRsubtype in the metadata.</text:p>
        </text:list-item>
        <text:list-item>
          <text:p text:style-name="P87">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87">Original creation date (expressed in YYYY-MM-DD format or just YYYY <text:soft-page-break/>if the year is enough for identification purposes) – in case of an Akoma Ntoso XML representation, this value must correspond to the content of element FRBRdate in the FRBRExpression section of the metadata.</text:p>
        </text:list-item>
        <text:list-item>
          <text:p text:style-name="P87">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references.</text:p>
      <text:list xml:id="list2165455615" text:style-name="WW8Num44">
        <text:list-item>
          <text:p text:style-name="P33"><text:span text:style-name="T22">[http://www.authority.org]</text:span><text:span text:style-name="T20">/dz/debaterecord/2004-12-21</text:span><text:a xlink:type="simple" xlink:href="http://www.authority.org/dz/debaterecord/2004-12-21"><text:span text:style-name="Internet_20_link_20__28_user_29_"><text:line-break/></text:span></text:a><text:span text:style-name="T19">Algerian parliamentary debate record, 21</text:span><text:span text:style-name="T24">st</text:span><text:span text:style-name="T19"> December 2004. </text:span></text:p>
        </text:list-item>
        <text:list-item>
          <text:p text:style-name="P33"><text:span text:style-name="T22">[http://www.authority.org]</text:span><text:span text:style-name="T3">/sl/act/2004-02-13/2</text:span><text:a xlink:type="simple" xlink:href="http://www.authority.org/sl/act/2004-02-13/2"><text:span text:style-name="Internet_20_link_20__28_user_29_"><text:line-break/></text:span></text:a><text:span text:style-name="T19">Sierra Leone enacted Legislation. Act number 2 of 2004. </text:span></text:p>
        </text:list-item>
        <text:list-item>
          <text:p text:style-name="P33"><text:span text:style-name="T22">[http://www.authority.org]</text:span><text:span text:style-name="T20">/ng/bill/2003-05-14/19</text:span><text:a xlink:type="simple" xlink:href="http://www.authority.org/ng/bill/2003-05-14/19"><text:span text:style-name="Internet_20_link_20__28_user_29_"><text:line-break/></text:span></text:a><text:span text:style-name="T19">Namibia Bill number 19 of 2003</text:span></text:p>
        </text:list-item>
        <text:list-item>
          <text:p text:style-name="P33"><text:span text:style-name="T22">[http://www.authority.org]</text:span><text:span text:style-name="T20">/mg/act/2003-03-12/3</text:span><text:a xlink:type="simple" xlink:href="http://www.authority.org/mg/act/2003-03-12/3"><text:span text:style-name="Internet_20_link_20__28_user_29_"><text:line-break/></text:span></text:a><text:span text:style-name="T19">Madagascar. Act 3 from 2003</text:span></text:p>
        </text:list-item>
        <text:list-item>
          <text:p text:style-name="P33"><text:span text:style-name="T22">[http://www.authority.org]</text:span><text:span text:style-name="T20">/ke/act/decree/MinistryForeignAffairs/2005-07-12/3</text:span><text:span text:style-name="Internet_20_link_20__28_user_29_">: </text:span><text:span text:style-name="T19">Kenya, Decree n. 3 of 2005 by the Ministry of Foreign Affairs</text:span></text:p>
        </text:list-item>
        <text:list-item>
          <text:p text:style-name="P33"/>
        </text:list-item>
      </text:list>
      <text:h text:style-name="Heading_20_3" text:outline-level="3">The IRI for WorkComponents</text:h>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160750672" text:style-name="WW8Num25">
        <text:list-item>
          <text:p text:style-name="P34">The number part of the work-level IRI (<text:span text:style-name="Macchina_20_da_20_scrivere_20_HTML">/nn/</text:span>) is required even in unnumbered documents ("<text:span text:style-name="Macchina_20_da_20_scrivere_20_HTML">/nn/</text:span>" <text:s/>for <text:span text:style-name="T4">not numbered</text:span>).</text:p>
        </text:list-item>
        <text:list-item>
          <text:p text:style-name="P34">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1938978532" text:style-name="WW8Num14">
        <text:list-item>
          <text:p text:style-name="P31"><text:soft-page-break/><text:span text:style-name="T23">[http://www.authority.org]</text:span><text:span text:style-name="T3">/kn/act/2007-01-01/1/schedule1</text:span></text:p>
        </text:list-item>
      </text:list>
      <text:p text:style-name="P89">Kenya, schedule 1 of act 1 from 2007 (WorkComponent)</text:p>
      <text:h text:style-name="Heading_20_2" text:outline-level="2">The IRI of an Expression</text:h>
      <text:p text:style-name="P28">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he IRI for the Work. </text:p>
      <text:h text:style-name="Heading_20_3" text:outline-level="3">The IRI for the expression as a whole</text:h>
      <text:p text:style-name="Standard">The IRI for the EXPRESSION as a whole consists of the following pieces: </text:p>
      <text:list xml:id="list1293712745" text:style-name="WW8Num7">
        <text:list-item>
          <text:p text:style-name="P71">The IRI of the corresponding WORK </text:p>
        </text:list-item>
        <text:list-item>
          <text:p text:style-name="P71">The character “/”</text:p>
        </text:list-item>
        <text:list-item>
          <text:p text:style-name="P71">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71">The “@” character (required)</text:p>
        </text:list-item>
        <text:list-item>
          <text:p text:style-name="P71">Zero or more comma-separated version identifiers as follows:</text:p>
          <text:list>
            <text:list-item>
              <text:p text:style-name="P79">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9">If a bill, the presentation date is appropriate, or the stage in the approval process that the current draft is the result of.</text:p>
            </text:list-item>
          </text:list>
        </text:list-item>
        <text:list-item>
          <text:p text:style-name="P71">The “#” character (required only if an optional part is added)</text:p>
        </text:list-item>
        <text:list-item>
          <text:p text:style-name="P71">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71">Any content-specification date (as opposed to validity dates) (optional)</text:p>
        </text:list-item>
      </text:list>
      <text:p text:style-name="Standard">The absence of the version identifiers signals two different situations depending on the type of document: </text:p>
      <text:list xml:id="list1537197381" text:continue-numbering="true" text:style-name="WW8Num7">
        <text:list-item>
          <text:p text:style-name="P71">If the document is not versioned (e.g., the debate record of an assembly) then version identifier need not and cannot be present.</text:p>
        </text:list-item>
        <text:list-item>
          <text:p text:style-name="P71">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4">today</text:span> for the reader, as opposed to <text:span text:style-name="T4">today</text:span> for the author of the references). </text:p>
        </text:list-item>
      </text:list>
      <text:p text:style-name="P26"/>
      <text:p text:style-name="Standard"><text:soft-page-break/>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IRI with a dangling "@" character (which implies that the actual version date is the first appropriate date for that work).</text:p>
      <text:p text:style-name="Standard"/>
      <text:list xml:id="list1746849816" text:style-name="WW8Num8">
        <text:list-item>
          <text:p text:style-name="P91"><text:span text:style-name="T22">[http://www.authority.org]</text:span><text:span text:style-name="T3">/dz/debaterecord/2004-12-21/fra</text:span><text:line-break/>Algerian parliamentary debate record, 21st December 2004., French version </text:p>
        </text:list-item>
        <text:list-item>
          <text:p text:style-name="P91"><text:span text:style-name="T22">[http://www.authority.org]</text:span><text:span text:style-name="T3">/sl/act/2004-02-13/2/eng</text:span><text:line-break/>Sierra Leone enacted Legislation. Act number 2 of 2004. <text:s/>English version, current version (as accessed today [according to the reader])</text:p>
        </text:list-item>
        <text:list-item>
          <text:p text:style-name="P91"><text:span text:style-name="T22">[http://www.authority.org]</text:span><text:span text:style-name="T3">/sl/act/2004-02-13/2/eng@</text:span><text:line-break/>Sierra Leone enacted Legislation. Act number 2 of 2004. <text:s/>English version, original version</text:p>
        </text:list-item>
        <text:list-item>
          <text:p text:style-name="P91"><text:span text:style-name="T22">[http://www.authority.org]</text:span><text:span text:style-name="T3">/sl/act/2004-02-13/2/eng@2004-07-21</text:span><text:line-break/>Sierra Leone enacted Legislation. Act number 2 of 2004. <text:s/>English version, as amended on July 2004</text:p>
        </text:list-item>
        <text:list-item>
          <text:p text:style-name="P91"><text:span text:style-name="T22">[http://www.authority.org]</text:span><text:span text:style-name="T3">/ng/bill/2003-05-14/19/eng@first</text:span><text:line-break/>Namibia Bill number 19 of 2003, first stage, English version</text:p>
        </text:list-item>
        <text:list-item>
          <text:p text:style-name="P91"><text:span text:style-name="T22">[http://www.authority.org]</text:span><text:span text:style-name="T3">/mg/act/2003-03-12/3/mul</text:span><text:line-break/>Madagascar. Act 3 from 2003 in French and Malagasy.</text:p>
        </text:list-item>
        <text:list-item>
          <text:p text:style-name="P91"><text:span text:style-name="T22">[http://www.auth.org]</text:span><text:span text:style-name="T3">/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I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112" text:outline-level="4">The expression is only composed of one component</text:h>
      <text:p text:style-name="Standard">In this case, the IRI for the expression as a whole and for its main component are identical plus the name “main”.</text:p>
      <text:h text:style-name="Heading_20_4" text:outline-level="4">The expression is composed of many components</text:h>
      <text:h text:style-name="P112" text:outline-level="4">The expression is composed of many components</text:h>
      <text:p text:style-name="Standard">The IRI for each ExpressionComponent consist in this case of the following pieces: </text:p>
      <text:list xml:id="list691196769" text:style-name="WW8Num6">
        <text:list-item>
          <text:p text:style-name="P72">The IRI of the corresponding EXPRESSION as a whole</text:p>
        </text:list-item>
        <text:list-item>
          <text:p text:style-name="P72">The character “/”</text:p>
        </text:list-item>
        <text:list-item>
          <text:p text:style-name="P72">Either</text:p>
        </text:list-item>
      </text:list>
      <text:p text:style-name="P92"><text:span text:style-name="T25">1.<text:tab/></text:span>A unique name for the attachment </text:p>
      <text:p text:style-name="P92"><text:span text:style-name="T25">2.<text:tab/></text:span>The name “main” which is reserved for the main document. It we have different main they are numbered sequentially: main1, main2, etc.</text:p>
      <text:p text:style-name="Standard"><text:soft-page-break/></text:p>
      <text:list xml:id="list1614347667" text:continue-list="list1746849816" text:style-name="WW8Num8">
        <text:list-item>
          <text:p text:style-name="P91"><text:span text:style-name="T22">[http://www.authority.org]</text:span><text:span text:style-name="T3">/dz/minutes/2004-12-21/fra/main</text:span><text:line-break/>Algerian parliamentary debate record, 21st December 2004., French version, main document</text:p>
        </text:list-item>
        <text:list-item>
          <text:p text:style-name="P91"><text:span text:style-name="T22">[http://www.authority.org]</text:span><text:span text:style-name="T3">/sl/act/2004-02-13/2/eng/main</text:span><text:line-break/>Main body of the Sierra Leone enacted Legislation. Act number 2 of 2004. <text:s/>English version, current version (as accessed today)</text:p>
        </text:list-item>
        <text:list-item>
          <text:p text:style-name="P91"><text:span text:style-name="T22">[http://www.authority.org]</text:span><text:span text:style-name="T3">/sl/act/2004-02-13/2/eng@2004-07-21/main/schedule1</text:span><text:line-break/>Attachment “schedule01” of Sierra Leone enacted Legislation. Act number 2 of 2004. <text:s/>English version, as amended on July 2004</text:p>
        </text:list-item>
        <text:list-item>
          <text:p text:style-name="P91"><text:span text:style-name="T22">[http://www.authority.org]</text:span><text:span text:style-name="T3">/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674376807" text:style-name="WW8Num5">
        <text:list-item>
          <text:p text:style-name="P73">if the attachment does not have further attachments, its IRI is provided as detailed in the previous section, without further addenda. </text:p>
        </text:list-item>
        <text:list-item>
          <text:p text:style-name="P73">If the attachment has further attachments, the IRI as detailed in the previous section refers to the whole attachment, including its own attachments.</text:p>
        </text:list-item>
        <text:list-item>
          <text:p text:style-name="P73">To refer to the main document of an attachment that has further attachments, a further “/main” part should be added. </text:p>
        </text:list-item>
        <text:list-item>
          <text:p text:style-name="P73">To refer to any further attachment of an attachment, a further “/” followed by a unique name for the attachment must be added to the attachment itself. </text:p>
        </text:list-item>
      </text:list>
      <text:p text:style-name="Standard"/>
      <text:list xml:id="list2162419145" text:continue-list="list1614347667" text:style-name="WW8Num8">
        <text:list-item>
          <text:p text:style-name="P91"><text:span text:style-name="T22">[http://www.authority.org]</text:span><text:span text:style-name="T3">/sl/act/2004-02-13/2/eng@2004-07-21/main/schedule1</text:span><text:line-break/>Whole attachment “schedule01” of the Sierra Leone enacted Legislation. Act number 2 of 2004. <text:s/>English version, English version, as amended on July 2004. </text:p>
        </text:list-item>
        <text:list-item>
          <text:p text:style-name="P91"><text:span text:style-name="T22">[http://www.authority.org]</text:span><text:span text:style-name="T3">/sl/act/2004-02-13/2/eng@2004-07-21/main/schedule1/main</text:span><text:line-break/>Main document of the attachment “schedule01” of Sierra Leone enacted Legislation. Act number 2 of 2004. <text:s/>English version, as amended on July 2004</text:p>
        </text:list-item>
        <text:list-item>
          <text:p text:style-name="P91"><text:span text:style-name="T22">[http://www.authority.org]</text:span><text:span text:style-name="T3">/sl/act/2004-02-13/2/eng@2004-07-21/main/schedule1/tableA</text:span><text:line-break/>Attachment “Table A” of the attachment “schedule01” of Sierra Leone enacted Legislation. Act number 2 of 2004. <text:s/>English version, as amended on July 2004</text:p>
        </text:list-item>
        <text:list-item>
          <text:p text:style-name="P91"><text:span text:style-name="T22">[http://www.authority.org]</text:span><text:span text:style-name="T3">/sl/act/2004-02-13/2/eng@2004-07-</text:span><text:soft-page-break/><text:span text:style-name="T3">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IRIs for virtual expressions</text:h>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4">virtual expressions </text:span>(i.e., references to expressions that probably do not exist yet or ever, but can be unambiguously deduced once all relevant information is made available).</text:p>
      <text:p text:style-name="P28"/>
      <text:p text:style-name="Standard">There are at least three cases where such situation may take place: </text:p>
      <text:list xml:id="list736907150" text:style-name="WW8Num4">
        <text:list-item>
          <text:p text:style-name="P74">the information is not known by the author of the expression (e.g., the legislator), in which case the act of actually retrieving the correct information is in itself an act of interpretation; </text:p>
        </text:list-item>
        <text:list-item>
          <text:p text:style-name="P74">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74">the information is not know by the query system.</text:p>
        </text:list-item>
      </text:list>
      <text:p text:style-name="P26"/>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741861482" text:continue-list="list2162419145" text:style-name="WW8Num8">
        <text:list-item>
          <text:p text:style-name="P80"><text:span text:style-name="T22">[http://www.authority.org]</text:span><text:span text:style-name="T3">/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1229447040" text:continue-numbering="true" text:style-name="WW8Num8">
        <text:list-item>
          <text:p text:style-name="P80"><text:span text:style-name="T22">[http://www.authority.org]</text:span><text:span text:style-name="T3">/ch/act/2009-05-09/432/:deu</text:span><text:line-break/>Swiss enacted Legislation. Act number 432 of 2009. <text:s/>Dynamic reference to any of the German versions.</text:p>
        </text:list-item>
        <text:list-item>
          <text:p text:style-name="P80"/>
        </text:list-item>
      </text:list>
      <text:h text:style-name="Heading_20_2" text:outline-level="2">The I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text:soft-page-break/>which is the IRI for the EXPRESSION.</text:p>
      <text:h text:style-name="Heading_20_3" text:outline-level="3">The IRI for the manifestation as a whole</text:h>
      <text:p text:style-name="Standard">The IRI for the Manifestation as a whole consists of the following pieces: </text:p>
      <text:list xml:id="list282906755" text:continue-list="list1537197381" text:style-name="WW8Num7">
        <text:list-item>
          <text:p text:style-name="P71">The IRI of the corresponding EXPRESSION as a whole</text:p>
        </text:list-item>
        <text:list-item>
          <text:p text:style-name="P71">The character “#” (only required if any of the optional parts is added)</text:p>
        </text:list-item>
        <text:list-item>
          <text:p text:style-name="P71">The <text:span text:style-name="T27">markup authoring information</text:span> (useful to determine the authoritativeness of the<text:span text:style-name="T28"> markup and metadata) (optional)</text:span> – in case of an Akoma Ntoso XML representation, this value must correspond to the content of element FRBRauthor in the FRBRManifestation section of the metadata.</text:p>
        </text:list-item>
        <text:list-item>
          <text:p text:style-name="P71">Any relevant <text:span text:style-name="T27">markup-specific date (optional)</text:span> – in case of an Akoma Ntoso XML representation, this value must correspond to the content of element FRBRdate in the FRBRManifestation section of the metadata.</text:p>
        </text:list-item>
        <text:list-item>
          <text:p text:style-name="P71">Any additional <text:span text:style-name="T27">markup-related annotation</text:span> (e.g., the existence of multiple versions, of annotations, etc.) (optional)</text:p>
        </text:list-item>
        <text:list-item>
          <text:p text:style-name="P71">The character “.” (required)</text:p>
        </text:list-item>
        <text:list-item>
          <text:p text:style-name="P71">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90"/>
      <text:list xml:id="list323097439" text:continue-list="list1229447040" text:style-name="WW8Num8">
        <text:list-item>
          <text:p text:style-name="P91"><text:span text:style-name="T22">[http://www.authority.org]</text:span><text:span text:style-name="T3">/dz/debaterecord/2004-12-21/fra/main.doc</text:span><text:line-break/>Word version of the Algerian parliamentary debate record, 21st December 2004., French version</text:p>
        </text:list-item>
        <text:list-item>
          <text:p text:style-name="P91"><text:span text:style-name="T22">[http://www.authority.org]</text:span><text:span text:style-name="T3">/sl/act/2004-02-13/2/eng/main.pdf</text:span><text:line-break/>PDF version of the Sierra Leone enacted Legislation. Act number 2 of 2004. <text:s/>English version, current version (as accessed today)</text:p>
        </text:list-item>
        <text:list-item>
          <text:p text:style-name="P91"><text:span text:style-name="T22">[http://www.authority.org]</text:span><text:span text:style-name="T3">/sl/act/2004-02-13/2/eng@2004-07-21/main.akn</text:span><text:line-break/>Package of all documents including XML versions of the Sierra Leone enacted Legislation. Act number 2 of 2004. <text:s/>English version, as amended in July 2004</text:p>
        </text:list-item>
        <text:list-item>
          <text:p text:style-name="P91"><text:span text:style-name="T22">[http://www.authority.org]</text:span><text:span text:style-name="T3">/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I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IRI for each ManifestationComponent consists of the following pieces: </text:p>
      <text:list xml:id="list1028124858" text:style-name="WW8Num3">
        <text:list-item>
          <text:p text:style-name="P75">The IRI of the corresponding EXPRESSION as a whole</text:p>
        </text:list-item>
        <text:list-item>
          <text:p text:style-name="P75"><text:soft-page-break/>The character “#” (only required if any of the optional parts is added)</text:p>
        </text:list-item>
        <text:list-item>
          <text:p text:style-name="P75">The <text:span text:style-name="T27">markup authoring information</text:span> to determine the authoritativeness of the<text:span text:style-name="T28"> markup and metadata (optional)</text:span></text:p>
        </text:list-item>
        <text:list-item>
          <text:p text:style-name="P75">Any relevant <text:span text:style-name="T27">markup-specific date (optional)</text:span></text:p>
        </text:list-item>
        <text:list-item>
          <text:p text:style-name="P75">Any additional <text:span text:style-name="T27">markup-related annotation</text:span> (e.g., the existence of multiple versions, of annotations, etc.) (optional)</text:p>
        </text:list-item>
        <text:list-item>
          <text:p text:style-name="P75">The character “/”</text:p>
        </text:list-item>
        <text:list-item>
          <text:p text:style-name="P75">Some unique identification of the ManifestationComponent with respect either to the manifestation as a whole or to the ExpressionComponent the component is the manifestation of. </text:p>
        </text:list-item>
        <text:list-item>
          <text:p text:style-name="P75">The character “.“</text:p>
        </text:list-item>
        <text:list-item>
          <text:p text:style-name="P75">A unique extension of the data format in which the manifestation is drafted. The acronym can be “pdf” for PDF, “doc” for MS Word, “xml” for XML documents, “tif” for image formats, etc. </text:p>
        </text:list-item>
      </text:list>
      <text:p text:style-name="P93"/>
      <text:p text:style-name="Standard">In the next section we will examine the format of the package and the relevant IRIs for a specific manifestation of Akoma Ntoso documents, the XML format. </text:p>
      <text:h text:style-name="Heading_20_3" text:outline-level="3">The I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631718247" text:style-name="WW8Num2">
        <text:list-item>
          <text:p text:style-name="P76">If the document is just composed of text and does not refer to any multimedia fragment of any form, then the ZIP package contains a single document called “main.xml”. </text:p>
        </text:list-item>
        <text:list-item>
          <text:p text:style-name="P76">If the document is composed of many ManifestationComponents but does not refer to any multimedia fragment of any form, then the zip package is composed of many XML files, <text:span text:style-name="T3">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3"><text:s/></text:span></text:p>
        </text:list-item>
        <text:list-item>
          <text:p text:style-name="P76">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text:soft-page-break/></text:p>
      <text:list xml:id="list1295257008" text:continue-list="list323097439" text:style-name="WW8Num8">
        <text:list-item>
          <text:p text:style-name="P94">attachment1.xml<text:line-break/>Manifestation of the first attachment of the current document</text:p>
        </text:list-item>
        <text:list-item>
          <text:p text:style-name="P94">schedule3.xml<text:line-break/>Manifestation of the third attachment of the current document</text:p>
        </text:list-item>
        <text:list-item>
          <text:p text:style-name="P94">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202242220" text:style-name="WW8Num1">
        <text:list-item>
          <text:p text:style-name="P95">The IRI of the corresponding EXPRESSION as a whole</text:p>
        </text:list-item>
        <text:list-item>
          <text:p text:style-name="P95">The character “/”</text:p>
        </text:list-item>
        <text:list-item>
          <text:p text:style-name="P96">The relative reference to the required ManifestationComponent as specified above. </text:p>
        </text:list-item>
      </text:list>
      <text:h text:style-name="Heading_20_2" text:outline-level="2">The IRI of an Item</text:h>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I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4">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9"><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4">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text:soft-page-break/>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4">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3">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468330629" text:continue-list="list1295257008" text:style-name="WW8Num8">
        <text:list-item>
          <text:p text:style-name="P37">The base URL of a naming authority with IRI-resolving capabilities</text:p>
        </text:list-item>
        <text:list-item>
          <text:p text:style-name="P37">A detail fragment organizing in a hierarchical fashion the additional data:</text:p>
          <text:list>
            <text:list-item>
              <text:p text:style-name="P38">The string “/ontology”</text:p>
            </text:list-item>
            <text:list-item>
              <text:p text:style-name="P38">The official name of the appropriate TLC</text:p>
            </text:list-item>
            <text:list-item>
              <text:p text:style-name="P38">Any number (including none) of slash-separated subclasses of the TLC, as long as they all refer to correct properties of the corresponding instance </text:p>
            </text:list-item>
            <text:list-item>
              <text:p text:style-name="P38">The ID of the instance, guaranteed to be unique within the TLC. </text:p>
            </text:list-item>
          </text:list>
        </text:list-item>
      </text:list>
      <text:p text:style-name="P36"/>
      <text:p text:style-name="Standard">All components are separated by forward slashes (“/”) so as to exploit relative IRIs in references. </text:p>
      <text:p text:style-name="P90"/>
      <text:list xml:id="list73928732" text:continue-numbering="true" text:style-name="WW8Num8">
        <text:list-item>
          <text:p text:style-name="P91"><text:span text:style-name="T22">[http://www.authority.org]</text:span><text:span text:style-name="T3">/ontology/person/kn.joe.smith.1964-12-22</text:span><text:line-break/><text:soft-page-break/>Joe Smith </text:p>
        </text:list-item>
        <text:list-item>
          <text:p text:style-name="P91"><text:span text:style-name="T22">[http://www.authority.org]</text:span><text:span text:style-name="T3">/ontology/person/kn/kn.joe.smith.1964-12-22</text:span><text:line-break/>Joe Smith (implying that he is a Kenyan)</text:p>
        </text:list-item>
        <text:list-item>
          <text:p text:style-name="P91"><text:span text:style-name="T22">[http://www.authority.org]</text:span><text:span text:style-name="T3">/ontology/person/kn/judge/kn.joe.smith.1964-12-22</text:span><text:line-break/>Joe Smith (implying that he is a Kenyan who is a judge)</text:p>
        </text:list-item>
        <text:list-item>
          <text:p text:style-name="P91"><text:span text:style-name="T22">[http://www.authority.org]</text:span><text:span text:style-name="T3">/ontology/person/judge/kn/kn.joe.smith.1964-12-22</text:span><text:line-break/>Joe Smith (implying that he is a judge who is a Kenyan)</text:p>
        </text:list-item>
        <text:list-item>
          <text:p text:style-name="P91"><text:span text:style-name="T22">[http://www.authority.org]</text:span><text:span text:style-name="T3">/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1533429462" text:continue-numbering="true" text:style-name="WW8Num8">
        <text:list-item>
          <text:p text:style-name="P91"><text:span text:style-name="T22">[http://www.authority.org]</text:span>/sl/act/2004-02-13/2<text:line-break/><text:span text:style-name="T22">[http://www.authority.org]</text:span>/ontology/work/sl.act.2004-02-13.2</text:p>
        </text:list-item>
        <text:list-item>
          <text:p text:style-name="P91"><text:span text:style-name="T22">[http://www.authority.org]</text:span>/sl/act/2004-02-13/2/eng@2004-07-21<text:line-break/><text:span text:style-name="T22">[http://www.authority.org]</text:span>/ontology/expression/sl.act.2004-02-13.2.eng@2004-07-21</text:p>
        </text:list-item>
        <text:list-item>
          <text:p text:style-name="P91"><text:span text:style-name="T22">[http://www.authority.org]</text:span>/sl/act/2004-02-13/2/eng@2004-07-21/main/schedule1<text:line-break/><text:span text:style-name="T22">[http://www.authority.org]</text:span>/ontology/expression.component/sl.act.2004-02-13.2.eng@2004-07-21.main.schedule1</text:p>
        </text:list-item>
        <text:list-item>
          <text:p text:style-name="P91"><text:span text:style-name="T22">[http://www.authority.org]</text:span>/sl/act/2004-02-13/2/eng@2004-07-21/main.akn<text:line-break/><text:span text:style-name="T22">[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pan text:style-name="T15"><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620469230" text:style-name="WW8Num34">
        <text:list-item>
          <text:p text:style-name="P40"><text:span text:style-name="T3">kn.joe.smith.1964-12-22<text:line-break/></text:span><text:soft-page-break/>Mr. Joe Smith, the only Kenyan citizen with that name born on December 22nd, 1964 </text:p>
        </text:list-item>
      </text:list>
      <text:h text:style-name="Heading_20_3" text:outline-level="3">TLC Organization</text:h>
      <text:p text:style-name="Standard"><text:span text:style-name="T15"><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275668956" text:continue-numbering="true" text:style-name="WW8Num34">
        <text:list-item>
          <text:p text:style-name="P40"><text:span text:style-name="T3">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478060058" text:continue-numbering="true" text:style-name="WW8Num34">
        <text:list-item>
          <text:p text:style-name="P40"><text:span text:style-name="T3">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473885208" text:continue-numbering="true" text:style-name="WW8Num34">
        <text:list-item>
          <text:p text:style-name="P40"><text:span text:style-name="Macchina_20_da_20_scrivere_20_HTML"><text:span text:style-name="T20">wikipedia.weapon</text:span></text:span><text:span text:style-name="Macchina_20_da_20_scrivere_20_HTML"><text:span text:style-name="T21"><text:line-break/></text:span></text:span><text:span text:style-name="T18">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947443462" text:continue-numbering="true" text:style-name="WW8Num34">
        <text:list-item>
          <text:p text:style-name="P40"><text:span text:style-name="Macchina_20_da_20_scrivere_20_HTML"><text:span text:style-name="T20">wikipedia.world.war.ii</text:span></text:span><text:span text:style-name="Macchina_20_da_20_scrivere_20_HTML"><text:span text:style-name="T21"><text:line-break/></text:span></text:span><text:span text:style-name="T21">The second World War as defined in Wikipedia</text:span></text:p>
        </text:list-item>
      </text:list>
      <text:h text:style-name="Heading_20_3" text:outline-level="3">TLC Location</text:h>
      <text:p text:style-name="Standard">Places must refer to a specific reference resource that can be used to disambiguate the <text:soft-page-break/>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440680502" text:continue-numbering="true" text:style-name="WW8Num34">
        <text:list-item>
          <text:p text:style-name="P40"><text:span text:style-name="Macchina_20_da_20_scrivere_20_HTML"><text:span text:style-name="T20">wikipedia.rome</text:span></text:span><text:span text:style-name="Macchina_20_da_20_scrivere_20_HTML"><text:span text:style-name="T21"><text:line-break/></text:span></text:span><text:span text:style-name="T21">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565248327" text:continue-numbering="true" text:style-name="WW8Num34">
        <text:list-item>
          <text:p text:style-name="P40"><text:span text:style-name="Macchina_20_da_20_scrivere_20_HTML"><text:span text:style-name="T20">wikipedia.kn.promulgation</text:span></text:span><text:span text:style-name="Macchina_20_da_20_scrivere_20_HTML"><text:span text:style-name="T21"><text:line-break/></text:span></text:span><text:span text:style-name="T21">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704572919" text:continue-numbering="true" text:style-name="WW8Num34">
        <text:list-item>
          <text:p text:style-name="P40"><text:span text:style-name="Macchina_20_da_20_scrivere_20_HTML"><text:span text:style-name="T20">wikipedia.kn.speaker</text:span></text:span><text:span text:style-name="Macchina_20_da_20_scrivere_20_HTML"><text:span text:style-name="T21"><text:line-break/></text:span></text:span><text:span text:style-name="T21">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728873461" text:continue-numbering="true" text:style-name="WW8Num34">
        <text:list-item>
          <text:p text:style-name="P40"><text:span text:style-name="Macchina_20_da_20_scrivere_20_HTML"><text:span text:style-name="T20">wikipedia.eng.speaker</text:span></text:span><text:span text:style-name="Macchina_20_da_20_scrivere_20_HTML"><text:span text:style-name="T21"><text:line-break/></text:span></text:span><text:span text:style-name="T21">The role of the speaker of the house as defined in Wikipedia and expressed in English.</text:span></text:p>
        </text:list-item>
      </text:list>
      <text:p text:style-name="Standard"/>
      <text:h text:style-name="Heading_20_3" text:outline-level="3"><text:soft-page-break/>TLC Work</text:h>
      <text:p text:style-name="Standard">The domain-less IRI of the Work as specified in this document, with all slash substituted by dots. </text:p>
      <text:p text:style-name="Standard"/>
      <text:list xml:id="list252312227" text:continue-numbering="true" text:style-name="WW8Num34">
        <text:list-item>
          <text:p text:style-name="P40"><text:span text:style-name="T3">sl.act.2004-02-13.2<text:line-break/></text:span>Sierra Leone enacted Legislation. Act number 2 of 2004.</text:p>
        </text:list-item>
      </text:list>
      <text:h text:style-name="Heading_20_3" text:outline-level="3">TLC Expression</text:h>
      <text:p text:style-name="Standard">The domain-less IRI of the Expression as specified in this document, with all slash substituted by dots. </text:p>
      <text:p text:style-name="Standard"/>
      <text:list xml:id="list801047214" text:continue-numbering="true" text:style-name="WW8Num34">
        <text:list-item>
          <text:p text:style-name="P40"><text:span text:style-name="T3">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IRI of the Expression Component as specified in this document, with all slash substituted by dots. </text:p>
      <text:p text:style-name="Standard"/>
      <text:list xml:id="list1551558071" text:continue-numbering="true" text:style-name="WW8Num34">
        <text:list-item>
          <text:p text:style-name="P40"><text:span text:style-name="T3">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IRI of the Manifestation as specified in this document, with all slash substituted by dots. </text:p>
      <text:p text:style-name="Standard"/>
      <text:list xml:id="list1262236122" text:continue-numbering="true" text:style-name="WW8Num34">
        <text:list-item>
          <text:p text:style-name="P40"><text:span text:style-name="T3">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IRI of the Manifestation Component as specified in this document, with all slash substituted by dots. </text:p>
      <text:list xml:id="list1972316496" text:continue-numbering="true" text:style-name="WW8Num34">
        <text:list-item>
          <text:p text:style-name="P40"><text:span text:style-name="T3">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text:bookmark-start text:name="__RefHeading__19_475221409"/>Differences from previous releases<text:bookmark-end text:name="__RefHeading__19_475221409"/></text:h>
      <text:h text:style-name="Heading_20_2" text:outline-level="2"><text:change-start text:change-id="ct42226480"/>Differences between release 02/04/2014 (CSD09 AN 3.0) and 01/04/2014 (CSD0F AN 3.0)<text:change-end text:change-id="ct42226480"/></text:h>
      <text:p text:style-name="Standard"><text:change-start text:change-id="ct42170544"/>All constraints that were removed in version CSD0F have been reinstated, and the schema now validates documents that are valid and does NOT validate <text:change-end text:change-id="ct42170544"/><text:change-start text:change-id="ct42402544"/>documents that are not. <text:change-end text:change-id="ct42402544"/><text:change-start text:change-id="ct42370848"/><text:s/><text:change-end text:change-id="ct42370848"/></text:p>
      <text:h text:style-name="Heading_20_2" text:outline-level="2"><text:change-start text:change-id="ct41610240"/><text:soft-page-break/>Differences between release 02/04/2014 (CSD09<text:change-end text:change-id="ct41610240"/><text:change-start text:change-id="ct40928240"/> AN 3.0<text:change-end text:change-id="ct40928240"/><text:change-start text:change-id="ct41623440"/>) and 16/01/2014 (CSD08 AN 3.0)<text:change-end text:change-id="ct41623440"/></text:h>
      <text:p text:style-name="Standard"><text:change-start text:change-id="ct40931072"/>This release contains a number of modifications discussed by the group in the months of February and March 2014, and in <text:change-end text:change-id="ct40931072"/><text:change-start text:change-id="ct40936816"/>particular<text:change-end text:change-id="ct40936816"/><text:change-start text:change-id="ct41146592"/> <text:change-end text:change-id="ct41146592"/><text:change-start text:change-id="ct41159520"/>a whole new doctrine for ids in Akoma Ntoso<text:change-end text:change-id="ct41159520"/><text:change-start text:change-id="ct40929632"/>. In particular: <text:change-end text:change-id="ct40929632"/><text:change-start text:change-id="ct40935280"/></text:p>
      <text:list xml:id="list1769928747" text:continue-list="list648383797" text:style-name="WW8Num42">
        <text:list-item>
          <text:p text:style-name="P25">Core attributes <text:change-end text:change-id="ct40935280"/><text:change-start text:change-id="ct41179920"/><text:span text:style-name="Macchina_20_da_20_scrivere_20_HTML">originalId</text:span> and <text:change-end text:change-id="ct41179920"/><text:change-start text:change-id="ct40932464"/><text:span text:style-name="Macchina_20_da_20_scrivere_20_HTML">currentId</text:span> have been finally understood to refer to work-level identification (and thus <text:change-end text:change-id="ct40932464"/><text:change-start text:change-id="ct41164688"/>permanent<text:change-end text:change-id="ct41164688"/><text:change-start text:change-id="ct41160192"/> <text:change-end text:change-id="ct41160192"/><text:change-start text:change-id="ct40938208"/>and invariable) and expression-level identification (and thus semantically linked to the text of the expression)<text:change-end text:change-id="ct40938208"/><text:change-start text:change-id="ct41184848"/> respectively. For this reason, they have been renamed <text:span text:style-name="Macchina_20_da_20_scrivere_20_HTML">wId</text:span> and <text:span text:style-name="Macchina_20_da_20_scrivere_20_HTML">eId</text:span> respectively. </text:p>
        </text:list-item>
        <text:list-item>
          <text:p text:style-name="P25">Sections <text:change-end text:change-id="ct41184848"/><text:change-start text:change-id="ct42435200"/>7.3, 7.4<text:change-end text:change-id="ct42435200"/><text:change-start text:change-id="ct40945456"/> and <text:change-end text:change-id="ct40945456"/><text:change-start text:change-id="ct42048272"/>7.5 <text:change-end text:change-id="ct42048272"/><text:change-start text:change-id="ct40946848"/>of this release notes have been considerably revised and rewritten in terms on work-level ids, expression-level ids, and <text:change-end text:change-id="ct40946848"/><text:change-start text:change-id="ct41205824"/>the concept of <text:change-end text:change-id="ct41205824"/><text:change-start text:change-id="ct40948992"/>master expression has been <text:change-end text:change-id="ct40948992"/><text:change-start text:change-id="ct40950384"/>introduced. <text:change-end text:change-id="ct40950384"/><text:change-start text:change-id="ct41088992"/></text:p>
        </text:list-item>
        <text:list-item>
          <text:p text:style-name="P25">The <text:span text:style-name="Macchina_20_da_20_scrivere_20_HTML">docContainerType</text:span> used by elements such as <text:span text:style-name="Macchina_20_da_20_scrivere_20_HTML">component</text:span> and <text:span text:style-name="Macchina_20_da_20_scrivere_20_HTML">attachment</text:span>, has been added basic hierarchy elements such as <text:span text:style-name="Macchina_20_da_20_scrivere_20_HTML">num</text:span>, <text:span text:style-name="Macchina_20_da_20_scrivere_20_HTML">heading</text:span> and <text:span text:style-name="Macchina_20_da_20_scrivere_20_HTML">subheading</text:span>, to allow hosting document<text:change-end text:change-id="ct41088992"/><text:change-start text:change-id="ct41105440"/>s<text:change-end text:change-id="ct41105440"/><text:change-start text:change-id="ct41095120"/> to introduce properly <text:change-end text:change-id="ct41095120"/><text:change-start text:change-id="ct41106832"/>any hosted <text:change-end text:change-id="ct41106832"/><text:change-start text:change-id="ct41090944"/>components and attachments with introductory text and heading. <text:change-end text:change-id="ct41090944"/></text:p>
        </text:list-item>
        <text:list-item>
          <text:p text:style-name="P25"><text:change-start text:change-id="ct41108528"/>A new element, <text:span text:style-name="Macchina_20_da_20_scrivere_20_HTML">FRBRmasterExpression</text:span>,<text:change-end text:change-id="ct41108528"/><text:change-start text:change-id="ct41114304"/> has been added in the <text:span text:style-name="Macchina_20_da_20_scrivere_20_HTML">FRBRExpression</text:span> block to specify the URI of the Master Expression if t<text:change-end text:change-id="ct41114304"/><text:change-start text:change-id="ct41362224"/>his expression is <text:span text:style-name="T12">not</text:span> the master expression. The lack of the <text:span text:style-name="Macchina_20_da_20_scrivere_20_HTML">href</text:span> attribute implies that no master expression exist (e.g., for multi-lingual expression where no individual expression can be considered more important than the others), so that a UR-expression needs to be <text:change-end text:change-id="ct41362224"/><text:change-start text:change-id="ct41134352"/>specified in the <text:span text:style-name="Macchina_20_da_20_scrivere_20_HTML">refersTo</text:span> attribute, one virtual expression <text:change-end text:change-id="ct41134352"/><text:change-start text:change-id="ct41121824"/>whose <text:span text:style-name="Macchina_20_da_20_scrivere_20_HTML">eIds</text:span> <text:change-end text:change-id="ct41121824"/><text:change-start text:change-id="ct41417664"/>will be considered as<text:change-end text:change-id="ct41417664"/><text:change-start text:change-id="ct41404240"/> the <text:span text:style-name="Macchina_20_da_20_scrivere_20_HTML">wIds</text:span> of all other expressions. <text:change-end text:change-id="ct41404240"/></text:p>
        </text:list-item>
        <text:list-item>
          <text:p text:style-name="P25"><text:change-start text:change-id="ct41102240"/>Element <text:span text:style-name="Macchina_20_da_20_scrivere_20_HTML">renumberingInfo</text:span>, introduced in <text:change-end text:change-id="ct41102240"/><text:change-start text:change-id="ct41141936"/>CSD05 within <text:span text:style-name="Macchina_20_da_20_scrivere_20_HTML">temporalData</text:span>, has been re<text:change-end text:change-id="ct41141936"/><text:change-start text:change-id="ct40940112"/>named <text:span text:style-name="Macchina_20_da_20_scrivere_20_HTML">mapping</text:span> and placed inside a <text:span text:style-name="Macchina_20_da_20_scrivere_20_HTML">mappings</text:span> element inside <text:span text:style-name="Macchina_20_da_20_scrivere_20_HTML">analysis</text:span>, <text:change-end text:change-id="ct40940112"/><text:change-start text:change-id="ct41140544"/>t<text:change-end text:change-id="ct41140544"/><text:change-start text:change-id="ct40944064"/>o emphasize the fact that changes in ids do not happen only when a renumbering occurs, but also <text:change-end text:change-id="ct40944064"/><text:change-start text:change-id="ct41111568"/>whenever<text:change-end text:change-id="ct41111568"/><text:change-start text:change-id="ct40942672"/> <text:change-end text:change-id="ct40942672"/><text:change-start text:change-id="ct41093728"/>this expression is <text:span text:style-name="T12">not</text:span> the master expression of the document, i.e., whenever <text:span text:style-name="Macchina_20_da_20_scrivere_20_HTML">eIds</text:span> and <text:span text:style-name="Macchina_20_da_20_scrivere_20_HTML">wIds</text:span> diverge. <text:change-end text:change-id="ct41093728"/><text:change-start text:change-id="ct41124608"/>A<text:change-end text:change-id="ct41124608"/><text:change-start text:change-id="ct41099296"/>ttributes <text:change-end text:change-id="ct41099296"/><text:change-start text:change-id="ct41131568"/>have not <text:change-end text:change-id="ct41131568"/><text:change-start text:change-id="ct41100688"/>changed. <text:change-end text:change-id="ct41100688"/></text:p>
        </text:list-item>
        <text:list-item>
          <text:p text:style-name="P25"><text:change-start text:change-id="ct41117648"/>A new element <text:span text:style-name="Macchina_20_da_20_scrivere_20_HTML">previous</text:span> has been added within element <text:span text:style-name="Macchina_20_da_20_scrivere_20_HTML">textualMod</text:span> for identifying the location and id of the element <text:change-end text:change-id="ct41117648"/><text:change-start text:change-id="ct41132960"/>that was modified since<text:change-end text:change-id="ct41132960"/><text:change-start text:change-id="ct41123216"/> the previous expression<text:change-end text:change-id="ct41123216"/><text:change-start text:change-id="ct41135744"/>. Although this can be used for any modified element, it is strictly necessary <text:change-end text:change-id="ct41135744"/><text:change-start text:change-id="ct41120432"/>only for renumbering, to identi<text:change-end text:change-id="ct41120432"/><text:change-start text:change-id="ct41428592"/>f<text:change-end text:change-id="ct41428592"/><text:change-start text:change-id="ct41119040"/>y the <text:change-end text:change-id="ct41119040"/><text:change-start text:change-id="ct41139184"/>structure that has been renumbered. <text:change-end text:change-id="ct41139184"/></text:p>
        </text:list-item>
        <text:list-item>
          <text:p text:style-name="P25"><text:change-start text:change-id="ct42043648"/>Attribute time (esp. in the recordTime element) how accepts both time data as well as dateTime data. <text:change-end text:change-id="ct42043648"/></text:p>
        </text:list-item>
        <text:list-item>
          <text:p text:style-name="P25"><text:change-start text:change-id="ct43022768"/>Element <text:span text:style-name="Macchina_20_da_20_scrivere_20_HTML">listConclusion</text:span> has been renamed <text:span text:style-name="Macchina_20_da_20_scrivere_20_HTML">listWrap</text:span> to create a parallel with elements <text:span text:style-name="Macchina_20_da_20_scrivere_20_HTML">intro/listIntroduction</text:span> and <text:span text:style-name="Macchina_20_da_20_scrivere_20_HTML">wrap/listWrap</text:span>. <text:change-end text:change-id="ct43022768"/></text:p>
        </text:list-item>
      </text:list>
      <text:h text:style-name="Heading_20_2" text:outline-level="2">Differences between release 16/01/2014 (CSD08 AN 3.0) and 20/12/2013 (CSD07 AN 3.0)</text:h>
      <text:p text:style-name="Standard">This release contains a number of modifications discussed by the group, as well as one suggestion from outside, namely by Matthew Somerville of mysociety.org. In particular: </text:p>
      <text:list xml:id="list1042711374" text:continue-numbering="true" text:style-name="WW8Num42">
        <text:list-item>
          <text:p text:style-name="P25"><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25">An attribute <text:span text:style-name="Macchina_20_da_20_scrivere_20_HTML">href</text:span> has also been added to <text:span text:style-name="Macchina_20_da_20_scrivere_20_HTML">embeddedText</text:span> and <text:span text:style-name="Macchina_20_da_20_scrivere_20_HTML">embeddedStructure</text:span> (formerly <text:span text:style-name="Macchina_20_da_20_scrivere_20_HTML">extractText</text:span> and <text:span text:style-name="Macchina_20_da_20_scrivere_20_HTML">extractStructire</text:span>), so as to specify the IRI of the document they are embedding. Since sometimes the document may not actually exist independently, the attribute is optional. </text:p>
        </text:list-item>
      </text:list>
      <text:p text:style-name="P97"><text:soft-page-break/></text:p>
      <text:list xml:id="list375069478" text:continue-numbering="true" text:style-name="WW8Num42">
        <text:list-item>
          <text:p text:style-name="P25">A new container type, <text:span text:style-name="Macchina_20_da_20_scrivere_20_HTML">docCollectionType</text:span>, has been added and associated to elements attachment and component. </text:p>
        </text:list-item>
        <text:list-item>
          <text:p text:style-name="P25">The content type of <text:span text:style-name="Macchina_20_da_20_scrivere_20_HTML">documentCollection</text:span> has been changed to be composed of one or more <text:span text:style-name="Macchina_20_da_20_scrivere_20_HTML">component</text:span>, which in turn include either whole documents or interstitial elements. This is to harmonize the structure of the <text:span text:style-name="Macchina_20_da_20_scrivere_20_HTML">documentCollection</text:span> elements with <text:span text:style-name="Macchina_20_da_20_scrivere_20_HTML">components</text:span> and with <text:span text:style-name="Macchina_20_da_20_scrivere_20_HTML">attachments</text:span>. <text:s/></text:p>
        </text:list-item>
        <text:list-item>
          <text:p text:style-name="P25">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elements are referring to. </text:p>
        </text:list-item>
        <text:list-item>
          <text:p text:style-name="P25">As noticed by Ashok Hariharan, previous version did not modify the URI of the namespace. This has been fixed. </text:p>
        </text:list-item>
      </text:list>
      <text:h text:style-name="Heading_20_2" text:outline-level="2">Differences between release 20/12/2013 (CSD07 AN 3.0) and 25/9/2013 (CSD06 AN 3.0)</text:h>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1746387954" text:continue-numbering="true" text:style-name="WW8Num42">
        <text:list-item>
          <text:p text:style-name="P25">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25">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25">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25">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118">The schema referred to as Akoma Ntoso is provided by the Copyright Holder OASIS under this instantiation of the Akoma Ntoso SPECIFICATION LICENSE:</text:p>
      <text:p text:style-name="P118"/>
      <text:p text:style-name="P118">Copyright (C) Copyright Holder: All Rights Reserved.</text:p>
      <text:p text:style-name="P118"/>
      <text:p text:style-name="P118">Definition:</text:p>
      <text:p text:style-name="P118"/>
      <text:p text:style-name="P118">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p>
      <text:p text:style-name="P119"/>
      <text:p text:style-name="P118"><text:soft-page-break/>Declaration:</text:p>
      <text:p text:style-name="P118"/>
      <text:p text:style-name="P118">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118">* an unmodified copy of this document is included with all such copies and derivative works,</text:p>
      <text:p text:style-name="P118">* non-authorized derivative works are clearly identified as such, and</text:p>
      <text:p text:style-name="P118">* this Specification itself is not modified in any way, except as part of a collaboration with the Copyright Holder or to the extent necessary to translate its natural-language explanation and documentation into other natural languages.</text:p>
      <text:p text:style-name="P118"/>
      <text:p text:style-name="P118">Disclaimer:</text:p>
      <text:p text:style-name="P118"/>
      <text:p text:style-name="P118">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18"/>
      <text:p text:style-name="P118">The template of the Akoma Ntoso SPECIFICATION LICENSE, which may be instantiated for other specifications, can be found at the following URL:xxxxxxxxxxxxxx</text:p>
      <text:h text:style-name="Heading_20_2" text:outline-level="2">Difference in release CSD06 – 25 September 2013 as Modified 11 October 2013</text:h>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h text:style-name="Heading_20_2" text:outline-level="2">Differences between release 25/9/2013 (CSD05 AN 6.0) and 23/7/2013 (CSD03 AN 5.0)</text:h>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892765756" text:continue-numbering="true" text:style-name="WW8Num42">
        <text:list-item>
          <text:p text:style-name="P25">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25">Ids have been redesigned according to the Cocoloco Agreement of the 6<text:span text:style-name="T17">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text:soft-page-break/>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5">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5">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5">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5">The separator of multipart semantic ids (e.g., <text:span text:style-name="Macchina_20_da_20_scrivere_20_HTML">“bck1-par2”</text:span>) has been specified as “_” instead of “-“ in section 7.3 of these Release Notes. <text:s/></text:p>
        </text:list-item>
      </text:list>
      <text:h text:style-name="Heading_20_2" text:outline-level="2">Differences between release 23/7/2013 (CSD05 AN 3.0) and 18/2/2013 (CSD03 AN 3.0)</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994807259" text:continue-numbering="true" text:style-name="WW8Num42">
        <text:list-item>
          <text:p text:style-name="P25">The spelling judgment instead of judgement has been applied consistently throughout the schema as suggested by native English speakers and approved by the TC. </text:p>
        </text:list-item>
        <text:list-item>
          <text:p text:style-name="P25">The pattern popup has been renamed subFlow, and all types, groups and attribute groups containing the word popup have been renamed accordingly. Also the generic element popup is now named subFlow. </text:p>
        </text:list-item>
        <text:list-item>
          <text:p text:style-name="P25">Three new hcontainers have been added: rule, subRule and proviso.</text:p>
        </text:list-item>
        <text:list-item>
          <text:p text:style-name="P25">Element coverPage can now contain longTitle.</text:p>
        </text:list-item>
        <text:list-item>
          <text:p text:style-name="P25">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5">A new judgment section has been added called argument, to specify the argument used by the judge to evaluate a case. </text:p>
        </text:list-item>
        <text:list-item>
          <text:p text:style-name="P25">Attribute list dateTime has been removed (containing both a date and a time attributes) and replaced by a extended data type for the date attribute, allowing either a simple date value (with the usual syntax YYYY-MM-DD) or a dateTime value <text:span text:style-name="T30">YYYY-MM-DDThh:mm:ss(zzzz), where zzzzzz is either the letter “Z” (referring to UTC) or a six letter sequence composed of a plus or minus sign followed by a five-letter time offset with regard to UTC (e.g., CET would be -01:00, and EST would be +05:00)</text:span><text:span text:style-name="T31">. </text:span><text:span text:style-name="T30">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text:span><text:soft-page-break/><text:span text:style-name="T30">zone. All elements that used to have both date and time attributes (e.g, docDate, date, publication, eventRef, step, etc.) now only have the extended date attribute. </text:span></text:p>
        </text:list-item>
        <text:list-item>
          <text:p text:style-name="P25">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5">The type collectionStructure (used by complex documents) can now contain preambles. </text:p>
        </text:list-item>
        <text:list-item>
          <text:p text:style-name="P25">The hcontainer subdivision, has been added to the list of usable hcontainers, as it was left out erroneously. </text:p>
        </text:list-item>
        <text:list-item>
          <text:p text:style-name="P25">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5">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5">Type subFlowStructure (formerly popupStructure, used by subFlow elements such as quotedStructure and extractStructure, now allow more elements, in particular all document types (e.g., bill, act, etc.) and table elements tr, th, and td.</text:p>
        </text:list-item>
        <text:list-item>
          <text:p text:style-name="P25">Element FRBRname in FRBRWork properties can now be repeated as many times as needed to specify different well-known names with which the work is known. </text:p>
        </text:list-item>
        <text:list-item>
          <text:p text:style-name="P25">Type valueType, used by many metadata elements especially is the FRBR block, can now use the refersTo and showAs attribute. </text:p>
        </text:list-item>
        <text:list-item>
          <text:p text:style-name="P25">Modifier attributes exclusion and incomplete can now be added both to whole analysis elements, as before, as well as to individual members of the analysis element such as source, destination, etc. </text:p>
        </text:list-item>
        <text:list-item>
          <text:p text:style-name="P25">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h text:style-name="Heading_20_2" text:outline-level="2">Differences between release 18/2/2013 (CSD03 AN 3.0) and 6/2/2013 (CSD02 AN 3.0)</text:h>
      <text:p text:style-name="Standard">This release contains the modifications approved in the OASIS LegalDocML Technical Committee Conference Call of 13<text:span text:style-name="T17">th</text:span> February 2013, to better distinguish the product of legislative assemblies that are of a legislative nature and those that are not. In detail: </text:p>
      <text:list xml:id="list290355815" text:continue-numbering="true" text:style-name="WW8Num42">
        <text:list-item>
          <text:p text:style-name="P25">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5">A <text:span text:style-name="Macchina_20_da_20_scrivere_20_HTML">name</text:span> attribute has been added to all document types (and not only generic ones) to <text:soft-page-break/>allow for the specification of a local name for each document. For instance, an act may be called “Act”, “Statute”, “Title”, “Executive Order”, and still be an <text:span text:style-name="Macchina_20_da_20_scrivere_20_HTML">act</text:span>. </text:p>
        </text:list-item>
        <text:list-item>
          <text:p text:style-name="P25">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5">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Differences between release 6/2/2013 (CSD02 AN 3.0) and 20/1/2013 (CSD01 AN 3.0)</text:h>
      <text:p text:style-name="Standard">This release contains a few minor modifications to CSD01 as suggested by the discussion on the conference call of the OASIS LegalDocML Technical Committee of the 23<text:span text:style-name="T17">rd</text:span> of January 2013, arising from suggestions from Veronique Parisse of the European Parliament. </text:p>
      <text:list xml:id="list253833473" text:continue-numbering="true" text:style-name="WW8Num42">
        <text:list-item>
          <text:p text:style-name="P25">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3">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5">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5">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5">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Differences between release 20/1/2013 (CSD01 AN 3.0) and 27/07/2012 (AN 2.0)</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358408926" text:style-name="WW8Num29">
        <text:list-item>
          <text:list>
            <text:list-item>
              <text:p text:style-name="P98"><text:span text:style-name="Internet_20_link"><text:span text:style-name="T32">Working Draft (WD)</text:span></text:span></text:p>
            </text:list-item>
            <text:list-item>
              <text:p text:style-name="P81"><text:span text:style-name="Internet_20_link"><text:span text:style-name="T32">Committee Specification Draft (CSD)</text:span></text:span></text:p>
            </text:list-item>
            <text:list-item>
              <text:p text:style-name="P83">Committee Specification Public Review Draft (CSPRD)</text:p>
            </text:list-item>
            <text:list-item>
              <text:p text:style-name="P83">Committee Specification (CS)</text:p>
            </text:list-item>
            <text:list-item>
              <text:p text:style-name="P83">Candidate OASIS Standard (COS)</text:p>
            </text:list-item>
            <text:list-item>
              <text:p text:style-name="P83">OASIS Standard (OS)</text:p>
            </text:list-item>
            <text:list-item>
              <text:p text:style-name="P99">Approved Errata (Errata)</text:p>
            </text:list-item>
          </text:list>
        </text:list-item>
      </text:list>
      <text:p text:style-name="Standard"><text:soft-page-break/>, followed by a sequential number. Finally, the objective of this stage of the OASIS LegalDocML TC at this stage is to deliver the 3<text:span text:style-name="T17">rd</text:span> version of Akoma Ntoso. Therefore, the namespace of this release will be <text:a xlink:type="simple" xlink:href="http://docs.oasis-open.org/legaldocml/ns/akn/3.0/CSD01"><text:span text:style-name="Internet_20_link"><text:span text:style-name="T26">http://docs.oasis-open.org/legaldocml/ns/akn/3.0/CSD01</text:span></text:span></text:a><text:span text:style-name="T33"> .</text:span></text:p>
      <text:p text:style-name="P41">Additional differences include: </text:p>
      <text:list xml:id="list433025262" text:continue-list="list253833473" text:style-name="WW8Num42">
        <text:list-item>
          <text:p text:style-name="P25"><text:span text:style-name="T34">A new element has been included in speech sections, called </text:span><text:span text:style-name="Macchina_20_da_20_scrivere_20_HTML">speechGroup</text:span><text:span text:style-name="T34">.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4"> element will help identify the main speaker (attribute </text:span><text:span text:style-name="Macchina_20_da_20_scrivere_20_HTML">by</text:span><text:span text:style-name="T34">), the role of the main speaker (attribute </text:span><text:span text:style-name="Macchina_20_da_20_scrivere_20_HTML">as</text:span><text:span text:style-name="T34">) and the addressees (attribute </text:span><text:span text:style-name="Macchina_20_da_20_scrivere_20_HTML">to</text:span><text:span text:style-name="T34">) as well as the individual speech elements that the overall discussion is composed by. </text:span></text:p>
        </text:list-item>
        <text:list-item>
          <text:p text:style-name="P25"><text:span text:style-name="T34">Elements </text:span><text:span text:style-name="Macchina_20_da_20_scrivere_20_HTML">recitals</text:span><text:span text:style-name="T34">, </text:span><text:span text:style-name="Macchina_20_da_20_scrivere_20_HTML">citations</text:span><text:span text:style-name="T34"> and </text:span><text:span text:style-name="Macchina_20_da_20_scrivere_20_HTML">toc</text:span><text:span text:style-name="T34"> are now provided with a list of optional heading elements (such as </text:span><text:span text:style-name="Macchina_20_da_20_scrivere_20_HTML">header</text:span><text:span text:style-name="T34">, </text:span><text:span text:style-name="Macchina_20_da_20_scrivere_20_HTML">subheader</text:span><text:span text:style-name="T34">, </text:span><text:span text:style-name="Macchina_20_da_20_scrivere_20_HTML">num</text:span><text:span text:style-name="T34">, etc.) in case the structure of the section becomes fairly complicated. This also implies that </text:span><text:span text:style-name="Macchina_20_da_20_scrivere_20_HTML">toc</text:span><text:span text:style-name="T34">, previously a block element, has been upgraded to container. </text:span></text:p>
        </text:list-item>
        <text:list-item>
          <text:p text:style-name="P25"><text:span text:style-name="T34">Two new elements from HTML have been added, </text:span><text:span text:style-name="Macchina_20_da_20_scrivere_20_HTML">abbr</text:span><text:span text:style-name="T34"> and </text:span><text:span text:style-name="Macchina_20_da_20_scrivere_20_HTML">br</text:span><text:span text:style-name="T34"> (an inline and a marker, respectively). With the same use and semantics as in HTML. </text:span></text:p>
        </text:list-item>
        <text:list-item>
          <text:p text:style-name="P25"><text:span text:style-name="T34">Two new elements have been added to </text:span><text:span text:style-name="Macchina_20_da_20_scrivere_20_HTML">judgements</text:span><text:span text:style-name="T34">, namely </text:span><text:span text:style-name="Macchina_20_da_20_scrivere_20_HTML">arguments</text:span><text:span text:style-name="T34"> and </text:span><text:span text:style-name="Macchina_20_da_20_scrivere_20_HTML">remedies</text:span><text:span text:style-name="T34">. </text:span></text:p>
        </text:list-item>
        <text:list-item>
          <text:p text:style-name="P25"><text:span text:style-name="T34">Type </text:span><text:span text:style-name="Macchina_20_da_20_scrivere_20_HTML">YesNoType</text:span><text:span text:style-name="T34"> data type has been removed and unified with the plain </text:span><text:span text:style-name="Macchina_20_da_20_scrivere_20_HTML">xsd:Boolean</text:span><text:span text:style-name="T34"> data type. Attributes that used </text:span><text:span text:style-name="Macchina_20_da_20_scrivere_20_HTML">“yes”/”no”</text:span><text:span text:style-name="T34"> values need now to use </text:span><text:span text:style-name="Macchina_20_da_20_scrivere_20_HTML">“true”/”false”</text:span><text:span text:style-name="T34"> values. </text:span></text:p>
        </text:list-item>
        <text:list-item>
          <text:p text:style-name="P25">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5"><text:span text:style-name="T4">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5"><text:span text:style-name="T4">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5"><text:span text:style-name="T4">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5"><text:span text:style-name="T4">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5"><text:span text:style-name="T4">edited</text:span>: the content of the element is different in the markup (manifestation) than in the real content of the document (expression level) because it has been amended (e.g., to remove scurrilous or offensive remarks). </text:p>
            </text:list-item>
            <text:list-item>
              <text:p text:style-name="P25"><text:span text:style-name="T4">verbatim</text:span>: the content of the element is present in the markup (manifestation) is EXACTLY as it was in the real content of the document (expression level) because usual silent fixes and edits were NOT performed (e.g. to punctuation, <text:soft-page-break/>grammatical errors or other usually non-debatable problems). </text:p>
            </text:list-item>
            <text:list-item>
              <text:p text:style-name="P25"><text:span text:style-name="T4">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5"><text:span text:style-name="T4">unknown</text:span>: the content of the element or the value of a required attribute is NOT present in the markup (manifestation), although it should, because the author of the manifestation does not know it.</text:p>
            </text:list-item>
            <text:list-item>
              <text:p text:style-name="P25"><text:span text:style-name="T4">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5"><text:span text:style-name="T4">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5">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5"><text:span text:style-name="T34">All containers and hcontainers can now be empty. This is meant to help in using </text:span><text:span text:style-name="Macchina_20_da_20_scrivere_20_HTML">status=”omissis”</text:span><text:span text:style-name="T34"> on a structure, or any other situation in which content exist but is not represented in the XML document. </text:span></text:p>
        </text:list-item>
        <text:list-item>
          <text:p text:style-name="P25"><text:span text:style-name="T34">Elements </text:span><text:span text:style-name="Macchina_20_da_20_scrivere_20_HTML">formula</text:span><text:span text:style-name="T34"> and </text:span><text:span text:style-name="Macchina_20_da_20_scrivere_20_HTML">FRBRAlias</text:span><text:span text:style-name="T34"> have now a </text:span><text:span text:style-name="Macchina_20_da_20_scrivere_20_HTML">name</text:span><text:span text:style-name="T34"> attribute to help identify the kind of formula it is. </text:span></text:p>
        </text:list-item>
        <text:list-item>
          <text:p text:style-name="P25">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5">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5">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5"><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5">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5"><text:soft-page-break/>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5">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5">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Differences between release 27/07/2012 and 29/06/2012</text:h>
      <text:p text:style-name="Standard">This release contains just two small modifications: </text:p>
      <text:list xml:id="list276645297" text:continue-numbering="true" text:style-name="WW8Num42">
        <text:list-item>
          <text:p text:style-name="P25">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5">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5">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1967048940" text:continue-numbering="true" text:style-name="WW8Num42">
        <text:list-item>
          <text:p text:style-name="P25">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5">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5">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5">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5">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5">Element <text:span text:style-name="Macchina_20_da_20_scrivere_20_HTML">fragment</text:span> is now available as a document type, for fragments physically stored elsewhere than their main document. </text:p>
        </text:list-item>
        <text:list-item>
          <text:p text:style-name="P25">Some fixes in the overall organization of the modules were also performed. </text:p>
        </text:list-item>
      </text:list>
      <text:h text:style-name="Heading_20_2" text:outline-level="2"><text:soft-page-break/>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1633826287" text:continue-numbering="true" text:style-name="WW8Num42">
        <text:list-item>
          <text:p text:style-name="P25"><text:span text:style-name="T12">anyAttribute</text:span>: All elements now allow any attribute as long as they are specified in a different namespace than Akoma Ntoso. </text:p>
        </text:list-item>
        <text:list-item>
          <text:p text:style-name="P25">Element <text:span text:style-name="Macchina_20_da_20_scrivere_20_HTML">division</text:span> is now an <text:span text:style-name="T4">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5">A new manifestation-level structure has been created by extending the reach of <text:span text:style-name="Macchina_20_da_20_scrivere_20_HTML">componentRef</text:span> to <text:span text:style-name="T12">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5">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5">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5">A new preface inline element, <text:span text:style-name="Macchina_20_da_20_scrivere_20_HTML">shortTitle</text:span>, has been added for the identification of the short Title of an act. </text:p>
        </text:list-item>
        <text:list-item>
          <text:p text:style-name="P25">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5">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5">Elements <text:span text:style-name="Macchina_20_da_20_scrivere_20_HTML">FRBRcountry, FRBRsubtype, FRBRnumber, FRBRtitle </text:span>and<text:span text:style-name="Macchina_20_da_20_scrivere_20_HTML"> FRBRformat</text:span> <text:soft-page-break/>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5">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5">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5"><text:span text:style-name="T4">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5"><text:span text:style-name="T4">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5"><text:span text:style-name="T4">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5"><text:span text:style-name="T4">Bug fix</text:span>: attribute <text:span text:style-name="Macchina_20_da_20_scrivere_20_HTML">authoritative</text:span> in element <text:span text:style-name="Macchina_20_da_20_scrivere_20_HTML">FRBRtranslation</text:span> has been <text:span text:style-name="T4">really</text:span> introduced (it was documented in Release 15/7/2011, but it was not actually present). </text:p>
        </text:list-item>
        <text:list-item>
          <text:p text:style-name="P25"><text:span text:style-name="T4">Bug fix</text:span>: the automatically generated documentation within the XML Schema does not report spurious Akoma Ntoso 1.0 namespace declarations everywhere. <text:s/></text:p>
        </text:list-item>
        <text:list-item>
          <text:p text:style-name="P25"><text:span text:style-name="T4">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530906036" text:continue-numbering="true" text:style-name="WW8Num42">
        <text:list-item>
          <text:p text:style-name="P25">A new attribute, <text:span text:style-name="Macchina_20_da_20_scrivere_20_HTML">number</text:span>, has been specified for the metadata <text:span text:style-name="Macchina_20_da_20_scrivere_20_HTML">publication</text:span> element</text:p>
        </text:list-item>
        <text:list-item>
          <text:p text:style-name="P25">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5">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5">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5">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5">Element <text:span text:style-name="Macchina_20_da_20_scrivere_20_HTML">subheading</text:span> can now be placed within a <text:span text:style-name="Macchina_20_da_20_scrivere_20_HTML">quotedStructure</text:span></text:p>
        </text:list-item>
        <text:list-item>
          <text:p text:style-name="P25">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5"><text:soft-page-break/>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1130748559" text:style-name="WW8Num17">
        <text:list-item>
          <text:p text:style-name="P42">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42">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714497686" text:style-name="WW8Num43">
        <text:list-item>
          <text:p text:style-name="P43"><text:span text:style-name="T3">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43"><text:span text:style-name="T3">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43"><text:span text:style-name="T3">Specifying translations</text:span>:<text:span text:style-name="T3">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43">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ext:soft-page-break/>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3"/>
      <text:p text:style-name="P65"><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65"><text:span text:style-name="Macchina_20_da_20_scrivere_20_HTML"><text:span text:style-name="T15"><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5"><text:span text:style-name="Macchina_20_da_20_scrivere_20_HTML"><text:tab/><text:tab/>&lt;/collectionContent&gt;<text:line-break/><text:tab/>&lt;/documentCollection&gt;<text:line-break/>&lt;/akomaNtoso&gt;</text:span></text:p>
      <text:list xml:id="list114016715" text:continue-list="list1130748559" text:style-name="WW8Num17">
        <text:list-item>
          <text:p text:style-name="P42">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42"><text:soft-page-break/>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752953631" text:continue-numbering="true" text:style-name="WW8Num17">
        <text:list-item>
          <text:p text:style-name="P42">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21">Before: </text:p>
      <text:p text:style-name="P82"><text:span text:style-name="Macchina_20_da_20_scrivere_20_HTML">&lt;metadata&gt;</text:span></text:p>
      <text:p text:style-name="P82"><text:span text:style-name="Macchina_20_da_20_scrivere_20_HTML"><text:span text:style-name="T15"><text:s text:c="2"/></text:span></text:span><text:span text:style-name="Macchina_20_da_20_scrivere_20_HTML">&lt;lifecycle source="#fv"&gt;</text:span></text:p>
      <text:p text:style-name="P82"><text:span text:style-name="Macchina_20_da_20_scrivere_20_HTML"><text:span text:style-name="T15"><text:s text:c="4"/></text:span></text:span><text:span text:style-name="Macchina_20_da_20_scrivere_20_HTML">&lt;event id="e1" date="1997-08-29" source="#ro1" type="generation" refersTo="#LegislativeCreation"/&gt;</text:span></text:p>
      <text:p text:style-name="P69"><text:span text:style-name="Macchina_20_da_20_scrivere_20_HTML">    &lt;event id="e2" date="2003-12-19" source="#rp1" type="modification" refersTo="#LegislativeModification"/&gt;</text:span></text:p>
      <text:p text:style-name="P82"><text:span text:style-name="Macchina_20_da_20_scrivere_20_HTML"><text:span text:style-name="T15"><text:s text:c="2"/></text:span></text:span><text:span text:style-name="Macchina_20_da_20_scrivere_20_HTML">&lt;/lifecycle&gt;</text:span></text:p>
      <text:p text:style-name="P82"><text:span text:style-name="Macchina_20_da_20_scrivere_20_HTML">...</text:span></text:p>
      <text:p text:style-name="P82"><text:span text:style-name="Macchina_20_da_20_scrivere_20_HTML">&lt;/metadata&gt;</text:span></text:p>
      <text:p text:style-name="P82"><text:span text:style-name="Macchina_20_da_20_scrivere_20_HTML">&lt;body&gt;</text:span></text:p>
      <text:p text:style-name="P82"><text:span text:style-name="Macchina_20_da_20_scrivere_20_HTML">...</text:span></text:p>
      <text:p text:style-name="P82"><text:span text:style-name="Macchina_20_da_20_scrivere_20_HTML"><text:span text:style-name="T15"><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82"><text:span text:style-name="Macchina_20_da_20_scrivere_20_HTML">...</text:span></text:p>
      <text:p text:style-name="P82"><text:span text:style-name="Macchina_20_da_20_scrivere_20_HTML">&lt;/body&gt;</text:span></text:p>
      <text:p text:style-name="P21">After: </text:p>
      <text:p text:style-name="P82"><text:span text:style-name="Macchina_20_da_20_scrivere_20_HTML">&lt;metadata&gt;</text:span></text:p>
      <text:p text:style-name="P82"><text:span text:style-name="Macchina_20_da_20_scrivere_20_HTML"><text:span text:style-name="T15"><text:s text:c="2"/></text:span></text:span><text:span text:style-name="Macchina_20_da_20_scrivere_20_HTML">&lt;temporalData source="#FV"&gt;</text:span></text:p>
      <text:p text:style-name="P82"><text:span text:style-name="Macchina_20_da_20_scrivere_20_HTML"><text:span text:style-name="T15"><text:s text:c="4"/></text:span></text:span><text:span text:style-name="Macchina_20_da_20_scrivere_20_HTML">&lt;temporalGroup id="p1"&gt;</text:span></text:p>
      <text:p text:style-name="P82"><text:span text:style-name="Macchina_20_da_20_scrivere_20_HTML"><text:span text:style-name="T15"><text:s text:c="6"/></text:span></text:span><text:span text:style-name="Macchina_20_da_20_scrivere_20_HTML">&lt;timeInterval start="#e1" end="#e2" refersTo="#inforce"/&gt;</text:span></text:p>
      <text:p text:style-name="P82"><text:span text:style-name="Macchina_20_da_20_scrivere_20_HTML"><text:span text:style-name="T15"><text:s text:c="4"/></text:span></text:span><text:span text:style-name="Macchina_20_da_20_scrivere_20_HTML">&lt;/temporalGroup&gt;</text:span></text:p>
      <text:p text:style-name="P82"><text:span text:style-name="Macchina_20_da_20_scrivere_20_HTML"><text:span text:style-name="T15"><text:s text:c="2"/></text:span></text:span><text:span text:style-name="Macchina_20_da_20_scrivere_20_HTML">&lt;/temporalData&gt;</text:span></text:p>
      <text:p text:style-name="P82"><text:span text:style-name="Macchina_20_da_20_scrivere_20_HTML"><text:span text:style-name="T15"><text:s text:c="2"/></text:span></text:span><text:span text:style-name="Macchina_20_da_20_scrivere_20_HTML">&lt;lifecycle source="#fv"&gt;</text:span></text:p>
      <text:p text:style-name="P82"><text:span text:style-name="Macchina_20_da_20_scrivere_20_HTML"><text:span text:style-name="T15"><text:s text:c="4"/></text:span></text:span><text:span text:style-name="Macchina_20_da_20_scrivere_20_HTML">&lt;event id="e1" date="1997-08-29" source="#ro1" type="generation" refersTo="#LegislativeCreation"/&gt;</text:span></text:p>
      <text:p text:style-name="P69"><text:span text:style-name="Macchina_20_da_20_scrivere_20_HTML">    &lt;event id="e2" date="2003-12-19" source="#rp1" type="modification" </text:span><text:soft-page-break/><text:span text:style-name="Macchina_20_da_20_scrivere_20_HTML">refersTo="#LegislativeModification"/&gt;</text:span></text:p>
      <text:p text:style-name="P82"><text:span text:style-name="Macchina_20_da_20_scrivere_20_HTML"><text:span text:style-name="T15"><text:s text:c="2"/></text:span></text:span><text:span text:style-name="Macchina_20_da_20_scrivere_20_HTML">&lt;/lifecycle&gt;</text:span></text:p>
      <text:p text:style-name="P82"><text:span text:style-name="Macchina_20_da_20_scrivere_20_HTML">...</text:span></text:p>
      <text:p text:style-name="P82"><text:span text:style-name="Macchina_20_da_20_scrivere_20_HTML">&lt;/metadata&gt;</text:span></text:p>
      <text:p text:style-name="P82"><text:span text:style-name="Macchina_20_da_20_scrivere_20_HTML">&lt;body&gt;</text:span></text:p>
      <text:p text:style-name="P82"><text:span text:style-name="Macchina_20_da_20_scrivere_20_HTML">...</text:span></text:p>
      <text:p text:style-name="P82"><text:span text:style-name="Macchina_20_da_20_scrivere_20_HTML"><text:span text:style-name="T15"><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82"><text:span text:style-name="Macchina_20_da_20_scrivere_20_HTML">...</text:span></text:p>
      <text:p text:style-name="P82"><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970590650" text:continue-list="list1972316496" text:style-name="WW8Num34">
        <text:list-item>
          <text:p text:style-name="P40">It is possible to introduce time intervals with either two dates, or a start date and a duration or an end date and a duration.</text:p>
        </text:list-item>
        <text:list-item>
          <text:p text:style-name="P40">It is possible to specify in force intervals, efficacy intervals and any other type of time information without cluttering the actual content of the document with more and more start and end attributes.</text:p>
        </text:list-item>
        <text:list-item>
          <text:p text:style-name="P40">Time information shared by many different elements in the document are grouped in a single collection, so that it becomes possible to understand at a glance how many intervals are relevant for the document. </text:p>
        </text:list-item>
        <text:list-item>
          <text:p text:style-name="P40">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159299432" text:continue-list="list752953631" text:style-name="WW8Num17">
        <text:list-item>
          <text:p text:style-name="P42">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42">inlineNote are now called authorialNote, </text:p>
        </text:list-item>
        <text:list-item>
          <text:p text:style-name="P42">outOfLineNotes have been removed. </text:p>
        </text:list-item>
        <text:list-item>
          <text:p text:style-name="P42">Attribute <text:span text:style-name="Macchina_20_da_20_scrivere_20_HTML">placement</text:span> has been added. </text:p>
        </text:list-item>
        <text:list-item>
          <text:p text:style-name="P42">Attribute num has been renamed <text:span text:style-name="Macchina_20_da_20_scrivere_20_HTML">marker</text:span> and has become optional, given that sometimes one does not have any marker whatsoever for the note. </text:p>
        </text:list-item>
        <text:list-item>
          <text:p text:style-name="P42">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8">To summarize: </text:p>
      <text:list xml:id="list110253429" text:continue-numbering="true" text:style-name="WW8Num17">
        <text:list-item>
          <text:list>
            <text:list-item>
              <text:p text:style-name="P100">To place a note at the end of page, <text:span text:style-name="Macchina_20_da_20_scrivere_20_HTML">placement="bottom"</text:span> and no <text:span text:style-name="Macchina_20_da_20_scrivere_20_HTML">placementBase</text:span></text:p>
            </text:list-item>
            <text:list-item>
              <text:p text:style-name="P100">To place a note at the end of a document, <text:span text:style-name="Macchina_20_da_20_scrivere_20_HTML">placement="bottom"</text:span> and <text:span text:style-name="Macchina_20_da_20_scrivere_20_HTML">placementBase="#[document ID]"</text:span></text:p>
            </text:list-item>
            <text:list-item>
              <text:p text:style-name="P100">To place a note at the end of a structure, including quotations, <text:soft-page-break/><text:span text:style-name="Macchina_20_da_20_scrivere_20_HTML">placement="bottom"</text:span> and <text:span text:style-name="Macchina_20_da_20_scrivere_20_HTML">placementBase="#[structure ID]"</text:span></text:p>
            </text:list-item>
            <text:list-item>
              <text:p text:style-name="P100">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100">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100">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100">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101">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subFlow pattern </text:h>
      <text:list xml:id="list1217613590" text:continue-list="list1714497686" text:style-name="WW8Num43">
        <text:list-item>
          <text:p text:style-name="P43">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Parallel speech</text:h>
      <text:list xml:id="list1493304169" text:style-name="WW8Num51">
        <text:list-item>
          <text:p text:style-name="P102">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608713474" text:continue-list="list1471218162" text:style-name="WW8Num36">
        <text:list-item>
          <text:p text:style-name="P22">multi-lingual documents that contain the same structures in different languages</text:p>
        </text:list-item>
        <text:list-item>
          <text:p text:style-name="P22">multi-version documents that contain the same structures in different versions</text:p>
        </text:list-item>
        <text:list-item>
          <text:p text:style-name="P22">multiple transcriptions, that contain the same speech in different transcriptions. For instance: </text:p>
        </text:list-item>
      </text:list>
      <text:p text:style-name="P104"><text:span text:style-name="Macchina_20_da_20_scrivere_20_HTML">&lt;speech id="sp1" by="#fv" status="verbatim"&gt;</text:span></text:p>
      <text:p text:style-name="P104"><text:span text:style-name="Macchina_20_da_20_scrivere_20_HTML"><text:span text:style-name="T15"><text:s text:c="3"/></text:span></text:span><text:span text:style-name="Macchina_20_da_20_scrivere_20_HTML">&lt;from&gt;Fabio Vitali&lt;/from&gt;</text:span></text:p>
      <text:p text:style-name="P104"><text:span text:style-name="Macchina_20_da_20_scrivere_20_HTML"><text:span text:style-name="T15"><text:s text:c="3"/></text:span></text:span><text:span text:style-name="Macchina_20_da_20_scrivere_20_HTML">&lt;p&gt;Questo è il mio discorso in Italiano&lt;/p&gt;</text:span></text:p>
      <text:p text:style-name="P104"><text:span text:style-name="Macchina_20_da_20_scrivere_20_HTML">&lt;/speech&gt;</text:span></text:p>
      <text:p text:style-name="P104"><text:span text:style-name="Macchina_20_da_20_scrivere_20_HTML">&lt;speech id="sp1-alt1" by="#fv" status="translated" alternativeTo="#sp1"&gt;</text:span></text:p>
      <text:p text:style-name="P104"><text:span text:style-name="Macchina_20_da_20_scrivere_20_HTML"><text:span text:style-name="T15"><text:s text:c="3"/></text:span></text:span><text:span text:style-name="Macchina_20_da_20_scrivere_20_HTML">&lt;from&gt;Fabio Vitali&lt;/from&gt;</text:span></text:p>
      <text:p text:style-name="P104"><text:span text:style-name="Macchina_20_da_20_scrivere_20_HTML"><text:span text:style-name="T15"><text:s text:c="3"/></text:span></text:span><text:span text:style-name="Macchina_20_da_20_scrivere_20_HTML">&lt;p&gt;This is my speech in Italian&lt;/p&gt;</text:span></text:p>
      <text:p text:style-name="P104"><text:span text:style-name="Macchina_20_da_20_scrivere_20_HTML">&lt;/speech&gt;</text:span></text:p>
      <text:h text:style-name="Heading_20_3" text:outline-level="3"><text:soft-page-break/>Votes and quorum </text:h>
      <text:list xml:id="list555492622" text:continue-list="list110253429" text:style-name="WW8Num17">
        <text:list-item>
          <text:p text:style-name="P42">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42">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105"><text:span text:style-name="Macchina_20_da_20_scrivere_20_HTML">&lt;parliamentary&gt;</text:span></text:p>
      <text:p text:style-name="P105"><text:span text:style-name="Macchina_20_da_20_scrivere_20_HTML"><text:span text:style-name="T15"><text:s text:c="2"/></text:span></text:span><text:span text:style-name="Macchina_20_da_20_scrivere_20_HTML">&lt;voting id="vot1" href="#smr1" refersTo="#billAppr" outcome="#approved"&gt;</text:span></text:p>
      <text:p text:style-name="P105"><text:span text:style-name="Macchina_20_da_20_scrivere_20_HTML"><text:tab/>&lt;quorum id="vot1-quo1" refersTo="#majority" value="50"/&gt;</text:span></text:p>
      <text:p text:style-name="P105"><text:span text:style-name="Macchina_20_da_20_scrivere_20_HTML"><text:tab/>&lt;count id="vot1-cnt1" refersTo="#yeah" href="#qt1" value="41"/&gt;</text:span></text:p>
      <text:p text:style-name="P105"><text:span text:style-name="Macchina_20_da_20_scrivere_20_HTML"><text:tab/>&lt;count id="vot1-cnt2" refersTo="#nay" href="#qt2" value="34"/&gt;</text:span></text:p>
      <text:p text:style-name="P105"><text:span text:style-name="Macchina_20_da_20_scrivere_20_HTML"><text:tab/>&lt;count id="vot1-cnt3" refersTo="#nulls" href="#span147" value="23"/&gt;</text:span></text:p>
      <text:p text:style-name="P105"><text:span text:style-name="Macchina_20_da_20_scrivere_20_HTML"><text:span text:style-name="T15"><text:s text:c="2"/></text:span></text:span><text:span text:style-name="Macchina_20_da_20_scrivere_20_HTML">&lt;/voting&gt;</text:span></text:p>
      <text:p text:style-name="P105"><text:span text:style-name="Macchina_20_da_20_scrivere_20_HTML">&lt;/parliamentary&gt;</text:span></text:p>
      <text:p text:style-name="P105"><text:span text:style-name="Macchina_20_da_20_scrivere_20_HTML">...</text:span></text:p>
      <text:p text:style-name="P105"><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988927388" text:continue-numbering="true" text:style-name="WW8Num17">
        <text:list-item>
          <text:p text:style-name="P42">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2020747961" text:continue-numbering="true" text:style-name="WW8Num17">
        <text:list-item>
          <text:p text:style-name="P42">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42">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42">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42">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42">Element publication in the metadata is now optional (to allow for unpublished documents such as individual amendments).</text:p>
        </text:list-item>
        <text:list-item>
          <text:p text:style-name="P42">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42"><text:soft-page-break/>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2118154052" text:style-name="WW8Num15">
        <text:list-item>
          <text:p text:style-name="P103">New preface-level elements: Some new elements have been added to use in prefaces: <text:span text:style-name="Macchina_20_da_20_scrivere_20_HTML">docCommittee, docIntroducer, docStage, docStatus, docJurisdiction</text:span><text:span text:style-name="T29">,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103">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103">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1602454850" text:style-name="WW8Num24">
        <text:list-item>
          <text:p text:style-name="P44">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4">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4">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4">Element <text:span text:style-name="Macchina_20_da_20_scrivere_20_HTML">entity</text:span> is now fully a generic element and requires a <text:span text:style-name="Macchina_20_da_20_scrivere_20_HTML">name</text:span> attribute.</text:p>
        </text:list-item>
        <text:list-item>
          <text:p text:style-name="P44">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4">A new preface inline element has been added, affectedDoc, to specify the document which is affected by this amendment. </text:p>
        </text:list-item>
        <text:list-item>
          <text:p text:style-name="P44">A new inline element, <text:span text:style-name="Macchina_20_da_20_scrivere_20_HTML">relatedDoc</text:span>, has been added for the document discussed within report documents. </text:p>
        </text:list-item>
        <text:list-item>
          <text:p text:style-name="P44">A new inline element, <text:span text:style-name="Macchina_20_da_20_scrivere_20_HTML">change</text:span>, has been added for the changes contained in the <text:soft-page-break/>face-to-face text of an amendment. </text:p>
        </text:list-item>
        <text:list-item>
          <text:p text:style-name="P44">A new HTML element, <text:span text:style-name="Macchina_20_da_20_scrivere_20_HTML">u</text:span>, has been added with similar use as in HTML, namely, to specify an underline. </text:p>
        </text:list-item>
        <text:list-item>
          <text:p text:style-name="P44">Element <text:span text:style-name="Macchina_20_da_20_scrivere_20_HTML">recordedTime</text:span> is now an inline element and not a marker anymore.</text:p>
        </text:list-item>
        <text:list-item>
          <text:p text:style-name="P44">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1092094933" text:continue-list="list2020747961" text:style-name="WW8Num17">
        <text:list-item>
          <text:p text:style-name="P42">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42">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42">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517370644" text:continue-numbering="true" text:style-name="WW8Num17">
        <text:list-item>
          <text:p text:style-name="P42">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42">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33">.</text:span></text:p>
        </text:list-item>
        <text:list-item>
          <text:p text:style-name="P42">Element <text:span text:style-name="Macchina_20_da_20_scrivere_20_HTML">from</text:span> was made optional. </text:p>
        </text:list-item>
        <text:list-item>
          <text:p text:style-name="P42">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573491758" text:continue-list="list1493304169" text:style-name="WW8Num51">
        <text:list-item>
          <text:p text:style-name="P106">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106">Element <text:span text:style-name="Macchina_20_da_20_scrivere_20_HTML">intro</text:span> does not belong to the content model of element<text:span text:style-name="Macchina_20_da_20_scrivere_20_HTML"> component</text:span> anymore. </text:p>
        </text:list-item>
      </text:list>
      <text:list xml:id="list1315761144" text:continue-list="list517370644" text:style-name="WW8Num17">
        <text:list-item>
          <text:p text:style-name="P107">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289771842" text:continue-list="list573491758" text:style-name="WW8Num51">
        <text:list-item>
          <text:p text:style-name="P106"><text:soft-page-break/><text:span text:style-name="T4">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106"><text:span text:style-name="T4">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2096403813" text:continue-list="list970590650" text:style-name="WW8Num34">
        <text:list-item>
          <text:p text:style-name="P40">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40">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401867602" text:continue-numbering="true" text:style-name="WW8Num34">
        <text:list-item>
          <text:p text:style-name="P40">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40">Speech-related containers such as <text:span text:style-name="tt">administrationOfOaths, declarationOfVote,</text:span> etc. have been added to the list of containers that can be specified anywhere. </text:p>
        </text:list-item>
        <text:list-item>
          <text:p text:style-name="P40">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40">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40">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text:soft-page-break/>(references to instances of) a date, an actor (either a TLCPerson or a TLCOrganization), a role (a TLCRole), and an outcome (a TLCConcept). </text:p>
        </text:list-item>
        <text:list-item>
          <text:p text:style-name="P40">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085958674" text:continue-numbering="true" text:style-name="WW8Num34">
        <text:list-item>
          <text:p text:style-name="P40">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40">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40">Complex types anyOther and anyOtherType, which were identical, have been brought together into one type, anyOtherType. All elements and attributes have been updated accordingly. </text:p>
        </text:list-item>
        <text:list-item>
          <text:p text:style-name="P40">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3">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text:soft-page-break/>pointing to a structure in the document to which the out of line text should be attached to, and contains blocks such as <text:span text:style-name="Macchina_20_da_20_scrivere_20_HTML">p</text:span> elements. </text:p>
      <text:p text:style-name="Standard">Thus the fragment </text:p>
      <text:p text:style-name="P5"><text:span text:style-name="Macchina_20_da_20_scrivere_20_HTML"><text:span text:style-name="T5">&lt;akomaNtoso xmlns="http://www.akomantoso.org/1.0"&gt;</text:span></text:span></text:p>
      <text:p text:style-name="P84"><text:span text:style-name="Macchina_20_da_20_scrivere_20_HTML"><text:span text:style-name="T15"><text:s text:c="4"/></text:span></text:span><text:span text:style-name="Macchina_20_da_20_scrivere_20_HTML">&lt;act&gt;</text:span></text:p>
      <text:p text:style-name="P84"><text:span text:style-name="Macchina_20_da_20_scrivere_20_HTML"><text:span text:style-name="T15"><text:s text:c="8"/></text:span></text:span><text:span text:style-name="Macchina_20_da_20_scrivere_20_HTML">...</text:span></text:p>
      <text:p text:style-name="P84"><text:span text:style-name="Macchina_20_da_20_scrivere_20_HTML"><text:span text:style-name="T15"><text:s text:c="8"/></text:span></text:span><text:span text:style-name="Macchina_20_da_20_scrivere_20_HTML">&lt;body&gt;</text:span></text:p>
      <text:p text:style-name="P84"><text:span text:style-name="Macchina_20_da_20_scrivere_20_HTML"><text:span text:style-name="T15"><text:s text:c="12"/></text:span></text:span><text:span text:style-name="Macchina_20_da_20_scrivere_20_HTML">&lt;section id="sect54.a"&gt;</text:span></text:p>
      <text:p text:style-name="P84"><text:span text:style-name="Macchina_20_da_20_scrivere_20_HTML"><text:span text:style-name="T15"><text:s text:c="16"/></text:span></text:span><text:span text:style-name="Macchina_20_da_20_scrivere_20_HTML">&lt;num&gt;54A&lt;/num&gt;</text:span></text:p>
      <text:p text:style-name="P84"><text:span text:style-name="Macchina_20_da_20_scrivere_20_HTML"><text:span text:style-name="T15"><text:s text:c="16"/></text:span></text:span><text:span text:style-name="Macchina_20_da_20_scrivere_20_HTML">&lt;heading&gt;Conduct of prosecutions.&lt;/heading&gt;</text:span></text:p>
      <text:p text:style-name="P84"><text:span text:style-name="Macchina_20_da_20_scrivere_20_HTML"><text:span text:style-name="T15"><text:s text:c="16"/></text:span></text:span><text:span text:style-name="Macchina_20_da_20_scrivere_20_HTML">&lt;clause id="sect54.a-cla1"&gt;</text:span></text:p>
      <text:p text:style-name="P84"><text:span text:style-name="Macchina_20_da_20_scrivere_20_HTML"><text:span text:style-name="T15"><text:s text:c="20"/></text:span></text:span><text:span text:style-name="Macchina_20_da_20_scrivere_20_HTML">&lt;num&gt;(1)&lt;/num&gt;</text:span></text:p>
      <text:p text:style-name="P5"><text:span text:style-name="Macchina_20_da_20_scrivere_20_HTML"><text:span text:style-name="T7"><text:s text:c="20"/></text:span></text:span><text:span text:style-name="Macchina_20_da_20_scrivere_20_HTML"><text:span text:style-name="T6">&lt;sideNote&gt;Cap 75.&lt;/sideNote&gt;</text:span></text:span></text:p>
      <text:p text:style-name="P5"><text:span text:style-name="Macchina_20_da_20_scrivere_20_HTML"><text:span text:style-name="T8"><text:s text:c="20"/></text:span></text:span><text:span text:style-name="Macchina_20_da_20_scrivere_20_HTML"><text:span text:style-name="T5">&lt;content&gt;</text:span></text:span></text:p>
      <text:p text:style-name="P5"><text:span text:style-name="Macchina_20_da_20_scrivere_20_HTML"><text:span text:style-name="T8"><text:s text:c="24"/></text:span></text:span><text:span text:style-name="Macchina_20_da_20_scrivere_20_HTML"><text:span text:style-name="T5">&lt;p&gt; Blah blah&lt;/p&gt;</text:span></text:span></text:p>
      <text:p text:style-name="P5"><text:span text:style-name="Macchina_20_da_20_scrivere_20_HTML"><text:span text:style-name="T8"><text:s text:c="20"/></text:span></text:span><text:span text:style-name="Macchina_20_da_20_scrivere_20_HTML"><text:span text:style-name="T5">&lt;/content&gt;</text:span></text:span></text:p>
      <text:p text:style-name="P5"><text:span text:style-name="Macchina_20_da_20_scrivere_20_HTML"><text:span text:style-name="T8"><text:s text:c="16"/></text:span></text:span><text:span text:style-name="Macchina_20_da_20_scrivere_20_HTML"><text:span text:style-name="T5">&lt;/clause&gt;</text:span></text:span></text:p>
      <text:p text:style-name="P5"><text:span text:style-name="Macchina_20_da_20_scrivere_20_HTML"><text:span text:style-name="T8"><text:s text:c="12"/></text:span></text:span><text:span text:style-name="Macchina_20_da_20_scrivere_20_HTML"><text:span text:style-name="T5">&lt;/section&gt;</text:span></text:span></text:p>
      <text:p text:style-name="P5"><text:span text:style-name="Macchina_20_da_20_scrivere_20_HTML"><text:span text:style-name="T8"><text:s text:c="8"/></text:span></text:span><text:span text:style-name="Macchina_20_da_20_scrivere_20_HTML"><text:span text:style-name="T5">&lt;/body&gt;</text:span></text:span></text:p>
      <text:p text:style-name="P5"><text:span text:style-name="Macchina_20_da_20_scrivere_20_HTML"><text:span text:style-name="T8"><text:s text:c="5"/></text:span></text:span><text:span text:style-name="Macchina_20_da_20_scrivere_20_HTML"><text:span text:style-name="T5">&lt;/act&gt;</text:span></text:span></text:p>
      <text:p text:style-name="P5"><text:span text:style-name="Macchina_20_da_20_scrivere_20_HTML"><text:span text:style-name="T5">&lt;/akomaNtoso&gt;</text:span></text:span></text:p>
      <text:p text:style-name="Standard">needs to become: </text:p>
      <text:p text:style-name="P5"><text:span text:style-name="Macchina_20_da_20_scrivere_20_HTML"><text:span text:style-name="T5">&lt;akomaNtoso xmlns="http://www.akomantoso.org/1.0"&gt;</text:span></text:span></text:p>
      <text:p text:style-name="P5"><text:span text:style-name="Macchina_20_da_20_scrivere_20_HTML"><text:span text:style-name="T8"><text:s text:c="4"/></text:span></text:span><text:span text:style-name="Macchina_20_da_20_scrivere_20_HTML"><text:span text:style-name="T5">&lt;act&gt;</text:span></text:span></text:p>
      <text:p text:style-name="P5"><text:span text:style-name="Macchina_20_da_20_scrivere_20_HTML"><text:span text:style-name="T8"><text:s text:c="8"/></text:span></text:span><text:span text:style-name="Macchina_20_da_20_scrivere_20_HTML"><text:span text:style-name="T5">...</text:span></text:span></text:p>
      <text:p text:style-name="P5"><text:span text:style-name="Macchina_20_da_20_scrivere_20_HTML"><text:span text:style-name="T8"><text:s text:c="8"/></text:span></text:span><text:span text:style-name="Macchina_20_da_20_scrivere_20_HTML"><text:span text:style-name="T5">&lt;body&gt;</text:span></text:span></text:p>
      <text:p text:style-name="P5"><text:span text:style-name="Macchina_20_da_20_scrivere_20_HTML"><text:span text:style-name="T8"><text:s text:c="12"/></text:span></text:span><text:span text:style-name="Macchina_20_da_20_scrivere_20_HTML"><text:span text:style-name="T5">&lt;section id="sect54.a"&gt;</text:span></text:span></text:p>
      <text:p text:style-name="P5"><text:span text:style-name="Macchina_20_da_20_scrivere_20_HTML"><text:span text:style-name="T8"><text:s text:c="16"/></text:span></text:span><text:span text:style-name="Macchina_20_da_20_scrivere_20_HTML"><text:span text:style-name="T5">&lt;num&gt;54A&lt;/num&gt;</text:span></text:span></text:p>
      <text:p text:style-name="P5"><text:span text:style-name="Macchina_20_da_20_scrivere_20_HTML"><text:span text:style-name="T8"><text:s text:c="16"/></text:span></text:span><text:span text:style-name="Macchina_20_da_20_scrivere_20_HTML"><text:span text:style-name="T5">&lt;heading&gt;Conduct of prosecutions.&lt;/heading&gt;</text:span></text:span></text:p>
      <text:p text:style-name="P5"><text:span text:style-name="Macchina_20_da_20_scrivere_20_HTML"><text:span text:style-name="T8"><text:s text:c="16"/></text:span></text:span><text:span text:style-name="Macchina_20_da_20_scrivere_20_HTML"><text:span text:style-name="T5">&lt;clause </text:span></text:span><text:span text:style-name="Macchina_20_da_20_scrivere_20_HTML"><text:span text:style-name="T6">id="sect54.a-cla1"</text:span></text:span><text:span text:style-name="Macchina_20_da_20_scrivere_20_HTML"><text:span text:style-name="T5">&gt;</text:span></text:span></text:p>
      <text:p text:style-name="P84"><text:span text:style-name="Macchina_20_da_20_scrivere_20_HTML"><text:span text:style-name="T15"><text:s text:c="20"/></text:span></text:span><text:span text:style-name="Macchina_20_da_20_scrivere_20_HTML">&lt;num&gt;(1)&lt;/num&gt;</text:span></text:p>
      <text:p text:style-name="P84"><text:span text:style-name="Macchina_20_da_20_scrivere_20_HTML"><text:span text:style-name="T15"><text:s text:c="20"/></text:span></text:span><text:span text:style-name="Macchina_20_da_20_scrivere_20_HTML">&lt;content&gt;</text:span></text:p>
      <text:p text:style-name="P84"><text:span text:style-name="Macchina_20_da_20_scrivere_20_HTML"><text:span text:style-name="T15"><text:s text:c="24"/></text:span></text:span><text:span text:style-name="Macchina_20_da_20_scrivere_20_HTML">&lt;p&gt; Blah blah&lt;/p&gt;</text:span></text:p>
      <text:p text:style-name="P84"><text:span text:style-name="Macchina_20_da_20_scrivere_20_HTML"><text:span text:style-name="T15"><text:s text:c="20"/></text:span></text:span><text:span text:style-name="Macchina_20_da_20_scrivere_20_HTML">&lt;/content&gt;</text:span></text:p>
      <text:p text:style-name="P84"><text:span text:style-name="Macchina_20_da_20_scrivere_20_HTML"><text:span text:style-name="T15"><text:s text:c="16"/></text:span></text:span><text:span text:style-name="Macchina_20_da_20_scrivere_20_HTML">&lt;/clause&gt;</text:span></text:p>
      <text:p text:style-name="P84"><text:span text:style-name="Macchina_20_da_20_scrivere_20_HTML"><text:span text:style-name="T15"><text:s text:c="12"/></text:span></text:span><text:span text:style-name="Macchina_20_da_20_scrivere_20_HTML">&lt;/section&gt;</text:span></text:p>
      <text:p text:style-name="P84"><text:span text:style-name="Macchina_20_da_20_scrivere_20_HTML"><text:span text:style-name="T15"><text:s text:c="8"/></text:span></text:span><text:span text:style-name="Macchina_20_da_20_scrivere_20_HTML">&lt;/body&gt;</text:span></text:p>
      <text:p text:style-name="P5"><text:span text:style-name="Macchina_20_da_20_scrivere_20_HTML"><text:span text:style-name="T7"><text:s text:c="8"/></text:span></text:span><text:span text:style-name="Macchina_20_da_20_scrivere_20_HTML"><text:span text:style-name="T6">&lt;outOfLines&gt;</text:span></text:span></text:p>
      <text:p text:style-name="P5"><text:span text:style-name="Macchina_20_da_20_scrivere_20_HTML"><text:span text:style-name="T7"><text:s text:c="12"/></text:span></text:span><text:span text:style-name="Macchina_20_da_20_scrivere_20_HTML"><text:span text:style-name="T6">&lt;outOfLine id="out01" type="sideNote" href="#sect54.a-cla1"&gt;</text:span></text:span></text:p>
      <text:p text:style-name="P5"><text:span text:style-name="Macchina_20_da_20_scrivere_20_HTML"><text:span text:style-name="T7"><text:s text:c="16"/></text:span></text:span><text:span text:style-name="Macchina_20_da_20_scrivere_20_HTML"><text:span text:style-name="T6">&lt;p&gt;Cap 75.&lt;/p&gt;</text:span></text:span></text:p>
      <text:p text:style-name="P5"><text:span text:style-name="Macchina_20_da_20_scrivere_20_HTML"><text:span text:style-name="T7"><text:s text:c="12"/></text:span></text:span><text:span text:style-name="Macchina_20_da_20_scrivere_20_HTML"><text:span text:style-name="T6">&lt;/outOfLine&gt;</text:span></text:span></text:p>
      <text:p text:style-name="P5"><text:span text:style-name="Macchina_20_da_20_scrivere_20_HTML"><text:span text:style-name="T7"><text:s text:c="8"/></text:span></text:span><text:span text:style-name="Macchina_20_da_20_scrivere_20_HTML"><text:span text:style-name="T6">&lt;/outOfLines&gt;</text:span></text:span></text:p>
      <text:p text:style-name="P5"><text:span text:style-name="Macchina_20_da_20_scrivere_20_HTML"><text:span text:style-name="T8"><text:s text:c="4"/></text:span></text:span><text:span text:style-name="Macchina_20_da_20_scrivere_20_HTML"><text:span text:style-name="T5">&lt;/act&gt;</text:span></text:span></text:p>
      <text:p text:style-name="P5"><text:span text:style-name="Macchina_20_da_20_scrivere_20_HTML"><text:span text:style-name="T5">&lt;/akomaNtoso&gt;</text:span></text:span></text:p>
      <text:p text:style-name="Standard">Please note three issues: </text:p>
      <text:list xml:id="list1690202896" text:continue-numbering="true" text:style-name="WW8Num34">
        <text:list-item>
          <text:p text:style-name="P40">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40">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40">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ext:soft-page-break/>This modification is <text:span text:style-name="T3">NOT backward-compatible. Elements have been removed and a whole new section created in all types of documents.</text:span></text:p>
      <text:h text:style-name="Heading_20_3" text:outline-level="3">Content model reorganization for speeches</text:h>
      <text:p text:style-name="P58">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3">IS backward-compatible. Content models have been expanded.</text:span></text:p>
      <text:h text:style-name="Heading_20_3" text:outline-level="3">New inline elements</text:h>
      <text:p text:style-name="Standard">A number of new inline elements have been added to this release: </text:p>
      <text:list xml:id="list1656523074" text:style-name="WW8Num46">
        <text:list-item>
          <text:p text:style-name="P45">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5">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5">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5">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5">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3">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3">NOT backward-compatible. Elements have been removed.</text:span></text:p>
      <text:h text:style-name="Heading_20_3" text:outline-level="3"><text:soft-page-break/>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3">NOT backward-compatible. Element names have been changed.</text:span></text:p>
      <text:h text:style-name="Heading_20_3" text:outline-level="3">Bug fixes</text:h>
      <text:list xml:id="list1148003340" text:style-name="WW8Num20">
        <text:list-item>
          <text:p text:style-name="P46">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3">NOT backward-compatible. Attributes have been made required.</text:span></text:p>
        </text:list-item>
        <text:list-item>
          <text:p text:style-name="P46">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3">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1">Content differences:</text:p>
      <text:list xml:id="list1415932961" text:continue-list="list1938978532" text:style-name="WW8Num14">
        <text:list-item>
          <text:p text:style-name="P35">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5">All Top Level Classes have now a proposed syntax for IDs (that was up to this day only mentioned as TBD). </text:p>
        </text:list-item>
        <text:list-item>
          <text:p text:style-name="P35">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5">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5">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5">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9"><text:soft-page-break/>Case differences (specific to the camelCase release):</text:p>
      <text:list xml:id="list1432382136" text:continue-numbering="true" text:style-name="WW8Num14">
        <text:list-item>
          <text:p text:style-name="P35">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930051916" text:style-name="WW8Num27">
        <text:list-item>
          <text:p text:style-name="P47">A name that is composed of a simple term is all in lowercase (e.g., <text:span text:style-name="Macchina_20_da_20_scrivere_20_HTML">section, act, publication</text:span>).</text:p>
        </text:list-item>
        <text:list-item>
          <text:p text:style-name="P47">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7">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260461187" text:continue-list="list1432382136" text:style-name="WW8Num14">
        <text:list-item>
          <text:p text:style-name="P35">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5">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8">Most of the modifications accept and organize the proposal from Monica Palmirani in a document called “Common Open Standard for Judgments”. </text:p>
      <text:p text:style-name="Standard">Modifications unrelated to the judgment we find: </text:p>
      <text:list xml:id="list132569053" text:continue-numbering="true" text:style-name="WW8Num14">
        <text:list-item>
          <text:p text:style-name="P35">A new element for debate documents called <text:span text:style-name="Macchina_20_da_20_scrivere_20_HTML">DeclarationofVote</text:span></text:p>
        </text:list-item>
        <text:list-item>
          <text:p text:style-name="P35">A new element <text:span text:style-name="Macchina_20_da_20_scrivere_20_HTML">this</text:span> is added in all FRBR levels to report the URI of the specific component where the metadata block is found</text:p>
        </text:list-item>
        <text:list-item>
          <text:p text:style-name="P35">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9">Modifications related to the judgment as specified in Palmirani’s document are: </text:p>
      <text:list xml:id="list736113035" text:style-name="WW8Num23">
        <text:list-item>
          <text:p text:style-name="P48">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8">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8"><text:soft-page-break/>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8">An additional metadata element, <text:span text:style-name="Macchina_20_da_20_scrivere_20_HTML">workflow</text:span>, and its repeatable child <text:span text:style-name="Macchina_20_da_20_scrivere_20_HTML">action</text:span> have been added. </text:p>
        </text:list-item>
      </text:list>
      <text:p text:style-name="P110">Some modifications diverge from Palmirani’s proposal, as follows:</text:p>
      <text:list xml:id="list2051662580" text:style-name="WW8Num50">
        <text:list-item>
          <text:p text:style-name="P49">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9">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9">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10">Open issues are as follows: </text:p>
      <text:list xml:id="list53288540" text:style-name="WW8Num54">
        <text:list-item>
          <text:p text:style-name="P50">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35">http://en.wikipedia.org/wiki/Judgment_%28law%29</text:span></text:span></text:a><text:span text:style-name="T35">: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50">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426755279" text:style-name="WW8Num19">
        <text:list-item>
          <text:p text:style-name="P51">Element <text:span text:style-name="Macchina_20_da_20_scrivere_20_HTML">clauses</text:span> has been renamed into <text:span text:style-name="Macchina_20_da_20_scrivere_20_HTML">body</text:span>. NOT BACKWARD COMPATIBLE</text:p>
        </text:list-item>
        <text:list-item>
          <text:p text:style-name="P51">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11">The list of hierarchical elements is enriched with the addition of elements <text:span text:style-name="Macchina_20_da_20_scrivere_20_HTML">title, book, tome, subsection, subpart, subparagraph, subchapter, subtitle, </text:span><text:soft-page-break/>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51">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51">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51">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51">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51">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51">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51">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51">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51">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51">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51">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text:soft-page-break/>into<text:span text:style-name="Macchina_20_da_20_scrivere_20_HTML"> TLCPerson, TLCOrganization, TLCRole</text:span>, and<text:span text:style-name="Macchina_20_da_20_scrivere_20_HTML"> TLCReference</text:span>. NOT BACKWARD COMPATIBLE</text:p>
        </text:list-item>
        <text:list-item>
          <text:p text:style-name="P51">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51">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51">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4">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ext:soft-page-break/>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3">Please note: </text:span>an intermediate, non official release dated 30/11/2006 already contains some of these modifications). </text:p>
      <text:list xml:id="list2153499444" text:style-name="WW8Num13">
        <text:list-item>
          <text:p text:style-name="P52">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52">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52">Element <text:span text:style-name="Macchina_20_da_20_scrivere_20_HTML">ActDate</text:span> now has a <text:span text:style-name="Macchina_20_da_20_scrivere_20_HTML">date</text:span> attribute for normalized dates. </text:p>
        </text:list-item>
        <text:list-item>
          <text:p text:style-name="P52">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251059731" text:continue-numbering="true" text:style-name="WW8Num13">
        <text:list-item>
          <text:p text:style-name="P52">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52"><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52"><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52"><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52">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52">A new textual modification has been added, <text:span text:style-name="Macchina_20_da_20_scrivere_20_HTML">Renumbering</text:span>. </text:p>
        </text:list-item>
        <text:list-item>
          <text:p text:style-name="P52">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52">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357852345" text:style-name="WW8Num38">
        <text:list-item>
          <text:p text:style-name="P53">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53">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53">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53">The attribute <text:span text:style-name="Macchina_20_da_20_scrivere_20_HTML">numbering</text:span> has been removed because of doubts of its real <text:soft-page-break/>usefulness. Can be reinstated if found needed. </text:p>
        </text:list-item>
        <text:list-item>
          <text:p text:style-name="P53">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53">The content model of all metadata elements has been simplified removing the attributes for style and enactment that made little sense for them. </text:p>
        </text:list-item>
        <text:list-item>
          <text:p text:style-name="P53">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4">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53">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53">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53">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53">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53"><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53"><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693110541" text:style-name="WW8Num26">
        <text:list-item>
          <text:p text:style-name="P54">The <text:span text:style-name="Macchina_20_da_20_scrivere_20_HTML">mod</text:span> element has been included in the list of inline elements and now can actually be used.</text:p>
        </text:list-item>
        <text:list-item>
          <text:p text:style-name="P54">The container elements have been added to the content model of the <text:span text:style-name="Macchina_20_da_20_scrivere_20_HTML">maincontent</text:span> <text:soft-page-break/>element and now can be used even outside of <text:span text:style-name="Macchina_20_da_20_scrivere_20_HTML">quotedStructure</text:span>. </text:p>
        </text:list-item>
        <text:list-item>
          <text:p text:style-name="P54">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825486370" text:style-name="WW8Num33">
        <text:list-item>
          <text:p text:style-name="P55">The content model of the debate now has also answers and others and comments. </text:p>
        </text:list-item>
        <text:list-item>
          <text:p text:style-name="P55">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5">Ids in speeches, questions, answers, and others is now optional instead of required. </text:p>
        </text:list-item>
        <text:list-item>
          <text:p text:style-name="P55">The <text:span text:style-name="T36">li</text:span> element now allows also paragraphs (<text:span text:style-name="T36">p</text:span> elements)</text:p>
        </text:list-item>
        <text:list-item>
          <text:p text:style-name="P55">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5">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5">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1768473035" text:style-name="WW8Num31">
        <text:list-item>
          <text:p text:style-name="P56">All references to PAPI have been removed and substituted with Akoma Ntoso, both in the schema documents and the documentation (in the following forms: <text:span text:style-name="code">akomantoso</text:span>, AKOMA NTOSO, and AN). </text:p>
        </text:list-item>
        <text:list-item>
          <text:p text:style-name="P56">After registering the proper domain name, the namespace for Akoma Ntoso documents is now <text:span text:style-name="code">http://www.akomantoso.org/1.0</text:span>. </text:p>
        </text:list-item>
        <text:list-item>
          <text:p text:style-name="P56">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041939314" text:style-name="WW8Num39">
        <text:list-item>
          <text:p text:style-name="P57">PAPI is now <text:span text:style-name="T3">really </text:span>specified as version 1.0 instead of 2.0. Correspondingly, the namespace for this document class is now <text:span text:style-name="T3">really </text:span>defined as <text:span text:style-name="code">http://www.parliaments.info/PAPI/1.0</text:span>.</text:p>
        </text:list-item>
        <text:list-item>
          <text:p text:style-name="P57">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7">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oft-page-break/><text:span text:style-name="code">&lt;doc&gt;</text:span> elements.</text:p>
        </text:list-item>
        <text:list-item>
          <text:p text:style-name="P57">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7">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7">A new element <text:span text:style-name="code">&lt;subtitle&gt;</text:span> has been added for hierarchical structures that contain subtitles in addition to number and title. </text:p>
        </text:list-item>
        <text:list-item>
          <text:p text:style-name="P57">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7">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7">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522170986" text:continue-numbering="true" text:style-name="WW8Num39">
        <text:list-item>
          <text:p text:style-name="P57">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7">Two new document classes have been added, <text:span text:style-name="code">&lt;report&gt;</text:span> and <text:span text:style-name="code">&lt;minutes&gt;,</text:span> to handle, respectively, <text:span text:style-name="T4">Official Reports</text:span> (or <text:span text:style-name="T4">Hansards</text:span>) and <text:span text:style-name="T4">Official Minutes</text:span> (or <text:span text:style-name="T4">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7">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7">A new marker element has been added, <text:span text:style-name="code">recordedTime</text:span>, to handle the specification, anywhere in the text, of the moment in which the remark, agenda item or question was proposed. </text:p>
        </text:list-item>
        <text:list-item>
          <text:p text:style-name="P57">A new section of meta elements has been added, <text:span text:style-name="code">persons</text:span>, to list all the people whose remarks have been recorded in the minutes or reports. </text:p>
        </text:list-item>
        <text:list-item>
          <text:p text:style-name="P57">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fo:language="en" fo:country="US" style:font-name-complex="Symbol"/>
    </style:style>
    <style:style style:name="WW8Num17z1" style:family="text">
      <style:text-properties style:font-name="Courier New" fo:language="en" fo:country="US" style:font-name-complex="Courier New"/>
    </style:style>
    <style:style style:name="WW8Num17z2" style:family="text">
      <style:text-properties style:font-name="Wingdings" fo:language="en" fo:country="U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fo:language="en" fo:country="U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3" style:family="text">
      <style:text-properties style:font-name="Symbol" style:font-name-complex="Symbol"/>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27z4" style:family="text">
      <style:text-properties style:font-name="Courier New" style:font-name-complex="Courier New"/>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9z0" style:family="text">
      <style:text-properties style:font-name="Symbol" fo:font-size="10pt" style:font-size-asian="10pt" style:font-name-complex="Symbol"/>
    </style:style>
    <style:style style:name="WW8Num29z2" style:family="text">
      <style:text-properties style:font-name="Wingdings" fo:font-size="10pt" style:font-size-asian="10pt"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Wingdings" style:font-name-complex="Wingdings"/>
    </style:style>
    <style:style style:name="WW8Num31z1" style:family="text">
      <style:text-properties style:font-name="Courier New" style:font-name-complex="Courier New"/>
    </style:style>
    <style:style style:name="WW8Num31z3" style:family="text">
      <style:text-properties style:font-name="Symbol" style:font-name-complex="Symbol"/>
    </style:style>
    <style:style style:name="WW8Num32z0" style:family="text">
      <style:text-properties style:font-name="Wingdings" style:font-name-complex="Wingdings"/>
    </style:style>
    <style:style style:name="WW8Num32z1" style:family="text">
      <style:text-properties style:font-name="Symbol" style:font-name-asian="Times" style:font-name-complex="Times New Roman"/>
    </style:style>
    <style:style style:name="WW8Num32z3" style:family="text">
      <style:text-properties style:font-name="Symbol" style:font-name-complex="Symbol"/>
    </style:style>
    <style:style style:name="WW8Num32z4" style:family="text">
      <style:text-properties style:font-name="Courier New" style:font-name-complex="Courier New"/>
    </style:style>
    <style:style style:name="WW8Num33z0" style:family="text">
      <style:text-properties style:font-name="Wingdings" style:font-name-complex="Wingdings"/>
    </style:style>
    <style:style style:name="WW8Num33z1" style:family="text">
      <style:text-properties style:font-name="Courier New" style:font-name-complex="Courier New"/>
    </style:style>
    <style:style style:name="WW8Num33z3" style:family="text">
      <style:text-properties style:font-name="Symbol" style:font-name-complex="Symbol"/>
    </style:style>
    <style:style style:name="WW8Num34z0" style:family="text">
      <style:text-properties style:font-name="Wingdings" style:font-name-complex="Wingdings"/>
    </style:style>
    <style:style style:name="WW8Num34z1" style:family="text">
      <style:text-properties style:font-name="Courier New" style:font-name-complex="Courier New"/>
    </style:style>
    <style:style style:name="WW8Num34z3" style:family="text">
      <style:text-properties style:font-name="Symbol" style:font-name-complex="Symbol"/>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5z0" style:family="text">
      <style:text-properties style:font-name="Wingdings" style:font-name-complex="Wingdings"/>
    </style:style>
    <style:style style:name="WW8Num45z1" style:family="text">
      <style:text-properties style:font-name="Courier New" style:font-name-complex="Courier New"/>
    </style:style>
    <style:style style:name="WW8Num45z3" style:family="text">
      <style:text-properties style:font-name="Symbol" style:font-name-complex="Symbol"/>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8z0" style:family="text">
      <style:text-properties style:font-name="Wingdings" style:font-name-complex="Wingdings"/>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49z0" style:family="text">
      <style:text-properties style:font-name="Wingdings" style:font-name-complex="Wingdings"/>
    </style:style>
    <style:style style:name="WW8Num49z1" style:family="text">
      <style:text-properties style:font-name="Courier New" style:font-name-complex="Courier New"/>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5z0" style:family="text">
      <style:text-properties style:font-name="Wingdings" style:font-name-complex="Wingdings"/>
    </style:style>
    <style:style style:name="WW8Num55z1" style:family="text">
      <style:text-properties style:font-name="Courier New" style:font-name-complex="Courier New"/>
    </style:style>
    <style:style style:name="WW8Num55z3" style:family="text">
      <style:text-properties style:font-name="Symbol" style:font-name-complex="Symbol"/>
    </style:style>
    <style:style style:name="WW8Num56z0" style:family="text">
      <style:text-properties style:font-name="Symbol" style:font-name-complex="Symbol"/>
    </style:style>
    <style:style style:name="WW8Num56z1" style:family="text">
      <style:text-properties style:font-name="Courier New" style:font-name-complex="Courier New"/>
    </style:style>
    <style:style style:name="WW8Num56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7z0" style:family="text">
      <style:text-properties style:font-name="Wingdings" fo:language="en" fo:country="US" style:font-name-complex="Wingding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3" style:family="text">
      <style:text-properties style:font-name="Symbol" fo:language="en" fo:country="US" style:font-name-complex="Symbol"/>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size="12pt" fo:language="en" fo:country="US" fo:font-style="italic" style:font-size-asian="12pt" style:font-style-asian="italic" style:font-name-complex="Times New Roman"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fo:text-indent="-0.4028in" fo:margin-left="1.1528in"/>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2" style:next-style-name="Convert_20_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6:15:00</meta:creation-date>
    <dc:creator>Fabio Vitali</dc:creator>
    <dc:date>2014-04-02T20:09:00</dc:date>
    <meta:editing-cycles>174</meta:editing-cycles>
    <meta:editing-duration>P4DT23H13M</meta:editing-duration>
    <meta:document-statistic meta:table-count="2" meta:image-count="0" meta:object-count="0" meta:page-count="69" meta:paragraph-count="1379" meta:word-count="31257" meta:character-count="200351" meta:non-whitespace-character-count="169606"/>
    <meta:generator>LibreOffice/3.5$Linux_X86_64 LibreOffice_project/350m1$Build-2</meta:generator>
    <meta:user-defined meta:name="Info 1"/>
    <meta:user-defined meta:name="Info 2"/>
    <meta:user-defined meta:name="Info 3"/>
    <meta:user-defined meta:name="Info 4"/>
  </office:meta>
</office:document-meta>
</file>